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0.39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6.15pt"/>
    </style:style>
    <style:style style:name="co5" style:family="table-column">
      <style:table-column-properties fo:break-before="auto" style:column-width="49.15pt"/>
    </style:style>
    <style:style style:name="co6" style:family="table-column">
      <style:table-column-properties fo:break-before="auto" style:column-width="27.16pt"/>
    </style:style>
    <style:style style:name="co7" style:family="table-column">
      <style:table-column-properties fo:break-before="auto" style:column-width="67.41pt"/>
    </style:style>
    <style:style style:name="co8" style:family="table-column">
      <style:table-column-properties fo:break-before="auto" style:column-width="59.44pt"/>
    </style:style>
    <style:style style:name="co9" style:family="table-column">
      <style:table-column-properties fo:break-before="auto" style:column-width="44.96pt"/>
    </style:style>
    <style:style style:name="co10" style:family="table-column">
      <style:table-column-properties fo:break-before="auto" style:column-width="65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hi2 Frame 0 Fit" table:style-name="ta1">
        <table:shapes>
          <draw:frame draw:z-index="0" draw:style-name="gr1" draw:text-style-name="P1" svg:width="484.55pt" svg:height="441.84pt" svg:x="341.86pt" svg:y="2.83pt">
            <loext:p draw:notify-on-update-of-ranges="'Chi2 Frame 0 Fit'.A1:'Chi2 Frame 0 Fit'.A1 'Chi2 Frame 0 Fit'.A2:'Chi2 Frame 0 Fit'.A101 'Chi2 Frame 0 Fit'.B1:'Chi2 Frame 0 Fit'.B1 'Chi2 Frame 0 Fit'.B2:'Chi2 Frame 0 Fit'.B101 'Chi2 Frame 0 Fit'.A1:'Chi2 Frame 0 Fit'.A1 'Chi2 Frame 0 Fit'.A2:'Chi2 Frame 0 Fit'.A101 'Chi2 Frame 0 Fit'.C1:'Chi2 Frame 0 Fit'.C1 'Chi2 Frame 0 Fit'.C2:'Chi2 Frame 0 Fit'.C101 'Chi2 Frame 0 Fit'.A1:'Chi2 Frame 0 Fit'.A1 'Chi2 Frame 0 Fit'.A2:'Chi2 Frame 0 Fit'.A101 'Chi2 Frame 0 Fit'.F1:'Chi2 Frame 0 Fit'.F1 'Chi2 Frame 0 Fit'.F2:'Chi2 Frame 0 Fit'.F10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dop 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Cuda 1</text:p>
          </table:table-cell>
          <table:table-cell office:value-type="string" calcext:value-type="string">
            <text:p>Cuda 2</text:p>
          </table:table-cell>
          <table:table-cell office:value-type="string" calcext:value-type="string">
            <text:p>Cuda 3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2]-['Chi2 Frame 0 Fit'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3]-['Chi2 Frame 0 Fit'.B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4]-['Chi2 Frame 0 Fit'.B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5]-['Chi2 Frame 0 Fit'.B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6]-['Chi2 Frame 0 Fit'.B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7]-['Chi2 Frame 0 Fit'.B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8]-['Chi2 Frame 0 Fit'.B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9]-['Chi2 Frame 0 Fit'.B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10]-['Chi2 Frame 0 Fit'.B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11]-['Chi2 Frame 0 Fit'.B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12]-['Chi2 Frame 0 Fit'.B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13]-['Chi2 Frame 0 Fit'.B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14]-['Chi2 Frame 0 Fit'.B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15]-['Chi2 Frame 0 Fit'.B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16]-['Chi2 Frame 0 Fit'.B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17]-['Chi2 Frame 0 Fit'.B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18]-['Chi2 Frame 0 Fit'.B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19]-['Chi2 Frame 0 Fit'.B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20]-['Chi2 Frame 0 Fit'.B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21]-['Chi2 Frame 0 Fit'.B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22]-['Chi2 Frame 0 Fit'.B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23]-['Chi2 Frame 0 Fit'.B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24]-['Chi2 Frame 0 Fit'.B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25]-['Chi2 Frame 0 Fit'.B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26]-['Chi2 Frame 0 Fit'.B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27]-['Chi2 Frame 0 Fit'.B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28]-['Chi2 Frame 0 Fit'.B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29]-['Chi2 Frame 0 Fit'.B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30]-['Chi2 Frame 0 Fit'.B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31]-['Chi2 Frame 0 Fit'.B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32]-['Chi2 Frame 0 Fit'.B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33]-['Chi2 Frame 0 Fit'.B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34]-['Chi2 Frame 0 Fit'.B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582598" calcext:value-type="float">
            <text:p>0.00582598</text:p>
          </table:table-cell>
          <table:table-cell table:number-columns-repeated="3" office:value-type="float" office:value="0.00548326" calcext:value-type="float">
            <text:p>0.00548326</text:p>
          </table:table-cell>
          <table:table-cell table:formula="of:=['Chi2 Frame 0 Fit'.C35]-['Chi2 Frame 0 Fit'.B35]" office:value-type="float" office:value="-0.000342719999999999" calcext:value-type="float">
            <text:p>-0.000342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52866" calcext:value-type="float">
            <text:p>0.152866</text:p>
          </table:table-cell>
          <table:table-cell table:number-columns-repeated="3" office:value-type="float" office:value="0.143873" calcext:value-type="float">
            <text:p>0.143873</text:p>
          </table:table-cell>
          <table:table-cell table:formula="of:=['Chi2 Frame 0 Fit'.C36]-['Chi2 Frame 0 Fit'.B36]" office:value-type="float" office:value="-0.008993" calcext:value-type="float">
            <text:p>-0.00899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53344" calcext:value-type="float">
            <text:p>0.753344</text:p>
          </table:table-cell>
          <table:table-cell table:number-columns-repeated="3" office:value-type="float" office:value="0.709028" calcext:value-type="float">
            <text:p>0.709028</text:p>
          </table:table-cell>
          <table:table-cell table:formula="of:=['Chi2 Frame 0 Fit'.C37]-['Chi2 Frame 0 Fit'.B37]" office:value-type="float" office:value="-0.044316" calcext:value-type="float">
            <text:p>-0.0443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.64282" calcext:value-type="float">
            <text:p>8.64282</text:p>
          </table:table-cell>
          <table:table-cell table:number-columns-repeated="3" office:value-type="float" office:value="8.13441" calcext:value-type="float">
            <text:p>8.13441</text:p>
          </table:table-cell>
          <table:table-cell table:formula="of:=['Chi2 Frame 0 Fit'.C38]-['Chi2 Frame 0 Fit'.B38]" office:value-type="float" office:value="-0.50841" calcext:value-type="float">
            <text:p>-0.5084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.2" calcext:value-type="float">
            <text:p>25.2</text:p>
          </table:table-cell>
          <table:table-cell table:number-columns-repeated="3" office:value-type="float" office:value="23.7176" calcext:value-type="float">
            <text:p>23.7176</text:p>
          </table:table-cell>
          <table:table-cell table:formula="of:=['Chi2 Frame 0 Fit'.C39]-['Chi2 Frame 0 Fit'.B39]" office:value-type="float" office:value="-1.4824" calcext:value-type="float">
            <text:p>-1.48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.8222" calcext:value-type="float">
            <text:p>40.8222</text:p>
          </table:table-cell>
          <table:table-cell table:number-columns-repeated="3" office:value-type="float" office:value="38.4208" calcext:value-type="float">
            <text:p>38.4208</text:p>
          </table:table-cell>
          <table:table-cell table:formula="of:=['Chi2 Frame 0 Fit'.C40]-['Chi2 Frame 0 Fit'.B40]" office:value-type="float" office:value="-2.4014" calcext:value-type="float">
            <text:p>-2.40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5.3444" calcext:value-type="float">
            <text:p>55.3444</text:p>
          </table:table-cell>
          <table:table-cell table:number-columns-repeated="3" office:value-type="float" office:value="52.0888" calcext:value-type="float">
            <text:p>52.0888</text:p>
          </table:table-cell>
          <table:table-cell table:formula="of:=['Chi2 Frame 0 Fit'.C41]-['Chi2 Frame 0 Fit'.B41]" office:value-type="float" office:value="-3.2556" calcext:value-type="float">
            <text:p>-3.25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8.6132" calcext:value-type="float">
            <text:p>68.6132</text:p>
          </table:table-cell>
          <table:table-cell table:number-columns-repeated="3" office:value-type="float" office:value="64.577" calcext:value-type="float">
            <text:p>64.577</text:p>
          </table:table-cell>
          <table:table-cell table:formula="of:=['Chi2 Frame 0 Fit'.C42]-['Chi2 Frame 0 Fit'.B42]" office:value-type="float" office:value="-4.03620000000001" calcext:value-type="float">
            <text:p>-4.036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.4514" calcext:value-type="float">
            <text:p>80.4514</text:p>
          </table:table-cell>
          <table:table-cell table:number-columns-repeated="3" office:value-type="float" office:value="75.7188" calcext:value-type="float">
            <text:p>75.7188</text:p>
          </table:table-cell>
          <table:table-cell table:formula="of:=['Chi2 Frame 0 Fit'.C43]-['Chi2 Frame 0 Fit'.B43]" office:value-type="float" office:value="-4.73260000000001" calcext:value-type="float">
            <text:p>-4.73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0.9466" calcext:value-type="float">
            <text:p>90.9466</text:p>
          </table:table-cell>
          <table:table-cell table:number-columns-repeated="3" office:value-type="float" office:value="85.5966" calcext:value-type="float">
            <text:p>85.5966</text:p>
          </table:table-cell>
          <table:table-cell table:formula="of:=['Chi2 Frame 0 Fit'.C44]-['Chi2 Frame 0 Fit'.B44]" office:value-type="float" office:value="-5.35000000000001" calcext:value-type="float">
            <text:p>-5.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.28" calcext:value-type="float">
            <text:p>100.28</text:p>
          </table:table-cell>
          <table:table-cell table:number-columns-repeated="3" office:value-type="float" office:value="94.3808" calcext:value-type="float">
            <text:p>94.3808</text:p>
          </table:table-cell>
          <table:table-cell table:formula="of:=['Chi2 Frame 0 Fit'.C45]-['Chi2 Frame 0 Fit'.B45]" office:value-type="float" office:value="-5.89920000000001" calcext:value-type="float">
            <text:p>-5.89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8.125" calcext:value-type="float">
            <text:p>108.125</text:p>
          </table:table-cell>
          <table:table-cell table:number-columns-repeated="3" office:value-type="float" office:value="101.764" calcext:value-type="float">
            <text:p>101.764</text:p>
          </table:table-cell>
          <table:table-cell table:formula="of:=['Chi2 Frame 0 Fit'.C46]-['Chi2 Frame 0 Fit'.B46]" office:value-type="float" office:value="-6.361" calcext:value-type="float">
            <text:p>-6.36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4.684" calcext:value-type="float">
            <text:p>114.684</text:p>
          </table:table-cell>
          <table:table-cell table:number-columns-repeated="3" office:value-type="float" office:value="107.937" calcext:value-type="float">
            <text:p>107.937</text:p>
          </table:table-cell>
          <table:table-cell table:formula="of:=['Chi2 Frame 0 Fit'.C47]-['Chi2 Frame 0 Fit'.B47]" office:value-type="float" office:value="-6.747" calcext:value-type="float">
            <text:p>-6.7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9.91" calcext:value-type="float">
            <text:p>119.91</text:p>
          </table:table-cell>
          <table:table-cell table:number-columns-repeated="3" office:value-type="float" office:value="112.856" calcext:value-type="float">
            <text:p>112.856</text:p>
          </table:table-cell>
          <table:table-cell table:formula="of:=['Chi2 Frame 0 Fit'.C48]-['Chi2 Frame 0 Fit'.B48]" office:value-type="float" office:value="-7.054" calcext:value-type="float">
            <text:p>-7.05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3.844" calcext:value-type="float">
            <text:p>123.844</text:p>
          </table:table-cell>
          <table:table-cell table:number-columns-repeated="3" office:value-type="float" office:value="116.559" calcext:value-type="float">
            <text:p>116.559</text:p>
          </table:table-cell>
          <table:table-cell table:formula="of:=['Chi2 Frame 0 Fit'.C49]-['Chi2 Frame 0 Fit'.B49]" office:value-type="float" office:value="-7.285" calcext:value-type="float">
            <text:p>-7.28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6.493" calcext:value-type="float">
            <text:p>126.493</text:p>
          </table:table-cell>
          <table:table-cell table:number-columns-repeated="3" office:value-type="float" office:value="119.052" calcext:value-type="float">
            <text:p>119.052</text:p>
          </table:table-cell>
          <table:table-cell table:formula="of:=['Chi2 Frame 0 Fit'.C50]-['Chi2 Frame 0 Fit'.B50]" office:value-type="float" office:value="-7.44099999999999" calcext:value-type="float">
            <text:p>-7.4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7.816" calcext:value-type="float">
            <text:p>127.816</text:p>
          </table:table-cell>
          <table:table-cell table:number-columns-repeated="3" office:value-type="float" office:value="120.297" calcext:value-type="float">
            <text:p>120.297</text:p>
          </table:table-cell>
          <table:table-cell table:formula="of:=['Chi2 Frame 0 Fit'.C51]-['Chi2 Frame 0 Fit'.B51]" office:value-type="float" office:value="-7.51900000000001" calcext:value-type="float">
            <text:p>-7.51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7.846" calcext:value-type="float">
            <text:p>127.846</text:p>
          </table:table-cell>
          <table:table-cell table:number-columns-repeated="3" office:value-type="float" office:value="120.326" calcext:value-type="float">
            <text:p>120.326</text:p>
          </table:table-cell>
          <table:table-cell table:formula="of:=['Chi2 Frame 0 Fit'.C52]-['Chi2 Frame 0 Fit'.B52]" office:value-type="float" office:value="-7.52000000000001" calcext:value-type="float">
            <text:p>-7.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6.484" calcext:value-type="float">
            <text:p>126.484</text:p>
          </table:table-cell>
          <table:table-cell table:number-columns-repeated="3" office:value-type="float" office:value="119.044" calcext:value-type="float">
            <text:p>119.044</text:p>
          </table:table-cell>
          <table:table-cell table:formula="of:=['Chi2 Frame 0 Fit'.C53]-['Chi2 Frame 0 Fit'.B53]" office:value-type="float" office:value="-7.44" calcext:value-type="float">
            <text:p>-7.4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3.653" calcext:value-type="float">
            <text:p>123.653</text:p>
          </table:table-cell>
          <table:table-cell table:number-columns-repeated="3" office:value-type="float" office:value="116.379" calcext:value-type="float">
            <text:p>116.379</text:p>
          </table:table-cell>
          <table:table-cell table:formula="of:=['Chi2 Frame 0 Fit'.C54]-['Chi2 Frame 0 Fit'.B54]" office:value-type="float" office:value="-7.274" calcext:value-type="float">
            <text:p>-7.27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9.659" calcext:value-type="float">
            <text:p>119.659</text:p>
          </table:table-cell>
          <table:table-cell table:number-columns-repeated="3" office:value-type="float" office:value="112.62" calcext:value-type="float">
            <text:p>112.62</text:p>
          </table:table-cell>
          <table:table-cell table:formula="of:=['Chi2 Frame 0 Fit'.C55]-['Chi2 Frame 0 Fit'.B55]" office:value-type="float" office:value="-7.039" calcext:value-type="float">
            <text:p>-7.0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4.379" calcext:value-type="float">
            <text:p>114.379</text:p>
          </table:table-cell>
          <table:table-cell table:number-columns-repeated="3" office:value-type="float" office:value="107.651" calcext:value-type="float">
            <text:p>107.651</text:p>
          </table:table-cell>
          <table:table-cell table:formula="of:=['Chi2 Frame 0 Fit'.C56]-['Chi2 Frame 0 Fit'.B56]" office:value-type="float" office:value="-6.72800000000001" calcext:value-type="float">
            <text:p>-6.72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7.815" calcext:value-type="float">
            <text:p>107.815</text:p>
          </table:table-cell>
          <table:table-cell table:number-columns-repeated="3" office:value-type="float" office:value="101.472" calcext:value-type="float">
            <text:p>101.472</text:p>
          </table:table-cell>
          <table:table-cell table:formula="of:=['Chi2 Frame 0 Fit'.C57]-['Chi2 Frame 0 Fit'.B57]" office:value-type="float" office:value="-6.343" calcext:value-type="float">
            <text:p>-6.34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9.9293" calcext:value-type="float">
            <text:p>99.9293</text:p>
          </table:table-cell>
          <table:table-cell table:number-columns-repeated="2" office:value-type="float" office:value="94.051" calcext:value-type="float">
            <text:p>94.051</text:p>
          </table:table-cell>
          <table:table-cell office:value-type="float" office:value="94.0509" calcext:value-type="float">
            <text:p>94.0509</text:p>
          </table:table-cell>
          <table:table-cell table:formula="of:=['Chi2 Frame 0 Fit'.C58]-['Chi2 Frame 0 Fit'.B58]" office:value-type="float" office:value="-5.8783" calcext:value-type="float">
            <text:p>-5.878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0.6669" calcext:value-type="float">
            <text:p>90.6669</text:p>
          </table:table-cell>
          <table:table-cell table:number-columns-repeated="3" office:value-type="float" office:value="85.3333" calcext:value-type="float">
            <text:p>85.3333</text:p>
          </table:table-cell>
          <table:table-cell table:formula="of:=['Chi2 Frame 0 Fit'.C59]-['Chi2 Frame 0 Fit'.B59]" office:value-type="float" office:value="-5.3336" calcext:value-type="float">
            <text:p>-5.333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0.1187" calcext:value-type="float">
            <text:p>80.1187</text:p>
          </table:table-cell>
          <table:table-cell office:value-type="float" office:value="75.4056" calcext:value-type="float">
            <text:p>75.4056</text:p>
          </table:table-cell>
          <table:table-cell table:number-columns-repeated="2" office:value-type="float" office:value="75.4057" calcext:value-type="float">
            <text:p>75.4057</text:p>
          </table:table-cell>
          <table:table-cell table:formula="of:=['Chi2 Frame 0 Fit'.C60]-['Chi2 Frame 0 Fit'.B60]" office:value-type="float" office:value="-4.7131" calcext:value-type="float">
            <text:p>-4.71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8.2584" calcext:value-type="float">
            <text:p>68.2584</text:p>
          </table:table-cell>
          <table:table-cell office:value-type="float" office:value="64.2431" calcext:value-type="float">
            <text:p>64.2431</text:p>
          </table:table-cell>
          <table:table-cell office:value-type="float" office:value="64.243" calcext:value-type="float">
            <text:p>64.243</text:p>
          </table:table-cell>
          <table:table-cell office:value-type="float" office:value="64.2431" calcext:value-type="float">
            <text:p>64.2431</text:p>
          </table:table-cell>
          <table:table-cell table:formula="of:=['Chi2 Frame 0 Fit'.C61]-['Chi2 Frame 0 Fit'.B61]" office:value-type="float" office:value="-4.0153" calcext:value-type="float">
            <text:p>-4.015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5.0803" calcext:value-type="float">
            <text:p>55.0803</text:p>
          </table:table-cell>
          <table:table-cell table:number-columns-repeated="3" office:value-type="float" office:value="51.8402" calcext:value-type="float">
            <text:p>51.8402</text:p>
          </table:table-cell>
          <table:table-cell table:formula="of:=['Chi2 Frame 0 Fit'.C62]-['Chi2 Frame 0 Fit'.B62]" office:value-type="float" office:value="-3.2401" calcext:value-type="float">
            <text:p>-3.24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0.6274" calcext:value-type="float">
            <text:p>40.6274</text:p>
          </table:table-cell>
          <table:table-cell table:number-columns-repeated="3" office:value-type="float" office:value="38.2374" calcext:value-type="float">
            <text:p>38.2374</text:p>
          </table:table-cell>
          <table:table-cell table:formula="of:=['Chi2 Frame 0 Fit'.C63]-['Chi2 Frame 0 Fit'.B63]" office:value-type="float" office:value="-2.39" calcext:value-type="float">
            <text:p>-2.3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.0698" calcext:value-type="float">
            <text:p>25.0698</text:p>
          </table:table-cell>
          <table:table-cell table:number-columns-repeated="3" office:value-type="float" office:value="23.595" calcext:value-type="float">
            <text:p>23.595</text:p>
          </table:table-cell>
          <table:table-cell table:formula="of:=['Chi2 Frame 0 Fit'.C64]-['Chi2 Frame 0 Fit'.B64]" office:value-type="float" office:value="-1.4748" calcext:value-type="float">
            <text:p>-1.47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.62595" calcext:value-type="float">
            <text:p>8.62595</text:p>
          </table:table-cell>
          <table:table-cell table:number-columns-repeated="3" office:value-type="float" office:value="8.11852" calcext:value-type="float">
            <text:p>8.11852</text:p>
          </table:table-cell>
          <table:table-cell table:formula="of:=['Chi2 Frame 0 Fit'.C65]-['Chi2 Frame 0 Fit'.B65]" office:value-type="float" office:value="-0.507429999999999" calcext:value-type="float">
            <text:p>-0.5074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753331" calcext:value-type="float">
            <text:p>0.753331</text:p>
          </table:table-cell>
          <table:table-cell table:number-columns-repeated="3" office:value-type="float" office:value="0.709016" calcext:value-type="float">
            <text:p>0.709016</text:p>
          </table:table-cell>
          <table:table-cell table:formula="of:=['Chi2 Frame 0 Fit'.C66]-['Chi2 Frame 0 Fit'.B66]" office:value-type="float" office:value="-0.044315" calcext:value-type="float">
            <text:p>-0.04431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52875" calcext:value-type="float">
            <text:p>0.152875</text:p>
          </table:table-cell>
          <table:table-cell table:number-columns-repeated="3" office:value-type="float" office:value="0.143882" calcext:value-type="float">
            <text:p>0.143882</text:p>
          </table:table-cell>
          <table:table-cell table:formula="of:=['Chi2 Frame 0 Fit'.C67]-['Chi2 Frame 0 Fit'.B67]" office:value-type="float" office:value="-0.008993" calcext:value-type="float">
            <text:p>-0.00899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602884" calcext:value-type="float">
            <text:p>0.00602884</text:p>
          </table:table-cell>
          <table:table-cell table:number-columns-repeated="3" office:value-type="float" office:value="0.00567419" calcext:value-type="float">
            <text:p>0.00567419</text:p>
          </table:table-cell>
          <table:table-cell table:formula="of:=['Chi2 Frame 0 Fit'.C68]-['Chi2 Frame 0 Fit'.B68]" office:value-type="float" office:value="-0.00035465" calcext:value-type="float">
            <text:p>-0.0003546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69]-['Chi2 Frame 0 Fit'.B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70]-['Chi2 Frame 0 Fit'.B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71]-['Chi2 Frame 0 Fit'.B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72]-['Chi2 Frame 0 Fit'.B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73]-['Chi2 Frame 0 Fit'.B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74]-['Chi2 Frame 0 Fit'.B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75]-['Chi2 Frame 0 Fit'.B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76]-['Chi2 Frame 0 Fit'.B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77]-['Chi2 Frame 0 Fit'.B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78]-['Chi2 Frame 0 Fit'.B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79]-['Chi2 Frame 0 Fit'.B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80]-['Chi2 Frame 0 Fit'.B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81]-['Chi2 Frame 0 Fit'.B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82]-['Chi2 Frame 0 Fit'.B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83]-['Chi2 Frame 0 Fit'.B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84]-['Chi2 Frame 0 Fit'.B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85]-['Chi2 Frame 0 Fit'.B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86]-['Chi2 Frame 0 Fit'.B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87]-['Chi2 Frame 0 Fit'.B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88]-['Chi2 Frame 0 Fit'.B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89]-['Chi2 Frame 0 Fit'.B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90]-['Chi2 Frame 0 Fit'.B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91]-['Chi2 Frame 0 Fit'.B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92]-['Chi2 Frame 0 Fit'.B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93]-['Chi2 Frame 0 Fit'.B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94]-['Chi2 Frame 0 Fit'.B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95]-['Chi2 Frame 0 Fit'.B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96]-['Chi2 Frame 0 Fit'.B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97]-['Chi2 Frame 0 Fit'.B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98]-['Chi2 Frame 0 Fit'.B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99]-['Chi2 Frame 0 Fit'.B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100]-['Chi2 Frame 0 Fit'.B1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0 Fit'.C101]-['Chi2 Frame 0 Fit'.B101]" office:value-type="float" office:value="0" calcext:value-type="float">
            <text:p>0</text:p>
          </table:table-cell>
        </table:table-row>
      </table:table>
      <table:table table:name="Chi2 Frame 1 Fit" table:style-name="ta1">
        <table:shapes>
          <draw:frame draw:z-index="0" draw:style-name="gr1" draw:text-style-name="P1" svg:width="520.5pt" svg:height="432.82pt" svg:x="321.62pt" svg:y="2.83pt">
            <loext:p draw:notify-on-update-of-ranges="'Chi2 Frame 1 Fit'.A1:'Chi2 Frame 1 Fit'.A1 'Chi2 Frame 1 Fit'.A2:'Chi2 Frame 1 Fit'.A101 'Chi2 Frame 1 Fit'.B1:'Chi2 Frame 1 Fit'.B1 'Chi2 Frame 1 Fit'.B2:'Chi2 Frame 1 Fit'.B101 'Chi2 Frame 1 Fit'.A1:'Chi2 Frame 1 Fit'.A1 'Chi2 Frame 1 Fit'.A2:'Chi2 Frame 1 Fit'.A101 'Chi2 Frame 1 Fit'.C1:'Chi2 Frame 1 Fit'.C1 'Chi2 Frame 1 Fit'.C2:'Chi2 Frame 1 Fit'.C101 'Chi2 Frame 1 Fit'.A1:'Chi2 Frame 1 Fit'.A1 'Chi2 Frame 1 Fit'.A2:'Chi2 Frame 1 Fit'.A101 'Chi2 Frame 1 Fit'.F1:'Chi2 Frame 1 Fit'.F1 'Chi2 Frame 1 Fit'.F2:'Chi2 Frame 1 Fit'.F10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op </text:p>
          </table:table-cell>
          <table:table-cell office:value-type="string" calcext:value-type="string">
            <text:p>Host </text:p>
          </table:table-cell>
          <table:table-cell office:value-type="string" calcext:value-type="string">
            <text:p>Cuda 1</text:p>
          </table:table-cell>
          <table:table-cell office:value-type="string" calcext:value-type="string">
            <text:p>Cuda 2</text:p>
          </table:table-cell>
          <table:table-cell office:value-type="string" calcext:value-type="string">
            <text:p>Cuda 3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2]-['Chi2 Frame 1 Fit'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3]-['Chi2 Frame 1 Fit'.B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4]-['Chi2 Frame 1 Fit'.B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5]-['Chi2 Frame 1 Fit'.B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6]-['Chi2 Frame 1 Fit'.B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7]-['Chi2 Frame 1 Fit'.B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8]-['Chi2 Frame 1 Fit'.B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9]-['Chi2 Frame 1 Fit'.B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10]-['Chi2 Frame 1 Fit'.B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11]-['Chi2 Frame 1 Fit'.B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12]-['Chi2 Frame 1 Fit'.B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13]-['Chi2 Frame 1 Fit'.B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14]-['Chi2 Frame 1 Fit'.B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15]-['Chi2 Frame 1 Fit'.B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16]-['Chi2 Frame 1 Fit'.B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17]-['Chi2 Frame 1 Fit'.B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18]-['Chi2 Frame 1 Fit'.B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19]-['Chi2 Frame 1 Fit'.B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20]-['Chi2 Frame 1 Fit'.B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21]-['Chi2 Frame 1 Fit'.B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22]-['Chi2 Frame 1 Fit'.B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23]-['Chi2 Frame 1 Fit'.B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24]-['Chi2 Frame 1 Fit'.B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25]-['Chi2 Frame 1 Fit'.B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26]-['Chi2 Frame 1 Fit'.B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27]-['Chi2 Frame 1 Fit'.B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28]-['Chi2 Frame 1 Fit'.B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29]-['Chi2 Frame 1 Fit'.B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30]-['Chi2 Frame 1 Fit'.B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31]-['Chi2 Frame 1 Fit'.B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32]-['Chi2 Frame 1 Fit'.B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33]-['Chi2 Frame 1 Fit'.B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34]-['Chi2 Frame 1 Fit'.B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21175" calcext:value-type="float">
            <text:p>0.021175</text:p>
          </table:table-cell>
          <table:table-cell table:number-columns-repeated="2" office:value-type="float" office:value="0.0199293" calcext:value-type="float">
            <text:p>0.0199293</text:p>
          </table:table-cell>
          <table:table-cell office:value-type="float" office:value="0.0199294" calcext:value-type="float">
            <text:p>0.0199294</text:p>
          </table:table-cell>
          <table:table-cell table:formula="of:=['Chi2 Frame 1 Fit'.C35]-['Chi2 Frame 1 Fit'.B35]" office:value-type="float" office:value="-0.0012457" calcext:value-type="float">
            <text:p>-0.00124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20254" calcext:value-type="float">
            <text:p>0.220254</text:p>
          </table:table-cell>
          <table:table-cell table:number-columns-repeated="3" office:value-type="float" office:value="0.207297" calcext:value-type="float">
            <text:p>0.207297</text:p>
          </table:table-cell>
          <table:table-cell table:formula="of:=['Chi2 Frame 1 Fit'.C36]-['Chi2 Frame 1 Fit'.B36]" office:value-type="float" office:value="-0.012957" calcext:value-type="float">
            <text:p>-0.01295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15066" calcext:value-type="float">
            <text:p>1.15066</text:p>
          </table:table-cell>
          <table:table-cell table:number-columns-repeated="3" office:value-type="float" office:value="1.08297" calcext:value-type="float">
            <text:p>1.08297</text:p>
          </table:table-cell>
          <table:table-cell table:formula="of:=['Chi2 Frame 1 Fit'.C37]-['Chi2 Frame 1 Fit'.B37]" office:value-type="float" office:value="-0.06769" calcext:value-type="float">
            <text:p>-0.067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.7263" calcext:value-type="float">
            <text:p>11.7263</text:p>
          </table:table-cell>
          <table:table-cell table:number-columns-repeated="3" office:value-type="float" office:value="11.0364" calcext:value-type="float">
            <text:p>11.0364</text:p>
          </table:table-cell>
          <table:table-cell table:formula="of:=['Chi2 Frame 1 Fit'.C38]-['Chi2 Frame 1 Fit'.B38]" office:value-type="float" office:value="-0.6899" calcext:value-type="float">
            <text:p>-0.68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7.8489" calcext:value-type="float">
            <text:p>27.8489</text:p>
          </table:table-cell>
          <table:table-cell table:number-columns-repeated="3" office:value-type="float" office:value="26.2107" calcext:value-type="float">
            <text:p>26.2107</text:p>
          </table:table-cell>
          <table:table-cell table:formula="of:=['Chi2 Frame 1 Fit'.C39]-['Chi2 Frame 1 Fit'.B39]" office:value-type="float" office:value="-1.6382" calcext:value-type="float">
            <text:p>-1.638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.8983" calcext:value-type="float">
            <text:p>42.8983</text:p>
          </table:table-cell>
          <table:table-cell table:number-columns-repeated="3" office:value-type="float" office:value="40.3748" calcext:value-type="float">
            <text:p>40.3748</text:p>
          </table:table-cell>
          <table:table-cell table:formula="of:=['Chi2 Frame 1 Fit'.C40]-['Chi2 Frame 1 Fit'.B40]" office:value-type="float" office:value="-2.5235" calcext:value-type="float">
            <text:p>-2.52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6.9396" calcext:value-type="float">
            <text:p>56.9396</text:p>
          </table:table-cell>
          <table:table-cell table:number-columns-repeated="3" office:value-type="float" office:value="53.5901" calcext:value-type="float">
            <text:p>53.5901</text:p>
          </table:table-cell>
          <table:table-cell table:formula="of:=['Chi2 Frame 1 Fit'.C41]-['Chi2 Frame 1 Fit'.B41]" office:value-type="float" office:value="-3.3495" calcext:value-type="float">
            <text:p>-3.34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9.6238" calcext:value-type="float">
            <text:p>69.6238</text:p>
          </table:table-cell>
          <table:table-cell table:number-columns-repeated="3" office:value-type="float" office:value="65.5282" calcext:value-type="float">
            <text:p>65.5282</text:p>
          </table:table-cell>
          <table:table-cell table:formula="of:=['Chi2 Frame 1 Fit'.C42]-['Chi2 Frame 1 Fit'.B42]" office:value-type="float" office:value="-4.0956" calcext:value-type="float">
            <text:p>-4.09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.8709" calcext:value-type="float">
            <text:p>80.8709</text:p>
          </table:table-cell>
          <table:table-cell office:value-type="float" office:value="76.1137" calcext:value-type="float">
            <text:p>76.1137</text:p>
          </table:table-cell>
          <table:table-cell office:value-type="float" office:value="76.1136" calcext:value-type="float">
            <text:p>76.1136</text:p>
          </table:table-cell>
          <table:table-cell office:value-type="float" office:value="76.1137" calcext:value-type="float">
            <text:p>76.1137</text:p>
          </table:table-cell>
          <table:table-cell table:formula="of:=['Chi2 Frame 1 Fit'.C43]-['Chi2 Frame 1 Fit'.B43]" office:value-type="float" office:value="-4.75720000000001" calcext:value-type="float">
            <text:p>-4.757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0.9387" calcext:value-type="float">
            <text:p>90.9387</text:p>
          </table:table-cell>
          <table:table-cell table:number-columns-repeated="3" office:value-type="float" office:value="85.5892" calcext:value-type="float">
            <text:p>85.5892</text:p>
          </table:table-cell>
          <table:table-cell table:formula="of:=['Chi2 Frame 1 Fit'.C44]-['Chi2 Frame 1 Fit'.B44]" office:value-type="float" office:value="-5.34949999999999" calcext:value-type="float">
            <text:p>-5.349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9.7797" calcext:value-type="float">
            <text:p>99.7797</text:p>
          </table:table-cell>
          <table:table-cell table:number-columns-repeated="3" office:value-type="float" office:value="93.9102" calcext:value-type="float">
            <text:p>93.9102</text:p>
          </table:table-cell>
          <table:table-cell table:formula="of:=['Chi2 Frame 1 Fit'.C45]-['Chi2 Frame 1 Fit'.B45]" office:value-type="float" office:value="-5.8695" calcext:value-type="float">
            <text:p>-5.86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7.214" calcext:value-type="float">
            <text:p>107.214</text:p>
          </table:table-cell>
          <table:table-cell table:number-columns-repeated="3" office:value-type="float" office:value="100.907" calcext:value-type="float">
            <text:p>100.907</text:p>
          </table:table-cell>
          <table:table-cell table:formula="of:=['Chi2 Frame 1 Fit'.C46]-['Chi2 Frame 1 Fit'.B46]" office:value-type="float" office:value="-6.307" calcext:value-type="float">
            <text:p>-6.3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3.502" calcext:value-type="float">
            <text:p>113.502</text:p>
          </table:table-cell>
          <table:table-cell office:value-type="float" office:value="106.825" calcext:value-type="float">
            <text:p>106.825</text:p>
          </table:table-cell>
          <table:table-cell table:number-columns-repeated="2" office:value-type="float" office:value="106.826" calcext:value-type="float">
            <text:p>106.826</text:p>
          </table:table-cell>
          <table:table-cell table:formula="of:=['Chi2 Frame 1 Fit'.C47]-['Chi2 Frame 1 Fit'.B47]" office:value-type="float" office:value="-6.67699999999999" calcext:value-type="float">
            <text:p>-6.67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8.556" calcext:value-type="float">
            <text:p>118.556</text:p>
          </table:table-cell>
          <table:table-cell table:number-columns-repeated="3" office:value-type="float" office:value="111.582" calcext:value-type="float">
            <text:p>111.582</text:p>
          </table:table-cell>
          <table:table-cell table:formula="of:=['Chi2 Frame 1 Fit'.C48]-['Chi2 Frame 1 Fit'.B48]" office:value-type="float" office:value="-6.974" calcext:value-type="float">
            <text:p>-6.97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2.488" calcext:value-type="float">
            <text:p>122.488</text:p>
          </table:table-cell>
          <table:table-cell table:number-columns-repeated="3" office:value-type="float" office:value="115.283" calcext:value-type="float">
            <text:p>115.283</text:p>
          </table:table-cell>
          <table:table-cell table:formula="of:=['Chi2 Frame 1 Fit'.C49]-['Chi2 Frame 1 Fit'.B49]" office:value-type="float" office:value="-7.205" calcext:value-type="float">
            <text:p>-7.2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5.121" calcext:value-type="float">
            <text:p>125.121</text:p>
          </table:table-cell>
          <table:table-cell table:number-columns-repeated="3" office:value-type="float" office:value="117.761" calcext:value-type="float">
            <text:p>117.761</text:p>
          </table:table-cell>
          <table:table-cell table:formula="of:=['Chi2 Frame 1 Fit'.C50]-['Chi2 Frame 1 Fit'.B50]" office:value-type="float" office:value="-7.36" calcext:value-type="float">
            <text:p>-7.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6.356" calcext:value-type="float">
            <text:p>126.356</text:p>
          </table:table-cell>
          <table:table-cell table:number-columns-repeated="3" office:value-type="float" office:value="118.923" calcext:value-type="float">
            <text:p>118.923</text:p>
          </table:table-cell>
          <table:table-cell table:formula="of:=['Chi2 Frame 1 Fit'.C51]-['Chi2 Frame 1 Fit'.B51]" office:value-type="float" office:value="-7.43299999999999" calcext:value-type="float">
            <text:p>-7.4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6.477" calcext:value-type="float">
            <text:p>126.477</text:p>
          </table:table-cell>
          <table:table-cell table:number-columns-repeated="3" office:value-type="float" office:value="119.037" calcext:value-type="float">
            <text:p>119.037</text:p>
          </table:table-cell>
          <table:table-cell table:formula="of:=['Chi2 Frame 1 Fit'.C52]-['Chi2 Frame 1 Fit'.B52]" office:value-type="float" office:value="-7.44" calcext:value-type="float">
            <text:p>-7.4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5.372" calcext:value-type="float">
            <text:p>125.372</text:p>
          </table:table-cell>
          <table:table-cell table:number-columns-repeated="3" office:value-type="float" office:value="117.997" calcext:value-type="float">
            <text:p>117.997</text:p>
          </table:table-cell>
          <table:table-cell table:formula="of:=['Chi2 Frame 1 Fit'.C53]-['Chi2 Frame 1 Fit'.B53]" office:value-type="float" office:value="-7.375" calcext:value-type="float">
            <text:p>-7.37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2.877" calcext:value-type="float">
            <text:p>122.877</text:p>
          </table:table-cell>
          <table:table-cell table:number-columns-repeated="2" office:value-type="float" office:value="115.649" calcext:value-type="float">
            <text:p>115.649</text:p>
          </table:table-cell>
          <table:table-cell office:value-type="float" office:value="115.648" calcext:value-type="float">
            <text:p>115.648</text:p>
          </table:table-cell>
          <table:table-cell table:formula="of:=['Chi2 Frame 1 Fit'.C54]-['Chi2 Frame 1 Fit'.B54]" office:value-type="float" office:value="-7.22799999999999" calcext:value-type="float">
            <text:p>-7.2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9.064" calcext:value-type="float">
            <text:p>119.064</text:p>
          </table:table-cell>
          <table:table-cell table:number-columns-repeated="3" office:value-type="float" office:value="112.06" calcext:value-type="float">
            <text:p>112.06</text:p>
          </table:table-cell>
          <table:table-cell table:formula="of:=['Chi2 Frame 1 Fit'.C55]-['Chi2 Frame 1 Fit'.B55]" office:value-type="float" office:value="-7.00399999999999" calcext:value-type="float">
            <text:p>-7.00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4.129" calcext:value-type="float">
            <text:p>114.129</text:p>
          </table:table-cell>
          <table:table-cell table:number-columns-repeated="3" office:value-type="float" office:value="107.415" calcext:value-type="float">
            <text:p>107.415</text:p>
          </table:table-cell>
          <table:table-cell table:formula="of:=['Chi2 Frame 1 Fit'.C56]-['Chi2 Frame 1 Fit'.B56]" office:value-type="float" office:value="-6.714" calcext:value-type="float">
            <text:p>-6.7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7.934" calcext:value-type="float">
            <text:p>107.934</text:p>
          </table:table-cell>
          <table:table-cell table:number-columns-repeated="3" office:value-type="float" office:value="101.585" calcext:value-type="float">
            <text:p>101.585</text:p>
          </table:table-cell>
          <table:table-cell table:formula="of:=['Chi2 Frame 1 Fit'.C57]-['Chi2 Frame 1 Fit'.B57]" office:value-type="float" office:value="-6.349" calcext:value-type="float">
            <text:p>-6.34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.543" calcext:value-type="float">
            <text:p>100.543</text:p>
          </table:table-cell>
          <table:table-cell table:number-columns-repeated="3" office:value-type="float" office:value="94.629" calcext:value-type="float">
            <text:p>94.629</text:p>
          </table:table-cell>
          <table:table-cell table:formula="of:=['Chi2 Frame 1 Fit'.C58]-['Chi2 Frame 1 Fit'.B58]" office:value-type="float" office:value="-5.914" calcext:value-type="float">
            <text:p>-5.9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1.6728" calcext:value-type="float">
            <text:p>91.6728</text:p>
          </table:table-cell>
          <table:table-cell table:number-columns-repeated="3" office:value-type="float" office:value="86.2801" calcext:value-type="float">
            <text:p>86.2801</text:p>
          </table:table-cell>
          <table:table-cell table:formula="of:=['Chi2 Frame 1 Fit'.C59]-['Chi2 Frame 1 Fit'.B59]" office:value-type="float" office:value="-5.39269999999999" calcext:value-type="float">
            <text:p>-5.392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1.5188" calcext:value-type="float">
            <text:p>81.5188</text:p>
          </table:table-cell>
          <table:table-cell table:number-columns-repeated="3" office:value-type="float" office:value="76.7234" calcext:value-type="float">
            <text:p>76.7234</text:p>
          </table:table-cell>
          <table:table-cell table:formula="of:=['Chi2 Frame 1 Fit'.C60]-['Chi2 Frame 1 Fit'.B60]" office:value-type="float" office:value="-4.7954" calcext:value-type="float">
            <text:p>-4.79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.1534" calcext:value-type="float">
            <text:p>70.1534</text:p>
          </table:table-cell>
          <table:table-cell table:number-columns-repeated="3" office:value-type="float" office:value="66.0265" calcext:value-type="float">
            <text:p>66.0265</text:p>
          </table:table-cell>
          <table:table-cell table:formula="of:=['Chi2 Frame 1 Fit'.C61]-['Chi2 Frame 1 Fit'.B61]" office:value-type="float" office:value="-4.12690000000001" calcext:value-type="float">
            <text:p>-4.12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7.4738" calcext:value-type="float">
            <text:p>57.4738</text:p>
          </table:table-cell>
          <table:table-cell table:number-columns-repeated="3" office:value-type="float" office:value="54.0928" calcext:value-type="float">
            <text:p>54.0928</text:p>
          </table:table-cell>
          <table:table-cell table:formula="of:=['Chi2 Frame 1 Fit'.C62]-['Chi2 Frame 1 Fit'.B62]" office:value-type="float" office:value="-3.381" calcext:value-type="float">
            <text:p>-3.3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3.3612" calcext:value-type="float">
            <text:p>43.3612</text:p>
          </table:table-cell>
          <table:table-cell table:number-columns-repeated="3" office:value-type="float" office:value="40.8105" calcext:value-type="float">
            <text:p>40.8105</text:p>
          </table:table-cell>
          <table:table-cell table:formula="of:=['Chi2 Frame 1 Fit'.C63]-['Chi2 Frame 1 Fit'.B63]" office:value-type="float" office:value="-2.5507" calcext:value-type="float">
            <text:p>-2.55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8.1116" calcext:value-type="float">
            <text:p>28.1116</text:p>
          </table:table-cell>
          <table:table-cell table:number-columns-repeated="3" office:value-type="float" office:value="26.4579" calcext:value-type="float">
            <text:p>26.4579</text:p>
          </table:table-cell>
          <table:table-cell table:formula="of:=['Chi2 Frame 1 Fit'.C64]-['Chi2 Frame 1 Fit'.B64]" office:value-type="float" office:value="-1.6537" calcext:value-type="float">
            <text:p>-1.65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.8094" calcext:value-type="float">
            <text:p>11.8094</text:p>
          </table:table-cell>
          <table:table-cell table:number-columns-repeated="3" office:value-type="float" office:value="11.1147" calcext:value-type="float">
            <text:p>11.1147</text:p>
          </table:table-cell>
          <table:table-cell table:formula="of:=['Chi2 Frame 1 Fit'.C65]-['Chi2 Frame 1 Fit'.B65]" office:value-type="float" office:value="-0.694700000000001" calcext:value-type="float">
            <text:p>-0.69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18257" calcext:value-type="float">
            <text:p>1.18257</text:p>
          </table:table-cell>
          <table:table-cell table:number-columns-repeated="3" office:value-type="float" office:value="1.113" calcext:value-type="float">
            <text:p>1.113</text:p>
          </table:table-cell>
          <table:table-cell table:formula="of:=['Chi2 Frame 1 Fit'.C66]-['Chi2 Frame 1 Fit'.B66]" office:value-type="float" office:value="-0.0695700000000001" calcext:value-type="float">
            <text:p>-0.0695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2363" calcext:value-type="float">
            <text:p>0.22363</text:p>
          </table:table-cell>
          <table:table-cell table:number-columns-repeated="3" office:value-type="float" office:value="0.210475" calcext:value-type="float">
            <text:p>0.210475</text:p>
          </table:table-cell>
          <table:table-cell table:formula="of:=['Chi2 Frame 1 Fit'.C67]-['Chi2 Frame 1 Fit'.B67]" office:value-type="float" office:value="-0.013155" calcext:value-type="float">
            <text:p>-0.01315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218949" calcext:value-type="float">
            <text:p>0.0218949</text:p>
          </table:table-cell>
          <table:table-cell table:number-columns-repeated="3" office:value-type="float" office:value="0.0206069" calcext:value-type="float">
            <text:p>0.0206069</text:p>
          </table:table-cell>
          <table:table-cell table:formula="of:=['Chi2 Frame 1 Fit'.C68]-['Chi2 Frame 1 Fit'.B68]" office:value-type="float" office:value="-0.001288" calcext:value-type="float">
            <text:p>-0.00128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69]-['Chi2 Frame 1 Fit'.B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70]-['Chi2 Frame 1 Fit'.B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71]-['Chi2 Frame 1 Fit'.B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72]-['Chi2 Frame 1 Fit'.B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73]-['Chi2 Frame 1 Fit'.B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74]-['Chi2 Frame 1 Fit'.B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75]-['Chi2 Frame 1 Fit'.B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76]-['Chi2 Frame 1 Fit'.B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77]-['Chi2 Frame 1 Fit'.B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78]-['Chi2 Frame 1 Fit'.B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79]-['Chi2 Frame 1 Fit'.B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80]-['Chi2 Frame 1 Fit'.B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81]-['Chi2 Frame 1 Fit'.B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82]-['Chi2 Frame 1 Fit'.B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83]-['Chi2 Frame 1 Fit'.B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84]-['Chi2 Frame 1 Fit'.B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85]-['Chi2 Frame 1 Fit'.B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86]-['Chi2 Frame 1 Fit'.B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87]-['Chi2 Frame 1 Fit'.B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88]-['Chi2 Frame 1 Fit'.B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89]-['Chi2 Frame 1 Fit'.B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90]-['Chi2 Frame 1 Fit'.B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91]-['Chi2 Frame 1 Fit'.B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92]-['Chi2 Frame 1 Fit'.B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93]-['Chi2 Frame 1 Fit'.B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94]-['Chi2 Frame 1 Fit'.B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95]-['Chi2 Frame 1 Fit'.B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96]-['Chi2 Frame 1 Fit'.B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97]-['Chi2 Frame 1 Fit'.B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98]-['Chi2 Frame 1 Fit'.B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99]-['Chi2 Frame 1 Fit'.B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100]-['Chi2 Frame 1 Fit'.B1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1 Fit'.C101]-['Chi2 Frame 1 Fit'.B101]" office:value-type="float" office:value="0" calcext:value-type="float">
            <text:p>0</text:p>
          </table:table-cell>
        </table:table-row>
      </table:table>
      <table:table table:name="Chi2 Frame 2 Fit" table:style-name="ta1">
        <table:shapes>
          <draw:frame draw:z-index="0" draw:style-name="gr1" draw:text-style-name="P1" svg:width="524.75pt" svg:height="433.3pt" svg:x="324.43pt" svg:y="6.63pt">
            <loext:p draw:notify-on-update-of-ranges="'Chi2 Frame 2 Fit'.A1:'Chi2 Frame 2 Fit'.A1 'Chi2 Frame 2 Fit'.A2:'Chi2 Frame 2 Fit'.A101 'Chi2 Frame 2 Fit'.B1:'Chi2 Frame 2 Fit'.B1 'Chi2 Frame 2 Fit'.B2:'Chi2 Frame 2 Fit'.B101 'Chi2 Frame 2 Fit'.A1:'Chi2 Frame 2 Fit'.A1 'Chi2 Frame 2 Fit'.A2:'Chi2 Frame 2 Fit'.A101 'Chi2 Frame 2 Fit'.C1:'Chi2 Frame 2 Fit'.C1 'Chi2 Frame 2 Fit'.C2:'Chi2 Frame 2 Fit'.C101 'Chi2 Frame 2 Fit'.A1:'Chi2 Frame 2 Fit'.A1 'Chi2 Frame 2 Fit'.A2:'Chi2 Frame 2 Fit'.A101 'Chi2 Frame 2 Fit'.F1:'Chi2 Frame 2 Fit'.F1 'Chi2 Frame 2 Fit'.F2:'Chi2 Frame 2 Fit'.F101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508.76pt" svg:height="475.03pt" svg:x="321.62pt" svg:y="438.04pt">
            <loext:p draw:notify-on-update-of-ranges="'Chi2 Frame 2 Fit'.A35:'Chi2 Frame 2 Fit'.A68 'Chi2 Frame 2 Fit'.B35:'Chi2 Frame 2 Fit'.B68 'Chi2 Frame 2 Fit'.A35:'Chi2 Frame 2 Fit'.A68 'Chi2 Frame 2 Fit'.C35:'Chi2 Frame 2 Fit'.C68 'Chi2 Frame 2 Fit'.A35:'Chi2 Frame 2 Fit'.A68 'Chi2 Frame 2 Fit'.D35:'Chi2 Frame 2 Fit'.D68 'Chi2 Frame 2 Fit'.A35:'Chi2 Frame 2 Fit'.A68 'Chi2 Frame 2 Fit'.E35:'Chi2 Frame 2 Fit'.E68 'Chi2 Frame 2 Fit'.A35:'Chi2 Frame 2 Fit'.A68 'Chi2 Frame 2 Fit'.F35:'Chi2 Frame 2 Fit'.F68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op 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uda 1</text:p>
          </table:table-cell>
          <table:table-cell office:value-type="string" calcext:value-type="string">
            <text:p>Cuda 2</text:p>
          </table:table-cell>
          <table:table-cell office:value-type="string" calcext:value-type="string">
            <text:p>Cuda 3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2]-['Chi2 Frame 2 Fit'.C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3]-['Chi2 Frame 2 Fit'.C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4]-['Chi2 Frame 2 Fit'.C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5]-['Chi2 Frame 2 Fit'.C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6]-['Chi2 Frame 2 Fit'.C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7]-['Chi2 Frame 2 Fit'.C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8]-['Chi2 Frame 2 Fit'.C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9]-['Chi2 Frame 2 Fit'.C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10]-['Chi2 Frame 2 Fit'.C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11]-['Chi2 Frame 2 Fit'.C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12]-['Chi2 Frame 2 Fit'.C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13]-['Chi2 Frame 2 Fit'.C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14]-['Chi2 Frame 2 Fit'.C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15]-['Chi2 Frame 2 Fit'.C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16]-['Chi2 Frame 2 Fit'.C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17]-['Chi2 Frame 2 Fit'.C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18]-['Chi2 Frame 2 Fit'.C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19]-['Chi2 Frame 2 Fit'.C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20]-['Chi2 Frame 2 Fit'.C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21]-['Chi2 Frame 2 Fit'.C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22]-['Chi2 Frame 2 Fit'.C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23]-['Chi2 Frame 2 Fit'.C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24]-['Chi2 Frame 2 Fit'.C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25]-['Chi2 Frame 2 Fit'.C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26]-['Chi2 Frame 2 Fit'.C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27]-['Chi2 Frame 2 Fit'.C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28]-['Chi2 Frame 2 Fit'.C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29]-['Chi2 Frame 2 Fit'.C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30]-['Chi2 Frame 2 Fit'.C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31]-['Chi2 Frame 2 Fit'.C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32]-['Chi2 Frame 2 Fit'.C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33]-['Chi2 Frame 2 Fit'.C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34]-['Chi2 Frame 2 Fit'.C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21175" calcext:value-type="float">
            <text:p>0.021175</text:p>
          </table:table-cell>
          <table:table-cell table:number-columns-repeated="3" office:value-type="float" office:value="0.0321355" calcext:value-type="float">
            <text:p>0.0321355</text:p>
          </table:table-cell>
          <table:table-cell table:formula="of:=['Chi2 Frame 2 Fit'.B35]-['Chi2 Frame 2 Fit'.C35]" office:value-type="float" office:value="-0.0109605" calcext:value-type="float">
            <text:p>-0.01096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20254" calcext:value-type="float">
            <text:p>0.220254</text:p>
          </table:table-cell>
          <table:table-cell table:number-columns-repeated="3" office:value-type="float" office:value="0.25328" calcext:value-type="float">
            <text:p>0.25328</text:p>
          </table:table-cell>
          <table:table-cell table:formula="of:=['Chi2 Frame 2 Fit'.B36]-['Chi2 Frame 2 Fit'.C36]" office:value-type="float" office:value="-0.033026" calcext:value-type="float">
            <text:p>-0.0330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15066" calcext:value-type="float">
            <text:p>1.15066</text:p>
          </table:table-cell>
          <table:table-cell table:number-columns-repeated="2" office:value-type="float" office:value="1.46153" calcext:value-type="float">
            <text:p>1.46153</text:p>
          </table:table-cell>
          <table:table-cell office:value-type="float" office:value="1.46154" calcext:value-type="float">
            <text:p>1.46154</text:p>
          </table:table-cell>
          <table:table-cell table:formula="of:=['Chi2 Frame 2 Fit'.B37]-['Chi2 Frame 2 Fit'.C37]" office:value-type="float" office:value="-0.31087" calcext:value-type="float">
            <text:p>-0.310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.7263" calcext:value-type="float">
            <text:p>11.7263</text:p>
          </table:table-cell>
          <table:table-cell table:number-columns-repeated="3" office:value-type="float" office:value="12.5013" calcext:value-type="float">
            <text:p>12.5013</text:p>
          </table:table-cell>
          <table:table-cell table:formula="of:=['Chi2 Frame 2 Fit'.B38]-['Chi2 Frame 2 Fit'.C38]" office:value-type="float" office:value="-0.775" calcext:value-type="float">
            <text:p>-0.7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7.8489" calcext:value-type="float">
            <text:p>27.8489</text:p>
          </table:table-cell>
          <table:table-cell table:number-columns-repeated="3" office:value-type="float" office:value="27.3954" calcext:value-type="float">
            <text:p>27.3954</text:p>
          </table:table-cell>
          <table:table-cell table:formula="of:=['Chi2 Frame 2 Fit'.B39]-['Chi2 Frame 2 Fit'.C39]" office:value-type="float" office:value="0.453500000000002" calcext:value-type="float">
            <text:p>0.45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.8983" calcext:value-type="float">
            <text:p>42.8983</text:p>
          </table:table-cell>
          <table:table-cell table:number-columns-repeated="3" office:value-type="float" office:value="41.3142" calcext:value-type="float">
            <text:p>41.3142</text:p>
          </table:table-cell>
          <table:table-cell table:formula="of:=['Chi2 Frame 2 Fit'.B40]-['Chi2 Frame 2 Fit'.C40]" office:value-type="float" office:value="1.5841" calcext:value-type="float">
            <text:p>1.58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6.9396" calcext:value-type="float">
            <text:p>56.9396</text:p>
          </table:table-cell>
          <table:table-cell table:number-columns-repeated="2" office:value-type="float" office:value="54.2695" calcext:value-type="float">
            <text:p>54.2695</text:p>
          </table:table-cell>
          <table:table-cell office:value-type="float" office:value="54.2694" calcext:value-type="float">
            <text:p>54.2694</text:p>
          </table:table-cell>
          <table:table-cell table:formula="of:=['Chi2 Frame 2 Fit'.B41]-['Chi2 Frame 2 Fit'.C41]" office:value-type="float" office:value="2.6701" calcext:value-type="float">
            <text:p>2.67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9.6238" calcext:value-type="float">
            <text:p>69.6238</text:p>
          </table:table-cell>
          <table:table-cell table:number-columns-repeated="2" office:value-type="float" office:value="65.9401" calcext:value-type="float">
            <text:p>65.9401</text:p>
          </table:table-cell>
          <table:table-cell office:value-type="float" office:value="65.9402" calcext:value-type="float">
            <text:p>65.9402</text:p>
          </table:table-cell>
          <table:table-cell table:formula="of:=['Chi2 Frame 2 Fit'.B42]-['Chi2 Frame 2 Fit'.C42]" office:value-type="float" office:value="3.6837" calcext:value-type="float">
            <text:p>3.68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.8709" calcext:value-type="float">
            <text:p>80.8709</text:p>
          </table:table-cell>
          <table:table-cell office:value-type="float" office:value="76.4307" calcext:value-type="float">
            <text:p>76.4307</text:p>
          </table:table-cell>
          <table:table-cell office:value-type="float" office:value="76.4306" calcext:value-type="float">
            <text:p>76.4306</text:p>
          </table:table-cell>
          <table:table-cell office:value-type="float" office:value="76.4307" calcext:value-type="float">
            <text:p>76.4307</text:p>
          </table:table-cell>
          <table:table-cell table:formula="of:=['Chi2 Frame 2 Fit'.B43]-['Chi2 Frame 2 Fit'.C43]" office:value-type="float" office:value="4.4402" calcext:value-type="float">
            <text:p>4.440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0.9387" calcext:value-type="float">
            <text:p>90.9387</text:p>
          </table:table-cell>
          <table:table-cell table:number-columns-repeated="3" office:value-type="float" office:value="85.6788" calcext:value-type="float">
            <text:p>85.6788</text:p>
          </table:table-cell>
          <table:table-cell table:formula="of:=['Chi2 Frame 2 Fit'.B44]-['Chi2 Frame 2 Fit'.C44]" office:value-type="float" office:value="5.2599" calcext:value-type="float">
            <text:p>5.25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9.7797" calcext:value-type="float">
            <text:p>99.7797</text:p>
          </table:table-cell>
          <table:table-cell table:number-columns-repeated="2" office:value-type="float" office:value="93.7502" calcext:value-type="float">
            <text:p>93.7502</text:p>
          </table:table-cell>
          <table:table-cell office:value-type="float" office:value="93.7501" calcext:value-type="float">
            <text:p>93.7501</text:p>
          </table:table-cell>
          <table:table-cell table:formula="of:=['Chi2 Frame 2 Fit'.B45]-['Chi2 Frame 2 Fit'.C45]" office:value-type="float" office:value="6.0295" calcext:value-type="float">
            <text:p>6.02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7.214" calcext:value-type="float">
            <text:p>107.214</text:p>
          </table:table-cell>
          <table:table-cell table:number-columns-repeated="3" office:value-type="float" office:value="100.77" calcext:value-type="float">
            <text:p>100.77</text:p>
          </table:table-cell>
          <table:table-cell table:formula="of:=['Chi2 Frame 2 Fit'.B46]-['Chi2 Frame 2 Fit'.C46]" office:value-type="float" office:value="6.444" calcext:value-type="float">
            <text:p>6.4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3.502" calcext:value-type="float">
            <text:p>113.502</text:p>
          </table:table-cell>
          <table:table-cell table:number-columns-repeated="3" office:value-type="float" office:value="106.499" calcext:value-type="float">
            <text:p>106.499</text:p>
          </table:table-cell>
          <table:table-cell table:formula="of:=['Chi2 Frame 2 Fit'.B47]-['Chi2 Frame 2 Fit'.C47]" office:value-type="float" office:value="7.003" calcext:value-type="float">
            <text:p>7.0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8.556" calcext:value-type="float">
            <text:p>118.556</text:p>
          </table:table-cell>
          <table:table-cell table:number-columns-repeated="3" office:value-type="float" office:value="111.051" calcext:value-type="float">
            <text:p>111.051</text:p>
          </table:table-cell>
          <table:table-cell table:formula="of:=['Chi2 Frame 2 Fit'.B48]-['Chi2 Frame 2 Fit'.C48]" office:value-type="float" office:value="7.505" calcext:value-type="float">
            <text:p>7.5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2.488" calcext:value-type="float">
            <text:p>122.488</text:p>
          </table:table-cell>
          <table:table-cell table:number-columns-repeated="3" office:value-type="float" office:value="114.509" calcext:value-type="float">
            <text:p>114.509</text:p>
          </table:table-cell>
          <table:table-cell table:formula="of:=['Chi2 Frame 2 Fit'.B49]-['Chi2 Frame 2 Fit'.C49]" office:value-type="float" office:value="7.979" calcext:value-type="float">
            <text:p>7.97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5.121" calcext:value-type="float">
            <text:p>125.121</text:p>
          </table:table-cell>
          <table:table-cell table:number-columns-repeated="3" office:value-type="float" office:value="116.821" calcext:value-type="float">
            <text:p>116.821</text:p>
          </table:table-cell>
          <table:table-cell table:formula="of:=['Chi2 Frame 2 Fit'.B50]-['Chi2 Frame 2 Fit'.C50]"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6.356" calcext:value-type="float">
            <text:p>126.356</text:p>
          </table:table-cell>
          <table:table-cell table:number-columns-repeated="3" office:value-type="float" office:value="117.795" calcext:value-type="float">
            <text:p>117.795</text:p>
          </table:table-cell>
          <table:table-cell table:formula="of:=['Chi2 Frame 2 Fit'.B51]-['Chi2 Frame 2 Fit'.C51]" office:value-type="float" office:value="8.56099999999999" calcext:value-type="float">
            <text:p>8.56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6.477" calcext:value-type="float">
            <text:p>126.477</text:p>
          </table:table-cell>
          <table:table-cell table:number-columns-repeated="3" office:value-type="float" office:value="117.782" calcext:value-type="float">
            <text:p>117.782</text:p>
          </table:table-cell>
          <table:table-cell table:formula="of:=['Chi2 Frame 2 Fit'.B52]-['Chi2 Frame 2 Fit'.C52]" office:value-type="float" office:value="8.69500000000001" calcext:value-type="float">
            <text:p>8.69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5.372" calcext:value-type="float">
            <text:p>125.372</text:p>
          </table:table-cell>
          <table:table-cell table:number-columns-repeated="3" office:value-type="float" office:value="116.594" calcext:value-type="float">
            <text:p>116.594</text:p>
          </table:table-cell>
          <table:table-cell table:formula="of:=['Chi2 Frame 2 Fit'.B53]-['Chi2 Frame 2 Fit'.C53]" office:value-type="float" office:value="8.77800000000001" calcext:value-type="float">
            <text:p>8.77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2.877" calcext:value-type="float">
            <text:p>122.877</text:p>
          </table:table-cell>
          <table:table-cell table:number-columns-repeated="3" office:value-type="float" office:value="114.15" calcext:value-type="float">
            <text:p>114.15</text:p>
          </table:table-cell>
          <table:table-cell table:formula="of:=['Chi2 Frame 2 Fit'.B54]-['Chi2 Frame 2 Fit'.C54]" office:value-type="float" office:value="8.72699999999999" calcext:value-type="float">
            <text:p>8.72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9.064" calcext:value-type="float">
            <text:p>119.064</text:p>
          </table:table-cell>
          <table:table-cell table:number-columns-repeated="3" office:value-type="float" office:value="110.592" calcext:value-type="float">
            <text:p>110.592</text:p>
          </table:table-cell>
          <table:table-cell table:formula="of:=['Chi2 Frame 2 Fit'.B55]-['Chi2 Frame 2 Fit'.C55]" office:value-type="float" office:value="8.47199999999999" calcext:value-type="float">
            <text:p>8.4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4.129" calcext:value-type="float">
            <text:p>114.129</text:p>
          </table:table-cell>
          <table:table-cell table:number-columns-repeated="3" office:value-type="float" office:value="105.943" calcext:value-type="float">
            <text:p>105.943</text:p>
          </table:table-cell>
          <table:table-cell table:formula="of:=['Chi2 Frame 2 Fit'.B56]-['Chi2 Frame 2 Fit'.C56]" office:value-type="float" office:value="8.18600000000001" calcext:value-type="float">
            <text:p>8.18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7.934" calcext:value-type="float">
            <text:p>107.934</text:p>
          </table:table-cell>
          <table:table-cell table:number-columns-repeated="3" office:value-type="float" office:value="100.19" calcext:value-type="float">
            <text:p>100.19</text:p>
          </table:table-cell>
          <table:table-cell table:formula="of:=['Chi2 Frame 2 Fit'.B57]-['Chi2 Frame 2 Fit'.C57]" office:value-type="float" office:value="7.744" calcext:value-type="float">
            <text:p>7.7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.543" calcext:value-type="float">
            <text:p>100.543</text:p>
          </table:table-cell>
          <table:table-cell table:number-columns-repeated="3" office:value-type="float" office:value="93.1608" calcext:value-type="float">
            <text:p>93.1608</text:p>
          </table:table-cell>
          <table:table-cell table:formula="of:=['Chi2 Frame 2 Fit'.B58]-['Chi2 Frame 2 Fit'.C58]" office:value-type="float" office:value="7.38220000000001" calcext:value-type="float">
            <text:p>7.382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1.6728" calcext:value-type="float">
            <text:p>91.6728</text:p>
          </table:table-cell>
          <table:table-cell table:number-columns-repeated="3" office:value-type="float" office:value="85.0314" calcext:value-type="float">
            <text:p>85.0314</text:p>
          </table:table-cell>
          <table:table-cell table:formula="of:=['Chi2 Frame 2 Fit'.B59]-['Chi2 Frame 2 Fit'.C59]" office:value-type="float" office:value="6.64139999999999" calcext:value-type="float">
            <text:p>6.64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1.5188" calcext:value-type="float">
            <text:p>81.5188</text:p>
          </table:table-cell>
          <table:table-cell table:number-columns-repeated="3" office:value-type="float" office:value="75.7447" calcext:value-type="float">
            <text:p>75.7447</text:p>
          </table:table-cell>
          <table:table-cell table:formula="of:=['Chi2 Frame 2 Fit'.B60]-['Chi2 Frame 2 Fit'.C60]" office:value-type="float" office:value="5.7741" calcext:value-type="float">
            <text:p>5.77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.1534" calcext:value-type="float">
            <text:p>70.1534</text:p>
          </table:table-cell>
          <table:table-cell table:number-columns-repeated="3" office:value-type="float" office:value="65.2854" calcext:value-type="float">
            <text:p>65.2854</text:p>
          </table:table-cell>
          <table:table-cell table:formula="of:=['Chi2 Frame 2 Fit'.B61]-['Chi2 Frame 2 Fit'.C61]" office:value-type="float" office:value="4.86800000000001" calcext:value-type="float">
            <text:p>4.86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7.4738" calcext:value-type="float">
            <text:p>57.4738</text:p>
          </table:table-cell>
          <table:table-cell table:number-columns-repeated="3" office:value-type="float" office:value="53.7625" calcext:value-type="float">
            <text:p>53.7625</text:p>
          </table:table-cell>
          <table:table-cell table:formula="of:=['Chi2 Frame 2 Fit'.B62]-['Chi2 Frame 2 Fit'.C62]" office:value-type="float" office:value="3.71129999999999" calcext:value-type="float">
            <text:p>3.711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3.3612" calcext:value-type="float">
            <text:p>43.3612</text:p>
          </table:table-cell>
          <table:table-cell table:number-columns-repeated="3" office:value-type="float" office:value="40.9548" calcext:value-type="float">
            <text:p>40.9548</text:p>
          </table:table-cell>
          <table:table-cell table:formula="of:=['Chi2 Frame 2 Fit'.B63]-['Chi2 Frame 2 Fit'.C63]" office:value-type="float" office:value="2.4064" calcext:value-type="float">
            <text:p>2.406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8.1116" calcext:value-type="float">
            <text:p>28.1116</text:p>
          </table:table-cell>
          <table:table-cell table:number-columns-repeated="3" office:value-type="float" office:value="27.1922" calcext:value-type="float">
            <text:p>27.1922</text:p>
          </table:table-cell>
          <table:table-cell table:formula="of:=['Chi2 Frame 2 Fit'.B64]-['Chi2 Frame 2 Fit'.C64]" office:value-type="float" office:value="0.9194" calcext:value-type="float">
            <text:p>0.91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.8094" calcext:value-type="float">
            <text:p>11.8094</text:p>
          </table:table-cell>
          <table:table-cell table:number-columns-repeated="3" office:value-type="float" office:value="12.4686" calcext:value-type="float">
            <text:p>12.4686</text:p>
          </table:table-cell>
          <table:table-cell table:formula="of:=['Chi2 Frame 2 Fit'.B65]-['Chi2 Frame 2 Fit'.C65]" office:value-type="float" office:value="-0.6592" calcext:value-type="float">
            <text:p>-0.659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18257" calcext:value-type="float">
            <text:p>1.18257</text:p>
          </table:table-cell>
          <table:table-cell table:number-columns-repeated="3" office:value-type="float" office:value="1.47143" calcext:value-type="float">
            <text:p>1.47143</text:p>
          </table:table-cell>
          <table:table-cell table:formula="of:=['Chi2 Frame 2 Fit'.B66]-['Chi2 Frame 2 Fit'.C66]" office:value-type="float" office:value="-0.28886" calcext:value-type="float">
            <text:p>-0.2888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2363" calcext:value-type="float">
            <text:p>0.22363</text:p>
          </table:table-cell>
          <table:table-cell table:number-columns-repeated="3" office:value-type="float" office:value="0.254488" calcext:value-type="float">
            <text:p>0.254488</text:p>
          </table:table-cell>
          <table:table-cell table:formula="of:=['Chi2 Frame 2 Fit'.B67]-['Chi2 Frame 2 Fit'.C67]" office:value-type="float" office:value="-0.030858" calcext:value-type="float">
            <text:p>-0.03085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218949" calcext:value-type="float">
            <text:p>0.0218949</text:p>
          </table:table-cell>
          <table:table-cell table:number-columns-repeated="3" office:value-type="float" office:value="0.0327671" calcext:value-type="float">
            <text:p>0.0327671</text:p>
          </table:table-cell>
          <table:table-cell table:formula="of:=['Chi2 Frame 2 Fit'.B68]-['Chi2 Frame 2 Fit'.C68]" office:value-type="float" office:value="-0.0108722" calcext:value-type="float">
            <text:p>-0.01087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69]-['Chi2 Frame 2 Fit'.C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70]-['Chi2 Frame 2 Fit'.C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71]-['Chi2 Frame 2 Fit'.C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72]-['Chi2 Frame 2 Fit'.C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73]-['Chi2 Frame 2 Fit'.C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74]-['Chi2 Frame 2 Fit'.C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75]-['Chi2 Frame 2 Fit'.C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76]-['Chi2 Frame 2 Fit'.C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77]-['Chi2 Frame 2 Fit'.C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78]-['Chi2 Frame 2 Fit'.C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79]-['Chi2 Frame 2 Fit'.C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80]-['Chi2 Frame 2 Fit'.C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81]-['Chi2 Frame 2 Fit'.C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82]-['Chi2 Frame 2 Fit'.C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83]-['Chi2 Frame 2 Fit'.C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84]-['Chi2 Frame 2 Fit'.C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85]-['Chi2 Frame 2 Fit'.C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86]-['Chi2 Frame 2 Fit'.C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87]-['Chi2 Frame 2 Fit'.C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88]-['Chi2 Frame 2 Fit'.C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89]-['Chi2 Frame 2 Fit'.C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90]-['Chi2 Frame 2 Fit'.C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91]-['Chi2 Frame 2 Fit'.C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92]-['Chi2 Frame 2 Fit'.C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93]-['Chi2 Frame 2 Fit'.C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94]-['Chi2 Frame 2 Fit'.C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95]-['Chi2 Frame 2 Fit'.C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96]-['Chi2 Frame 2 Fit'.C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97]-['Chi2 Frame 2 Fit'.C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98]-['Chi2 Frame 2 Fit'.C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99]-['Chi2 Frame 2 Fit'.C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100]-['Chi2 Frame 2 Fit'.C1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2 Fit'.B101]-['Chi2 Frame 2 Fit'.C101]" office:value-type="float" office:value="0" calcext:value-type="float">
            <text:p>0</text:p>
          </table:table-cell>
        </table:table-row>
      </table:table>
      <table:table table:name="Chi2 Frame 3 Fit" table:style-name="ta1">
        <table:shapes>
          <draw:frame draw:z-index="0" draw:style-name="gr1" draw:text-style-name="P1" svg:width="499.46pt" svg:height="414.34pt" svg:x="321.73pt" svg:y="11.85pt">
            <loext:p draw:notify-on-update-of-ranges="'Chi2 Frame 3 Fit'.A1:'Chi2 Frame 3 Fit'.A1 'Chi2 Frame 3 Fit'.A2:'Chi2 Frame 3 Fit'.A101 'Chi2 Frame 3 Fit'.B1:'Chi2 Frame 3 Fit'.B1 'Chi2 Frame 3 Fit'.B2:'Chi2 Frame 3 Fit'.B101 'Chi2 Frame 3 Fit'.A1:'Chi2 Frame 3 Fit'.A1 'Chi2 Frame 3 Fit'.A2:'Chi2 Frame 3 Fit'.A101 'Chi2 Frame 3 Fit'.C1:'Chi2 Frame 3 Fit'.C1 'Chi2 Frame 3 Fit'.C2:'Chi2 Frame 3 Fit'.C101 'Chi2 Frame 3 Fit'.A1:'Chi2 Frame 3 Fit'.A1 'Chi2 Frame 3 Fit'.A2:'Chi2 Frame 3 Fit'.A101 'Chi2 Frame 3 Fit'.F1:'Chi2 Frame 3 Fit'.F1 'Chi2 Frame 3 Fit'.F2:'Chi2 Frame 3 Fit'.F10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op 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uda 1</text:p>
          </table:table-cell>
          <table:table-cell office:value-type="string" calcext:value-type="string">
            <text:p>Cuda 2</text:p>
          </table:table-cell>
          <table:table-cell office:value-type="string" calcext:value-type="string">
            <text:p>Cuda 3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2]-['Chi2 Frame 3 Fit'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3]-['Chi2 Frame 3 Fit'.B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4]-['Chi2 Frame 3 Fit'.B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5]-['Chi2 Frame 3 Fit'.B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6]-['Chi2 Frame 3 Fit'.B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7]-['Chi2 Frame 3 Fit'.B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8]-['Chi2 Frame 3 Fit'.B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9]-['Chi2 Frame 3 Fit'.B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10]-['Chi2 Frame 3 Fit'.B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11]-['Chi2 Frame 3 Fit'.B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12]-['Chi2 Frame 3 Fit'.B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13]-['Chi2 Frame 3 Fit'.B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14]-['Chi2 Frame 3 Fit'.B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15]-['Chi2 Frame 3 Fit'.B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16]-['Chi2 Frame 3 Fit'.B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17]-['Chi2 Frame 3 Fit'.B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18]-['Chi2 Frame 3 Fit'.B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19]-['Chi2 Frame 3 Fit'.B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20]-['Chi2 Frame 3 Fit'.B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21]-['Chi2 Frame 3 Fit'.B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22]-['Chi2 Frame 3 Fit'.B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23]-['Chi2 Frame 3 Fit'.B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24]-['Chi2 Frame 3 Fit'.B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25]-['Chi2 Frame 3 Fit'.B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26]-['Chi2 Frame 3 Fit'.B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27]-['Chi2 Frame 3 Fit'.B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28]-['Chi2 Frame 3 Fit'.B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29]-['Chi2 Frame 3 Fit'.B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30]-['Chi2 Frame 3 Fit'.B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31]-['Chi2 Frame 3 Fit'.B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32]-['Chi2 Frame 3 Fit'.B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33]-['Chi2 Frame 3 Fit'.B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34]-['Chi2 Frame 3 Fit'.B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21175" calcext:value-type="float">
            <text:p>0.021175</text:p>
          </table:table-cell>
          <table:table-cell table:number-columns-repeated="3" office:value-type="float" office:value="0.0471359" calcext:value-type="float">
            <text:p>0.0471359</text:p>
          </table:table-cell>
          <table:table-cell table:formula="of:=['Chi2 Frame 3 Fit'.C35]-['Chi2 Frame 3 Fit'.B35]" office:value-type="float" office:value="0.0259609" calcext:value-type="float">
            <text:p>0.025960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20254" calcext:value-type="float">
            <text:p>0.220254</text:p>
          </table:table-cell>
          <table:table-cell table:number-columns-repeated="3" office:value-type="float" office:value="0.308595" calcext:value-type="float">
            <text:p>0.308595</text:p>
          </table:table-cell>
          <table:table-cell table:formula="of:=['Chi2 Frame 3 Fit'.C36]-['Chi2 Frame 3 Fit'.B36]" office:value-type="float" office:value="0.088341" calcext:value-type="float">
            <text:p>0.0883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15066" calcext:value-type="float">
            <text:p>1.15066</text:p>
          </table:table-cell>
          <table:table-cell table:number-columns-repeated="3" office:value-type="float" office:value="1.98728" calcext:value-type="float">
            <text:p>1.98728</text:p>
          </table:table-cell>
          <table:table-cell table:formula="of:=['Chi2 Frame 3 Fit'.C37]-['Chi2 Frame 3 Fit'.B37]" office:value-type="float" office:value="0.83662" calcext:value-type="float">
            <text:p>0.836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.7263" calcext:value-type="float">
            <text:p>11.7263</text:p>
          </table:table-cell>
          <table:table-cell table:number-columns-repeated="3" office:value-type="float" office:value="13.9459" calcext:value-type="float">
            <text:p>13.9459</text:p>
          </table:table-cell>
          <table:table-cell table:formula="of:=['Chi2 Frame 3 Fit'.C38]-['Chi2 Frame 3 Fit'.B38]" office:value-type="float" office:value="2.2196" calcext:value-type="float">
            <text:p>2.219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7.8489" calcext:value-type="float">
            <text:p>27.8489</text:p>
          </table:table-cell>
          <table:table-cell table:number-columns-repeated="3" office:value-type="float" office:value="28.5877" calcext:value-type="float">
            <text:p>28.5877</text:p>
          </table:table-cell>
          <table:table-cell table:formula="of:=['Chi2 Frame 3 Fit'.C39]-['Chi2 Frame 3 Fit'.B39]" office:value-type="float" office:value="0.738800000000001" calcext:value-type="float">
            <text:p>0.738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.8983" calcext:value-type="float">
            <text:p>42.8983</text:p>
          </table:table-cell>
          <table:table-cell table:number-columns-repeated="3" office:value-type="float" office:value="42.1559" calcext:value-type="float">
            <text:p>42.1559</text:p>
          </table:table-cell>
          <table:table-cell table:formula="of:=['Chi2 Frame 3 Fit'.C40]-['Chi2 Frame 3 Fit'.B40]" office:value-type="float" office:value="-0.742399999999996" calcext:value-type="float">
            <text:p>-0.74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6.9396" calcext:value-type="float">
            <text:p>56.9396</text:p>
          </table:table-cell>
          <table:table-cell table:number-columns-repeated="3" office:value-type="float" office:value="54.706" calcext:value-type="float">
            <text:p>54.706</text:p>
          </table:table-cell>
          <table:table-cell table:formula="of:=['Chi2 Frame 3 Fit'.C41]-['Chi2 Frame 3 Fit'.B41]" office:value-type="float" office:value="-2.2336" calcext:value-type="float">
            <text:p>-2.233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9.6238" calcext:value-type="float">
            <text:p>69.6238</text:p>
          </table:table-cell>
          <table:table-cell table:number-columns-repeated="3" office:value-type="float" office:value="66.0619" calcext:value-type="float">
            <text:p>66.0619</text:p>
          </table:table-cell>
          <table:table-cell table:formula="of:=['Chi2 Frame 3 Fit'.C42]-['Chi2 Frame 3 Fit'.B42]" office:value-type="float" office:value="-3.56190000000001" calcext:value-type="float">
            <text:p>-3.56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.8709" calcext:value-type="float">
            <text:p>80.8709</text:p>
          </table:table-cell>
          <table:table-cell table:number-columns-repeated="3" office:value-type="float" office:value="76.2041" calcext:value-type="float">
            <text:p>76.2041</text:p>
          </table:table-cell>
          <table:table-cell table:formula="of:=['Chi2 Frame 3 Fit'.C43]-['Chi2 Frame 3 Fit'.B43]" office:value-type="float" office:value="-4.66680000000001" calcext:value-type="float">
            <text:p>-4.666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0.9387" calcext:value-type="float">
            <text:p>90.9387</text:p>
          </table:table-cell>
          <table:table-cell table:number-columns-repeated="3" office:value-type="float" office:value="85.2852" calcext:value-type="float">
            <text:p>85.2852</text:p>
          </table:table-cell>
          <table:table-cell table:formula="of:=['Chi2 Frame 3 Fit'.C44]-['Chi2 Frame 3 Fit'.B44]" office:value-type="float" office:value="-5.65349999999999" calcext:value-type="float">
            <text:p>-5.65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9.7797" calcext:value-type="float">
            <text:p>99.7797</text:p>
          </table:table-cell>
          <table:table-cell office:value-type="float" office:value="93.1293" calcext:value-type="float">
            <text:p>93.1293</text:p>
          </table:table-cell>
          <table:table-cell table:number-columns-repeated="2" office:value-type="float" office:value="93.1294" calcext:value-type="float">
            <text:p>93.1294</text:p>
          </table:table-cell>
          <table:table-cell table:formula="of:=['Chi2 Frame 3 Fit'.C45]-['Chi2 Frame 3 Fit'.B45]" office:value-type="float" office:value="-6.65040000000001" calcext:value-type="float">
            <text:p>-6.65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7.214" calcext:value-type="float">
            <text:p>107.214</text:p>
          </table:table-cell>
          <table:table-cell table:number-columns-repeated="2" office:value-type="float" office:value="99.8883" calcext:value-type="float">
            <text:p>99.8883</text:p>
          </table:table-cell>
          <table:table-cell office:value-type="float" office:value="99.8884" calcext:value-type="float">
            <text:p>99.8884</text:p>
          </table:table-cell>
          <table:table-cell table:formula="of:=['Chi2 Frame 3 Fit'.C46]-['Chi2 Frame 3 Fit'.B46]" office:value-type="float" office:value="-7.3257" calcext:value-type="float">
            <text:p>-7.325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3.502" calcext:value-type="float">
            <text:p>113.502</text:p>
          </table:table-cell>
          <table:table-cell table:number-columns-repeated="3" office:value-type="float" office:value="105.531" calcext:value-type="float">
            <text:p>105.531</text:p>
          </table:table-cell>
          <table:table-cell table:formula="of:=['Chi2 Frame 3 Fit'.C47]-['Chi2 Frame 3 Fit'.B47]" office:value-type="float" office:value="-7.97099999999999" calcext:value-type="float">
            <text:p>-7.97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8.556" calcext:value-type="float">
            <text:p>118.556</text:p>
          </table:table-cell>
          <table:table-cell table:number-columns-repeated="3" office:value-type="float" office:value="110.069" calcext:value-type="float">
            <text:p>110.069</text:p>
          </table:table-cell>
          <table:table-cell table:formula="of:=['Chi2 Frame 3 Fit'.C48]-['Chi2 Frame 3 Fit'.B48]" office:value-type="float" office:value="-8.487" calcext:value-type="float">
            <text:p>-8.48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2.488" calcext:value-type="float">
            <text:p>122.488</text:p>
          </table:table-cell>
          <table:table-cell table:number-columns-repeated="3" office:value-type="float" office:value="113.591" calcext:value-type="float">
            <text:p>113.591</text:p>
          </table:table-cell>
          <table:table-cell table:formula="of:=['Chi2 Frame 3 Fit'.C49]-['Chi2 Frame 3 Fit'.B49]" office:value-type="float" office:value="-8.89700000000001" calcext:value-type="float">
            <text:p>-8.89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5.121" calcext:value-type="float">
            <text:p>125.121</text:p>
          </table:table-cell>
          <table:table-cell table:number-columns-repeated="3" office:value-type="float" office:value="115.954" calcext:value-type="float">
            <text:p>115.954</text:p>
          </table:table-cell>
          <table:table-cell table:formula="of:=['Chi2 Frame 3 Fit'.C50]-['Chi2 Frame 3 Fit'.B50]" office:value-type="float" office:value="-9.167" calcext:value-type="float">
            <text:p>-9.1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6.356" calcext:value-type="float">
            <text:p>126.356</text:p>
          </table:table-cell>
          <table:table-cell table:number-columns-repeated="3" office:value-type="float" office:value="117.084" calcext:value-type="float">
            <text:p>117.084</text:p>
          </table:table-cell>
          <table:table-cell table:formula="of:=['Chi2 Frame 3 Fit'.C51]-['Chi2 Frame 3 Fit'.B51]" office:value-type="float" office:value="-9.27199999999999" calcext:value-type="float">
            <text:p>-9.2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6.477" calcext:value-type="float">
            <text:p>126.477</text:p>
          </table:table-cell>
          <table:table-cell table:number-columns-repeated="3" office:value-type="float" office:value="117.214" calcext:value-type="float">
            <text:p>117.214</text:p>
          </table:table-cell>
          <table:table-cell table:formula="of:=['Chi2 Frame 3 Fit'.C52]-['Chi2 Frame 3 Fit'.B52]" office:value-type="float" office:value="-9.26300000000001" calcext:value-type="float">
            <text:p>-9.2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5.372" calcext:value-type="float">
            <text:p>125.372</text:p>
          </table:table-cell>
          <table:table-cell table:number-columns-repeated="3" office:value-type="float" office:value="116.204" calcext:value-type="float">
            <text:p>116.204</text:p>
          </table:table-cell>
          <table:table-cell table:formula="of:=['Chi2 Frame 3 Fit'.C53]-['Chi2 Frame 3 Fit'.B53]" office:value-type="float" office:value="-9.16800000000001" calcext:value-type="float">
            <text:p>-9.16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2.877" calcext:value-type="float">
            <text:p>122.877</text:p>
          </table:table-cell>
          <table:table-cell table:number-columns-repeated="3" office:value-type="float" office:value="113.974" calcext:value-type="float">
            <text:p>113.974</text:p>
          </table:table-cell>
          <table:table-cell table:formula="of:=['Chi2 Frame 3 Fit'.C54]-['Chi2 Frame 3 Fit'.B54]" office:value-type="float" office:value="-8.90299999999999" calcext:value-type="float">
            <text:p>-8.90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9.064" calcext:value-type="float">
            <text:p>119.064</text:p>
          </table:table-cell>
          <table:table-cell table:number-columns-repeated="3" office:value-type="float" office:value="110.553" calcext:value-type="float">
            <text:p>110.553</text:p>
          </table:table-cell>
          <table:table-cell table:formula="of:=['Chi2 Frame 3 Fit'.C55]-['Chi2 Frame 3 Fit'.B55]" office:value-type="float" office:value="-8.511" calcext:value-type="float">
            <text:p>-8.5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4.129" calcext:value-type="float">
            <text:p>114.129</text:p>
          </table:table-cell>
          <table:table-cell table:number-columns-repeated="3" office:value-type="float" office:value="106.121" calcext:value-type="float">
            <text:p>106.121</text:p>
          </table:table-cell>
          <table:table-cell table:formula="of:=['Chi2 Frame 3 Fit'.C56]-['Chi2 Frame 3 Fit'.B56]" office:value-type="float" office:value="-8.00800000000001" calcext:value-type="float">
            <text:p>-8.00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7.934" calcext:value-type="float">
            <text:p>107.934</text:p>
          </table:table-cell>
          <table:table-cell table:number-columns-repeated="3" office:value-type="float" office:value="100.551" calcext:value-type="float">
            <text:p>100.551</text:p>
          </table:table-cell>
          <table:table-cell table:formula="of:=['Chi2 Frame 3 Fit'.C57]-['Chi2 Frame 3 Fit'.B57]" office:value-type="float" office:value="-7.383" calcext:value-type="float">
            <text:p>-7.38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.543" calcext:value-type="float">
            <text:p>100.543</text:p>
          </table:table-cell>
          <table:table-cell table:number-columns-repeated="3" office:value-type="float" office:value="93.9177" calcext:value-type="float">
            <text:p>93.9177</text:p>
          </table:table-cell>
          <table:table-cell table:formula="of:=['Chi2 Frame 3 Fit'.C58]-['Chi2 Frame 3 Fit'.B58]" office:value-type="float" office:value="-6.62530000000001" calcext:value-type="float">
            <text:p>-6.625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1.6728" calcext:value-type="float">
            <text:p>91.6728</text:p>
          </table:table-cell>
          <table:table-cell table:number-columns-repeated="2" office:value-type="float" office:value="85.9876" calcext:value-type="float">
            <text:p>85.9876</text:p>
          </table:table-cell>
          <table:table-cell office:value-type="float" office:value="85.9877" calcext:value-type="float">
            <text:p>85.9877</text:p>
          </table:table-cell>
          <table:table-cell table:formula="of:=['Chi2 Frame 3 Fit'.C59]-['Chi2 Frame 3 Fit'.B59]" office:value-type="float" office:value="-5.6852" calcext:value-type="float">
            <text:p>-5.68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1.5188" calcext:value-type="float">
            <text:p>81.5188</text:p>
          </table:table-cell>
          <table:table-cell table:number-columns-repeated="3" office:value-type="float" office:value="76.8219" calcext:value-type="float">
            <text:p>76.8219</text:p>
          </table:table-cell>
          <table:table-cell table:formula="of:=['Chi2 Frame 3 Fit'.C60]-['Chi2 Frame 3 Fit'.B60]" office:value-type="float" office:value="-4.6969" calcext:value-type="float">
            <text:p>-4.69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.1534" calcext:value-type="float">
            <text:p>70.1534</text:p>
          </table:table-cell>
          <table:table-cell table:number-columns-repeated="3" office:value-type="float" office:value="66.6012" calcext:value-type="float">
            <text:p>66.6012</text:p>
          </table:table-cell>
          <table:table-cell table:formula="of:=['Chi2 Frame 3 Fit'.C61]-['Chi2 Frame 3 Fit'.B61]" office:value-type="float" office:value="-3.5522" calcext:value-type="float">
            <text:p>-3.552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7.4738" calcext:value-type="float">
            <text:p>57.4738</text:p>
          </table:table-cell>
          <table:table-cell table:number-columns-repeated="3" office:value-type="float" office:value="55.2073" calcext:value-type="float">
            <text:p>55.2073</text:p>
          </table:table-cell>
          <table:table-cell table:formula="of:=['Chi2 Frame 3 Fit'.C62]-['Chi2 Frame 3 Fit'.B62]" office:value-type="float" office:value="-2.2665" calcext:value-type="float">
            <text:p>-2.266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3.3612" calcext:value-type="float">
            <text:p>43.3612</text:p>
          </table:table-cell>
          <table:table-cell table:number-columns-repeated="3" office:value-type="float" office:value="42.5547" calcext:value-type="float">
            <text:p>42.5547</text:p>
          </table:table-cell>
          <table:table-cell table:formula="of:=['Chi2 Frame 3 Fit'.C63]-['Chi2 Frame 3 Fit'.B63]" office:value-type="float" office:value="-0.8065" calcext:value-type="float">
            <text:p>-0.806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8.1116" calcext:value-type="float">
            <text:p>28.1116</text:p>
          </table:table-cell>
          <table:table-cell table:number-columns-repeated="3" office:value-type="float" office:value="28.7945" calcext:value-type="float">
            <text:p>28.7945</text:p>
          </table:table-cell>
          <table:table-cell table:formula="of:=['Chi2 Frame 3 Fit'.C64]-['Chi2 Frame 3 Fit'.B64]" office:value-type="float" office:value="0.6829" calcext:value-type="float">
            <text:p>0.68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.8094" calcext:value-type="float">
            <text:p>11.8094</text:p>
          </table:table-cell>
          <table:table-cell table:number-columns-repeated="3" office:value-type="float" office:value="14.022" calcext:value-type="float">
            <text:p>14.022</text:p>
          </table:table-cell>
          <table:table-cell table:formula="of:=['Chi2 Frame 3 Fit'.C65]-['Chi2 Frame 3 Fit'.B65]" office:value-type="float" office:value="2.2126" calcext:value-type="float">
            <text:p>2.21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18257" calcext:value-type="float">
            <text:p>1.18257</text:p>
          </table:table-cell>
          <table:table-cell table:number-columns-repeated="3" office:value-type="float" office:value="2.02668" calcext:value-type="float">
            <text:p>2.02668</text:p>
          </table:table-cell>
          <table:table-cell table:formula="of:=['Chi2 Frame 3 Fit'.C66]-['Chi2 Frame 3 Fit'.B66]" office:value-type="float" office:value="0.84411" calcext:value-type="float">
            <text:p>0.844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2363" calcext:value-type="float">
            <text:p>0.22363</text:p>
          </table:table-cell>
          <table:table-cell table:number-columns-repeated="3" office:value-type="float" office:value="0.310273" calcext:value-type="float">
            <text:p>0.310273</text:p>
          </table:table-cell>
          <table:table-cell table:formula="of:=['Chi2 Frame 3 Fit'.C67]-['Chi2 Frame 3 Fit'.B67]" office:value-type="float" office:value="0.0866429999999999" calcext:value-type="float">
            <text:p>0.08664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218949" calcext:value-type="float">
            <text:p>0.0218949</text:p>
          </table:table-cell>
          <table:table-cell table:number-columns-repeated="3" office:value-type="float" office:value="0.0474059" calcext:value-type="float">
            <text:p>0.0474059</text:p>
          </table:table-cell>
          <table:table-cell table:formula="of:=['Chi2 Frame 3 Fit'.C68]-['Chi2 Frame 3 Fit'.B68]" office:value-type="float" office:value="0.025511" calcext:value-type="float">
            <text:p>0.0255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69]-['Chi2 Frame 3 Fit'.B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70]-['Chi2 Frame 3 Fit'.B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71]-['Chi2 Frame 3 Fit'.B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72]-['Chi2 Frame 3 Fit'.B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73]-['Chi2 Frame 3 Fit'.B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74]-['Chi2 Frame 3 Fit'.B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75]-['Chi2 Frame 3 Fit'.B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76]-['Chi2 Frame 3 Fit'.B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77]-['Chi2 Frame 3 Fit'.B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78]-['Chi2 Frame 3 Fit'.B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79]-['Chi2 Frame 3 Fit'.B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80]-['Chi2 Frame 3 Fit'.B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81]-['Chi2 Frame 3 Fit'.B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82]-['Chi2 Frame 3 Fit'.B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83]-['Chi2 Frame 3 Fit'.B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84]-['Chi2 Frame 3 Fit'.B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85]-['Chi2 Frame 3 Fit'.B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86]-['Chi2 Frame 3 Fit'.B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87]-['Chi2 Frame 3 Fit'.B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88]-['Chi2 Frame 3 Fit'.B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89]-['Chi2 Frame 3 Fit'.B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90]-['Chi2 Frame 3 Fit'.B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91]-['Chi2 Frame 3 Fit'.B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92]-['Chi2 Frame 3 Fit'.B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93]-['Chi2 Frame 3 Fit'.B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94]-['Chi2 Frame 3 Fit'.B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95]-['Chi2 Frame 3 Fit'.B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96]-['Chi2 Frame 3 Fit'.B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97]-['Chi2 Frame 3 Fit'.B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98]-['Chi2 Frame 3 Fit'.B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99]-['Chi2 Frame 3 Fit'.B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100]-['Chi2 Frame 3 Fit'.B1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Chi2 Frame 3 Fit'.C101]-['Chi2 Frame 3 Fit'.B101]" office:value-type="float" office:value="0" calcext:value-type="float">
            <text:p>0</text:p>
          </table:table-cell>
        </table:table-row>
      </table:table>
      <table:table table:name="Frame 0 Fit" table:style-name="ta1">
        <table:shapes>
          <draw:frame draw:z-index="0" draw:style-name="gr1" draw:text-style-name="P1" svg:width="594.71pt" svg:height="421.94pt" svg:x="41.73pt" svg:y="519.11pt">
            <loext:p draw:notify-on-update-of-ranges="'Frame 0 Fit'.A34:'Frame 0 Fit'.A69 'Frame 0 Fit'.A1:'Frame 0 Fit'.A1 'Frame 0 Fit'.B34:'Frame 0 Fit'.B69 'Frame 0 Fit'.A34:'Frame 0 Fit'.A69 'Frame 0 Fit'.A1:'Frame 0 Fit'.A1 'Frame 0 Fit'.C34:'Frame 0 Fit'.C69 'Frame 0 Fit'.A34:'Frame 0 Fit'.A69 'Frame 0 Fit'.A1:'Frame 0 Fit'.A1 'Frame 0 Fit'.D34:'Frame 0 Fit'.D6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94.71pt" svg:height="421.94pt" svg:x="103.46pt" svg:y="897pt">
            <loext:p draw:notify-on-update-of-ranges="'Frame 0 Fit'.A34:'Frame 0 Fit'.A69 'Frame 0 Fit'.A1:'Frame 0 Fit'.A1 'Frame 0 Fit'.E34:'Frame 0 Fit'.E69 'Frame 0 Fit'.A34:'Frame 0 Fit'.A69 'Frame 0 Fit'.A1:'Frame 0 Fit'.A1 'Frame 0 Fit'.I34:'Frame 0 Fit'.I69 'Frame 0 Fit'.A34:'Frame 0 Fit'.A69 'Frame 0 Fit'.A1:'Frame 0 Fit'.A1 'Frame 0 Fit'.F34:'Frame 0 Fit'.F69 'Frame 0 Fit'.A34:'Frame 0 Fit'.A69 'Frame 0 Fit'.A1:'Frame 0 Fit'.A1 'Frame 0 Fit'.G34:'Frame 0 Fit'.G69 'Frame 0 Fit'.A34:'Frame 0 Fit'.A69 'Frame 0 Fit'.A1:'Frame 0 Fit'.A1 'Frame 0 Fit'.H34:'Frame 0 Fit'.H6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del/idop </text:p>
          </table:table-cell>
          <table:table-cell office:value-type="string" calcext:value-type="string">
            <text:p>Std #1</text:p>
          </table:table-cell>
          <table:table-cell office:value-type="string" calcext:value-type="string">
            <text:p>cud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td #2</text:p>
          </table:table-cell>
          <table:table-cell office:value-type="string" calcext:value-type="string">
            <text:p>Cuda #1</text:p>
          </table:table-cell>
          <table:table-cell office:value-type="string" calcext:value-type="string">
            <text:p>Cuda #2</text:p>
          </table:table-cell>
          <table:table-cell office:value-type="string" calcext:value-type="string">
            <text:p>Cuda #3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um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2]-['Frame 0 Fit'.B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2]-['Frame 0 Fit'.F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</text:p>
          </table:table-cell>
          <table:table-cell table:formula="of:=SUM(['Frame 0 Fit'.B2:.B101])" office:value-type="float" office:value="2381.20964082" calcext:value-type="float">
            <text:p>2381.209640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3]-['Frame 0 Fit'.B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3]-['Frame 0 Fit'.F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uda</text:p>
          </table:table-cell>
          <table:table-cell table:formula="of:=SUM(['Frame 0 Fit'.C2:.C101])" office:value-type="float" office:value="2381.0389968" calcext:value-type="float">
            <text:p>2381.03899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4]-['Frame 0 Fit'.B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4]-['Frame 0 Fit'.F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5]-['Frame 0 Fit'.B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5]-['Frame 0 Fit'.F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6]-['Frame 0 Fit'.B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6]-['Frame 0 Fit'.F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7]-['Frame 0 Fit'.B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7]-['Frame 0 Fit'.F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8]-['Frame 0 Fit'.B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8]-['Frame 0 Fit'.F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9]-['Frame 0 Fit'.B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9]-['Frame 0 Fit'.F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10]-['Frame 0 Fit'.B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10]-['Frame 0 Fit'.F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11]-['Frame 0 Fit'.B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11]-['Frame 0 Fit'.F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12]-['Frame 0 Fit'.B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12]-['Frame 0 Fit'.F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13]-['Frame 0 Fit'.B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13]-['Frame 0 Fit'.F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14]-['Frame 0 Fit'.B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14]-['Frame 0 Fit'.F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15]-['Frame 0 Fit'.B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15]-['Frame 0 Fit'.F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16]-['Frame 0 Fit'.B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16]-['Frame 0 Fit'.F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17]-['Frame 0 Fit'.B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17]-['Frame 0 Fit'.F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18]-['Frame 0 Fit'.B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18]-['Frame 0 Fit'.F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19]-['Frame 0 Fit'.B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19]-['Frame 0 Fit'.F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20]-['Frame 0 Fit'.B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20]-['Frame 0 Fit'.F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21]-['Frame 0 Fit'.B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21]-['Frame 0 Fit'.F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22]-['Frame 0 Fit'.B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22]-['Frame 0 Fit'.F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23]-['Frame 0 Fit'.B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23]-['Frame 0 Fit'.F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24]-['Frame 0 Fit'.B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24]-['Frame 0 Fit'.F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25]-['Frame 0 Fit'.B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25]-['Frame 0 Fit'.F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26]-['Frame 0 Fit'.B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26]-['Frame 0 Fit'.F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27]-['Frame 0 Fit'.B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27]-['Frame 0 Fit'.F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28]-['Frame 0 Fit'.B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28]-['Frame 0 Fit'.F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29]-['Frame 0 Fit'.B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29]-['Frame 0 Fit'.F2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30]-['Frame 0 Fit'.B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30]-['Frame 0 Fit'.F3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31]-['Frame 0 Fit'.B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31]-['Frame 0 Fit'.F3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32]-['Frame 0 Fit'.B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32]-['Frame 0 Fit'.F3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33]-['Frame 0 Fit'.B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33]-['Frame 0 Fit'.F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34]-['Frame 0 Fit'.B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144339" calcext:value-type="float">
            <text:p>0.01443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E34]-['Frame 0 Fit'.F34]" office:value-type="float" office:value="-0.0144339" calcext:value-type="float">
            <text:p>-0.014433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582598" calcext:value-type="float">
            <text:p>0.00582598</text:p>
          </table:table-cell>
          <table:table-cell office:value-type="float" office:value="0.0491211" calcext:value-type="float">
            <text:p>0.0491211</text:p>
          </table:table-cell>
          <table:table-cell table:formula="of:=['Frame 0 Fit'.C35]-['Frame 0 Fit'.B35]" office:value-type="float" office:value="0.04329512" calcext:value-type="float">
            <text:p>0.04329512</text:p>
          </table:table-cell>
          <table:table-cell office:value-type="float" office:value="0.00548326" calcext:value-type="float">
            <text:p>0.00548326</text:p>
          </table:table-cell>
          <table:table-cell office:value-type="float" office:value="0.187494" calcext:value-type="float">
            <text:p>0.187494</text:p>
          </table:table-cell>
          <table:table-cell table:number-columns-repeated="2" office:value-type="float" office:value="0.00548326" calcext:value-type="float">
            <text:p>0.00548326</text:p>
          </table:table-cell>
          <table:table-cell table:formula="of:=['Frame 0 Fit'.E35]-['Frame 0 Fit'.F35]" office:value-type="float" office:value="-0.18201074" calcext:value-type="float">
            <text:p>-0.18201074</text:p>
          </table:table-cell>
          <table:table-cell office:value-type="float" office:value="0.00548326" calcext:value-type="float">
            <text:p>0.00548326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52866" calcext:value-type="float">
            <text:p>0.152866</text:p>
          </table:table-cell>
          <table:table-cell office:value-type="float" office:value="0.324579" calcext:value-type="float">
            <text:p>0.324579</text:p>
          </table:table-cell>
          <table:table-cell table:formula="of:=['Frame 0 Fit'.C36]-['Frame 0 Fit'.B36]" office:value-type="float" office:value="0.171713" calcext:value-type="float">
            <text:p>0.171713</text:p>
          </table:table-cell>
          <table:table-cell office:value-type="float" office:value="0.143873" calcext:value-type="float">
            <text:p>0.143873</text:p>
          </table:table-cell>
          <table:table-cell office:value-type="float" office:value="0.949037" calcext:value-type="float">
            <text:p>0.949037</text:p>
          </table:table-cell>
          <table:table-cell table:number-columns-repeated="2" office:value-type="float" office:value="0.143873" calcext:value-type="float">
            <text:p>0.143873</text:p>
          </table:table-cell>
          <table:table-cell table:formula="of:=['Frame 0 Fit'.E36]-['Frame 0 Fit'.F36]" office:value-type="float" office:value="-0.805164" calcext:value-type="float">
            <text:p>-0.805164</text:p>
          </table:table-cell>
          <table:table-cell office:value-type="float" office:value="0.143873" calcext:value-type="float">
            <text:p>0.14387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53344" calcext:value-type="float">
            <text:p>0.753344</text:p>
          </table:table-cell>
          <table:table-cell office:value-type="float" office:value="2.13242" calcext:value-type="float">
            <text:p>2.13242</text:p>
          </table:table-cell>
          <table:table-cell table:formula="of:=['Frame 0 Fit'.C37]-['Frame 0 Fit'.B37]" office:value-type="float" office:value="1.379076" calcext:value-type="float">
            <text:p>1.379076</text:p>
          </table:table-cell>
          <table:table-cell office:value-type="float" office:value="0.709028" calcext:value-type="float">
            <text:p>0.709028</text:p>
          </table:table-cell>
          <table:table-cell office:value-type="float" office:value="10.1846" calcext:value-type="float">
            <text:p>10.1846</text:p>
          </table:table-cell>
          <table:table-cell table:number-columns-repeated="2" office:value-type="float" office:value="0.709028" calcext:value-type="float">
            <text:p>0.709028</text:p>
          </table:table-cell>
          <table:table-cell table:formula="of:=['Frame 0 Fit'.E37]-['Frame 0 Fit'.F37]" office:value-type="float" office:value="-9.475572" calcext:value-type="float">
            <text:p>-9.475572</text:p>
          </table:table-cell>
          <table:table-cell office:value-type="float" office:value="0.709028" calcext:value-type="float">
            <text:p>0.709028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.64282" calcext:value-type="float">
            <text:p>8.64282</text:p>
          </table:table-cell>
          <table:table-cell office:value-type="float" office:value="14.666" calcext:value-type="float">
            <text:p>14.666</text:p>
          </table:table-cell>
          <table:table-cell table:formula="of:=['Frame 0 Fit'.C38]-['Frame 0 Fit'.B38]" office:value-type="float" office:value="6.02318" calcext:value-type="float">
            <text:p>6.02318</text:p>
          </table:table-cell>
          <table:table-cell office:value-type="float" office:value="8.13441" calcext:value-type="float">
            <text:p>8.13441</text:p>
          </table:table-cell>
          <table:table-cell office:value-type="float" office:value="25.6832" calcext:value-type="float">
            <text:p>25.6832</text:p>
          </table:table-cell>
          <table:table-cell table:number-columns-repeated="2" office:value-type="float" office:value="8.13441" calcext:value-type="float">
            <text:p>8.13441</text:p>
          </table:table-cell>
          <table:table-cell table:formula="of:=['Frame 0 Fit'.E38]-['Frame 0 Fit'.F38]" office:value-type="float" office:value="-17.54879" calcext:value-type="float">
            <text:p>-17.54879</text:p>
          </table:table-cell>
          <table:table-cell office:value-type="float" office:value="8.13441" calcext:value-type="float">
            <text:p>8.1344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.2" calcext:value-type="float">
            <text:p>25.2</text:p>
          </table:table-cell>
          <table:table-cell office:value-type="float" office:value="30.183" calcext:value-type="float">
            <text:p>30.183</text:p>
          </table:table-cell>
          <table:table-cell table:formula="of:=['Frame 0 Fit'.C39]-['Frame 0 Fit'.B39]" office:value-type="float" office:value="4.983" calcext:value-type="float">
            <text:p>4.983</text:p>
          </table:table-cell>
          <table:table-cell office:value-type="float" office:value="23.7176" calcext:value-type="float">
            <text:p>23.7176</text:p>
          </table:table-cell>
          <table:table-cell office:value-type="float" office:value="40.4153" calcext:value-type="float">
            <text:p>40.4153</text:p>
          </table:table-cell>
          <table:table-cell table:number-columns-repeated="2" office:value-type="float" office:value="23.7176" calcext:value-type="float">
            <text:p>23.7176</text:p>
          </table:table-cell>
          <table:table-cell table:formula="of:=['Frame 0 Fit'.E39]-['Frame 0 Fit'.F39]" office:value-type="float" office:value="-16.6977" calcext:value-type="float">
            <text:p>-16.6977</text:p>
          </table:table-cell>
          <table:table-cell office:value-type="float" office:value="23.7176" calcext:value-type="float">
            <text:p>23.717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.8222" calcext:value-type="float">
            <text:p>40.8222</text:p>
          </table:table-cell>
          <table:table-cell office:value-type="float" office:value="44.5742" calcext:value-type="float">
            <text:p>44.5742</text:p>
          </table:table-cell>
          <table:table-cell table:formula="of:=['Frame 0 Fit'.C40]-['Frame 0 Fit'.B40]" office:value-type="float" office:value="3.752" calcext:value-type="float">
            <text:p>3.752</text:p>
          </table:table-cell>
          <table:table-cell office:value-type="float" office:value="38.4208" calcext:value-type="float">
            <text:p>38.4208</text:p>
          </table:table-cell>
          <table:table-cell office:value-type="float" office:value="54.2534" calcext:value-type="float">
            <text:p>54.2534</text:p>
          </table:table-cell>
          <table:table-cell table:number-columns-repeated="2" office:value-type="float" office:value="38.4208" calcext:value-type="float">
            <text:p>38.4208</text:p>
          </table:table-cell>
          <table:table-cell table:formula="of:=['Frame 0 Fit'.E40]-['Frame 0 Fit'.F40]" office:value-type="float" office:value="-15.8326" calcext:value-type="float">
            <text:p>-15.8326</text:p>
          </table:table-cell>
          <table:table-cell office:value-type="float" office:value="38.4208" calcext:value-type="float">
            <text:p>38.420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5.3444" calcext:value-type="float">
            <text:p>55.3444</text:p>
          </table:table-cell>
          <table:table-cell office:value-type="float" office:value="57.9005" calcext:value-type="float">
            <text:p>57.9005</text:p>
          </table:table-cell>
          <table:table-cell table:formula="of:=['Frame 0 Fit'.C41]-['Frame 0 Fit'.B41]" office:value-type="float" office:value="2.5561" calcext:value-type="float">
            <text:p>2.5561</text:p>
          </table:table-cell>
          <table:table-cell office:value-type="float" office:value="52.0888" calcext:value-type="float">
            <text:p>52.0888</text:p>
          </table:table-cell>
          <table:table-cell office:value-type="float" office:value="66.9987" calcext:value-type="float">
            <text:p>66.9987</text:p>
          </table:table-cell>
          <table:table-cell table:number-columns-repeated="2" office:value-type="float" office:value="52.0888" calcext:value-type="float">
            <text:p>52.0888</text:p>
          </table:table-cell>
          <table:table-cell table:formula="of:=['Frame 0 Fit'.E41]-['Frame 0 Fit'.F41]" office:value-type="float" office:value="-14.9099" calcext:value-type="float">
            <text:p>-14.9099</text:p>
          </table:table-cell>
          <table:table-cell office:value-type="float" office:value="52.0888" calcext:value-type="float">
            <text:p>52.0888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8.6132" calcext:value-type="float">
            <text:p>68.6132</text:p>
          </table:table-cell>
          <table:table-cell office:value-type="float" office:value="69.9482" calcext:value-type="float">
            <text:p>69.9482</text:p>
          </table:table-cell>
          <table:table-cell table:formula="of:=['Frame 0 Fit'.C42]-['Frame 0 Fit'.B42]" office:value-type="float" office:value="1.33499999999999" calcext:value-type="float">
            <text:p>1.335</text:p>
          </table:table-cell>
          <table:table-cell office:value-type="float" office:value="64.577" calcext:value-type="float">
            <text:p>64.577</text:p>
          </table:table-cell>
          <table:table-cell office:value-type="float" office:value="78.4692" calcext:value-type="float">
            <text:p>78.4692</text:p>
          </table:table-cell>
          <table:table-cell table:number-columns-repeated="2" office:value-type="float" office:value="64.577" calcext:value-type="float">
            <text:p>64.577</text:p>
          </table:table-cell>
          <table:table-cell table:formula="of:=['Frame 0 Fit'.E42]-['Frame 0 Fit'.F42]" office:value-type="float" office:value="-13.8922" calcext:value-type="float">
            <text:p>-13.8922</text:p>
          </table:table-cell>
          <table:table-cell office:value-type="float" office:value="64.577" calcext:value-type="float">
            <text:p>64.577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.4514" calcext:value-type="float">
            <text:p>80.4514</text:p>
          </table:table-cell>
          <table:table-cell office:value-type="float" office:value="80.7516" calcext:value-type="float">
            <text:p>80.7516</text:p>
          </table:table-cell>
          <table:table-cell table:formula="of:=['Frame 0 Fit'.C43]-['Frame 0 Fit'.B43]" office:value-type="float" office:value="0.30019999999999" calcext:value-type="float">
            <text:p>0.3002</text:p>
          </table:table-cell>
          <table:table-cell office:value-type="float" office:value="75.7188" calcext:value-type="float">
            <text:p>75.7188</text:p>
          </table:table-cell>
          <table:table-cell office:value-type="float" office:value="88.7912" calcext:value-type="float">
            <text:p>88.7912</text:p>
          </table:table-cell>
          <table:table-cell table:number-columns-repeated="2" office:value-type="float" office:value="75.7188" calcext:value-type="float">
            <text:p>75.7188</text:p>
          </table:table-cell>
          <table:table-cell table:formula="of:=['Frame 0 Fit'.E43]-['Frame 0 Fit'.F43]" office:value-type="float" office:value="-13.0724" calcext:value-type="float">
            <text:p>-13.0724</text:p>
          </table:table-cell>
          <table:table-cell office:value-type="float" office:value="75.7188" calcext:value-type="float">
            <text:p>75.7188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0.9466" calcext:value-type="float">
            <text:p>90.9466</text:p>
          </table:table-cell>
          <table:table-cell office:value-type="float" office:value="90.3834" calcext:value-type="float">
            <text:p>90.3834</text:p>
          </table:table-cell>
          <table:table-cell table:formula="of:=['Frame 0 Fit'.C44]-['Frame 0 Fit'.B44]" office:value-type="float" office:value="-0.563200000000009" calcext:value-type="float">
            <text:p>-0.5632</text:p>
          </table:table-cell>
          <table:table-cell office:value-type="float" office:value="85.5967" calcext:value-type="float">
            <text:p>85.5967</text:p>
          </table:table-cell>
          <table:table-cell office:value-type="float" office:value="98.0179" calcext:value-type="float">
            <text:p>98.0179</text:p>
          </table:table-cell>
          <table:table-cell table:number-columns-repeated="2" office:value-type="float" office:value="85.5966" calcext:value-type="float">
            <text:p>85.5966</text:p>
          </table:table-cell>
          <table:table-cell table:formula="of:=['Frame 0 Fit'.E44]-['Frame 0 Fit'.F44]" office:value-type="float" office:value="-12.4212" calcext:value-type="float">
            <text:p>-12.4212</text:p>
          </table:table-cell>
          <table:table-cell office:value-type="float" office:value="85.5967" calcext:value-type="float">
            <text:p>85.596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.28" calcext:value-type="float">
            <text:p>100.28</text:p>
          </table:table-cell>
          <table:table-cell office:value-type="float" office:value="98.9446" calcext:value-type="float">
            <text:p>98.9446</text:p>
          </table:table-cell>
          <table:table-cell table:formula="of:=['Frame 0 Fit'.C45]-['Frame 0 Fit'.B45]" office:value-type="float" office:value="-1.33540000000001" calcext:value-type="float">
            <text:p>-1.3354</text:p>
          </table:table-cell>
          <table:table-cell office:value-type="float" office:value="94.3807" calcext:value-type="float">
            <text:p>94.3807</text:p>
          </table:table-cell>
          <table:table-cell office:value-type="float" office:value="106.129" calcext:value-type="float">
            <text:p>106.129</text:p>
          </table:table-cell>
          <table:table-cell table:number-columns-repeated="2" office:value-type="float" office:value="94.3808" calcext:value-type="float">
            <text:p>94.3808</text:p>
          </table:table-cell>
          <table:table-cell table:formula="of:=['Frame 0 Fit'.E45]-['Frame 0 Fit'.F45]" office:value-type="float" office:value="-11.7483" calcext:value-type="float">
            <text:p>-11.7483</text:p>
          </table:table-cell>
          <table:table-cell office:value-type="float" office:value="94.3808" calcext:value-type="float">
            <text:p>94.380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8.125" calcext:value-type="float">
            <text:p>108.125</text:p>
          </table:table-cell>
          <table:table-cell office:value-type="float" office:value="106.029" calcext:value-type="float">
            <text:p>106.029</text:p>
          </table:table-cell>
          <table:table-cell table:formula="of:=['Frame 0 Fit'.C46]-['Frame 0 Fit'.B46]" office:value-type="float" office:value="-2.096" calcext:value-type="float">
            <text:p>-2.096</text:p>
          </table:table-cell>
          <table:table-cell office:value-type="float" office:value="101.764" calcext:value-type="float">
            <text:p>101.764</text:p>
          </table:table-cell>
          <table:table-cell office:value-type="float" office:value="112.997" calcext:value-type="float">
            <text:p>112.997</text:p>
          </table:table-cell>
          <table:table-cell table:number-columns-repeated="2" office:value-type="float" office:value="101.764" calcext:value-type="float">
            <text:p>101.764</text:p>
          </table:table-cell>
          <table:table-cell table:formula="of:=['Frame 0 Fit'.E46]-['Frame 0 Fit'.F46]" office:value-type="float" office:value="-11.233" calcext:value-type="float">
            <text:p>-11.233</text:p>
          </table:table-cell>
          <table:table-cell office:value-type="float" office:value="101.764" calcext:value-type="float">
            <text:p>101.764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4.684" calcext:value-type="float">
            <text:p>114.684</text:p>
          </table:table-cell>
          <table:table-cell office:value-type="float" office:value="112.016" calcext:value-type="float">
            <text:p>112.016</text:p>
          </table:table-cell>
          <table:table-cell table:formula="of:=['Frame 0 Fit'.C47]-['Frame 0 Fit'.B47]" office:value-type="float" office:value="-2.66799999999999" calcext:value-type="float">
            <text:p>-2.668</text:p>
          </table:table-cell>
          <table:table-cell office:value-type="float" office:value="107.937" calcext:value-type="float">
            <text:p>107.937</text:p>
          </table:table-cell>
          <table:table-cell office:value-type="float" office:value="118.675" calcext:value-type="float">
            <text:p>118.675</text:p>
          </table:table-cell>
          <table:table-cell table:number-columns-repeated="2" office:value-type="float" office:value="107.937" calcext:value-type="float">
            <text:p>107.937</text:p>
          </table:table-cell>
          <table:table-cell table:formula="of:=['Frame 0 Fit'.E47]-['Frame 0 Fit'.F47]" office:value-type="float" office:value="-10.738" calcext:value-type="float">
            <text:p>-10.738</text:p>
          </table:table-cell>
          <table:table-cell office:value-type="float" office:value="107.937" calcext:value-type="float">
            <text:p>107.93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9.91" calcext:value-type="float">
            <text:p>119.91</text:p>
          </table:table-cell>
          <table:table-cell office:value-type="float" office:value="116.788" calcext:value-type="float">
            <text:p>116.788</text:p>
          </table:table-cell>
          <table:table-cell table:formula="of:=['Frame 0 Fit'.C48]-['Frame 0 Fit'.B48]" office:value-type="float" office:value="-3.122" calcext:value-type="float">
            <text:p>-3.122</text:p>
          </table:table-cell>
          <table:table-cell office:value-type="float" office:value="112.856" calcext:value-type="float">
            <text:p>112.856</text:p>
          </table:table-cell>
          <table:table-cell office:value-type="float" office:value="123.259" calcext:value-type="float">
            <text:p>123.259</text:p>
          </table:table-cell>
          <table:table-cell table:number-columns-repeated="2" office:value-type="float" office:value="112.856" calcext:value-type="float">
            <text:p>112.856</text:p>
          </table:table-cell>
          <table:table-cell table:formula="of:=['Frame 0 Fit'.E48]-['Frame 0 Fit'.F48]" office:value-type="float" office:value="-10.403" calcext:value-type="float">
            <text:p>-10.403</text:p>
          </table:table-cell>
          <table:table-cell office:value-type="float" office:value="112.856" calcext:value-type="float">
            <text:p>112.85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3.844" calcext:value-type="float">
            <text:p>123.844</text:p>
          </table:table-cell>
          <table:table-cell office:value-type="float" office:value="120.444" calcext:value-type="float">
            <text:p>120.444</text:p>
          </table:table-cell>
          <table:table-cell table:formula="of:=['Frame 0 Fit'.C49]-['Frame 0 Fit'.B49]" office:value-type="float" office:value="-3.39999999999999" calcext:value-type="float">
            <text:p>-3.4</text:p>
          </table:table-cell>
          <table:table-cell office:value-type="float" office:value="116.559" calcext:value-type="float">
            <text:p>116.559</text:p>
          </table:table-cell>
          <table:table-cell office:value-type="float" office:value="126.647" calcext:value-type="float">
            <text:p>126.647</text:p>
          </table:table-cell>
          <table:table-cell table:number-columns-repeated="2" office:value-type="float" office:value="116.559" calcext:value-type="float">
            <text:p>116.559</text:p>
          </table:table-cell>
          <table:table-cell table:formula="of:=['Frame 0 Fit'.E49]-['Frame 0 Fit'.F49]" office:value-type="float" office:value="-10.088" calcext:value-type="float">
            <text:p>-10.088</text:p>
          </table:table-cell>
          <table:table-cell office:value-type="float" office:value="116.559" calcext:value-type="float">
            <text:p>116.55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6.493" calcext:value-type="float">
            <text:p>126.493</text:p>
          </table:table-cell>
          <table:table-cell office:value-type="float" office:value="122.85" calcext:value-type="float">
            <text:p>122.85</text:p>
          </table:table-cell>
          <table:table-cell table:formula="of:=['Frame 0 Fit'.C50]-['Frame 0 Fit'.B50]" office:value-type="float" office:value="-3.643" calcext:value-type="float">
            <text:p>-3.643</text:p>
          </table:table-cell>
          <table:table-cell office:value-type="float" office:value="119.052" calcext:value-type="float">
            <text:p>119.052</text:p>
          </table:table-cell>
          <table:table-cell office:value-type="float" office:value="128.844" calcext:value-type="float">
            <text:p>128.844</text:p>
          </table:table-cell>
          <table:table-cell table:number-columns-repeated="2" office:value-type="float" office:value="119.052" calcext:value-type="float">
            <text:p>119.052</text:p>
          </table:table-cell>
          <table:table-cell table:formula="of:=['Frame 0 Fit'.E50]-['Frame 0 Fit'.F50]" office:value-type="float" office:value="-9.79199999999999" calcext:value-type="float">
            <text:p>-9.792</text:p>
          </table:table-cell>
          <table:table-cell office:value-type="float" office:value="119.052" calcext:value-type="float">
            <text:p>119.05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7.816" calcext:value-type="float">
            <text:p>127.816</text:p>
          </table:table-cell>
          <table:table-cell office:value-type="float" office:value="123.997" calcext:value-type="float">
            <text:p>123.997</text:p>
          </table:table-cell>
          <table:table-cell table:formula="of:=['Frame 0 Fit'.C51]-['Frame 0 Fit'.B51]" office:value-type="float" office:value="-3.819" calcext:value-type="float">
            <text:p>-3.819</text:p>
          </table:table-cell>
          <table:table-cell office:value-type="float" office:value="120.297" calcext:value-type="float">
            <text:p>120.297</text:p>
          </table:table-cell>
          <table:table-cell office:value-type="float" office:value="130.065" calcext:value-type="float">
            <text:p>130.065</text:p>
          </table:table-cell>
          <table:table-cell table:number-columns-repeated="2" office:value-type="float" office:value="120.297" calcext:value-type="float">
            <text:p>120.297</text:p>
          </table:table-cell>
          <table:table-cell table:formula="of:=['Frame 0 Fit'.E51]-['Frame 0 Fit'.F51]" office:value-type="float" office:value="-9.768" calcext:value-type="float">
            <text:p>-9.768</text:p>
          </table:table-cell>
          <table:table-cell office:value-type="float" office:value="120.297" calcext:value-type="float">
            <text:p>120.297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7.846" calcext:value-type="float">
            <text:p>127.846</text:p>
          </table:table-cell>
          <table:table-cell office:value-type="float" office:value="124.028" calcext:value-type="float">
            <text:p>124.028</text:p>
          </table:table-cell>
          <table:table-cell table:formula="of:=['Frame 0 Fit'.C52]-['Frame 0 Fit'.B52]" office:value-type="float" office:value="-3.818" calcext:value-type="float">
            <text:p>-3.818</text:p>
          </table:table-cell>
          <table:table-cell office:value-type="float" office:value="120.326" calcext:value-type="float">
            <text:p>120.326</text:p>
          </table:table-cell>
          <table:table-cell office:value-type="float" office:value="130.075" calcext:value-type="float">
            <text:p>130.075</text:p>
          </table:table-cell>
          <table:table-cell table:number-columns-repeated="2" office:value-type="float" office:value="120.326" calcext:value-type="float">
            <text:p>120.326</text:p>
          </table:table-cell>
          <table:table-cell table:formula="of:=['Frame 0 Fit'.E52]-['Frame 0 Fit'.F52]" office:value-type="float" office:value="-9.749" calcext:value-type="float">
            <text:p>-9.749</text:p>
          </table:table-cell>
          <table:table-cell office:value-type="float" office:value="120.326" calcext:value-type="float">
            <text:p>120.326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6.484" calcext:value-type="float">
            <text:p>126.484</text:p>
          </table:table-cell>
          <table:table-cell office:value-type="float" office:value="122.839" calcext:value-type="float">
            <text:p>122.839</text:p>
          </table:table-cell>
          <table:table-cell table:formula="of:=['Frame 0 Fit'.C53]-['Frame 0 Fit'.B53]" office:value-type="float" office:value="-3.645" calcext:value-type="float">
            <text:p>-3.645</text:p>
          </table:table-cell>
          <table:table-cell office:value-type="float" office:value="119.044" calcext:value-type="float">
            <text:p>119.044</text:p>
          </table:table-cell>
          <table:table-cell office:value-type="float" office:value="128.837" calcext:value-type="float">
            <text:p>128.837</text:p>
          </table:table-cell>
          <table:table-cell table:number-columns-repeated="2" office:value-type="float" office:value="119.044" calcext:value-type="float">
            <text:p>119.044</text:p>
          </table:table-cell>
          <table:table-cell table:formula="of:=['Frame 0 Fit'.E53]-['Frame 0 Fit'.F53]" office:value-type="float" office:value="-9.79299999999999" calcext:value-type="float">
            <text:p>-9.793</text:p>
          </table:table-cell>
          <table:table-cell office:value-type="float" office:value="119.044" calcext:value-type="float">
            <text:p>119.044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3.653" calcext:value-type="float">
            <text:p>123.653</text:p>
          </table:table-cell>
          <table:table-cell office:value-type="float" office:value="120.261" calcext:value-type="float">
            <text:p>120.261</text:p>
          </table:table-cell>
          <table:table-cell table:formula="of:=['Frame 0 Fit'.C54]-['Frame 0 Fit'.B54]" office:value-type="float" office:value="-3.39200000000001" calcext:value-type="float">
            <text:p>-3.392</text:p>
          </table:table-cell>
          <table:table-cell office:value-type="float" office:value="116.379" calcext:value-type="float">
            <text:p>116.379</text:p>
          </table:table-cell>
          <table:table-cell office:value-type="float" office:value="126.484" calcext:value-type="float">
            <text:p>126.484</text:p>
          </table:table-cell>
          <table:table-cell table:number-columns-repeated="2" office:value-type="float" office:value="116.379" calcext:value-type="float">
            <text:p>116.379</text:p>
          </table:table-cell>
          <table:table-cell table:formula="of:=['Frame 0 Fit'.E54]-['Frame 0 Fit'.F54]" office:value-type="float" office:value="-10.105" calcext:value-type="float">
            <text:p>-10.105</text:p>
          </table:table-cell>
          <table:table-cell office:value-type="float" office:value="116.379" calcext:value-type="float">
            <text:p>116.379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9.659" calcext:value-type="float">
            <text:p>119.659</text:p>
          </table:table-cell>
          <table:table-cell office:value-type="float" office:value="116.551" calcext:value-type="float">
            <text:p>116.551</text:p>
          </table:table-cell>
          <table:table-cell table:formula="of:=['Frame 0 Fit'.C55]-['Frame 0 Fit'.B55]" office:value-type="float" office:value="-3.108" calcext:value-type="float">
            <text:p>-3.108</text:p>
          </table:table-cell>
          <table:table-cell office:value-type="float" office:value="112.62" calcext:value-type="float">
            <text:p>112.62</text:p>
          </table:table-cell>
          <table:table-cell office:value-type="float" office:value="123.015" calcext:value-type="float">
            <text:p>123.015</text:p>
          </table:table-cell>
          <table:table-cell table:number-columns-repeated="2" office:value-type="float" office:value="112.62" calcext:value-type="float">
            <text:p>112.62</text:p>
          </table:table-cell>
          <table:table-cell table:formula="of:=['Frame 0 Fit'.E55]-['Frame 0 Fit'.F55]" office:value-type="float" office:value="-10.395" calcext:value-type="float">
            <text:p>-10.395</text:p>
          </table:table-cell>
          <table:table-cell office:value-type="float" office:value="112.62" calcext:value-type="float">
            <text:p>112.62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4.379" calcext:value-type="float">
            <text:p>114.379</text:p>
          </table:table-cell>
          <table:table-cell office:value-type="float" office:value="111.725" calcext:value-type="float">
            <text:p>111.725</text:p>
          </table:table-cell>
          <table:table-cell table:formula="of:=['Frame 0 Fit'.C56]-['Frame 0 Fit'.B56]" office:value-type="float" office:value="-2.65400000000001" calcext:value-type="float">
            <text:p>-2.654</text:p>
          </table:table-cell>
          <table:table-cell office:value-type="float" office:value="107.651" calcext:value-type="float">
            <text:p>107.651</text:p>
          </table:table-cell>
          <table:table-cell office:value-type="float" office:value="118.381" calcext:value-type="float">
            <text:p>118.381</text:p>
          </table:table-cell>
          <table:table-cell table:number-columns-repeated="2" office:value-type="float" office:value="107.651" calcext:value-type="float">
            <text:p>107.651</text:p>
          </table:table-cell>
          <table:table-cell table:formula="of:=['Frame 0 Fit'.E56]-['Frame 0 Fit'.F56]" office:value-type="float" office:value="-10.73" calcext:value-type="float">
            <text:p>-10.73</text:p>
          </table:table-cell>
          <table:table-cell office:value-type="float" office:value="107.651" calcext:value-type="float">
            <text:p>107.65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7.815" calcext:value-type="float">
            <text:p>107.815</text:p>
          </table:table-cell>
          <table:table-cell office:value-type="float" office:value="105.725" calcext:value-type="float">
            <text:p>105.725</text:p>
          </table:table-cell>
          <table:table-cell table:formula="of:=['Frame 0 Fit'.C57]-['Frame 0 Fit'.B57]" office:value-type="float" office:value="-2.09" calcext:value-type="float">
            <text:p>-2.09</text:p>
          </table:table-cell>
          <table:table-cell office:value-type="float" office:value="101.472" calcext:value-type="float">
            <text:p>101.472</text:p>
          </table:table-cell>
          <table:table-cell office:value-type="float" office:value="112.687" calcext:value-type="float">
            <text:p>112.687</text:p>
          </table:table-cell>
          <table:table-cell table:number-columns-repeated="2" office:value-type="float" office:value="101.472" calcext:value-type="float">
            <text:p>101.472</text:p>
          </table:table-cell>
          <table:table-cell table:formula="of:=['Frame 0 Fit'.E57]-['Frame 0 Fit'.F57]" office:value-type="float" office:value="-11.215" calcext:value-type="float">
            <text:p>-11.215</text:p>
          </table:table-cell>
          <table:table-cell office:value-type="float" office:value="101.472" calcext:value-type="float">
            <text:p>101.47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9.9293" calcext:value-type="float">
            <text:p>99.9293</text:p>
          </table:table-cell>
          <table:table-cell office:value-type="float" office:value="98.6096" calcext:value-type="float">
            <text:p>98.6096</text:p>
          </table:table-cell>
          <table:table-cell table:formula="of:=['Frame 0 Fit'.C58]-['Frame 0 Fit'.B58]" office:value-type="float" office:value="-1.3197" calcext:value-type="float">
            <text:p>-1.3197</text:p>
          </table:table-cell>
          <table:table-cell office:value-type="float" office:value="94.051" calcext:value-type="float">
            <text:p>94.051</text:p>
          </table:table-cell>
          <table:table-cell office:value-type="float" office:value="105.791" calcext:value-type="float">
            <text:p>105.791</text:p>
          </table:table-cell>
          <table:table-cell office:value-type="float" office:value="94.0509" calcext:value-type="float">
            <text:p>94.0509</text:p>
          </table:table-cell>
          <table:table-cell office:value-type="float" office:value="94.051" calcext:value-type="float">
            <text:p>94.051</text:p>
          </table:table-cell>
          <table:table-cell table:formula="of:=['Frame 0 Fit'.E58]-['Frame 0 Fit'.F58]" office:value-type="float" office:value="-11.74" calcext:value-type="float">
            <text:p>-11.74</text:p>
          </table:table-cell>
          <table:table-cell office:value-type="float" office:value="94.051" calcext:value-type="float">
            <text:p>94.05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0.6669" calcext:value-type="float">
            <text:p>90.6669</text:p>
          </table:table-cell>
          <table:table-cell office:value-type="float" office:value="90.098" calcext:value-type="float">
            <text:p>90.098</text:p>
          </table:table-cell>
          <table:table-cell table:formula="of:=['Frame 0 Fit'.C59]-['Frame 0 Fit'.B59]" office:value-type="float" office:value="-0.568899999999999" calcext:value-type="float">
            <text:p>-0.5689</text:p>
          </table:table-cell>
          <table:table-cell office:value-type="float" office:value="85.3333" calcext:value-type="float">
            <text:p>85.3333</text:p>
          </table:table-cell>
          <table:table-cell office:value-type="float" office:value="97.6791" calcext:value-type="float">
            <text:p>97.6791</text:p>
          </table:table-cell>
          <table:table-cell office:value-type="float" office:value="85.3333" calcext:value-type="float">
            <text:p>85.3333</text:p>
          </table:table-cell>
          <table:table-cell office:value-type="float" office:value="85.3334" calcext:value-type="float">
            <text:p>85.3334</text:p>
          </table:table-cell>
          <table:table-cell table:formula="of:=['Frame 0 Fit'.E59]-['Frame 0 Fit'.F59]" office:value-type="float" office:value="-12.3458" calcext:value-type="float">
            <text:p>-12.3458</text:p>
          </table:table-cell>
          <table:table-cell office:value-type="float" office:value="85.3333" calcext:value-type="float">
            <text:p>85.3333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0.1187" calcext:value-type="float">
            <text:p>80.1187</text:p>
          </table:table-cell>
          <table:table-cell office:value-type="float" office:value="80.4788" calcext:value-type="float">
            <text:p>80.4788</text:p>
          </table:table-cell>
          <table:table-cell table:formula="of:=['Frame 0 Fit'.C60]-['Frame 0 Fit'.B60]" office:value-type="float" office:value="0.360100000000003" calcext:value-type="float">
            <text:p>0.3601</text:p>
          </table:table-cell>
          <table:table-cell office:value-type="float" office:value="75.4057" calcext:value-type="float">
            <text:p>75.4057</text:p>
          </table:table-cell>
          <table:table-cell office:value-type="float" office:value="88.5079" calcext:value-type="float">
            <text:p>88.5079</text:p>
          </table:table-cell>
          <table:table-cell office:value-type="float" office:value="75.4056" calcext:value-type="float">
            <text:p>75.4056</text:p>
          </table:table-cell>
          <table:table-cell office:value-type="float" office:value="75.4057" calcext:value-type="float">
            <text:p>75.4057</text:p>
          </table:table-cell>
          <table:table-cell table:formula="of:=['Frame 0 Fit'.E60]-['Frame 0 Fit'.F60]" office:value-type="float" office:value="-13.1022" calcext:value-type="float">
            <text:p>-13.1022</text:p>
          </table:table-cell>
          <table:table-cell office:value-type="float" office:value="75.4057" calcext:value-type="float">
            <text:p>75.4057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8.2584" calcext:value-type="float">
            <text:p>68.2584</text:p>
          </table:table-cell>
          <table:table-cell office:value-type="float" office:value="69.6143" calcext:value-type="float">
            <text:p>69.6143</text:p>
          </table:table-cell>
          <table:table-cell table:formula="of:=['Frame 0 Fit'.C61]-['Frame 0 Fit'.B61]" office:value-type="float" office:value="1.35590000000001" calcext:value-type="float">
            <text:p>1.3559</text:p>
          </table:table-cell>
          <table:table-cell office:value-type="float" office:value="64.2431" calcext:value-type="float">
            <text:p>64.2431</text:p>
          </table:table-cell>
          <table:table-cell office:value-type="float" office:value="78.1452" calcext:value-type="float">
            <text:p>78.1452</text:p>
          </table:table-cell>
          <table:table-cell table:number-columns-repeated="2" office:value-type="float" office:value="64.2431" calcext:value-type="float">
            <text:p>64.2431</text:p>
          </table:table-cell>
          <table:table-cell table:formula="of:=['Frame 0 Fit'.E61]-['Frame 0 Fit'.F61]" office:value-type="float" office:value="-13.9021" calcext:value-type="float">
            <text:p>-13.9021</text:p>
          </table:table-cell>
          <table:table-cell office:value-type="float" office:value="64.2431" calcext:value-type="float">
            <text:p>64.243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5.0803" calcext:value-type="float">
            <text:p>55.0803</text:p>
          </table:table-cell>
          <table:table-cell office:value-type="float" office:value="57.6288" calcext:value-type="float">
            <text:p>57.6288</text:p>
          </table:table-cell>
          <table:table-cell table:formula="of:=['Frame 0 Fit'.C62]-['Frame 0 Fit'.B62]" office:value-type="float" office:value="2.5485" calcext:value-type="float">
            <text:p>2.5485</text:p>
          </table:table-cell>
          <table:table-cell office:value-type="float" office:value="51.8402" calcext:value-type="float">
            <text:p>51.8402</text:p>
          </table:table-cell>
          <table:table-cell office:value-type="float" office:value="66.6486" calcext:value-type="float">
            <text:p>66.6486</text:p>
          </table:table-cell>
          <table:table-cell table:number-columns-repeated="2" office:value-type="float" office:value="51.8402" calcext:value-type="float">
            <text:p>51.8402</text:p>
          </table:table-cell>
          <table:table-cell table:formula="of:=['Frame 0 Fit'.E62]-['Frame 0 Fit'.F62]" office:value-type="float" office:value="-14.8084" calcext:value-type="float">
            <text:p>-14.8084</text:p>
          </table:table-cell>
          <table:table-cell office:value-type="float" office:value="51.8402" calcext:value-type="float">
            <text:p>51.840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0.6274" calcext:value-type="float">
            <text:p>40.6274</text:p>
          </table:table-cell>
          <table:table-cell office:value-type="float" office:value="44.3618" calcext:value-type="float">
            <text:p>44.3618</text:p>
          </table:table-cell>
          <table:table-cell table:formula="of:=['Frame 0 Fit'.C63]-['Frame 0 Fit'.B63]" office:value-type="float" office:value="3.7344" calcext:value-type="float">
            <text:p>3.7344</text:p>
          </table:table-cell>
          <table:table-cell office:value-type="float" office:value="38.2374" calcext:value-type="float">
            <text:p>38.2374</text:p>
          </table:table-cell>
          <table:table-cell office:value-type="float" office:value="54.0003" calcext:value-type="float">
            <text:p>54.0003</text:p>
          </table:table-cell>
          <table:table-cell table:number-columns-repeated="2" office:value-type="float" office:value="38.2374" calcext:value-type="float">
            <text:p>38.2374</text:p>
          </table:table-cell>
          <table:table-cell table:formula="of:=['Frame 0 Fit'.E63]-['Frame 0 Fit'.F63]" office:value-type="float" office:value="-15.7629" calcext:value-type="float">
            <text:p>-15.7629</text:p>
          </table:table-cell>
          <table:table-cell office:value-type="float" office:value="38.2374" calcext:value-type="float">
            <text:p>38.2374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.0698" calcext:value-type="float">
            <text:p>25.0698</text:p>
          </table:table-cell>
          <table:table-cell office:value-type="float" office:value="30.0183" calcext:value-type="float">
            <text:p>30.0183</text:p>
          </table:table-cell>
          <table:table-cell table:formula="of:=['Frame 0 Fit'.C64]-['Frame 0 Fit'.B64]" office:value-type="float" office:value="4.9485" calcext:value-type="float">
            <text:p>4.9485</text:p>
          </table:table-cell>
          <table:table-cell office:value-type="float" office:value="23.595" calcext:value-type="float">
            <text:p>23.595</text:p>
          </table:table-cell>
          <table:table-cell office:value-type="float" office:value="40.2261" calcext:value-type="float">
            <text:p>40.2261</text:p>
          </table:table-cell>
          <table:table-cell table:number-columns-repeated="2" office:value-type="float" office:value="23.595" calcext:value-type="float">
            <text:p>23.595</text:p>
          </table:table-cell>
          <table:table-cell table:formula="of:=['Frame 0 Fit'.E64]-['Frame 0 Fit'.F64]" office:value-type="float" office:value="-16.6311" calcext:value-type="float">
            <text:p>-16.6311</text:p>
          </table:table-cell>
          <table:table-cell office:value-type="float" office:value="23.595" calcext:value-type="float">
            <text:p>23.595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.62595" calcext:value-type="float">
            <text:p>8.62595</text:p>
          </table:table-cell>
          <table:table-cell office:value-type="float" office:value="14.5996" calcext:value-type="float">
            <text:p>14.5996</text:p>
          </table:table-cell>
          <table:table-cell table:formula="of:=['Frame 0 Fit'.C65]-['Frame 0 Fit'.B65]" office:value-type="float" office:value="5.97365" calcext:value-type="float">
            <text:p>5.97365</text:p>
          </table:table-cell>
          <table:table-cell office:value-type="float" office:value="8.11852" calcext:value-type="float">
            <text:p>8.11852</text:p>
          </table:table-cell>
          <table:table-cell office:value-type="float" office:value="25.5174" calcext:value-type="float">
            <text:p>25.5174</text:p>
          </table:table-cell>
          <table:table-cell table:number-columns-repeated="2" office:value-type="float" office:value="8.11852" calcext:value-type="float">
            <text:p>8.11852</text:p>
          </table:table-cell>
          <table:table-cell table:formula="of:=['Frame 0 Fit'.E65]-['Frame 0 Fit'.F65]" office:value-type="float" office:value="-17.39888" calcext:value-type="float">
            <text:p>-17.39888</text:p>
          </table:table-cell>
          <table:table-cell office:value-type="float" office:value="8.11852" calcext:value-type="float">
            <text:p>8.11852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753331" calcext:value-type="float">
            <text:p>0.753331</text:p>
          </table:table-cell>
          <table:table-cell office:value-type="float" office:value="2.14561" calcext:value-type="float">
            <text:p>2.14561</text:p>
          </table:table-cell>
          <table:table-cell table:formula="of:=['Frame 0 Fit'.C66]-['Frame 0 Fit'.B66]" office:value-type="float" office:value="1.392279" calcext:value-type="float">
            <text:p>1.392279</text:p>
          </table:table-cell>
          <table:table-cell office:value-type="float" office:value="0.709016" calcext:value-type="float">
            <text:p>0.709016</text:p>
          </table:table-cell>
          <table:table-cell office:value-type="float" office:value="10.1216" calcext:value-type="float">
            <text:p>10.1216</text:p>
          </table:table-cell>
          <table:table-cell table:number-columns-repeated="2" office:value-type="float" office:value="0.709016" calcext:value-type="float">
            <text:p>0.709016</text:p>
          </table:table-cell>
          <table:table-cell table:formula="of:=['Frame 0 Fit'.E66]-['Frame 0 Fit'.F66]" office:value-type="float" office:value="-9.412584" calcext:value-type="float">
            <text:p>-9.412584</text:p>
          </table:table-cell>
          <table:table-cell office:value-type="float" office:value="0.709016" calcext:value-type="float">
            <text:p>0.709016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52875" calcext:value-type="float">
            <text:p>0.152875</text:p>
          </table:table-cell>
          <table:table-cell office:value-type="float" office:value="0.324241" calcext:value-type="float">
            <text:p>0.324241</text:p>
          </table:table-cell>
          <table:table-cell table:formula="of:=['Frame 0 Fit'.C67]-['Frame 0 Fit'.B67]" office:value-type="float" office:value="0.171366" calcext:value-type="float">
            <text:p>0.171366</text:p>
          </table:table-cell>
          <table:table-cell office:value-type="float" office:value="0.143882" calcext:value-type="float">
            <text:p>0.143882</text:p>
          </table:table-cell>
          <table:table-cell office:value-type="float" office:value="0.949249" calcext:value-type="float">
            <text:p>0.949249</text:p>
          </table:table-cell>
          <table:table-cell table:number-columns-repeated="2" office:value-type="float" office:value="0.143882" calcext:value-type="float">
            <text:p>0.143882</text:p>
          </table:table-cell>
          <table:table-cell table:formula="of:=['Frame 0 Fit'.E67]-['Frame 0 Fit'.F67]" office:value-type="float" office:value="-0.805367" calcext:value-type="float">
            <text:p>-0.805367</text:p>
          </table:table-cell>
          <table:table-cell office:value-type="float" office:value="0.143882" calcext:value-type="float">
            <text:p>0.14388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602884" calcext:value-type="float">
            <text:p>0.00602884</text:p>
          </table:table-cell>
          <table:table-cell office:value-type="float" office:value="0.0493257" calcext:value-type="float">
            <text:p>0.0493257</text:p>
          </table:table-cell>
          <table:table-cell table:formula="of:=['Frame 0 Fit'.C68]-['Frame 0 Fit'.B68]" office:value-type="float" office:value="0.04329686" calcext:value-type="float">
            <text:p>0.04329686</text:p>
          </table:table-cell>
          <table:table-cell office:value-type="float" office:value="0.00567419" calcext:value-type="float">
            <text:p>0.00567419</text:p>
          </table:table-cell>
          <table:table-cell office:value-type="float" office:value="0.187092" calcext:value-type="float">
            <text:p>0.187092</text:p>
          </table:table-cell>
          <table:table-cell table:number-columns-repeated="2" office:value-type="float" office:value="0.00567419" calcext:value-type="float">
            <text:p>0.00567419</text:p>
          </table:table-cell>
          <table:table-cell table:formula="of:=['Frame 0 Fit'.E68]-['Frame 0 Fit'.F68]" office:value-type="float" office:value="-0.18141781" calcext:value-type="float">
            <text:p>-0.18141781</text:p>
          </table:table-cell>
          <table:table-cell office:value-type="float" office:value="0.00567419" calcext:value-type="float">
            <text:p>0.00567419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69]-['Frame 0 Fit'.B6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146605" calcext:value-type="float">
            <text:p>0.01466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E69]-['Frame 0 Fit'.F69]" office:value-type="float" office:value="-0.0146605" calcext:value-type="float">
            <text:p>-0.0146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70]-['Frame 0 Fit'.B7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70]-['Frame 0 Fit'.F7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71]-['Frame 0 Fit'.B7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71]-['Frame 0 Fit'.F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72]-['Frame 0 Fit'.B7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72]-['Frame 0 Fit'.F7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73]-['Frame 0 Fit'.B7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73]-['Frame 0 Fit'.F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74]-['Frame 0 Fit'.B7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74]-['Frame 0 Fit'.F7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75]-['Frame 0 Fit'.B7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75]-['Frame 0 Fit'.F7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76]-['Frame 0 Fit'.B7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76]-['Frame 0 Fit'.F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77]-['Frame 0 Fit'.B7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77]-['Frame 0 Fit'.F7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78]-['Frame 0 Fit'.B7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78]-['Frame 0 Fit'.F7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79]-['Frame 0 Fit'.B7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79]-['Frame 0 Fit'.F7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80]-['Frame 0 Fit'.B8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80]-['Frame 0 Fit'.F8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81]-['Frame 0 Fit'.B8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81]-['Frame 0 Fit'.F8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82]-['Frame 0 Fit'.B8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82]-['Frame 0 Fit'.F8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83]-['Frame 0 Fit'.B8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83]-['Frame 0 Fit'.F8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84]-['Frame 0 Fit'.B8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84]-['Frame 0 Fit'.F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85]-['Frame 0 Fit'.B8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85]-['Frame 0 Fit'.F8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86]-['Frame 0 Fit'.B8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86]-['Frame 0 Fit'.F8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87]-['Frame 0 Fit'.B8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87]-['Frame 0 Fit'.F8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88]-['Frame 0 Fit'.B8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88]-['Frame 0 Fit'.F8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89]-['Frame 0 Fit'.B8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89]-['Frame 0 Fit'.F8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90]-['Frame 0 Fit'.B9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90]-['Frame 0 Fit'.F9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91]-['Frame 0 Fit'.B9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91]-['Frame 0 Fit'.F9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92]-['Frame 0 Fit'.B9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92]-['Frame 0 Fit'.F9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93]-['Frame 0 Fit'.B9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93]-['Frame 0 Fit'.F9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94]-['Frame 0 Fit'.B9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94]-['Frame 0 Fit'.F9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95]-['Frame 0 Fit'.B9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95]-['Frame 0 Fit'.F9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96]-['Frame 0 Fit'.B9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96]-['Frame 0 Fit'.F9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97]-['Frame 0 Fit'.B9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97]-['Frame 0 Fit'.F9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98]-['Frame 0 Fit'.B9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98]-['Frame 0 Fit'.F9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99]-['Frame 0 Fit'.B9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99]-['Frame 0 Fit'.F9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100]-['Frame 0 Fit'.B10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100]-['Frame 0 Fit'.F10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0 Fit'.C101]-['Frame 0 Fit'.B10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0 Fit'.E101]-['Frame 0 Fit'.F10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-32" calcext:value-type="float">
            <text:p>-32</text:p>
          </table:table-cell>
          <table:table-cell office:value-type="float" office:value="-35" calcext:value-type="float">
            <text:p>-35</text:p>
          </table:table-cell>
          <table:table-cell table:number-columns-repeated="2" office:value-type="float" office:value="-32" calcext:value-type="float">
            <text:p>-32</text:p>
          </table:table-cell>
          <table:table-cell/>
          <table:table-cell office:value-type="float" office:value="-32" calcext:value-type="float">
            <text:p>-3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-33" calcext:value-type="float">
            <text:p>-33</text:p>
          </table:table-cell>
          <table:table-cell office:value-type="float" office:value="-35" calcext:value-type="float">
            <text:p>-35</text:p>
          </table:table-cell>
          <table:table-cell table:number-columns-repeated="2" office:value-type="float" office:value="-33" calcext:value-type="float">
            <text:p>-33</text:p>
          </table:table-cell>
          <table:table-cell/>
          <table:table-cell office:value-type="float" office:value="-33" calcext:value-type="float">
            <text:p>-3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355" calcext:value-type="float">
            <text:p>4355</text:p>
          </table:table-cell>
          <table:table-cell office:value-type="float" office:value="5041" calcext:value-type="float">
            <text:p>5041</text:p>
          </table:table-cell>
          <table:table-cell table:number-columns-repeated="2" office:value-type="float" office:value="4355" calcext:value-type="float">
            <text:p>4355</text:p>
          </table:table-cell>
          <table:table-cell/>
          <table:table-cell office:value-type="float" office:value="4355" calcext:value-type="float">
            <text:p>4355</text:p>
          </table:table-cell>
          <table:table-cell table:number-columns-repeated="3"/>
        </table:table-row>
      </table:table>
      <table:table table:name="Frame 1 Fit" table:style-name="ta1">
        <table:shapes>
          <draw:frame draw:z-index="0" draw:style-name="gr1" draw:text-style-name="P1" svg:width="560.32pt" svg:height="423.33pt" svg:x="591.87pt" svg:y="0pt">
            <loext:p draw:notify-on-update-of-ranges="'Frame 1 Fit'.A34:'Frame 1 Fit'.A69 'Frame 0 Fit'.A1:'Frame 0 Fit'.A1 'Frame 1 Fit'.B34:'Frame 1 Fit'.B69 'Frame 1 Fit'.A34:'Frame 1 Fit'.A69 'Frame 0 Fit'.A1:'Frame 0 Fit'.A1 'Frame 1 Fit'.C34:'Frame 1 Fit'.C69 'Frame 1 Fit'.A34:'Frame 1 Fit'.A69 'Frame 0 Fit'.A1:'Frame 0 Fit'.A1 'Frame 1 Fit'.D34:'Frame 1 Fit'.D6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560.32pt" svg:height="423.33pt" svg:x="589.61pt" svg:y="441.84pt">
            <loext:p draw:notify-on-update-of-ranges="'Frame 1 Fit'.A34:'Frame 1 Fit'.A69 'Frame 0 Fit'.A1:'Frame 0 Fit'.A1 'Frame 1 Fit'.E34:'Frame 1 Fit'.E69 'Frame 0 Fit'.A1:'Frame 0 Fit'.A1 'Frame 1 Fit'.I34:'Frame 1 Fit'.I69 'Frame 1 Fit'.A34:'Frame 1 Fit'.A69 'Frame 1 Fit'.A34:'Frame 1 Fit'.A69 'Frame 0 Fit'.A1:'Frame 0 Fit'.A1 'Frame 1 Fit'.F34:'Frame 1 Fit'.F69 'Frame 1 Fit'.A34:'Frame 1 Fit'.A69 'Frame 0 Fit'.A1:'Frame 0 Fit'.A1 'Frame 1 Fit'.G34:'Frame 1 Fit'.G69 'Frame 0 Fit'.A1:'Frame 0 Fit'.A1 'Frame 1 Fit'.H34:'Frame 1 Fit'.H69 'Frame 1 Fit'.A34:'Frame 1 Fit'.A6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idel 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Cuda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Std 1</text:p>
          </table:table-cell>
          <table:table-cell office:value-type="string" calcext:value-type="string">
            <text:p>Cuda 1</text:p>
          </table:table-cell>
          <table:table-cell office:value-type="string" calcext:value-type="string">
            <text:p>Cuda 2</text:p>
          </table:table-cell>
          <table:table-cell office:value-type="string" calcext:value-type="string">
            <text:p>Cuda 3</text:p>
          </table:table-cell>
          <table:table-cell office:value-type="string" calcext:value-type="string">
            <text:p>diff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2]-['Frame 1 Fit'.B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2]-['Frame 1 Fit'.F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3]-['Frame 1 Fit'.B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3]-['Frame 1 Fit'.F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4]-['Frame 1 Fit'.B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4]-['Frame 1 Fit'.F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5]-['Frame 1 Fit'.B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5]-['Frame 1 Fit'.F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6]-['Frame 1 Fit'.B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6]-['Frame 1 Fit'.F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7]-['Frame 1 Fit'.B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7]-['Frame 1 Fit'.F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8]-['Frame 1 Fit'.B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8]-['Frame 1 Fit'.F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9]-['Frame 1 Fit'.B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9]-['Frame 1 Fit'.F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10]-['Frame 1 Fit'.B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10]-['Frame 1 Fit'.F1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11]-['Frame 1 Fit'.B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11]-['Frame 1 Fit'.F1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12]-['Frame 1 Fit'.B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12]-['Frame 1 Fit'.F1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13]-['Frame 1 Fit'.B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13]-['Frame 1 Fit'.F1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14]-['Frame 1 Fit'.B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14]-['Frame 1 Fit'.F1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15]-['Frame 1 Fit'.B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15]-['Frame 1 Fit'.F1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16]-['Frame 1 Fit'.B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16]-['Frame 1 Fit'.F1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17]-['Frame 1 Fit'.B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17]-['Frame 1 Fit'.F1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18]-['Frame 1 Fit'.B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18]-['Frame 1 Fit'.F1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19]-['Frame 1 Fit'.B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19]-['Frame 1 Fit'.F1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20]-['Frame 1 Fit'.B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20]-['Frame 1 Fit'.F2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21]-['Frame 1 Fit'.B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21]-['Frame 1 Fit'.F2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22]-['Frame 1 Fit'.B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22]-['Frame 1 Fit'.F2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23]-['Frame 1 Fit'.B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23]-['Frame 1 Fit'.F2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24]-['Frame 1 Fit'.B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24]-['Frame 1 Fit'.F2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25]-['Frame 1 Fit'.B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25]-['Frame 1 Fit'.F2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26]-['Frame 1 Fit'.B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26]-['Frame 1 Fit'.F2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27]-['Frame 1 Fit'.B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27]-['Frame 1 Fit'.F2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28]-['Frame 1 Fit'.B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28]-['Frame 1 Fit'.F2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29]-['Frame 1 Fit'.B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29]-['Frame 1 Fit'.F2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30]-['Frame 1 Fit'.B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30]-['Frame 1 Fit'.F3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31]-['Frame 1 Fit'.B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31]-['Frame 1 Fit'.F3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32]-['Frame 1 Fit'.B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32]-['Frame 1 Fit'.F3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33]-['Frame 1 Fit'.B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33]-['Frame 1 Fit'.F33]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34]-['Frame 1 Fit'.B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381367" calcext:value-type="float">
            <text:p>0.03813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E34]-['Frame 1 Fit'.F34]" office:value-type="float" office:value="-0.0381367" calcext:value-type="float">
            <text:p>-0.0381367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21175" calcext:value-type="float">
            <text:p>0.021175</text:p>
          </table:table-cell>
          <table:table-cell office:value-type="float" office:value="0.0199293" calcext:value-type="float">
            <text:p>0.0199293</text:p>
          </table:table-cell>
          <table:table-cell table:formula="of:=['Frame 1 Fit'.C35]-['Frame 1 Fit'.B35]" office:value-type="float" office:value="-0.0012457" calcext:value-type="float">
            <text:p>-0.0012457</text:p>
          </table:table-cell>
          <table:table-cell office:value-type="float" office:value="0.0199294" calcext:value-type="float">
            <text:p>0.0199294</text:p>
          </table:table-cell>
          <table:table-cell office:value-type="float" office:value="0.279814" calcext:value-type="float">
            <text:p>0.279814</text:p>
          </table:table-cell>
          <table:table-cell office:value-type="float" office:value="0.0199293" calcext:value-type="float">
            <text:p>0.0199293</text:p>
          </table:table-cell>
          <table:table-cell office:value-type="float" office:value="0.0199294" calcext:value-type="float">
            <text:p>0.0199294</text:p>
          </table:table-cell>
          <table:table-cell table:formula="of:=['Frame 1 Fit'.E35]-['Frame 1 Fit'.F35]" office:value-type="float" office:value="-0.2598846" calcext:value-type="float">
            <text:p>-0.2598846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20254" calcext:value-type="float">
            <text:p>0.220254</text:p>
          </table:table-cell>
          <table:table-cell office:value-type="float" office:value="0.207297" calcext:value-type="float">
            <text:p>0.207297</text:p>
          </table:table-cell>
          <table:table-cell table:formula="of:=['Frame 1 Fit'.C36]-['Frame 1 Fit'.B36]" office:value-type="float" office:value="-0.012957" calcext:value-type="float">
            <text:p>-0.012957</text:p>
          </table:table-cell>
          <table:table-cell office:value-type="float" office:value="0.207297" calcext:value-type="float">
            <text:p>0.207297</text:p>
          </table:table-cell>
          <table:table-cell office:value-type="float" office:value="1.67265" calcext:value-type="float">
            <text:p>1.67265</text:p>
          </table:table-cell>
          <table:table-cell table:number-columns-repeated="2" office:value-type="float" office:value="0.207297" calcext:value-type="float">
            <text:p>0.207297</text:p>
          </table:table-cell>
          <table:table-cell table:formula="of:=['Frame 1 Fit'.E36]-['Frame 1 Fit'.F36]" office:value-type="float" office:value="-1.465353" calcext:value-type="float">
            <text:p>-1.465353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15066" calcext:value-type="float">
            <text:p>1.15066</text:p>
          </table:table-cell>
          <table:table-cell office:value-type="float" office:value="1.08297" calcext:value-type="float">
            <text:p>1.08297</text:p>
          </table:table-cell>
          <table:table-cell table:formula="of:=['Frame 1 Fit'.C37]-['Frame 1 Fit'.B37]" office:value-type="float" office:value="-0.06769" calcext:value-type="float">
            <text:p>-0.06769</text:p>
          </table:table-cell>
          <table:table-cell office:value-type="float" office:value="1.08297" calcext:value-type="float">
            <text:p>1.08297</text:p>
          </table:table-cell>
          <table:table-cell office:value-type="float" office:value="13.2606" calcext:value-type="float">
            <text:p>13.2606</text:p>
          </table:table-cell>
          <table:table-cell table:number-columns-repeated="2" office:value-type="float" office:value="1.08297" calcext:value-type="float">
            <text:p>1.08297</text:p>
          </table:table-cell>
          <table:table-cell table:formula="of:=['Frame 1 Fit'.E37]-['Frame 1 Fit'.F37]" office:value-type="float" office:value="-12.17763" calcext:value-type="float">
            <text:p>-12.17763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.7263" calcext:value-type="float">
            <text:p>11.7263</text:p>
          </table:table-cell>
          <table:table-cell office:value-type="float" office:value="11.0364" calcext:value-type="float">
            <text:p>11.0364</text:p>
          </table:table-cell>
          <table:table-cell table:formula="of:=['Frame 1 Fit'.C38]-['Frame 1 Fit'.B38]" office:value-type="float" office:value="-0.6899" calcext:value-type="float">
            <text:p>-0.6899</text:p>
          </table:table-cell>
          <table:table-cell office:value-type="float" office:value="11.0364" calcext:value-type="float">
            <text:p>11.0364</text:p>
          </table:table-cell>
          <table:table-cell office:value-type="float" office:value="28.3423" calcext:value-type="float">
            <text:p>28.3423</text:p>
          </table:table-cell>
          <table:table-cell office:value-type="float" office:value="11.0365" calcext:value-type="float">
            <text:p>11.0365</text:p>
          </table:table-cell>
          <table:table-cell office:value-type="float" office:value="11.0364" calcext:value-type="float">
            <text:p>11.0364</text:p>
          </table:table-cell>
          <table:table-cell table:formula="of:=['Frame 1 Fit'.E38]-['Frame 1 Fit'.F38]" office:value-type="float" office:value="-17.3059" calcext:value-type="float">
            <text:p>-17.3059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7.8489" calcext:value-type="float">
            <text:p>27.8489</text:p>
          </table:table-cell>
          <table:table-cell office:value-type="float" office:value="26.2107" calcext:value-type="float">
            <text:p>26.2107</text:p>
          </table:table-cell>
          <table:table-cell table:formula="of:=['Frame 1 Fit'.C39]-['Frame 1 Fit'.B39]" office:value-type="float" office:value="-1.6382" calcext:value-type="float">
            <text:p>-1.6382</text:p>
          </table:table-cell>
          <table:table-cell office:value-type="float" office:value="26.2107" calcext:value-type="float">
            <text:p>26.2107</text:p>
          </table:table-cell>
          <table:table-cell office:value-type="float" office:value="42.7292" calcext:value-type="float">
            <text:p>42.7292</text:p>
          </table:table-cell>
          <table:table-cell table:number-columns-repeated="2" office:value-type="float" office:value="26.2107" calcext:value-type="float">
            <text:p>26.2107</text:p>
          </table:table-cell>
          <table:table-cell table:formula="of:=['Frame 1 Fit'.E39]-['Frame 1 Fit'.F39]" office:value-type="float" office:value="-16.5185" calcext:value-type="float">
            <text:p>-16.5185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.8983" calcext:value-type="float">
            <text:p>42.8983</text:p>
          </table:table-cell>
          <table:table-cell office:value-type="float" office:value="40.3748" calcext:value-type="float">
            <text:p>40.3748</text:p>
          </table:table-cell>
          <table:table-cell table:formula="of:=['Frame 1 Fit'.C40]-['Frame 1 Fit'.B40]" office:value-type="float" office:value="-2.5235" calcext:value-type="float">
            <text:p>-2.5235</text:p>
          </table:table-cell>
          <table:table-cell office:value-type="float" office:value="40.3748" calcext:value-type="float">
            <text:p>40.3748</text:p>
          </table:table-cell>
          <table:table-cell office:value-type="float" office:value="55.9978" calcext:value-type="float">
            <text:p>55.9978</text:p>
          </table:table-cell>
          <table:table-cell table:number-columns-repeated="2" office:value-type="float" office:value="40.3748" calcext:value-type="float">
            <text:p>40.3748</text:p>
          </table:table-cell>
          <table:table-cell table:formula="of:=['Frame 1 Fit'.E40]-['Frame 1 Fit'.F40]" office:value-type="float" office:value="-15.623" calcext:value-type="float">
            <text:p>-15.623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6.9396" calcext:value-type="float">
            <text:p>56.9396</text:p>
          </table:table-cell>
          <table:table-cell office:value-type="float" office:value="53.5901" calcext:value-type="float">
            <text:p>53.5901</text:p>
          </table:table-cell>
          <table:table-cell table:formula="of:=['Frame 1 Fit'.C41]-['Frame 1 Fit'.B41]" office:value-type="float" office:value="-3.3495" calcext:value-type="float">
            <text:p>-3.3495</text:p>
          </table:table-cell>
          <table:table-cell office:value-type="float" office:value="53.5901" calcext:value-type="float">
            <text:p>53.5901</text:p>
          </table:table-cell>
          <table:table-cell office:value-type="float" office:value="68.174" calcext:value-type="float">
            <text:p>68.174</text:p>
          </table:table-cell>
          <table:table-cell table:number-columns-repeated="2" office:value-type="float" office:value="53.5901" calcext:value-type="float">
            <text:p>53.5901</text:p>
          </table:table-cell>
          <table:table-cell table:formula="of:=['Frame 1 Fit'.E41]-['Frame 1 Fit'.F41]" office:value-type="float" office:value="-14.5839" calcext:value-type="float">
            <text:p>-14.5839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9.6238" calcext:value-type="float">
            <text:p>69.6238</text:p>
          </table:table-cell>
          <table:table-cell office:value-type="float" office:value="65.5282" calcext:value-type="float">
            <text:p>65.5282</text:p>
          </table:table-cell>
          <table:table-cell table:formula="of:=['Frame 1 Fit'.C42]-['Frame 1 Fit'.B42]" office:value-type="float" office:value="-4.0956" calcext:value-type="float">
            <text:p>-4.0956</text:p>
          </table:table-cell>
          <table:table-cell office:value-type="float" office:value="65.5282" calcext:value-type="float">
            <text:p>65.5282</text:p>
          </table:table-cell>
          <table:table-cell office:value-type="float" office:value="79.0857" calcext:value-type="float">
            <text:p>79.0857</text:p>
          </table:table-cell>
          <table:table-cell table:number-columns-repeated="2" office:value-type="float" office:value="65.5282" calcext:value-type="float">
            <text:p>65.5282</text:p>
          </table:table-cell>
          <table:table-cell table:formula="of:=['Frame 1 Fit'.E42]-['Frame 1 Fit'.F42]" office:value-type="float" office:value="-13.5575" calcext:value-type="float">
            <text:p>-13.5575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.8709" calcext:value-type="float">
            <text:p>80.8709</text:p>
          </table:table-cell>
          <table:table-cell office:value-type="float" office:value="76.1136" calcext:value-type="float">
            <text:p>76.1136</text:p>
          </table:table-cell>
          <table:table-cell table:formula="of:=['Frame 1 Fit'.C43]-['Frame 1 Fit'.B43]" office:value-type="float" office:value="-4.7573" calcext:value-type="float">
            <text:p>-4.7573</text:p>
          </table:table-cell>
          <table:table-cell office:value-type="float" office:value="76.1136" calcext:value-type="float">
            <text:p>76.1136</text:p>
          </table:table-cell>
          <table:table-cell office:value-type="float" office:value="88.9136" calcext:value-type="float">
            <text:p>88.9136</text:p>
          </table:table-cell>
          <table:table-cell table:number-columns-repeated="2" office:value-type="float" office:value="76.1136" calcext:value-type="float">
            <text:p>76.1136</text:p>
          </table:table-cell>
          <table:table-cell table:formula="of:=['Frame 1 Fit'.E43]-['Frame 1 Fit'.F43]" office:value-type="float" office:value="-12.8" calcext:value-type="float">
            <text:p>-12.8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0.9387" calcext:value-type="float">
            <text:p>90.9387</text:p>
          </table:table-cell>
          <table:table-cell office:value-type="float" office:value="85.5892" calcext:value-type="float">
            <text:p>85.5892</text:p>
          </table:table-cell>
          <table:table-cell table:formula="of:=['Frame 1 Fit'.C44]-['Frame 1 Fit'.B44]" office:value-type="float" office:value="-5.34949999999999" calcext:value-type="float">
            <text:p>-5.3495</text:p>
          </table:table-cell>
          <table:table-cell office:value-type="float" office:value="85.5892" calcext:value-type="float">
            <text:p>85.5892</text:p>
          </table:table-cell>
          <table:table-cell office:value-type="float" office:value="97.5888" calcext:value-type="float">
            <text:p>97.5888</text:p>
          </table:table-cell>
          <table:table-cell table:number-columns-repeated="2" office:value-type="float" office:value="85.5892" calcext:value-type="float">
            <text:p>85.5892</text:p>
          </table:table-cell>
          <table:table-cell table:formula="of:=['Frame 1 Fit'.E44]-['Frame 1 Fit'.F44]" office:value-type="float" office:value="-11.9996" calcext:value-type="float">
            <text:p>-11.9996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9.7797" calcext:value-type="float">
            <text:p>99.7797</text:p>
          </table:table-cell>
          <table:table-cell office:value-type="float" office:value="93.9102" calcext:value-type="float">
            <text:p>93.9102</text:p>
          </table:table-cell>
          <table:table-cell table:formula="of:=['Frame 1 Fit'.C45]-['Frame 1 Fit'.B45]" office:value-type="float" office:value="-5.8695" calcext:value-type="float">
            <text:p>-5.8695</text:p>
          </table:table-cell>
          <table:table-cell office:value-type="float" office:value="93.9101" calcext:value-type="float">
            <text:p>93.9101</text:p>
          </table:table-cell>
          <table:table-cell office:value-type="float" office:value="105.312" calcext:value-type="float">
            <text:p>105.312</text:p>
          </table:table-cell>
          <table:table-cell table:number-columns-repeated="2" office:value-type="float" office:value="93.9102" calcext:value-type="float">
            <text:p>93.9102</text:p>
          </table:table-cell>
          <table:table-cell table:formula="of:=['Frame 1 Fit'.E45]-['Frame 1 Fit'.F45]" office:value-type="float" office:value="-11.4019" calcext:value-type="float">
            <text:p>-11.4019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7.214" calcext:value-type="float">
            <text:p>107.214</text:p>
          </table:table-cell>
          <table:table-cell office:value-type="float" office:value="100.907" calcext:value-type="float">
            <text:p>100.907</text:p>
          </table:table-cell>
          <table:table-cell table:formula="of:=['Frame 1 Fit'.C46]-['Frame 1 Fit'.B46]" office:value-type="float" office:value="-6.307" calcext:value-type="float">
            <text:p>-6.307</text:p>
          </table:table-cell>
          <table:table-cell office:value-type="float" office:value="100.907" calcext:value-type="float">
            <text:p>100.907</text:p>
          </table:table-cell>
          <table:table-cell office:value-type="float" office:value="111.934" calcext:value-type="float">
            <text:p>111.934</text:p>
          </table:table-cell>
          <table:table-cell table:number-columns-repeated="2" office:value-type="float" office:value="100.907" calcext:value-type="float">
            <text:p>100.907</text:p>
          </table:table-cell>
          <table:table-cell table:formula="of:=['Frame 1 Fit'.E46]-['Frame 1 Fit'.F46]" office:value-type="float" office:value="-11.027" calcext:value-type="float">
            <text:p>-11.027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3.502" calcext:value-type="float">
            <text:p>113.502</text:p>
          </table:table-cell>
          <table:table-cell office:value-type="float" office:value="106.825" calcext:value-type="float">
            <text:p>106.825</text:p>
          </table:table-cell>
          <table:table-cell table:formula="of:=['Frame 1 Fit'.C47]-['Frame 1 Fit'.B47]" office:value-type="float" office:value="-6.67699999999999" calcext:value-type="float">
            <text:p>-6.677</text:p>
          </table:table-cell>
          <table:table-cell office:value-type="float" office:value="106.825" calcext:value-type="float">
            <text:p>106.825</text:p>
          </table:table-cell>
          <table:table-cell office:value-type="float" office:value="117.476" calcext:value-type="float">
            <text:p>117.476</text:p>
          </table:table-cell>
          <table:table-cell office:value-type="float" office:value="106.825" calcext:value-type="float">
            <text:p>106.825</text:p>
          </table:table-cell>
          <table:table-cell office:value-type="float" office:value="106.826" calcext:value-type="float">
            <text:p>106.826</text:p>
          </table:table-cell>
          <table:table-cell table:formula="of:=['Frame 1 Fit'.E47]-['Frame 1 Fit'.F47]" office:value-type="float" office:value="-10.651" calcext:value-type="float">
            <text:p>-10.651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8.556" calcext:value-type="float">
            <text:p>118.556</text:p>
          </table:table-cell>
          <table:table-cell office:value-type="float" office:value="111.582" calcext:value-type="float">
            <text:p>111.582</text:p>
          </table:table-cell>
          <table:table-cell table:formula="of:=['Frame 1 Fit'.C48]-['Frame 1 Fit'.B48]" office:value-type="float" office:value="-6.974" calcext:value-type="float">
            <text:p>-6.974</text:p>
          </table:table-cell>
          <table:table-cell office:value-type="float" office:value="111.582" calcext:value-type="float">
            <text:p>111.582</text:p>
          </table:table-cell>
          <table:table-cell office:value-type="float" office:value="121.882" calcext:value-type="float">
            <text:p>121.882</text:p>
          </table:table-cell>
          <table:table-cell table:number-columns-repeated="2" office:value-type="float" office:value="111.582" calcext:value-type="float">
            <text:p>111.582</text:p>
          </table:table-cell>
          <table:table-cell table:formula="of:=['Frame 1 Fit'.E48]-['Frame 1 Fit'.F48]" office:value-type="float" office:value="-10.3" calcext:value-type="float">
            <text:p>-10.3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2.488" calcext:value-type="float">
            <text:p>122.488</text:p>
          </table:table-cell>
          <table:table-cell office:value-type="float" office:value="115.283" calcext:value-type="float">
            <text:p>115.283</text:p>
          </table:table-cell>
          <table:table-cell table:formula="of:=['Frame 1 Fit'.C49]-['Frame 1 Fit'.B49]" office:value-type="float" office:value="-7.205" calcext:value-type="float">
            <text:p>-7.205</text:p>
          </table:table-cell>
          <table:table-cell office:value-type="float" office:value="115.283" calcext:value-type="float">
            <text:p>115.283</text:p>
          </table:table-cell>
          <table:table-cell office:value-type="float" office:value="125.209" calcext:value-type="float">
            <text:p>125.209</text:p>
          </table:table-cell>
          <table:table-cell table:number-columns-repeated="2" office:value-type="float" office:value="115.283" calcext:value-type="float">
            <text:p>115.283</text:p>
          </table:table-cell>
          <table:table-cell table:formula="of:=['Frame 1 Fit'.E49]-['Frame 1 Fit'.F49]" office:value-type="float" office:value="-9.926" calcext:value-type="float">
            <text:p>-9.926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5.121" calcext:value-type="float">
            <text:p>125.121</text:p>
          </table:table-cell>
          <table:table-cell office:value-type="float" office:value="117.761" calcext:value-type="float">
            <text:p>117.761</text:p>
          </table:table-cell>
          <table:table-cell table:formula="of:=['Frame 1 Fit'.C50]-['Frame 1 Fit'.B50]" office:value-type="float" office:value="-7.36" calcext:value-type="float">
            <text:p>-7.36</text:p>
          </table:table-cell>
          <table:table-cell office:value-type="float" office:value="117.761" calcext:value-type="float">
            <text:p>117.761</text:p>
          </table:table-cell>
          <table:table-cell office:value-type="float" office:value="127.393" calcext:value-type="float">
            <text:p>127.393</text:p>
          </table:table-cell>
          <table:table-cell table:number-columns-repeated="2" office:value-type="float" office:value="117.761" calcext:value-type="float">
            <text:p>117.761</text:p>
          </table:table-cell>
          <table:table-cell table:formula="of:=['Frame 1 Fit'.E50]-['Frame 1 Fit'.F50]" office:value-type="float" office:value="-9.63200000000001" calcext:value-type="float">
            <text:p>-9.632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6.356" calcext:value-type="float">
            <text:p>126.356</text:p>
          </table:table-cell>
          <table:table-cell office:value-type="float" office:value="118.923" calcext:value-type="float">
            <text:p>118.923</text:p>
          </table:table-cell>
          <table:table-cell table:formula="of:=['Frame 1 Fit'.C51]-['Frame 1 Fit'.B51]" office:value-type="float" office:value="-7.43299999999999" calcext:value-type="float">
            <text:p>-7.433</text:p>
          </table:table-cell>
          <table:table-cell office:value-type="float" office:value="118.923" calcext:value-type="float">
            <text:p>118.923</text:p>
          </table:table-cell>
          <table:table-cell office:value-type="float" office:value="128.61" calcext:value-type="float">
            <text:p>128.61</text:p>
          </table:table-cell>
          <table:table-cell table:number-columns-repeated="2" office:value-type="float" office:value="118.923" calcext:value-type="float">
            <text:p>118.923</text:p>
          </table:table-cell>
          <table:table-cell table:formula="of:=['Frame 1 Fit'.E51]-['Frame 1 Fit'.F51]" office:value-type="float" office:value="-9.68700000000001" calcext:value-type="float">
            <text:p>-9.687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6.477" calcext:value-type="float">
            <text:p>126.477</text:p>
          </table:table-cell>
          <table:table-cell office:value-type="float" office:value="119.037" calcext:value-type="float">
            <text:p>119.037</text:p>
          </table:table-cell>
          <table:table-cell table:formula="of:=['Frame 1 Fit'.C52]-['Frame 1 Fit'.B52]" office:value-type="float" office:value="-7.44" calcext:value-type="float">
            <text:p>-7.44</text:p>
          </table:table-cell>
          <table:table-cell office:value-type="float" office:value="119.037" calcext:value-type="float">
            <text:p>119.037</text:p>
          </table:table-cell>
          <table:table-cell office:value-type="float" office:value="128.728" calcext:value-type="float">
            <text:p>128.728</text:p>
          </table:table-cell>
          <table:table-cell table:number-columns-repeated="2" office:value-type="float" office:value="119.037" calcext:value-type="float">
            <text:p>119.037</text:p>
          </table:table-cell>
          <table:table-cell table:formula="of:=['Frame 1 Fit'.E52]-['Frame 1 Fit'.F52]" office:value-type="float" office:value="-9.691" calcext:value-type="float">
            <text:p>-9.691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5.372" calcext:value-type="float">
            <text:p>125.372</text:p>
          </table:table-cell>
          <table:table-cell office:value-type="float" office:value="117.997" calcext:value-type="float">
            <text:p>117.997</text:p>
          </table:table-cell>
          <table:table-cell table:formula="of:=['Frame 1 Fit'.C53]-['Frame 1 Fit'.B53]" office:value-type="float" office:value="-7.375" calcext:value-type="float">
            <text:p>-7.375</text:p>
          </table:table-cell>
          <table:table-cell office:value-type="float" office:value="117.997" calcext:value-type="float">
            <text:p>117.997</text:p>
          </table:table-cell>
          <table:table-cell office:value-type="float" office:value="127.633" calcext:value-type="float">
            <text:p>127.633</text:p>
          </table:table-cell>
          <table:table-cell table:number-columns-repeated="2" office:value-type="float" office:value="117.997" calcext:value-type="float">
            <text:p>117.997</text:p>
          </table:table-cell>
          <table:table-cell table:formula="of:=['Frame 1 Fit'.E53]-['Frame 1 Fit'.F53]" office:value-type="float" office:value="-9.636" calcext:value-type="float">
            <text:p>-9.636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2.877" calcext:value-type="float">
            <text:p>122.877</text:p>
          </table:table-cell>
          <table:table-cell office:value-type="float" office:value="115.649" calcext:value-type="float">
            <text:p>115.649</text:p>
          </table:table-cell>
          <table:table-cell table:formula="of:=['Frame 1 Fit'.C54]-['Frame 1 Fit'.B54]" office:value-type="float" office:value="-7.22799999999999" calcext:value-type="float">
            <text:p>-7.228</text:p>
          </table:table-cell>
          <table:table-cell office:value-type="float" office:value="115.649" calcext:value-type="float">
            <text:p>115.649</text:p>
          </table:table-cell>
          <table:table-cell office:value-type="float" office:value="125.581" calcext:value-type="float">
            <text:p>125.581</text:p>
          </table:table-cell>
          <table:table-cell table:number-columns-repeated="2" office:value-type="float" office:value="115.649" calcext:value-type="float">
            <text:p>115.649</text:p>
          </table:table-cell>
          <table:table-cell table:formula="of:=['Frame 1 Fit'.E54]-['Frame 1 Fit'.F54]" office:value-type="float" office:value="-9.932" calcext:value-type="float">
            <text:p>-9.932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9.064" calcext:value-type="float">
            <text:p>119.064</text:p>
          </table:table-cell>
          <table:table-cell office:value-type="float" office:value="112.06" calcext:value-type="float">
            <text:p>112.06</text:p>
          </table:table-cell>
          <table:table-cell table:formula="of:=['Frame 1 Fit'.C55]-['Frame 1 Fit'.B55]" office:value-type="float" office:value="-7.00399999999999" calcext:value-type="float">
            <text:p>-7.004</text:p>
          </table:table-cell>
          <table:table-cell office:value-type="float" office:value="112.06" calcext:value-type="float">
            <text:p>112.06</text:p>
          </table:table-cell>
          <table:table-cell office:value-type="float" office:value="122.364" calcext:value-type="float">
            <text:p>122.364</text:p>
          </table:table-cell>
          <table:table-cell table:number-columns-repeated="2" office:value-type="float" office:value="112.06" calcext:value-type="float">
            <text:p>112.06</text:p>
          </table:table-cell>
          <table:table-cell table:formula="of:=['Frame 1 Fit'.E55]-['Frame 1 Fit'.F55]" office:value-type="float" office:value="-10.304" calcext:value-type="float">
            <text:p>-10.304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4.129" calcext:value-type="float">
            <text:p>114.129</text:p>
          </table:table-cell>
          <table:table-cell office:value-type="float" office:value="107.415" calcext:value-type="float">
            <text:p>107.415</text:p>
          </table:table-cell>
          <table:table-cell table:formula="of:=['Frame 1 Fit'.C56]-['Frame 1 Fit'.B56]" office:value-type="float" office:value="-6.714" calcext:value-type="float">
            <text:p>-6.714</text:p>
          </table:table-cell>
          <table:table-cell office:value-type="float" office:value="107.415" calcext:value-type="float">
            <text:p>107.415</text:p>
          </table:table-cell>
          <table:table-cell office:value-type="float" office:value="118.051" calcext:value-type="float">
            <text:p>118.051</text:p>
          </table:table-cell>
          <table:table-cell table:number-columns-repeated="2" office:value-type="float" office:value="107.415" calcext:value-type="float">
            <text:p>107.415</text:p>
          </table:table-cell>
          <table:table-cell table:formula="of:=['Frame 1 Fit'.E56]-['Frame 1 Fit'.F56]" office:value-type="float" office:value="-10.636" calcext:value-type="float">
            <text:p>-10.636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7.934" calcext:value-type="float">
            <text:p>107.934</text:p>
          </table:table-cell>
          <table:table-cell office:value-type="float" office:value="101.585" calcext:value-type="float">
            <text:p>101.585</text:p>
          </table:table-cell>
          <table:table-cell table:formula="of:=['Frame 1 Fit'.C57]-['Frame 1 Fit'.B57]" office:value-type="float" office:value="-6.349" calcext:value-type="float">
            <text:p>-6.349</text:p>
          </table:table-cell>
          <table:table-cell office:value-type="float" office:value="101.585" calcext:value-type="float">
            <text:p>101.585</text:p>
          </table:table-cell>
          <table:table-cell office:value-type="float" office:value="112.624" calcext:value-type="float">
            <text:p>112.624</text:p>
          </table:table-cell>
          <table:table-cell table:number-columns-repeated="2" office:value-type="float" office:value="101.585" calcext:value-type="float">
            <text:p>101.585</text:p>
          </table:table-cell>
          <table:table-cell table:formula="of:=['Frame 1 Fit'.E57]-['Frame 1 Fit'.F57]" office:value-type="float" office:value="-11.039" calcext:value-type="float">
            <text:p>-11.039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.543" calcext:value-type="float">
            <text:p>100.543</text:p>
          </table:table-cell>
          <table:table-cell office:value-type="float" office:value="94.629" calcext:value-type="float">
            <text:p>94.629</text:p>
          </table:table-cell>
          <table:table-cell table:formula="of:=['Frame 1 Fit'.C58]-['Frame 1 Fit'.B58]" office:value-type="float" office:value="-5.914" calcext:value-type="float">
            <text:p>-5.914</text:p>
          </table:table-cell>
          <table:table-cell office:value-type="float" office:value="94.629" calcext:value-type="float">
            <text:p>94.629</text:p>
          </table:table-cell>
          <table:table-cell office:value-type="float" office:value="106.067" calcext:value-type="float">
            <text:p>106.067</text:p>
          </table:table-cell>
          <table:table-cell office:value-type="float" office:value="94.629" calcext:value-type="float">
            <text:p>94.629</text:p>
          </table:table-cell>
          <table:table-cell office:value-type="float" office:value="94.6289" calcext:value-type="float">
            <text:p>94.6289</text:p>
          </table:table-cell>
          <table:table-cell table:formula="of:=['Frame 1 Fit'.E58]-['Frame 1 Fit'.F58]" office:value-type="float" office:value="-11.438" calcext:value-type="float">
            <text:p>-11.438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1.6728" calcext:value-type="float">
            <text:p>91.6728</text:p>
          </table:table-cell>
          <table:table-cell office:value-type="float" office:value="86.2801" calcext:value-type="float">
            <text:p>86.2801</text:p>
          </table:table-cell>
          <table:table-cell table:formula="of:=['Frame 1 Fit'.C59]-['Frame 1 Fit'.B59]" office:value-type="float" office:value="-5.39269999999999" calcext:value-type="float">
            <text:p>-5.3927</text:p>
          </table:table-cell>
          <table:table-cell office:value-type="float" office:value="86.2801" calcext:value-type="float">
            <text:p>86.2801</text:p>
          </table:table-cell>
          <table:table-cell office:value-type="float" office:value="98.3771" calcext:value-type="float">
            <text:p>98.3771</text:p>
          </table:table-cell>
          <table:table-cell table:number-columns-repeated="2" office:value-type="float" office:value="86.2801" calcext:value-type="float">
            <text:p>86.2801</text:p>
          </table:table-cell>
          <table:table-cell table:formula="of:=['Frame 1 Fit'.E59]-['Frame 1 Fit'.F59]" office:value-type="float" office:value="-12.097" calcext:value-type="float">
            <text:p>-12.097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1.5188" calcext:value-type="float">
            <text:p>81.5188</text:p>
          </table:table-cell>
          <table:table-cell office:value-type="float" office:value="76.7234" calcext:value-type="float">
            <text:p>76.7234</text:p>
          </table:table-cell>
          <table:table-cell table:formula="of:=['Frame 1 Fit'.C60]-['Frame 1 Fit'.B60]" office:value-type="float" office:value="-4.7954" calcext:value-type="float">
            <text:p>-4.7954</text:p>
          </table:table-cell>
          <table:table-cell office:value-type="float" office:value="76.7234" calcext:value-type="float">
            <text:p>76.7234</text:p>
          </table:table-cell>
          <table:table-cell office:value-type="float" office:value="89.6515" calcext:value-type="float">
            <text:p>89.6515</text:p>
          </table:table-cell>
          <table:table-cell table:number-columns-repeated="2" office:value-type="float" office:value="76.7234" calcext:value-type="float">
            <text:p>76.7234</text:p>
          </table:table-cell>
          <table:table-cell table:formula="of:=['Frame 1 Fit'.E60]-['Frame 1 Fit'.F60]" office:value-type="float" office:value="-12.9281" calcext:value-type="float">
            <text:p>-12.9281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.1534" calcext:value-type="float">
            <text:p>70.1534</text:p>
          </table:table-cell>
          <table:table-cell office:value-type="float" office:value="66.0266" calcext:value-type="float">
            <text:p>66.0266</text:p>
          </table:table-cell>
          <table:table-cell table:formula="of:=['Frame 1 Fit'.C61]-['Frame 1 Fit'.B61]" office:value-type="float" office:value="-4.1268" calcext:value-type="float">
            <text:p>-4.1268</text:p>
          </table:table-cell>
          <table:table-cell office:value-type="float" office:value="66.0266" calcext:value-type="float">
            <text:p>66.0266</text:p>
          </table:table-cell>
          <table:table-cell office:value-type="float" office:value="79.6927" calcext:value-type="float">
            <text:p>79.6927</text:p>
          </table:table-cell>
          <table:table-cell office:value-type="float" office:value="66.0265" calcext:value-type="float">
            <text:p>66.0265</text:p>
          </table:table-cell>
          <table:table-cell office:value-type="float" office:value="66.0266" calcext:value-type="float">
            <text:p>66.0266</text:p>
          </table:table-cell>
          <table:table-cell table:formula="of:=['Frame 1 Fit'.E61]-['Frame 1 Fit'.F61]" office:value-type="float" office:value="-13.6661" calcext:value-type="float">
            <text:p>-13.6661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7.4738" calcext:value-type="float">
            <text:p>57.4738</text:p>
          </table:table-cell>
          <table:table-cell office:value-type="float" office:value="54.0928" calcext:value-type="float">
            <text:p>54.0928</text:p>
          </table:table-cell>
          <table:table-cell table:formula="of:=['Frame 1 Fit'.C62]-['Frame 1 Fit'.B62]" office:value-type="float" office:value="-3.381" calcext:value-type="float">
            <text:p>-3.381</text:p>
          </table:table-cell>
          <table:table-cell office:value-type="float" office:value="54.0928" calcext:value-type="float">
            <text:p>54.0928</text:p>
          </table:table-cell>
          <table:table-cell office:value-type="float" office:value="68.7033" calcext:value-type="float">
            <text:p>68.7033</text:p>
          </table:table-cell>
          <table:table-cell table:number-columns-repeated="2" office:value-type="float" office:value="54.0928" calcext:value-type="float">
            <text:p>54.0928</text:p>
          </table:table-cell>
          <table:table-cell table:formula="of:=['Frame 1 Fit'.E62]-['Frame 1 Fit'.F62]" office:value-type="float" office:value="-14.6105" calcext:value-type="float">
            <text:p>-14.6105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3.3612" calcext:value-type="float">
            <text:p>43.3612</text:p>
          </table:table-cell>
          <table:table-cell office:value-type="float" office:value="40.8105" calcext:value-type="float">
            <text:p>40.8105</text:p>
          </table:table-cell>
          <table:table-cell table:formula="of:=['Frame 1 Fit'.C63]-['Frame 1 Fit'.B63]" office:value-type="float" office:value="-2.5507" calcext:value-type="float">
            <text:p>-2.5507</text:p>
          </table:table-cell>
          <table:table-cell office:value-type="float" office:value="40.8105" calcext:value-type="float">
            <text:p>40.8105</text:p>
          </table:table-cell>
          <table:table-cell office:value-type="float" office:value="56.5173" calcext:value-type="float">
            <text:p>56.5173</text:p>
          </table:table-cell>
          <table:table-cell office:value-type="float" office:value="40.8104" calcext:value-type="float">
            <text:p>40.8104</text:p>
          </table:table-cell>
          <table:table-cell office:value-type="float" office:value="40.8105" calcext:value-type="float">
            <text:p>40.8105</text:p>
          </table:table-cell>
          <table:table-cell table:formula="of:=['Frame 1 Fit'.E63]-['Frame 1 Fit'.F63]" office:value-type="float" office:value="-15.7068" calcext:value-type="float">
            <text:p>-15.7068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8.1116" calcext:value-type="float">
            <text:p>28.1116</text:p>
          </table:table-cell>
          <table:table-cell office:value-type="float" office:value="26.4579" calcext:value-type="float">
            <text:p>26.4579</text:p>
          </table:table-cell>
          <table:table-cell table:formula="of:=['Frame 1 Fit'.C64]-['Frame 1 Fit'.B64]" office:value-type="float" office:value="-1.6537" calcext:value-type="float">
            <text:p>-1.6537</text:p>
          </table:table-cell>
          <table:table-cell office:value-type="float" office:value="26.4579" calcext:value-type="float">
            <text:p>26.4579</text:p>
          </table:table-cell>
          <table:table-cell office:value-type="float" office:value="43.1675" calcext:value-type="float">
            <text:p>43.1675</text:p>
          </table:table-cell>
          <table:table-cell table:number-columns-repeated="2" office:value-type="float" office:value="26.4579" calcext:value-type="float">
            <text:p>26.4579</text:p>
          </table:table-cell>
          <table:table-cell table:formula="of:=['Frame 1 Fit'.E64]-['Frame 1 Fit'.F64]" office:value-type="float" office:value="-16.7096" calcext:value-type="float">
            <text:p>-16.7096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.8094" calcext:value-type="float">
            <text:p>11.8094</text:p>
          </table:table-cell>
          <table:table-cell office:value-type="float" office:value="11.1147" calcext:value-type="float">
            <text:p>11.1147</text:p>
          </table:table-cell>
          <table:table-cell table:formula="of:=['Frame 1 Fit'.C65]-['Frame 1 Fit'.B65]" office:value-type="float" office:value="-0.694700000000001" calcext:value-type="float">
            <text:p>-0.6947</text:p>
          </table:table-cell>
          <table:table-cell office:value-type="float" office:value="11.1147" calcext:value-type="float">
            <text:p>11.1147</text:p>
          </table:table-cell>
          <table:table-cell office:value-type="float" office:value="28.5992" calcext:value-type="float">
            <text:p>28.5992</text:p>
          </table:table-cell>
          <table:table-cell table:number-columns-repeated="2" office:value-type="float" office:value="11.1147" calcext:value-type="float">
            <text:p>11.1147</text:p>
          </table:table-cell>
          <table:table-cell table:formula="of:=['Frame 1 Fit'.E65]-['Frame 1 Fit'.F65]" office:value-type="float" office:value="-17.4845" calcext:value-type="float">
            <text:p>-17.4845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18257" calcext:value-type="float">
            <text:p>1.18257</text:p>
          </table:table-cell>
          <table:table-cell office:value-type="float" office:value="1.11301" calcext:value-type="float">
            <text:p>1.11301</text:p>
          </table:table-cell>
          <table:table-cell table:formula="of:=['Frame 1 Fit'.C66]-['Frame 1 Fit'.B66]" office:value-type="float" office:value="-0.0695600000000001" calcext:value-type="float">
            <text:p>-0.06956</text:p>
          </table:table-cell>
          <table:table-cell office:value-type="float" office:value="1.113" calcext:value-type="float">
            <text:p>1.113</text:p>
          </table:table-cell>
          <table:table-cell office:value-type="float" office:value="13.3748" calcext:value-type="float">
            <text:p>13.3748</text:p>
          </table:table-cell>
          <table:table-cell table:number-columns-repeated="2" office:value-type="float" office:value="1.113" calcext:value-type="float">
            <text:p>1.113</text:p>
          </table:table-cell>
          <table:table-cell table:formula="of:=['Frame 1 Fit'.E66]-['Frame 1 Fit'.F66]" office:value-type="float" office:value="-12.2618" calcext:value-type="float">
            <text:p>-12.2618</text:p>
          </table:table-cell>
          <table:table-cell table:number-columns-repeated="1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2363" calcext:value-type="float">
            <text:p>0.22363</text:p>
          </table:table-cell>
          <table:table-cell office:value-type="float" office:value="0.210475" calcext:value-type="float">
            <text:p>0.210475</text:p>
          </table:table-cell>
          <table:table-cell table:formula="of:=['Frame 1 Fit'.C67]-['Frame 1 Fit'.B67]" office:value-type="float" office:value="-0.013155" calcext:value-type="float">
            <text:p>-0.013155</text:p>
          </table:table-cell>
          <table:table-cell office:value-type="float" office:value="0.210475" calcext:value-type="float">
            <text:p>0.210475</text:p>
          </table:table-cell>
          <table:table-cell office:value-type="float" office:value="1.6701" calcext:value-type="float">
            <text:p>1.6701</text:p>
          </table:table-cell>
          <table:table-cell table:number-columns-repeated="2" office:value-type="float" office:value="0.210475" calcext:value-type="float">
            <text:p>0.210475</text:p>
          </table:table-cell>
          <table:table-cell table:formula="of:=['Frame 1 Fit'.E67]-['Frame 1 Fit'.F67]" office:value-type="float" office:value="-1.459625" calcext:value-type="float">
            <text:p>-1.459625</text:p>
          </table:table-cell>
          <table:table-cell table:number-columns-repeated="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218949" calcext:value-type="float">
            <text:p>0.0218949</text:p>
          </table:table-cell>
          <table:table-cell office:value-type="float" office:value="0.0206069" calcext:value-type="float">
            <text:p>0.0206069</text:p>
          </table:table-cell>
          <table:table-cell table:formula="of:=['Frame 1 Fit'.C68]-['Frame 1 Fit'.B68]" office:value-type="float" office:value="-0.001288" calcext:value-type="float">
            <text:p>-0.001288</text:p>
          </table:table-cell>
          <table:table-cell office:value-type="float" office:value="0.0206069" calcext:value-type="float">
            <text:p>0.0206069</text:p>
          </table:table-cell>
          <table:table-cell office:value-type="float" office:value="0.280823" calcext:value-type="float">
            <text:p>0.280823</text:p>
          </table:table-cell>
          <table:table-cell table:number-columns-repeated="2" office:value-type="float" office:value="0.0206069" calcext:value-type="float">
            <text:p>0.0206069</text:p>
          </table:table-cell>
          <table:table-cell table:formula="of:=['Frame 1 Fit'.E68]-['Frame 1 Fit'.F68]" office:value-type="float" office:value="-0.2602161" calcext:value-type="float">
            <text:p>-0.2602161</text:p>
          </table:table-cell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69]-['Frame 1 Fit'.B6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381122" calcext:value-type="float">
            <text:p>0.03811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E69]-['Frame 1 Fit'.F69]" office:value-type="float" office:value="-0.0381122" calcext:value-type="float">
            <text:p>-0.0381122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70]-['Frame 1 Fit'.B7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70]-['Frame 1 Fit'.F7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71]-['Frame 1 Fit'.B7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71]-['Frame 1 Fit'.F7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72]-['Frame 1 Fit'.B7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72]-['Frame 1 Fit'.F7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73]-['Frame 1 Fit'.B7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73]-['Frame 1 Fit'.F7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74]-['Frame 1 Fit'.B7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74]-['Frame 1 Fit'.F7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75]-['Frame 1 Fit'.B7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75]-['Frame 1 Fit'.F7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76]-['Frame 1 Fit'.B7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76]-['Frame 1 Fit'.F7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77]-['Frame 1 Fit'.B7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77]-['Frame 1 Fit'.F7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78]-['Frame 1 Fit'.B7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78]-['Frame 1 Fit'.F7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79]-['Frame 1 Fit'.B7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79]-['Frame 1 Fit'.F7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80]-['Frame 1 Fit'.B8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80]-['Frame 1 Fit'.F8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81]-['Frame 1 Fit'.B8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81]-['Frame 1 Fit'.F8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82]-['Frame 1 Fit'.B8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82]-['Frame 1 Fit'.F8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83]-['Frame 1 Fit'.B8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83]-['Frame 1 Fit'.F8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84]-['Frame 1 Fit'.B8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84]-['Frame 1 Fit'.F8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85]-['Frame 1 Fit'.B8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85]-['Frame 1 Fit'.F8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86]-['Frame 1 Fit'.B8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86]-['Frame 1 Fit'.F8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87]-['Frame 1 Fit'.B8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87]-['Frame 1 Fit'.F8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88]-['Frame 1 Fit'.B8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88]-['Frame 1 Fit'.F8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89]-['Frame 1 Fit'.B8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89]-['Frame 1 Fit'.F8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90]-['Frame 1 Fit'.B9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90]-['Frame 1 Fit'.F9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91]-['Frame 1 Fit'.B9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91]-['Frame 1 Fit'.F9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92]-['Frame 1 Fit'.B9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92]-['Frame 1 Fit'.F9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93]-['Frame 1 Fit'.B9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93]-['Frame 1 Fit'.F9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94]-['Frame 1 Fit'.B9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94]-['Frame 1 Fit'.F9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95]-['Frame 1 Fit'.B9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95]-['Frame 1 Fit'.F9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96]-['Frame 1 Fit'.B9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96]-['Frame 1 Fit'.F9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97]-['Frame 1 Fit'.B9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97]-['Frame 1 Fit'.F9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98]-['Frame 1 Fit'.B9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98]-['Frame 1 Fit'.F9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99]-['Frame 1 Fit'.B9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99]-['Frame 1 Fit'.F9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100]-['Frame 1 Fit'.B10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100]-['Frame 1 Fit'.F10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1 Fit'.C101]-['Frame 1 Fit'.B10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1 Fit'.E101]-['Frame 1 Fit'.F10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lim0</text:p>
          </table:table-cell>
          <table:table-cell table:number-columns-repeated="3"/>
          <table:table-cell office:value-type="float" office:value="-33" calcext:value-type="float">
            <text:p>-33</text:p>
          </table:table-cell>
          <table:table-cell office:value-type="float" office:value="-35" calcext:value-type="float">
            <text:p>-35</text:p>
          </table:table-cell>
          <table:table-cell table:number-columns-repeated="2" office:value-type="float" office:value="-33" calcext:value-type="float">
            <text:p>-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lim1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lim0</text:p>
          </table:table-cell>
          <table:table-cell table:number-columns-repeated="3"/>
          <table:table-cell office:value-type="float" office:value="-33" calcext:value-type="float">
            <text:p>-33</text:p>
          </table:table-cell>
          <table:table-cell office:value-type="float" office:value="-35" calcext:value-type="float">
            <text:p>-35</text:p>
          </table:table-cell>
          <table:table-cell table:number-columns-repeated="2" office:value-type="float" office:value="-33" calcext:value-type="float">
            <text:p>-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lim1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4489" calcext:value-type="float">
            <text:p>4489</text:p>
          </table:table-cell>
          <table:table-cell office:value-type="float" office:value="5041" calcext:value-type="float">
            <text:p>5041</text:p>
          </table:table-cell>
          <table:table-cell table:number-columns-repeated="2" office:value-type="float" office:value="4489" calcext:value-type="float">
            <text:p>4489</text:p>
          </table:table-cell>
          <table:table-cell table:number-columns-repeated="13"/>
        </table:table-row>
      </table:table>
      <table:table table:name="Frame 2 Fit" table:style-name="ta1">
        <table:shapes>
          <draw:frame draw:z-index="0" draw:style-name="gr1" draw:text-style-name="P1" svg:width="461.37pt" svg:height="370.29pt" svg:x="491.27pt" svg:y="8.02pt">
            <loext:p draw:notify-on-update-of-ranges="'Frame 2 Fit'.A34:'Frame 2 Fit'.A69 'Frame 0 Fit'.A1:'Frame 0 Fit'.A1 'Frame 2 Fit'.B34:'Frame 2 Fit'.B69 'Frame 2 Fit'.A34:'Frame 2 Fit'.A69 'Frame 0 Fit'.A1:'Frame 0 Fit'.A1 'Frame 2 Fit'.C34:'Frame 2 Fit'.C69 'Frame 2 Fit'.A34:'Frame 2 Fit'.A69 'Frame 0 Fit'.A1:'Frame 0 Fit'.A1 'Frame 2 Fit'.D34:'Frame 2 Fit'.D6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64.57pt" svg:height="428.51pt" svg:x="495.16pt" svg:y="382.14pt">
            <loext:p draw:notify-on-update-of-ranges="'Frame 2 Fit'.A34:'Frame 2 Fit'.A69 'Frame 0 Fit'.A1:'Frame 0 Fit'.A1 'Frame 2 Fit'.E34:'Frame 2 Fit'.E69 'Frame 0 Fit'.A1:'Frame 0 Fit'.A1 'Frame 2 Fit'.I34:'Frame 2 Fit'.I69 'Frame 2 Fit'.A34:'Frame 2 Fit'.A69 'Frame 2 Fit'.A34:'Frame 2 Fit'.A69 'Frame 0 Fit'.A1:'Frame 0 Fit'.A1 'Frame 2 Fit'.F34:'Frame 2 Fit'.F69 'Frame 2 Fit'.A34:'Frame 2 Fit'.A69 'Frame 0 Fit'.A1:'Frame 0 Fit'.A1 'Frame 2 Fit'.G34:'Frame 2 Fit'.G69 'Frame 0 Fit'.A1:'Frame 0 Fit'.A1 'Frame 2 Fit'.H34:'Frame 2 Fit'.H69 'Frame 2 Fit'.A34:'Frame 2 Fit'.A6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6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el 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Cuda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Std #1</text:p>
          </table:table-cell>
          <table:table-cell office:value-type="string" calcext:value-type="string">
            <text:p>Cuda #1</text:p>
          </table:table-cell>
          <table:table-cell office:value-type="string" calcext:value-type="string">
            <text:p>Cuda #2</text:p>
          </table:table-cell>
          <table:table-cell office:value-type="string" calcext:value-type="string">
            <text:p>Cuda #3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2]-['Frame 2 Fit'.B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2]-['Frame 2 Fit'.F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3]-['Frame 2 Fit'.B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3]-['Frame 2 Fit'.F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4]-['Frame 2 Fit'.B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4]-['Frame 2 Fit'.F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5]-['Frame 2 Fit'.B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5]-['Frame 2 Fit'.F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6]-['Frame 2 Fit'.B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6]-['Frame 2 Fit'.F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7]-['Frame 2 Fit'.B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7]-['Frame 2 Fit'.F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8]-['Frame 2 Fit'.B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8]-['Frame 2 Fit'.F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9]-['Frame 2 Fit'.B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9]-['Frame 2 Fit'.F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10]-['Frame 2 Fit'.B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10]-['Frame 2 Fit'.F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11]-['Frame 2 Fit'.B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11]-['Frame 2 Fit'.F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12]-['Frame 2 Fit'.B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12]-['Frame 2 Fit'.F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13]-['Frame 2 Fit'.B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13]-['Frame 2 Fit'.F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14]-['Frame 2 Fit'.B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14]-['Frame 2 Fit'.F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15]-['Frame 2 Fit'.B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15]-['Frame 2 Fit'.F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16]-['Frame 2 Fit'.B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16]-['Frame 2 Fit'.F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17]-['Frame 2 Fit'.B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17]-['Frame 2 Fit'.F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18]-['Frame 2 Fit'.B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18]-['Frame 2 Fit'.F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19]-['Frame 2 Fit'.B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19]-['Frame 2 Fit'.F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20]-['Frame 2 Fit'.B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20]-['Frame 2 Fit'.F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21]-['Frame 2 Fit'.B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21]-['Frame 2 Fit'.F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22]-['Frame 2 Fit'.B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22]-['Frame 2 Fit'.F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23]-['Frame 2 Fit'.B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23]-['Frame 2 Fit'.F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24]-['Frame 2 Fit'.B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24]-['Frame 2 Fit'.F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25]-['Frame 2 Fit'.B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25]-['Frame 2 Fit'.F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26]-['Frame 2 Fit'.B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26]-['Frame 2 Fit'.F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27]-['Frame 2 Fit'.B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27]-['Frame 2 Fit'.F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28]-['Frame 2 Fit'.B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28]-['Frame 2 Fit'.F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29]-['Frame 2 Fit'.B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29]-['Frame 2 Fit'.F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30]-['Frame 2 Fit'.B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30]-['Frame 2 Fit'.F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31]-['Frame 2 Fit'.B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31]-['Frame 2 Fit'.F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32]-['Frame 2 Fit'.B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32]-['Frame 2 Fit'.F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33]-['Frame 2 Fit'.B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33]-['Frame 2 Fit'.F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34]-['Frame 2 Fit'.B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520072" calcext:value-type="float">
            <text:p>0.05200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E34]-['Frame 2 Fit'.F34]" office:value-type="float" office:value="-0.0520072" calcext:value-type="float">
            <text:p>-0.05200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341441" calcext:value-type="float">
            <text:p>0.0341441</text:p>
          </table:table-cell>
          <table:table-cell office:value-type="float" office:value="0.0321355" calcext:value-type="float">
            <text:p>0.0321355</text:p>
          </table:table-cell>
          <table:table-cell table:formula="of:=['Frame 2 Fit'.C35]-['Frame 2 Fit'.B35]" office:value-type="float" office:value="-0.0020086" calcext:value-type="float">
            <text:p>-0.0020086</text:p>
          </table:table-cell>
          <table:table-cell office:value-type="float" office:value="0.0321355" calcext:value-type="float">
            <text:p>0.0321355</text:p>
          </table:table-cell>
          <table:table-cell office:value-type="float" office:value="0.331972" calcext:value-type="float">
            <text:p>0.331972</text:p>
          </table:table-cell>
          <table:table-cell table:number-columns-repeated="2" office:value-type="float" office:value="0.0321355" calcext:value-type="float">
            <text:p>0.0321355</text:p>
          </table:table-cell>
          <table:table-cell table:formula="of:=['Frame 2 Fit'.E35]-['Frame 2 Fit'.F35]" office:value-type="float" office:value="-0.2998365" calcext:value-type="float">
            <text:p>-0.299836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69111" calcext:value-type="float">
            <text:p>0.269111</text:p>
          </table:table-cell>
          <table:table-cell office:value-type="float" office:value="0.25328" calcext:value-type="float">
            <text:p>0.25328</text:p>
          </table:table-cell>
          <table:table-cell table:formula="of:=['Frame 2 Fit'.C36]-['Frame 2 Fit'.B36]" office:value-type="float" office:value="-0.015831" calcext:value-type="float">
            <text:p>-0.015831</text:p>
          </table:table-cell>
          <table:table-cell office:value-type="float" office:value="0.25328" calcext:value-type="float">
            <text:p>0.25328</text:p>
          </table:table-cell>
          <table:table-cell office:value-type="float" office:value="2.26019" calcext:value-type="float">
            <text:p>2.26019</text:p>
          </table:table-cell>
          <table:table-cell table:number-columns-repeated="2" office:value-type="float" office:value="0.25328" calcext:value-type="float">
            <text:p>0.25328</text:p>
          </table:table-cell>
          <table:table-cell table:formula="of:=['Frame 2 Fit'.E36]-['Frame 2 Fit'.F36]" office:value-type="float" office:value="-2.00691" calcext:value-type="float">
            <text:p>-2.0069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55288" calcext:value-type="float">
            <text:p>1.55288</text:p>
          </table:table-cell>
          <table:table-cell office:value-type="float" office:value="1.46153" calcext:value-type="float">
            <text:p>1.46153</text:p>
          </table:table-cell>
          <table:table-cell table:formula="of:=['Frame 2 Fit'.C37]-['Frame 2 Fit'.B37]" office:value-type="float" office:value="-0.09135" calcext:value-type="float">
            <text:p>-0.09135</text:p>
          </table:table-cell>
          <table:table-cell office:value-type="float" office:value="1.46153" calcext:value-type="float">
            <text:p>1.46153</text:p>
          </table:table-cell>
          <table:table-cell office:value-type="float" office:value="14.7681" calcext:value-type="float">
            <text:p>14.7681</text:p>
          </table:table-cell>
          <table:table-cell table:number-columns-repeated="2" office:value-type="float" office:value="1.46153" calcext:value-type="float">
            <text:p>1.46153</text:p>
          </table:table-cell>
          <table:table-cell table:formula="of:=['Frame 2 Fit'.E37]-['Frame 2 Fit'.F37]" office:value-type="float" office:value="-13.30657" calcext:value-type="float">
            <text:p>-13.306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.2827" calcext:value-type="float">
            <text:p>13.2827</text:p>
          </table:table-cell>
          <table:table-cell office:value-type="float" office:value="12.5013" calcext:value-type="float">
            <text:p>12.5013</text:p>
          </table:table-cell>
          <table:table-cell table:formula="of:=['Frame 2 Fit'.C38]-['Frame 2 Fit'.B38]" office:value-type="float" office:value="-0.7814" calcext:value-type="float">
            <text:p>-0.7814</text:p>
          </table:table-cell>
          <table:table-cell office:value-type="float" office:value="12.5013" calcext:value-type="float">
            <text:p>12.5013</text:p>
          </table:table-cell>
          <table:table-cell office:value-type="float" office:value="29.6628" calcext:value-type="float">
            <text:p>29.6628</text:p>
          </table:table-cell>
          <table:table-cell table:number-columns-repeated="2" office:value-type="float" office:value="12.5013" calcext:value-type="float">
            <text:p>12.5013</text:p>
          </table:table-cell>
          <table:table-cell table:formula="of:=['Frame 2 Fit'.E38]-['Frame 2 Fit'.F38]" office:value-type="float" office:value="-17.1615" calcext:value-type="float">
            <text:p>-17.16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.1077" calcext:value-type="float">
            <text:p>29.1077</text:p>
          </table:table-cell>
          <table:table-cell office:value-type="float" office:value="27.3954" calcext:value-type="float">
            <text:p>27.3954</text:p>
          </table:table-cell>
          <table:table-cell table:formula="of:=['Frame 2 Fit'.C39]-['Frame 2 Fit'.B39]" office:value-type="float" office:value="-1.7123" calcext:value-type="float">
            <text:p>-1.7123</text:p>
          </table:table-cell>
          <table:table-cell office:value-type="float" office:value="27.3954" calcext:value-type="float">
            <text:p>27.3954</text:p>
          </table:table-cell>
          <table:table-cell office:value-type="float" office:value="43.6816" calcext:value-type="float">
            <text:p>43.6816</text:p>
          </table:table-cell>
          <table:table-cell table:number-columns-repeated="2" office:value-type="float" office:value="27.3954" calcext:value-type="float">
            <text:p>27.3954</text:p>
          </table:table-cell>
          <table:table-cell table:formula="of:=['Frame 2 Fit'.E39]-['Frame 2 Fit'.F39]" office:value-type="float" office:value="-16.2862" calcext:value-type="float">
            <text:p>-16.286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3.8964" calcext:value-type="float">
            <text:p>43.8964</text:p>
          </table:table-cell>
          <table:table-cell office:value-type="float" office:value="41.3142" calcext:value-type="float">
            <text:p>41.3142</text:p>
          </table:table-cell>
          <table:table-cell table:formula="of:=['Frame 2 Fit'.C40]-['Frame 2 Fit'.B40]" office:value-type="float" office:value="-2.5822" calcext:value-type="float">
            <text:p>-2.5822</text:p>
          </table:table-cell>
          <table:table-cell office:value-type="float" office:value="41.3142" calcext:value-type="float">
            <text:p>41.3142</text:p>
          </table:table-cell>
          <table:table-cell office:value-type="float" office:value="56.7349" calcext:value-type="float">
            <text:p>56.7349</text:p>
          </table:table-cell>
          <table:table-cell table:number-columns-repeated="2" office:value-type="float" office:value="41.3142" calcext:value-type="float">
            <text:p>41.3142</text:p>
          </table:table-cell>
          <table:table-cell table:formula="of:=['Frame 2 Fit'.E40]-['Frame 2 Fit'.F40]" office:value-type="float" office:value="-15.4207" calcext:value-type="float">
            <text:p>-15.42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7.6614" calcext:value-type="float">
            <text:p>57.6614</text:p>
          </table:table-cell>
          <table:table-cell office:value-type="float" office:value="54.2695" calcext:value-type="float">
            <text:p>54.2695</text:p>
          </table:table-cell>
          <table:table-cell table:formula="of:=['Frame 2 Fit'.C41]-['Frame 2 Fit'.B41]" office:value-type="float" office:value="-3.3919" calcext:value-type="float">
            <text:p>-3.3919</text:p>
          </table:table-cell>
          <table:table-cell office:value-type="float" office:value="54.2694" calcext:value-type="float">
            <text:p>54.2694</text:p>
          </table:table-cell>
          <table:table-cell office:value-type="float" office:value="68.6434" calcext:value-type="float">
            <text:p>68.6434</text:p>
          </table:table-cell>
          <table:table-cell table:number-columns-repeated="2" office:value-type="float" office:value="54.2695" calcext:value-type="float">
            <text:p>54.2695</text:p>
          </table:table-cell>
          <table:table-cell table:formula="of:=['Frame 2 Fit'.E41]-['Frame 2 Fit'.F41]" office:value-type="float" office:value="-14.374" calcext:value-type="float">
            <text:p>-14.37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0.0616" calcext:value-type="float">
            <text:p>70.0616</text:p>
          </table:table-cell>
          <table:table-cell office:value-type="float" office:value="65.9402" calcext:value-type="float">
            <text:p>65.9402</text:p>
          </table:table-cell>
          <table:table-cell table:formula="of:=['Frame 2 Fit'.C42]-['Frame 2 Fit'.B42]" office:value-type="float" office:value="-4.12139999999999" calcext:value-type="float">
            <text:p>-4.1214</text:p>
          </table:table-cell>
          <table:table-cell office:value-type="float" office:value="65.9402" calcext:value-type="float">
            <text:p>65.9402</text:p>
          </table:table-cell>
          <table:table-cell office:value-type="float" office:value="79.4389" calcext:value-type="float">
            <text:p>79.4389</text:p>
          </table:table-cell>
          <table:table-cell table:number-columns-repeated="2" office:value-type="float" office:value="65.9402" calcext:value-type="float">
            <text:p>65.9402</text:p>
          </table:table-cell>
          <table:table-cell table:formula="of:=['Frame 2 Fit'.E42]-['Frame 2 Fit'.F42]" office:value-type="float" office:value="-13.4987" calcext:value-type="float">
            <text:p>-13.498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1.2078" calcext:value-type="float">
            <text:p>81.2078</text:p>
          </table:table-cell>
          <table:table-cell office:value-type="float" office:value="76.4307" calcext:value-type="float">
            <text:p>76.4307</text:p>
          </table:table-cell>
          <table:table-cell table:formula="of:=['Frame 2 Fit'.C43]-['Frame 2 Fit'.B43]" office:value-type="float" office:value="-4.7771" calcext:value-type="float">
            <text:p>-4.7771</text:p>
          </table:table-cell>
          <table:table-cell office:value-type="float" office:value="76.4307" calcext:value-type="float">
            <text:p>76.4307</text:p>
          </table:table-cell>
          <table:table-cell office:value-type="float" office:value="89.1217" calcext:value-type="float">
            <text:p>89.1217</text:p>
          </table:table-cell>
          <table:table-cell table:number-columns-repeated="2" office:value-type="float" office:value="76.4307" calcext:value-type="float">
            <text:p>76.4307</text:p>
          </table:table-cell>
          <table:table-cell table:formula="of:=['Frame 2 Fit'.E43]-['Frame 2 Fit'.F43]" office:value-type="float" office:value="-12.691" calcext:value-type="float">
            <text:p>-12.69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1.0339" calcext:value-type="float">
            <text:p>91.0339</text:p>
          </table:table-cell>
          <table:table-cell office:value-type="float" office:value="85.6788" calcext:value-type="float">
            <text:p>85.6788</text:p>
          </table:table-cell>
          <table:table-cell table:formula="of:=['Frame 2 Fit'.C44]-['Frame 2 Fit'.B44]" office:value-type="float" office:value="-5.35510000000001" calcext:value-type="float">
            <text:p>-5.3551</text:p>
          </table:table-cell>
          <table:table-cell office:value-type="float" office:value="85.6788" calcext:value-type="float">
            <text:p>85.6788</text:p>
          </table:table-cell>
          <table:table-cell office:value-type="float" office:value="97.6996" calcext:value-type="float">
            <text:p>97.6996</text:p>
          </table:table-cell>
          <table:table-cell table:number-columns-repeated="2" office:value-type="float" office:value="85.6788" calcext:value-type="float">
            <text:p>85.6788</text:p>
          </table:table-cell>
          <table:table-cell table:formula="of:=['Frame 2 Fit'.E44]-['Frame 2 Fit'.F44]" office:value-type="float" office:value="-12.0208" calcext:value-type="float">
            <text:p>-12.02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9.6097" calcext:value-type="float">
            <text:p>99.6097</text:p>
          </table:table-cell>
          <table:table-cell office:value-type="float" office:value="93.7502" calcext:value-type="float">
            <text:p>93.7502</text:p>
          </table:table-cell>
          <table:table-cell table:formula="of:=['Frame 2 Fit'.C45]-['Frame 2 Fit'.B45]" office:value-type="float" office:value="-5.8595" calcext:value-type="float">
            <text:p>-5.8595</text:p>
          </table:table-cell>
          <table:table-cell office:value-type="float" office:value="93.7501" calcext:value-type="float">
            <text:p>93.7501</text:p>
          </table:table-cell>
          <table:table-cell office:value-type="float" office:value="105.146" calcext:value-type="float">
            <text:p>105.146</text:p>
          </table:table-cell>
          <table:table-cell office:value-type="float" office:value="93.7502" calcext:value-type="float">
            <text:p>93.7502</text:p>
          </table:table-cell>
          <table:table-cell office:value-type="float" office:value="93.7501" calcext:value-type="float">
            <text:p>93.7501</text:p>
          </table:table-cell>
          <table:table-cell table:formula="of:=['Frame 2 Fit'.E45]-['Frame 2 Fit'.F45]" office:value-type="float" office:value="-11.3959" calcext:value-type="float">
            <text:p>-11.39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7.069" calcext:value-type="float">
            <text:p>107.069</text:p>
          </table:table-cell>
          <table:table-cell office:value-type="float" office:value="100.77" calcext:value-type="float">
            <text:p>100.77</text:p>
          </table:table-cell>
          <table:table-cell table:formula="of:=['Frame 2 Fit'.C46]-['Frame 2 Fit'.B46]" office:value-type="float" office:value="-6.29900000000001" calcext:value-type="float">
            <text:p>-6.299</text:p>
          </table:table-cell>
          <table:table-cell office:value-type="float" office:value="100.77" calcext:value-type="float">
            <text:p>100.77</text:p>
          </table:table-cell>
          <table:table-cell office:value-type="float" office:value="111.644" calcext:value-type="float">
            <text:p>111.644</text:p>
          </table:table-cell>
          <table:table-cell table:number-columns-repeated="2" office:value-type="float" office:value="100.77" calcext:value-type="float">
            <text:p>100.77</text:p>
          </table:table-cell>
          <table:table-cell table:formula="of:=['Frame 2 Fit'.E46]-['Frame 2 Fit'.F46]" office:value-type="float" office:value="-10.874" calcext:value-type="float">
            <text:p>-10.8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3.156" calcext:value-type="float">
            <text:p>113.156</text:p>
          </table:table-cell>
          <table:table-cell office:value-type="float" office:value="106.499" calcext:value-type="float">
            <text:p>106.499</text:p>
          </table:table-cell>
          <table:table-cell table:formula="of:=['Frame 2 Fit'.C47]-['Frame 2 Fit'.B47]" office:value-type="float" office:value="-6.65700000000001" calcext:value-type="float">
            <text:p>-6.657</text:p>
          </table:table-cell>
          <table:table-cell office:value-type="float" office:value="106.499" calcext:value-type="float">
            <text:p>106.499</text:p>
          </table:table-cell>
          <table:table-cell office:value-type="float" office:value="116.988" calcext:value-type="float">
            <text:p>116.988</text:p>
          </table:table-cell>
          <table:table-cell table:number-columns-repeated="2" office:value-type="float" office:value="106.499" calcext:value-type="float">
            <text:p>106.499</text:p>
          </table:table-cell>
          <table:table-cell table:formula="of:=['Frame 2 Fit'.E47]-['Frame 2 Fit'.F47]" office:value-type="float" office:value="-10.489" calcext:value-type="float">
            <text:p>-10.4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7.992" calcext:value-type="float">
            <text:p>117.992</text:p>
          </table:table-cell>
          <table:table-cell office:value-type="float" office:value="111.051" calcext:value-type="float">
            <text:p>111.051</text:p>
          </table:table-cell>
          <table:table-cell table:formula="of:=['Frame 2 Fit'.C48]-['Frame 2 Fit'.B48]" office:value-type="float" office:value="-6.941" calcext:value-type="float">
            <text:p>-6.941</text:p>
          </table:table-cell>
          <table:table-cell office:value-type="float" office:value="111.051" calcext:value-type="float">
            <text:p>111.051</text:p>
          </table:table-cell>
          <table:table-cell office:value-type="float" office:value="121.209" calcext:value-type="float">
            <text:p>121.209</text:p>
          </table:table-cell>
          <table:table-cell table:number-columns-repeated="2" office:value-type="float" office:value="111.051" calcext:value-type="float">
            <text:p>111.051</text:p>
          </table:table-cell>
          <table:table-cell table:formula="of:=['Frame 2 Fit'.E48]-['Frame 2 Fit'.F48]" office:value-type="float" office:value="-10.158" calcext:value-type="float">
            <text:p>-10.1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1.666" calcext:value-type="float">
            <text:p>121.666</text:p>
          </table:table-cell>
          <table:table-cell office:value-type="float" office:value="114.509" calcext:value-type="float">
            <text:p>114.509</text:p>
          </table:table-cell>
          <table:table-cell table:formula="of:=['Frame 2 Fit'.C49]-['Frame 2 Fit'.B49]" office:value-type="float" office:value="-7.157" calcext:value-type="float">
            <text:p>-7.157</text:p>
          </table:table-cell>
          <table:table-cell office:value-type="float" office:value="114.509" calcext:value-type="float">
            <text:p>114.509</text:p>
          </table:table-cell>
          <table:table-cell office:value-type="float" office:value="124.379" calcext:value-type="float">
            <text:p>124.379</text:p>
          </table:table-cell>
          <table:table-cell table:number-columns-repeated="2" office:value-type="float" office:value="114.509" calcext:value-type="float">
            <text:p>114.509</text:p>
          </table:table-cell>
          <table:table-cell table:formula="of:=['Frame 2 Fit'.E49]-['Frame 2 Fit'.F49]" office:value-type="float" office:value="-9.87" calcext:value-type="float">
            <text:p>-9.8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4.123" calcext:value-type="float">
            <text:p>124.123</text:p>
          </table:table-cell>
          <table:table-cell office:value-type="float" office:value="116.821" calcext:value-type="float">
            <text:p>116.821</text:p>
          </table:table-cell>
          <table:table-cell table:formula="of:=['Frame 2 Fit'.C50]-['Frame 2 Fit'.B50]" office:value-type="float" office:value="-7.30200000000001" calcext:value-type="float">
            <text:p>-7.302</text:p>
          </table:table-cell>
          <table:table-cell office:value-type="float" office:value="116.821" calcext:value-type="float">
            <text:p>116.821</text:p>
          </table:table-cell>
          <table:table-cell office:value-type="float" office:value="126.387" calcext:value-type="float">
            <text:p>126.387</text:p>
          </table:table-cell>
          <table:table-cell table:number-columns-repeated="2" office:value-type="float" office:value="116.821" calcext:value-type="float">
            <text:p>116.821</text:p>
          </table:table-cell>
          <table:table-cell table:formula="of:=['Frame 2 Fit'.E50]-['Frame 2 Fit'.F50]" office:value-type="float" office:value="-9.566" calcext:value-type="float">
            <text:p>-9.5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5.157" calcext:value-type="float">
            <text:p>125.157</text:p>
          </table:table-cell>
          <table:table-cell office:value-type="float" office:value="117.795" calcext:value-type="float">
            <text:p>117.795</text:p>
          </table:table-cell>
          <table:table-cell table:formula="of:=['Frame 2 Fit'.C51]-['Frame 2 Fit'.B51]" office:value-type="float" office:value="-7.362" calcext:value-type="float">
            <text:p>-7.362</text:p>
          </table:table-cell>
          <table:table-cell office:value-type="float" office:value="117.795" calcext:value-type="float">
            <text:p>117.795</text:p>
          </table:table-cell>
          <table:table-cell office:value-type="float" office:value="127.335" calcext:value-type="float">
            <text:p>127.335</text:p>
          </table:table-cell>
          <table:table-cell table:number-columns-repeated="2" office:value-type="float" office:value="117.795" calcext:value-type="float">
            <text:p>117.795</text:p>
          </table:table-cell>
          <table:table-cell table:formula="of:=['Frame 2 Fit'.E51]-['Frame 2 Fit'.F51]" office:value-type="float" office:value="-9.53999999999999" calcext:value-type="float">
            <text:p>-9.5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5.144" calcext:value-type="float">
            <text:p>125.144</text:p>
          </table:table-cell>
          <table:table-cell office:value-type="float" office:value="117.782" calcext:value-type="float">
            <text:p>117.782</text:p>
          </table:table-cell>
          <table:table-cell table:formula="of:=['Frame 2 Fit'.C52]-['Frame 2 Fit'.B52]" office:value-type="float" office:value="-7.36200000000001" calcext:value-type="float">
            <text:p>-7.362</text:p>
          </table:table-cell>
          <table:table-cell office:value-type="float" office:value="117.782" calcext:value-type="float">
            <text:p>117.782</text:p>
          </table:table-cell>
          <table:table-cell office:value-type="float" office:value="127.328" calcext:value-type="float">
            <text:p>127.328</text:p>
          </table:table-cell>
          <table:table-cell table:number-columns-repeated="2" office:value-type="float" office:value="117.782" calcext:value-type="float">
            <text:p>117.782</text:p>
          </table:table-cell>
          <table:table-cell table:formula="of:=['Frame 2 Fit'.E52]-['Frame 2 Fit'.F52]" office:value-type="float" office:value="-9.54600000000001" calcext:value-type="float">
            <text:p>-9.54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3.881" calcext:value-type="float">
            <text:p>123.881</text:p>
          </table:table-cell>
          <table:table-cell office:value-type="float" office:value="116.594" calcext:value-type="float">
            <text:p>116.594</text:p>
          </table:table-cell>
          <table:table-cell table:formula="of:=['Frame 2 Fit'.C53]-['Frame 2 Fit'.B53]" office:value-type="float" office:value="-7.28700000000001" calcext:value-type="float">
            <text:p>-7.287</text:p>
          </table:table-cell>
          <table:table-cell office:value-type="float" office:value="116.594" calcext:value-type="float">
            <text:p>116.594</text:p>
          </table:table-cell>
          <table:table-cell office:value-type="float" office:value="126.182" calcext:value-type="float">
            <text:p>126.182</text:p>
          </table:table-cell>
          <table:table-cell table:number-columns-repeated="2" office:value-type="float" office:value="116.594" calcext:value-type="float">
            <text:p>116.594</text:p>
          </table:table-cell>
          <table:table-cell table:formula="of:=['Frame 2 Fit'.E53]-['Frame 2 Fit'.F53]" office:value-type="float" office:value="-9.58800000000001" calcext:value-type="float">
            <text:p>-9.58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1.285" calcext:value-type="float">
            <text:p>121.285</text:p>
          </table:table-cell>
          <table:table-cell office:value-type="float" office:value="114.15" calcext:value-type="float">
            <text:p>114.15</text:p>
          </table:table-cell>
          <table:table-cell table:formula="of:=['Frame 2 Fit'.C54]-['Frame 2 Fit'.B54]" office:value-type="float" office:value="-7.13499999999999" calcext:value-type="float">
            <text:p>-7.135</text:p>
          </table:table-cell>
          <table:table-cell office:value-type="float" office:value="114.15" calcext:value-type="float">
            <text:p>114.15</text:p>
          </table:table-cell>
          <table:table-cell office:value-type="float" office:value="124.011" calcext:value-type="float">
            <text:p>124.011</text:p>
          </table:table-cell>
          <table:table-cell table:number-columns-repeated="2" office:value-type="float" office:value="114.15" calcext:value-type="float">
            <text:p>114.15</text:p>
          </table:table-cell>
          <table:table-cell table:formula="of:=['Frame 2 Fit'.E54]-['Frame 2 Fit'.F54]" office:value-type="float" office:value="-9.86099999999999" calcext:value-type="float">
            <text:p>-9.86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7.504" calcext:value-type="float">
            <text:p>117.504</text:p>
          </table:table-cell>
          <table:table-cell office:value-type="float" office:value="110.592" calcext:value-type="float">
            <text:p>110.592</text:p>
          </table:table-cell>
          <table:table-cell table:formula="of:=['Frame 2 Fit'.C55]-['Frame 2 Fit'.B55]" office:value-type="float" office:value="-6.91200000000001" calcext:value-type="float">
            <text:p>-6.912</text:p>
          </table:table-cell>
          <table:table-cell office:value-type="float" office:value="110.592" calcext:value-type="float">
            <text:p>110.592</text:p>
          </table:table-cell>
          <table:table-cell office:value-type="float" office:value="120.747" calcext:value-type="float">
            <text:p>120.747</text:p>
          </table:table-cell>
          <table:table-cell table:number-columns-repeated="2" office:value-type="float" office:value="110.592" calcext:value-type="float">
            <text:p>110.592</text:p>
          </table:table-cell>
          <table:table-cell table:formula="of:=['Frame 2 Fit'.E55]-['Frame 2 Fit'.F55]" office:value-type="float" office:value="-10.155" calcext:value-type="float">
            <text:p>-10.1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2.565" calcext:value-type="float">
            <text:p>112.565</text:p>
          </table:table-cell>
          <table:table-cell office:value-type="float" office:value="105.943" calcext:value-type="float">
            <text:p>105.943</text:p>
          </table:table-cell>
          <table:table-cell table:formula="of:=['Frame 2 Fit'.C56]-['Frame 2 Fit'.B56]" office:value-type="float" office:value="-6.622" calcext:value-type="float">
            <text:p>-6.622</text:p>
          </table:table-cell>
          <table:table-cell office:value-type="float" office:value="105.943" calcext:value-type="float">
            <text:p>105.943</text:p>
          </table:table-cell>
          <table:table-cell office:value-type="float" office:value="116.428" calcext:value-type="float">
            <text:p>116.428</text:p>
          </table:table-cell>
          <table:table-cell table:number-columns-repeated="2" office:value-type="float" office:value="105.943" calcext:value-type="float">
            <text:p>105.943</text:p>
          </table:table-cell>
          <table:table-cell table:formula="of:=['Frame 2 Fit'.E56]-['Frame 2 Fit'.F56]" office:value-type="float" office:value="-10.485" calcext:value-type="float">
            <text:p>-10.48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6.452" calcext:value-type="float">
            <text:p>106.452</text:p>
          </table:table-cell>
          <table:table-cell office:value-type="float" office:value="100.19" calcext:value-type="float">
            <text:p>100.19</text:p>
          </table:table-cell>
          <table:table-cell table:formula="of:=['Frame 2 Fit'.C57]-['Frame 2 Fit'.B57]" office:value-type="float" office:value="-6.262" calcext:value-type="float">
            <text:p>-6.262</text:p>
          </table:table-cell>
          <table:table-cell office:value-type="float" office:value="100.19" calcext:value-type="float">
            <text:p>100.19</text:p>
          </table:table-cell>
          <table:table-cell office:value-type="float" office:value="111.02" calcext:value-type="float">
            <text:p>111.02</text:p>
          </table:table-cell>
          <table:table-cell table:number-columns-repeated="2" office:value-type="float" office:value="100.19" calcext:value-type="float">
            <text:p>100.19</text:p>
          </table:table-cell>
          <table:table-cell table:formula="of:=['Frame 2 Fit'.E57]-['Frame 2 Fit'.F57]" office:value-type="float" office:value="-10.83" calcext:value-type="float">
            <text:p>-10.8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8.9835" calcext:value-type="float">
            <text:p>98.9835</text:p>
          </table:table-cell>
          <table:table-cell office:value-type="float" office:value="93.1608" calcext:value-type="float">
            <text:p>93.1608</text:p>
          </table:table-cell>
          <table:table-cell table:formula="of:=['Frame 2 Fit'.C58]-['Frame 2 Fit'.B58]" office:value-type="float" office:value="-5.82270000000001" calcext:value-type="float">
            <text:p>-5.8227</text:p>
          </table:table-cell>
          <table:table-cell office:value-type="float" office:value="93.1608" calcext:value-type="float">
            <text:p>93.1608</text:p>
          </table:table-cell>
          <table:table-cell office:value-type="float" office:value="104.511" calcext:value-type="float">
            <text:p>104.511</text:p>
          </table:table-cell>
          <table:table-cell table:number-columns-repeated="2" office:value-type="float" office:value="93.1608" calcext:value-type="float">
            <text:p>93.1608</text:p>
          </table:table-cell>
          <table:table-cell table:formula="of:=['Frame 2 Fit'.E58]-['Frame 2 Fit'.F58]" office:value-type="float" office:value="-11.3502" calcext:value-type="float">
            <text:p>-11.35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0.3461" calcext:value-type="float">
            <text:p>90.3461</text:p>
          </table:table-cell>
          <table:table-cell office:value-type="float" office:value="85.0314" calcext:value-type="float">
            <text:p>85.0314</text:p>
          </table:table-cell>
          <table:table-cell table:formula="of:=['Frame 2 Fit'.C59]-['Frame 2 Fit'.B59]" office:value-type="float" office:value="-5.3147" calcext:value-type="float">
            <text:p>-5.3147</text:p>
          </table:table-cell>
          <table:table-cell office:value-type="float" office:value="85.0315" calcext:value-type="float">
            <text:p>85.0315</text:p>
          </table:table-cell>
          <table:table-cell office:value-type="float" office:value="97.0072" calcext:value-type="float">
            <text:p>97.0072</text:p>
          </table:table-cell>
          <table:table-cell table:number-columns-repeated="2" office:value-type="float" office:value="85.0314" calcext:value-type="float">
            <text:p>85.0314</text:p>
          </table:table-cell>
          <table:table-cell table:formula="of:=['Frame 2 Fit'.E59]-['Frame 2 Fit'.F59]" office:value-type="float" office:value="-11.9757" calcext:value-type="float">
            <text:p>-11.97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0.4789" calcext:value-type="float">
            <text:p>80.4789</text:p>
          </table:table-cell>
          <table:table-cell office:value-type="float" office:value="75.7448" calcext:value-type="float">
            <text:p>75.7448</text:p>
          </table:table-cell>
          <table:table-cell table:formula="of:=['Frame 2 Fit'.C60]-['Frame 2 Fit'.B60]" office:value-type="float" office:value="-4.7341" calcext:value-type="float">
            <text:p>-4.7341</text:p>
          </table:table-cell>
          <table:table-cell office:value-type="float" office:value="75.7447" calcext:value-type="float">
            <text:p>75.7447</text:p>
          </table:table-cell>
          <table:table-cell office:value-type="float" office:value="88.3984" calcext:value-type="float">
            <text:p>88.3984</text:p>
          </table:table-cell>
          <table:table-cell table:number-columns-repeated="2" office:value-type="float" office:value="75.7447" calcext:value-type="float">
            <text:p>75.7447</text:p>
          </table:table-cell>
          <table:table-cell table:formula="of:=['Frame 2 Fit'.E60]-['Frame 2 Fit'.F60]" office:value-type="float" office:value="-12.6537" calcext:value-type="float">
            <text:p>-12.65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9.3658" calcext:value-type="float">
            <text:p>69.3658</text:p>
          </table:table-cell>
          <table:table-cell office:value-type="float" office:value="65.2854" calcext:value-type="float">
            <text:p>65.2854</text:p>
          </table:table-cell>
          <table:table-cell table:formula="of:=['Frame 2 Fit'.C61]-['Frame 2 Fit'.B61]" office:value-type="float" office:value="-4.0804" calcext:value-type="float">
            <text:p>-4.0804</text:p>
          </table:table-cell>
          <table:table-cell office:value-type="float" office:value="65.2854" calcext:value-type="float">
            <text:p>65.2854</text:p>
          </table:table-cell>
          <table:table-cell office:value-type="float" office:value="78.6896" calcext:value-type="float">
            <text:p>78.6896</text:p>
          </table:table-cell>
          <table:table-cell table:number-columns-repeated="2" office:value-type="float" office:value="65.2854" calcext:value-type="float">
            <text:p>65.2854</text:p>
          </table:table-cell>
          <table:table-cell table:formula="of:=['Frame 2 Fit'.E61]-['Frame 2 Fit'.F61]" office:value-type="float" office:value="-13.4042" calcext:value-type="float">
            <text:p>-13.404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7.1228" calcext:value-type="float">
            <text:p>57.1228</text:p>
          </table:table-cell>
          <table:table-cell office:value-type="float" office:value="53.7625" calcext:value-type="float">
            <text:p>53.7625</text:p>
          </table:table-cell>
          <table:table-cell table:formula="of:=['Frame 2 Fit'.C62]-['Frame 2 Fit'.B62]" office:value-type="float" office:value="-3.3603" calcext:value-type="float">
            <text:p>-3.3603</text:p>
          </table:table-cell>
          <table:table-cell office:value-type="float" office:value="53.7625" calcext:value-type="float">
            <text:p>53.7625</text:p>
          </table:table-cell>
          <table:table-cell office:value-type="float" office:value="67.9822" calcext:value-type="float">
            <text:p>67.9822</text:p>
          </table:table-cell>
          <table:table-cell table:number-columns-repeated="2" office:value-type="float" office:value="53.7625" calcext:value-type="float">
            <text:p>53.7625</text:p>
          </table:table-cell>
          <table:table-cell table:formula="of:=['Frame 2 Fit'.E62]-['Frame 2 Fit'.F62]" office:value-type="float" office:value="-14.2197" calcext:value-type="float">
            <text:p>-14.219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3.5146" calcext:value-type="float">
            <text:p>43.5146</text:p>
          </table:table-cell>
          <table:table-cell office:value-type="float" office:value="40.9548" calcext:value-type="float">
            <text:p>40.9548</text:p>
          </table:table-cell>
          <table:table-cell table:formula="of:=['Frame 2 Fit'.C63]-['Frame 2 Fit'.B63]" office:value-type="float" office:value="-2.5598" calcext:value-type="float">
            <text:p>-2.5598</text:p>
          </table:table-cell>
          <table:table-cell office:value-type="float" office:value="40.9548" calcext:value-type="float">
            <text:p>40.9548</text:p>
          </table:table-cell>
          <table:table-cell office:value-type="float" office:value="56.2299" calcext:value-type="float">
            <text:p>56.2299</text:p>
          </table:table-cell>
          <table:table-cell table:number-columns-repeated="2" office:value-type="float" office:value="40.9548" calcext:value-type="float">
            <text:p>40.9548</text:p>
          </table:table-cell>
          <table:table-cell table:formula="of:=['Frame 2 Fit'.E63]-['Frame 2 Fit'.F63]" office:value-type="float" office:value="-15.2751" calcext:value-type="float">
            <text:p>-15.275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8.8918" calcext:value-type="float">
            <text:p>28.8918</text:p>
          </table:table-cell>
          <table:table-cell office:value-type="float" office:value="27.1922" calcext:value-type="float">
            <text:p>27.1922</text:p>
          </table:table-cell>
          <table:table-cell table:formula="of:=['Frame 2 Fit'.C64]-['Frame 2 Fit'.B64]" office:value-type="float" office:value="-1.6996" calcext:value-type="float">
            <text:p>-1.6996</text:p>
          </table:table-cell>
          <table:table-cell office:value-type="float" office:value="27.1922" calcext:value-type="float">
            <text:p>27.1922</text:p>
          </table:table-cell>
          <table:table-cell office:value-type="float" office:value="43.3084" calcext:value-type="float">
            <text:p>43.3084</text:p>
          </table:table-cell>
          <table:table-cell table:number-columns-repeated="2" office:value-type="float" office:value="27.1922" calcext:value-type="float">
            <text:p>27.1922</text:p>
          </table:table-cell>
          <table:table-cell table:formula="of:=['Frame 2 Fit'.E64]-['Frame 2 Fit'.F64]" office:value-type="float" office:value="-16.1162" calcext:value-type="float">
            <text:p>-16.11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.2479" calcext:value-type="float">
            <text:p>13.2479</text:p>
          </table:table-cell>
          <table:table-cell office:value-type="float" office:value="12.4686" calcext:value-type="float">
            <text:p>12.4686</text:p>
          </table:table-cell>
          <table:table-cell table:formula="of:=['Frame 2 Fit'.C65]-['Frame 2 Fit'.B65]" office:value-type="float" office:value="-0.779299999999999" calcext:value-type="float">
            <text:p>-0.7793</text:p>
          </table:table-cell>
          <table:table-cell office:value-type="float" office:value="12.4686" calcext:value-type="float">
            <text:p>12.4686</text:p>
          </table:table-cell>
          <table:table-cell office:value-type="float" office:value="29.4126" calcext:value-type="float">
            <text:p>29.4126</text:p>
          </table:table-cell>
          <table:table-cell table:number-columns-repeated="2" office:value-type="float" office:value="12.4686" calcext:value-type="float">
            <text:p>12.4686</text:p>
          </table:table-cell>
          <table:table-cell table:formula="of:=['Frame 2 Fit'.E65]-['Frame 2 Fit'.F65]" office:value-type="float" office:value="-16.944" calcext:value-type="float">
            <text:p>-16.94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5634" calcext:value-type="float">
            <text:p>1.5634</text:p>
          </table:table-cell>
          <table:table-cell office:value-type="float" office:value="1.47143" calcext:value-type="float">
            <text:p>1.47143</text:p>
          </table:table-cell>
          <table:table-cell table:formula="of:=['Frame 2 Fit'.C66]-['Frame 2 Fit'.B66]" office:value-type="float" office:value="-0.0919700000000001" calcext:value-type="float">
            <text:p>-0.09197</text:p>
          </table:table-cell>
          <table:table-cell office:value-type="float" office:value="1.47143" calcext:value-type="float">
            <text:p>1.47143</text:p>
          </table:table-cell>
          <table:table-cell office:value-type="float" office:value="14.7144" calcext:value-type="float">
            <text:p>14.7144</text:p>
          </table:table-cell>
          <table:table-cell table:number-columns-repeated="2" office:value-type="float" office:value="1.47143" calcext:value-type="float">
            <text:p>1.47143</text:p>
          </table:table-cell>
          <table:table-cell table:formula="of:=['Frame 2 Fit'.E66]-['Frame 2 Fit'.F66]" office:value-type="float" office:value="-13.24297" calcext:value-type="float">
            <text:p>-13.2429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70394" calcext:value-type="float">
            <text:p>0.270394</text:p>
          </table:table-cell>
          <table:table-cell office:value-type="float" office:value="0.254488" calcext:value-type="float">
            <text:p>0.254488</text:p>
          </table:table-cell>
          <table:table-cell table:formula="of:=['Frame 2 Fit'.C67]-['Frame 2 Fit'.B67]" office:value-type="float" office:value="-0.015906" calcext:value-type="float">
            <text:p>-0.015906</text:p>
          </table:table-cell>
          <table:table-cell office:value-type="float" office:value="0.254488" calcext:value-type="float">
            <text:p>0.254488</text:p>
          </table:table-cell>
          <table:table-cell office:value-type="float" office:value="2.25482" calcext:value-type="float">
            <text:p>2.25482</text:p>
          </table:table-cell>
          <table:table-cell table:number-columns-repeated="2" office:value-type="float" office:value="0.254488" calcext:value-type="float">
            <text:p>0.254488</text:p>
          </table:table-cell>
          <table:table-cell table:formula="of:=['Frame 2 Fit'.E67]-['Frame 2 Fit'.F67]" office:value-type="float" office:value="-2.000332" calcext:value-type="float">
            <text:p>-2.00033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348151" calcext:value-type="float">
            <text:p>0.0348151</text:p>
          </table:table-cell>
          <table:table-cell office:value-type="float" office:value="0.0327671" calcext:value-type="float">
            <text:p>0.0327671</text:p>
          </table:table-cell>
          <table:table-cell table:formula="of:=['Frame 2 Fit'.C68]-['Frame 2 Fit'.B68]" office:value-type="float" office:value="-0.002048" calcext:value-type="float">
            <text:p>-0.002048</text:p>
          </table:table-cell>
          <table:table-cell office:value-type="float" office:value="0.0327671" calcext:value-type="float">
            <text:p>0.0327671</text:p>
          </table:table-cell>
          <table:table-cell office:value-type="float" office:value="0.331284" calcext:value-type="float">
            <text:p>0.331284</text:p>
          </table:table-cell>
          <table:table-cell table:number-columns-repeated="2" office:value-type="float" office:value="0.0327671" calcext:value-type="float">
            <text:p>0.0327671</text:p>
          </table:table-cell>
          <table:table-cell table:formula="of:=['Frame 2 Fit'.E68]-['Frame 2 Fit'.F68]" office:value-type="float" office:value="-0.2985169" calcext:value-type="float">
            <text:p>-0.29851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69]-['Frame 2 Fit'.B6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519977" calcext:value-type="float">
            <text:p>0.05199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E69]-['Frame 2 Fit'.F69]" office:value-type="float" office:value="-0.0519977" calcext:value-type="float">
            <text:p>-0.051997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70]-['Frame 2 Fit'.B7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70]-['Frame 2 Fit'.F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71]-['Frame 2 Fit'.B7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71]-['Frame 2 Fit'.F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72]-['Frame 2 Fit'.B7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72]-['Frame 2 Fit'.F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73]-['Frame 2 Fit'.B7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73]-['Frame 2 Fit'.F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74]-['Frame 2 Fit'.B7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74]-['Frame 2 Fit'.F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75]-['Frame 2 Fit'.B7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75]-['Frame 2 Fit'.F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76]-['Frame 2 Fit'.B7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76]-['Frame 2 Fit'.F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77]-['Frame 2 Fit'.B7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77]-['Frame 2 Fit'.F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78]-['Frame 2 Fit'.B7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78]-['Frame 2 Fit'.F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79]-['Frame 2 Fit'.B7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79]-['Frame 2 Fit'.F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80]-['Frame 2 Fit'.B8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80]-['Frame 2 Fit'.F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81]-['Frame 2 Fit'.B8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81]-['Frame 2 Fit'.F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82]-['Frame 2 Fit'.B8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82]-['Frame 2 Fit'.F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83]-['Frame 2 Fit'.B8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83]-['Frame 2 Fit'.F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84]-['Frame 2 Fit'.B8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84]-['Frame 2 Fit'.F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85]-['Frame 2 Fit'.B8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85]-['Frame 2 Fit'.F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86]-['Frame 2 Fit'.B8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86]-['Frame 2 Fit'.F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87]-['Frame 2 Fit'.B8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87]-['Frame 2 Fit'.F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88]-['Frame 2 Fit'.B8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88]-['Frame 2 Fit'.F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89]-['Frame 2 Fit'.B8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89]-['Frame 2 Fit'.F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90]-['Frame 2 Fit'.B9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90]-['Frame 2 Fit'.F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91]-['Frame 2 Fit'.B9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91]-['Frame 2 Fit'.F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92]-['Frame 2 Fit'.B9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92]-['Frame 2 Fit'.F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93]-['Frame 2 Fit'.B9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93]-['Frame 2 Fit'.F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94]-['Frame 2 Fit'.B9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94]-['Frame 2 Fit'.F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95]-['Frame 2 Fit'.B9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95]-['Frame 2 Fit'.F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96]-['Frame 2 Fit'.B9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96]-['Frame 2 Fit'.F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97]-['Frame 2 Fit'.B9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97]-['Frame 2 Fit'.F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98]-['Frame 2 Fit'.B9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98]-['Frame 2 Fit'.F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99]-['Frame 2 Fit'.B9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99]-['Frame 2 Fit'.F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100]-['Frame 2 Fit'.B10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100]-['Frame 2 Fit'.F1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2 Fit'.C101]-['Frame 2 Fit'.B10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2 Fit'.E101]-['Frame 2 Fit'.F1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lim0</text:p>
          </table:table-cell>
          <table:table-cell table:number-columns-repeated="3"/>
          <table:table-cell office:value-type="float" office:value="-33" calcext:value-type="float">
            <text:p>-33</text:p>
          </table:table-cell>
          <table:table-cell office:value-type="float" office:value="-35" calcext:value-type="float">
            <text:p>-35</text:p>
          </table:table-cell>
          <table:table-cell table:number-columns-repeated="2"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string" calcext:value-type="string">
            <text:p>xlim1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ylim0</text:p>
          </table:table-cell>
          <table:table-cell table:number-columns-repeated="3"/>
          <table:table-cell office:value-type="float" office:value="-32" calcext:value-type="float">
            <text:p>-32</text:p>
          </table:table-cell>
          <table:table-cell office:value-type="float" office:value="-35" calcext:value-type="float">
            <text:p>-35</text:p>
          </table:table-cell>
          <table:table-cell table:number-columns-repeated="2"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string" calcext:value-type="string">
            <text:p>ylim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nthreads</text:p>
          </table:table-cell>
          <table:table-cell table:number-columns-repeated="3"/>
          <table:table-cell office:value-type="float" office:value="4355" calcext:value-type="float">
            <text:p>4355</text:p>
          </table:table-cell>
          <table:table-cell office:value-type="float" office:value="5041" calcext:value-type="float">
            <text:p>5041</text:p>
          </table:table-cell>
          <table:table-cell table:number-columns-repeated="2" office:value-type="float" office:value="4355" calcext:value-type="float">
            <text:p>4355</text:p>
          </table:table-cell>
          <table:table-cell/>
        </table:table-row>
      </table:table>
      <table:table table:name="Frame 3 Fit" table:style-name="ta1">
        <table:shapes>
          <draw:frame draw:z-index="0" draw:style-name="gr1" draw:text-style-name="P1" svg:width="502.58pt" svg:height="401.05pt" svg:x="497.11pt" svg:y="1.45pt">
            <loext:p draw:notify-on-update-of-ranges="'Frame 3 Fit'.A33:'Frame 3 Fit'.A70 'Frame 0 Fit'.A1:'Frame 0 Fit'.A1 'Frame 3 Fit'.B33:'Frame 3 Fit'.B70 'Frame 3 Fit'.A33:'Frame 3 Fit'.A70 'Frame 0 Fit'.A1:'Frame 0 Fit'.A1 'Frame 3 Fit'.C33:'Frame 3 Fit'.C70 'Frame 3 Fit'.A33:'Frame 3 Fit'.A70 'Frame 0 Fit'.A1:'Frame 0 Fit'.A1 'Frame 3 Fit'.D33:'Frame 3 Fit'.D7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503.18pt" svg:height="436.17pt" svg:x="496.74pt" svg:y="410.51pt">
            <loext:p draw:notify-on-update-of-ranges="'Frame 3 Fit'.A33:'Frame 3 Fit'.A70 'Frame 0 Fit'.A1:'Frame 0 Fit'.A1 'Frame 3 Fit'.E33:'Frame 3 Fit'.E70 'Frame 0 Fit'.A1:'Frame 0 Fit'.A1 'Frame 3 Fit'.I33:'Frame 3 Fit'.I70 'Frame 3 Fit'.A33:'Frame 3 Fit'.A70 'Frame 3 Fit'.A33:'Frame 3 Fit'.A70 'Frame 0 Fit'.A1:'Frame 0 Fit'.A1 'Frame 3 Fit'.F33:'Frame 3 Fit'.F70 'Frame 3 Fit'.A33:'Frame 3 Fit'.A70 'Frame 0 Fit'.A1:'Frame 0 Fit'.A1 'Frame 3 Fit'.G33:'Frame 3 Fit'.G70 'Frame 0 Fit'.A1:'Frame 0 Fit'.A1 'Frame 3 Fit'.H33:'Frame 3 Fit'.H70 'Frame 3 Fit'.A33:'Frame 3 Fit'.A7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op 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cud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td #1</text:p>
          </table:table-cell>
          <table:table-cell office:value-type="string" calcext:value-type="string">
            <text:p>Cuda #1</text:p>
          </table:table-cell>
          <table:table-cell office:value-type="string" calcext:value-type="string">
            <text:p>Cuda #2</text:p>
          </table:table-cell>
          <table:table-cell office:value-type="string" calcext:value-type="string">
            <text:p>Cuda #3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2]-['Frame 3 Fit'.B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2]-['Frame 3 Fit'.F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3]-['Frame 3 Fit'.B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3]-['Frame 3 Fit'.F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4]-['Frame 3 Fit'.B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4]-['Frame 3 Fit'.F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5]-['Frame 3 Fit'.B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5]-['Frame 3 Fit'.F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6]-['Frame 3 Fit'.B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6]-['Frame 3 Fit'.F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7]-['Frame 3 Fit'.B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7]-['Frame 3 Fit'.F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8]-['Frame 3 Fit'.B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8]-['Frame 3 Fit'.F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9]-['Frame 3 Fit'.B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9]-['Frame 3 Fit'.F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10]-['Frame 3 Fit'.B1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10]-['Frame 3 Fit'.F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11]-['Frame 3 Fit'.B1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11]-['Frame 3 Fit'.F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12]-['Frame 3 Fit'.B1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12]-['Frame 3 Fit'.F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13]-['Frame 3 Fit'.B1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13]-['Frame 3 Fit'.F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14]-['Frame 3 Fit'.B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14]-['Frame 3 Fit'.F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15]-['Frame 3 Fit'.B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15]-['Frame 3 Fit'.F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16]-['Frame 3 Fit'.B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16]-['Frame 3 Fit'.F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17]-['Frame 3 Fit'.B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17]-['Frame 3 Fit'.F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18]-['Frame 3 Fit'.B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18]-['Frame 3 Fit'.F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19]-['Frame 3 Fit'.B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19]-['Frame 3 Fit'.F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20]-['Frame 3 Fit'.B2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20]-['Frame 3 Fit'.F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21]-['Frame 3 Fit'.B2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21]-['Frame 3 Fit'.F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22]-['Frame 3 Fit'.B2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22]-['Frame 3 Fit'.F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23]-['Frame 3 Fit'.B2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23]-['Frame 3 Fit'.F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24]-['Frame 3 Fit'.B2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24]-['Frame 3 Fit'.F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25]-['Frame 3 Fit'.B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25]-['Frame 3 Fit'.F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26]-['Frame 3 Fit'.B2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26]-['Frame 3 Fit'.F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27]-['Frame 3 Fit'.B2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27]-['Frame 3 Fit'.F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28]-['Frame 3 Fit'.B2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28]-['Frame 3 Fit'.F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29]-['Frame 3 Fit'.B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29]-['Frame 3 Fit'.F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30]-['Frame 3 Fit'.B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30]-['Frame 3 Fit'.F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31]-['Frame 3 Fit'.B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31]-['Frame 3 Fit'.F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32]-['Frame 3 Fit'.B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32]-['Frame 3 Fit'.F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33]-['Frame 3 Fit'.B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33]-['Frame 3 Fit'.F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0682258" calcext:value-type="float">
            <text:p>0.0682258</text:p>
          </table:table-cell>
          <table:table-cell table:formula="of:=['Frame 3 Fit'.C34]-['Frame 3 Fit'.B34]" office:value-type="float" office:value="0.0682258" calcext:value-type="float">
            <text:p>0.0682258</text:p>
          </table:table-cell>
          <table:table-cell office:value-type="float" office:value="0" calcext:value-type="float">
            <text:p>0</text:p>
          </table:table-cell>
          <table:table-cell office:value-type="float" office:value="0.0682258" calcext:value-type="float">
            <text:p>0.06822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E34]-['Frame 3 Fit'.F34]" office:value-type="float" office:value="-0.0682258" calcext:value-type="float">
            <text:p>-0.06822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50082" calcext:value-type="float">
            <text:p>0.050082</text:p>
          </table:table-cell>
          <table:table-cell office:value-type="float" office:value="0.391663" calcext:value-type="float">
            <text:p>0.391663</text:p>
          </table:table-cell>
          <table:table-cell table:formula="of:=['Frame 3 Fit'.C35]-['Frame 3 Fit'.B35]" office:value-type="float" office:value="0.341581" calcext:value-type="float">
            <text:p>0.341581</text:p>
          </table:table-cell>
          <table:table-cell office:value-type="float" office:value="0.0471359" calcext:value-type="float">
            <text:p>0.0471359</text:p>
          </table:table-cell>
          <table:table-cell office:value-type="float" office:value="0.391663" calcext:value-type="float">
            <text:p>0.391663</text:p>
          </table:table-cell>
          <table:table-cell table:number-columns-repeated="2" office:value-type="float" office:value="0.0471359" calcext:value-type="float">
            <text:p>0.0471359</text:p>
          </table:table-cell>
          <table:table-cell table:formula="of:=['Frame 3 Fit'.E35]-['Frame 3 Fit'.F35]" office:value-type="float" office:value="-0.3445271" calcext:value-type="float">
            <text:p>-0.34452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27883" calcext:value-type="float">
            <text:p>0.327883</text:p>
          </table:table-cell>
          <table:table-cell office:value-type="float" office:value="3.13368" calcext:value-type="float">
            <text:p>3.13368</text:p>
          </table:table-cell>
          <table:table-cell table:formula="of:=['Frame 3 Fit'.C36]-['Frame 3 Fit'.B36]" office:value-type="float" office:value="2.805797" calcext:value-type="float">
            <text:p>2.805797</text:p>
          </table:table-cell>
          <table:table-cell office:value-type="float" office:value="0.308595" calcext:value-type="float">
            <text:p>0.308595</text:p>
          </table:table-cell>
          <table:table-cell office:value-type="float" office:value="3.13368" calcext:value-type="float">
            <text:p>3.13368</text:p>
          </table:table-cell>
          <table:table-cell table:number-columns-repeated="2" office:value-type="float" office:value="0.308595" calcext:value-type="float">
            <text:p>0.308595</text:p>
          </table:table-cell>
          <table:table-cell table:formula="of:=['Frame 3 Fit'.E36]-['Frame 3 Fit'.F36]" office:value-type="float" office:value="-2.825085" calcext:value-type="float">
            <text:p>-2.8250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.11149" calcext:value-type="float">
            <text:p>2.11149</text:p>
          </table:table-cell>
          <table:table-cell office:value-type="float" office:value="16.4481" calcext:value-type="float">
            <text:p>16.4481</text:p>
          </table:table-cell>
          <table:table-cell table:formula="of:=['Frame 3 Fit'.C37]-['Frame 3 Fit'.B37]" office:value-type="float" office:value="14.33661" calcext:value-type="float">
            <text:p>14.33661</text:p>
          </table:table-cell>
          <table:table-cell office:value-type="float" office:value="1.98728" calcext:value-type="float">
            <text:p>1.98728</text:p>
          </table:table-cell>
          <table:table-cell office:value-type="float" office:value="16.4481" calcext:value-type="float">
            <text:p>16.4481</text:p>
          </table:table-cell>
          <table:table-cell table:number-columns-repeated="2" office:value-type="float" office:value="1.98728" calcext:value-type="float">
            <text:p>1.98728</text:p>
          </table:table-cell>
          <table:table-cell table:formula="of:=['Frame 3 Fit'.E37]-['Frame 3 Fit'.F37]" office:value-type="float" office:value="-14.46082" calcext:value-type="float">
            <text:p>-14.460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.8175" calcext:value-type="float">
            <text:p>14.8175</text:p>
          </table:table-cell>
          <table:table-cell office:value-type="float" office:value="30.8664" calcext:value-type="float">
            <text:p>30.8664</text:p>
          </table:table-cell>
          <table:table-cell table:formula="of:=['Frame 3 Fit'.C38]-['Frame 3 Fit'.B38]" office:value-type="float" office:value="16.0489" calcext:value-type="float">
            <text:p>16.0489</text:p>
          </table:table-cell>
          <table:table-cell office:value-type="float" office:value="13.9459" calcext:value-type="float">
            <text:p>13.9459</text:p>
          </table:table-cell>
          <table:table-cell office:value-type="float" office:value="30.8664" calcext:value-type="float">
            <text:p>30.8664</text:p>
          </table:table-cell>
          <table:table-cell table:number-columns-repeated="2" office:value-type="float" office:value="13.9459" calcext:value-type="float">
            <text:p>13.9459</text:p>
          </table:table-cell>
          <table:table-cell table:formula="of:=['Frame 3 Fit'.E38]-['Frame 3 Fit'.F38]" office:value-type="float" office:value="-16.9205" calcext:value-type="float">
            <text:p>-16.92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.3745" calcext:value-type="float">
            <text:p>30.3745</text:p>
          </table:table-cell>
          <table:table-cell office:value-type="float" office:value="44.6478" calcext:value-type="float">
            <text:p>44.6478</text:p>
          </table:table-cell>
          <table:table-cell table:formula="of:=['Frame 3 Fit'.C39]-['Frame 3 Fit'.B39]" office:value-type="float" office:value="14.2733" calcext:value-type="float">
            <text:p>14.2733</text:p>
          </table:table-cell>
          <table:table-cell office:value-type="float" office:value="28.5877" calcext:value-type="float">
            <text:p>28.5877</text:p>
          </table:table-cell>
          <table:table-cell office:value-type="float" office:value="44.6478" calcext:value-type="float">
            <text:p>44.6478</text:p>
          </table:table-cell>
          <table:table-cell table:number-columns-repeated="2" office:value-type="float" office:value="28.5877" calcext:value-type="float">
            <text:p>28.5877</text:p>
          </table:table-cell>
          <table:table-cell table:formula="of:=['Frame 3 Fit'.E39]-['Frame 3 Fit'.F39]" office:value-type="float" office:value="-16.0601" calcext:value-type="float">
            <text:p>-16.06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4.7908" calcext:value-type="float">
            <text:p>44.7908</text:p>
          </table:table-cell>
          <table:table-cell office:value-type="float" office:value="57.2946" calcext:value-type="float">
            <text:p>57.2946</text:p>
          </table:table-cell>
          <table:table-cell table:formula="of:=['Frame 3 Fit'.C40]-['Frame 3 Fit'.B40]" office:value-type="float" office:value="12.5038" calcext:value-type="float">
            <text:p>12.5038</text:p>
          </table:table-cell>
          <table:table-cell office:value-type="float" office:value="42.156" calcext:value-type="float">
            <text:p>42.156</text:p>
          </table:table-cell>
          <table:table-cell office:value-type="float" office:value="57.2946" calcext:value-type="float">
            <text:p>57.2946</text:p>
          </table:table-cell>
          <table:table-cell table:number-columns-repeated="2" office:value-type="float" office:value="42.1559" calcext:value-type="float">
            <text:p>42.1559</text:p>
          </table:table-cell>
          <table:table-cell table:formula="of:=['Frame 3 Fit'.E40]-['Frame 3 Fit'.F40]" office:value-type="float" office:value="-15.1386" calcext:value-type="float">
            <text:p>-15.138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8.1253" calcext:value-type="float">
            <text:p>58.1253</text:p>
          </table:table-cell>
          <table:table-cell office:value-type="float" office:value="68.8328" calcext:value-type="float">
            <text:p>68.8328</text:p>
          </table:table-cell>
          <table:table-cell table:formula="of:=['Frame 3 Fit'.C41]-['Frame 3 Fit'.B41]" office:value-type="float" office:value="10.7075" calcext:value-type="float">
            <text:p>10.7075</text:p>
          </table:table-cell>
          <table:table-cell office:value-type="float" office:value="54.706" calcext:value-type="float">
            <text:p>54.706</text:p>
          </table:table-cell>
          <table:table-cell office:value-type="float" office:value="68.8328" calcext:value-type="float">
            <text:p>68.8328</text:p>
          </table:table-cell>
          <table:table-cell table:number-columns-repeated="2" office:value-type="float" office:value="54.706" calcext:value-type="float">
            <text:p>54.706</text:p>
          </table:table-cell>
          <table:table-cell table:formula="of:=['Frame 3 Fit'.E41]-['Frame 3 Fit'.F41]" office:value-type="float" office:value="-14.1268" calcext:value-type="float">
            <text:p>-14.12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0.1909" calcext:value-type="float">
            <text:p>70.1909</text:p>
          </table:table-cell>
          <table:table-cell office:value-type="float" office:value="79.3394" calcext:value-type="float">
            <text:p>79.3394</text:p>
          </table:table-cell>
          <table:table-cell table:formula="of:=['Frame 3 Fit'.C42]-['Frame 3 Fit'.B42]" office:value-type="float" office:value="9.1485" calcext:value-type="float">
            <text:p>9.1485</text:p>
          </table:table-cell>
          <table:table-cell office:value-type="float" office:value="66.0619" calcext:value-type="float">
            <text:p>66.0619</text:p>
          </table:table-cell>
          <table:table-cell office:value-type="float" office:value="79.3394" calcext:value-type="float">
            <text:p>79.3394</text:p>
          </table:table-cell>
          <table:table-cell table:number-columns-repeated="2" office:value-type="float" office:value="66.0619" calcext:value-type="float">
            <text:p>66.0619</text:p>
          </table:table-cell>
          <table:table-cell table:formula="of:=['Frame 3 Fit'.E42]-['Frame 3 Fit'.F42]" office:value-type="float" office:value="-13.2775" calcext:value-type="float">
            <text:p>-13.27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.967" calcext:value-type="float">
            <text:p>80.967</text:p>
          </table:table-cell>
          <table:table-cell office:value-type="float" office:value="88.7537" calcext:value-type="float">
            <text:p>88.7537</text:p>
          </table:table-cell>
          <table:table-cell table:formula="of:=['Frame 3 Fit'.C43]-['Frame 3 Fit'.B43]" office:value-type="float" office:value="7.7867" calcext:value-type="float">
            <text:p>7.7867</text:p>
          </table:table-cell>
          <table:table-cell office:value-type="float" office:value="76.2041" calcext:value-type="float">
            <text:p>76.2041</text:p>
          </table:table-cell>
          <table:table-cell office:value-type="float" office:value="88.7537" calcext:value-type="float">
            <text:p>88.7537</text:p>
          </table:table-cell>
          <table:table-cell table:number-columns-repeated="2" office:value-type="float" office:value="76.2041" calcext:value-type="float">
            <text:p>76.2041</text:p>
          </table:table-cell>
          <table:table-cell table:formula="of:=['Frame 3 Fit'.E43]-['Frame 3 Fit'.F43]" office:value-type="float" office:value="-12.5496" calcext:value-type="float">
            <text:p>-12.549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0.6157" calcext:value-type="float">
            <text:p>90.6157</text:p>
          </table:table-cell>
          <table:table-cell office:value-type="float" office:value="96.9264" calcext:value-type="float">
            <text:p>96.9264</text:p>
          </table:table-cell>
          <table:table-cell table:formula="of:=['Frame 3 Fit'.C44]-['Frame 3 Fit'.B44]" office:value-type="float" office:value="6.3107" calcext:value-type="float">
            <text:p>6.3107</text:p>
          </table:table-cell>
          <table:table-cell office:value-type="float" office:value="85.2852" calcext:value-type="float">
            <text:p>85.2852</text:p>
          </table:table-cell>
          <table:table-cell office:value-type="float" office:value="96.9264" calcext:value-type="float">
            <text:p>96.9264</text:p>
          </table:table-cell>
          <table:table-cell table:number-columns-repeated="2" office:value-type="float" office:value="85.2852" calcext:value-type="float">
            <text:p>85.2852</text:p>
          </table:table-cell>
          <table:table-cell table:formula="of:=['Frame 3 Fit'.E44]-['Frame 3 Fit'.F44]" office:value-type="float" office:value="-11.6412" calcext:value-type="float">
            <text:p>-11.64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8.9502" calcext:value-type="float">
            <text:p>98.9502</text:p>
          </table:table-cell>
          <table:table-cell office:value-type="float" office:value="104.357" calcext:value-type="float">
            <text:p>104.357</text:p>
          </table:table-cell>
          <table:table-cell table:formula="of:=['Frame 3 Fit'.C45]-['Frame 3 Fit'.B45]" office:value-type="float" office:value="5.4068" calcext:value-type="float">
            <text:p>5.4068</text:p>
          </table:table-cell>
          <table:table-cell office:value-type="float" office:value="93.1294" calcext:value-type="float">
            <text:p>93.1294</text:p>
          </table:table-cell>
          <table:table-cell office:value-type="float" office:value="104.357" calcext:value-type="float">
            <text:p>104.357</text:p>
          </table:table-cell>
          <table:table-cell office:value-type="float" office:value="93.1293" calcext:value-type="float">
            <text:p>93.1293</text:p>
          </table:table-cell>
          <table:table-cell office:value-type="float" office:value="93.1294" calcext:value-type="float">
            <text:p>93.1294</text:p>
          </table:table-cell>
          <table:table-cell table:formula="of:=['Frame 3 Fit'.E45]-['Frame 3 Fit'.F45]" office:value-type="float" office:value="-11.2276" calcext:value-type="float">
            <text:p>-11.227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6.132" calcext:value-type="float">
            <text:p>106.132</text:p>
          </table:table-cell>
          <table:table-cell office:value-type="float" office:value="110.719" calcext:value-type="float">
            <text:p>110.719</text:p>
          </table:table-cell>
          <table:table-cell table:formula="of:=['Frame 3 Fit'.C46]-['Frame 3 Fit'.B46]" office:value-type="float" office:value="4.58699999999999" calcext:value-type="float">
            <text:p>4.587</text:p>
          </table:table-cell>
          <table:table-cell office:value-type="float" office:value="99.8884" calcext:value-type="float">
            <text:p>99.8884</text:p>
          </table:table-cell>
          <table:table-cell office:value-type="float" office:value="110.719" calcext:value-type="float">
            <text:p>110.719</text:p>
          </table:table-cell>
          <table:table-cell table:number-columns-repeated="2" office:value-type="float" office:value="99.8884" calcext:value-type="float">
            <text:p>99.8884</text:p>
          </table:table-cell>
          <table:table-cell table:formula="of:=['Frame 3 Fit'.E46]-['Frame 3 Fit'.F46]" office:value-type="float" office:value="-10.8306" calcext:value-type="float">
            <text:p>-10.83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2.127" calcext:value-type="float">
            <text:p>112.127</text:p>
          </table:table-cell>
          <table:table-cell office:value-type="float" office:value="115.951" calcext:value-type="float">
            <text:p>115.951</text:p>
          </table:table-cell>
          <table:table-cell table:formula="of:=['Frame 3 Fit'.C47]-['Frame 3 Fit'.B47]" office:value-type="float" office:value="3.824" calcext:value-type="float">
            <text:p>3.824</text:p>
          </table:table-cell>
          <table:table-cell office:value-type="float" office:value="105.531" calcext:value-type="float">
            <text:p>105.531</text:p>
          </table:table-cell>
          <table:table-cell office:value-type="float" office:value="115.951" calcext:value-type="float">
            <text:p>115.951</text:p>
          </table:table-cell>
          <table:table-cell table:number-columns-repeated="2" office:value-type="float" office:value="105.531" calcext:value-type="float">
            <text:p>105.531</text:p>
          </table:table-cell>
          <table:table-cell table:formula="of:=['Frame 3 Fit'.E47]-['Frame 3 Fit'.F47]" office:value-type="float" office:value="-10.42" calcext:value-type="float">
            <text:p>-10.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6.948" calcext:value-type="float">
            <text:p>116.948</text:p>
          </table:table-cell>
          <table:table-cell office:value-type="float" office:value="120.212" calcext:value-type="float">
            <text:p>120.212</text:p>
          </table:table-cell>
          <table:table-cell table:formula="of:=['Frame 3 Fit'.C48]-['Frame 3 Fit'.B48]" office:value-type="float" office:value="3.26400000000001" calcext:value-type="float">
            <text:p>3.264</text:p>
          </table:table-cell>
          <table:table-cell office:value-type="float" office:value="110.069" calcext:value-type="float">
            <text:p>110.069</text:p>
          </table:table-cell>
          <table:table-cell office:value-type="float" office:value="120.212" calcext:value-type="float">
            <text:p>120.212</text:p>
          </table:table-cell>
          <table:table-cell table:number-columns-repeated="2" office:value-type="float" office:value="110.069" calcext:value-type="float">
            <text:p>110.069</text:p>
          </table:table-cell>
          <table:table-cell table:formula="of:=['Frame 3 Fit'.E48]-['Frame 3 Fit'.F48]" office:value-type="float" office:value="-10.143" calcext:value-type="float">
            <text:p>-10.1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0.691" calcext:value-type="float">
            <text:p>120.691</text:p>
          </table:table-cell>
          <table:table-cell office:value-type="float" office:value="123.41" calcext:value-type="float">
            <text:p>123.41</text:p>
          </table:table-cell>
          <table:table-cell table:formula="of:=['Frame 3 Fit'.C49]-['Frame 3 Fit'.B49]" office:value-type="float" office:value="2.71899999999999" calcext:value-type="float">
            <text:p>2.719</text:p>
          </table:table-cell>
          <table:table-cell office:value-type="float" office:value="113.591" calcext:value-type="float">
            <text:p>113.591</text:p>
          </table:table-cell>
          <table:table-cell office:value-type="float" office:value="123.41" calcext:value-type="float">
            <text:p>123.41</text:p>
          </table:table-cell>
          <table:table-cell table:number-columns-repeated="2" office:value-type="float" office:value="113.591" calcext:value-type="float">
            <text:p>113.591</text:p>
          </table:table-cell>
          <table:table-cell table:formula="of:=['Frame 3 Fit'.E49]-['Frame 3 Fit'.F49]" office:value-type="float" office:value="-9.819" calcext:value-type="float">
            <text:p>-9.81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3.202" calcext:value-type="float">
            <text:p>123.202</text:p>
          </table:table-cell>
          <table:table-cell office:value-type="float" office:value="125.425" calcext:value-type="float">
            <text:p>125.425</text:p>
          </table:table-cell>
          <table:table-cell table:formula="of:=['Frame 3 Fit'.C50]-['Frame 3 Fit'.B50]" office:value-type="float" office:value="2.223" calcext:value-type="float">
            <text:p>2.223</text:p>
          </table:table-cell>
          <table:table-cell office:value-type="float" office:value="115.954" calcext:value-type="float">
            <text:p>115.954</text:p>
          </table:table-cell>
          <table:table-cell office:value-type="float" office:value="125.425" calcext:value-type="float">
            <text:p>125.425</text:p>
          </table:table-cell>
          <table:table-cell table:number-columns-repeated="2" office:value-type="float" office:value="115.954" calcext:value-type="float">
            <text:p>115.954</text:p>
          </table:table-cell>
          <table:table-cell table:formula="of:=['Frame 3 Fit'.E50]-['Frame 3 Fit'.F50]" office:value-type="float" office:value="-9.471" calcext:value-type="float">
            <text:p>-9.4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4.402" calcext:value-type="float">
            <text:p>124.402</text:p>
          </table:table-cell>
          <table:table-cell office:value-type="float" office:value="126.585" calcext:value-type="float">
            <text:p>126.585</text:p>
          </table:table-cell>
          <table:table-cell table:formula="of:=['Frame 3 Fit'.C51]-['Frame 3 Fit'.B51]" office:value-type="float" office:value="2.18299999999999" calcext:value-type="float">
            <text:p>2.183</text:p>
          </table:table-cell>
          <table:table-cell office:value-type="float" office:value="117.084" calcext:value-type="float">
            <text:p>117.084</text:p>
          </table:table-cell>
          <table:table-cell office:value-type="float" office:value="126.585" calcext:value-type="float">
            <text:p>126.585</text:p>
          </table:table-cell>
          <table:table-cell table:number-columns-repeated="2" office:value-type="float" office:value="117.084" calcext:value-type="float">
            <text:p>117.084</text:p>
          </table:table-cell>
          <table:table-cell table:formula="of:=['Frame 3 Fit'.E51]-['Frame 3 Fit'.F51]" office:value-type="float" office:value="-9.50099999999999" calcext:value-type="float">
            <text:p>-9.5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4.54" calcext:value-type="float">
            <text:p>124.54</text:p>
          </table:table-cell>
          <table:table-cell office:value-type="float" office:value="126.727" calcext:value-type="float">
            <text:p>126.727</text:p>
          </table:table-cell>
          <table:table-cell table:formula="of:=['Frame 3 Fit'.C52]-['Frame 3 Fit'.B52]" office:value-type="float" office:value="2.187" calcext:value-type="float">
            <text:p>2.187</text:p>
          </table:table-cell>
          <table:table-cell office:value-type="float" office:value="117.214" calcext:value-type="float">
            <text:p>117.214</text:p>
          </table:table-cell>
          <table:table-cell office:value-type="float" office:value="126.727" calcext:value-type="float">
            <text:p>126.727</text:p>
          </table:table-cell>
          <table:table-cell table:number-columns-repeated="2" office:value-type="float" office:value="117.214" calcext:value-type="float">
            <text:p>117.214</text:p>
          </table:table-cell>
          <table:table-cell table:formula="of:=['Frame 3 Fit'.E52]-['Frame 3 Fit'.F52]" office:value-type="float" office:value="-9.51300000000001" calcext:value-type="float">
            <text:p>-9.5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3.467" calcext:value-type="float">
            <text:p>123.467</text:p>
          </table:table-cell>
          <table:table-cell office:value-type="float" office:value="125.675" calcext:value-type="float">
            <text:p>125.675</text:p>
          </table:table-cell>
          <table:table-cell table:formula="of:=['Frame 3 Fit'.C53]-['Frame 3 Fit'.B53]" office:value-type="float" office:value="2.208" calcext:value-type="float">
            <text:p>2.208</text:p>
          </table:table-cell>
          <table:table-cell office:value-type="float" office:value="116.204" calcext:value-type="float">
            <text:p>116.204</text:p>
          </table:table-cell>
          <table:table-cell office:value-type="float" office:value="125.675" calcext:value-type="float">
            <text:p>125.675</text:p>
          </table:table-cell>
          <table:table-cell table:number-columns-repeated="2" office:value-type="float" office:value="116.204" calcext:value-type="float">
            <text:p>116.204</text:p>
          </table:table-cell>
          <table:table-cell table:formula="of:=['Frame 3 Fit'.E53]-['Frame 3 Fit'.F53]" office:value-type="float" office:value="-9.471" calcext:value-type="float">
            <text:p>-9.47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1.097" calcext:value-type="float">
            <text:p>121.097</text:p>
          </table:table-cell>
          <table:table-cell office:value-type="float" office:value="123.778" calcext:value-type="float">
            <text:p>123.778</text:p>
          </table:table-cell>
          <table:table-cell table:formula="of:=['Frame 3 Fit'.C54]-['Frame 3 Fit'.B54]" office:value-type="float" office:value="2.68100000000001" calcext:value-type="float">
            <text:p>2.681</text:p>
          </table:table-cell>
          <table:table-cell office:value-type="float" office:value="113.974" calcext:value-type="float">
            <text:p>113.974</text:p>
          </table:table-cell>
          <table:table-cell office:value-type="float" office:value="123.778" calcext:value-type="float">
            <text:p>123.778</text:p>
          </table:table-cell>
          <table:table-cell table:number-columns-repeated="2" office:value-type="float" office:value="113.974" calcext:value-type="float">
            <text:p>113.974</text:p>
          </table:table-cell>
          <table:table-cell table:formula="of:=['Frame 3 Fit'.E54]-['Frame 3 Fit'.F54]" office:value-type="float" office:value="-9.804" calcext:value-type="float">
            <text:p>-9.80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7.463" calcext:value-type="float">
            <text:p>117.463</text:p>
          </table:table-cell>
          <table:table-cell office:value-type="float" office:value="120.698" calcext:value-type="float">
            <text:p>120.698</text:p>
          </table:table-cell>
          <table:table-cell table:formula="of:=['Frame 3 Fit'.C55]-['Frame 3 Fit'.B55]" office:value-type="float" office:value="3.235" calcext:value-type="float">
            <text:p>3.235</text:p>
          </table:table-cell>
          <table:table-cell office:value-type="float" office:value="110.553" calcext:value-type="float">
            <text:p>110.553</text:p>
          </table:table-cell>
          <table:table-cell office:value-type="float" office:value="120.698" calcext:value-type="float">
            <text:p>120.698</text:p>
          </table:table-cell>
          <table:table-cell table:number-columns-repeated="2" office:value-type="float" office:value="110.553" calcext:value-type="float">
            <text:p>110.553</text:p>
          </table:table-cell>
          <table:table-cell table:formula="of:=['Frame 3 Fit'.E55]-['Frame 3 Fit'.F55]" office:value-type="float" office:value="-10.145" calcext:value-type="float">
            <text:p>-10.1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2.754" calcext:value-type="float">
            <text:p>112.754</text:p>
          </table:table-cell>
          <table:table-cell office:value-type="float" office:value="116.555" calcext:value-type="float">
            <text:p>116.555</text:p>
          </table:table-cell>
          <table:table-cell table:formula="of:=['Frame 3 Fit'.C56]-['Frame 3 Fit'.B56]" office:value-type="float" office:value="3.801" calcext:value-type="float">
            <text:p>3.801</text:p>
          </table:table-cell>
          <table:table-cell office:value-type="float" office:value="106.121" calcext:value-type="float">
            <text:p>106.121</text:p>
          </table:table-cell>
          <table:table-cell office:value-type="float" office:value="116.555" calcext:value-type="float">
            <text:p>116.555</text:p>
          </table:table-cell>
          <table:table-cell table:number-columns-repeated="2" office:value-type="float" office:value="106.121" calcext:value-type="float">
            <text:p>106.121</text:p>
          </table:table-cell>
          <table:table-cell table:formula="of:=['Frame 3 Fit'.E56]-['Frame 3 Fit'.F56]" office:value-type="float" office:value="-10.434" calcext:value-type="float">
            <text:p>-10.43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6.835" calcext:value-type="float">
            <text:p>106.835</text:p>
          </table:table-cell>
          <table:table-cell office:value-type="float" office:value="111.398" calcext:value-type="float">
            <text:p>111.398</text:p>
          </table:table-cell>
          <table:table-cell table:formula="of:=['Frame 3 Fit'.C57]-['Frame 3 Fit'.B57]" office:value-type="float" office:value="4.563" calcext:value-type="float">
            <text:p>4.563</text:p>
          </table:table-cell>
          <table:table-cell office:value-type="float" office:value="100.551" calcext:value-type="float">
            <text:p>100.551</text:p>
          </table:table-cell>
          <table:table-cell office:value-type="float" office:value="111.398" calcext:value-type="float">
            <text:p>111.398</text:p>
          </table:table-cell>
          <table:table-cell table:number-columns-repeated="2" office:value-type="float" office:value="100.551" calcext:value-type="float">
            <text:p>100.551</text:p>
          </table:table-cell>
          <table:table-cell table:formula="of:=['Frame 3 Fit'.E57]-['Frame 3 Fit'.F57]" office:value-type="float" office:value="-10.847" calcext:value-type="float">
            <text:p>-10.8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9.7877" calcext:value-type="float">
            <text:p>99.7877</text:p>
          </table:table-cell>
          <table:table-cell office:value-type="float" office:value="105.131" calcext:value-type="float">
            <text:p>105.131</text:p>
          </table:table-cell>
          <table:table-cell table:formula="of:=['Frame 3 Fit'.C58]-['Frame 3 Fit'.B58]" office:value-type="float" office:value="5.3433" calcext:value-type="float">
            <text:p>5.3433</text:p>
          </table:table-cell>
          <table:table-cell office:value-type="float" office:value="93.9177" calcext:value-type="float">
            <text:p>93.9177</text:p>
          </table:table-cell>
          <table:table-cell office:value-type="float" office:value="105.131" calcext:value-type="float">
            <text:p>105.131</text:p>
          </table:table-cell>
          <table:table-cell table:number-columns-repeated="2" office:value-type="float" office:value="93.9177" calcext:value-type="float">
            <text:p>93.9177</text:p>
          </table:table-cell>
          <table:table-cell table:formula="of:=['Frame 3 Fit'.E58]-['Frame 3 Fit'.F58]" office:value-type="float" office:value="-11.2133" calcext:value-type="float">
            <text:p>-11.21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1.3621" calcext:value-type="float">
            <text:p>91.3621</text:p>
          </table:table-cell>
          <table:table-cell office:value-type="float" office:value="97.7955" calcext:value-type="float">
            <text:p>97.7955</text:p>
          </table:table-cell>
          <table:table-cell table:formula="of:=['Frame 3 Fit'.C59]-['Frame 3 Fit'.B59]" office:value-type="float" office:value="6.43340000000001" calcext:value-type="float">
            <text:p>6.4334</text:p>
          </table:table-cell>
          <table:table-cell office:value-type="float" office:value="85.9877" calcext:value-type="float">
            <text:p>85.9877</text:p>
          </table:table-cell>
          <table:table-cell office:value-type="float" office:value="97.7955" calcext:value-type="float">
            <text:p>97.7955</text:p>
          </table:table-cell>
          <table:table-cell table:number-columns-repeated="2" office:value-type="float" office:value="85.9876" calcext:value-type="float">
            <text:p>85.9876</text:p>
          </table:table-cell>
          <table:table-cell table:formula="of:=['Frame 3 Fit'.E59]-['Frame 3 Fit'.F59]" office:value-type="float" office:value="-11.8078" calcext:value-type="float">
            <text:p>-11.80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1.6234" calcext:value-type="float">
            <text:p>81.6234</text:p>
          </table:table-cell>
          <table:table-cell office:value-type="float" office:value="89.4474" calcext:value-type="float">
            <text:p>89.4474</text:p>
          </table:table-cell>
          <table:table-cell table:formula="of:=['Frame 3 Fit'.C60]-['Frame 3 Fit'.B60]" office:value-type="float" office:value="7.824" calcext:value-type="float">
            <text:p>7.824</text:p>
          </table:table-cell>
          <table:table-cell office:value-type="float" office:value="76.8219" calcext:value-type="float">
            <text:p>76.8219</text:p>
          </table:table-cell>
          <table:table-cell office:value-type="float" office:value="89.4474" calcext:value-type="float">
            <text:p>89.4474</text:p>
          </table:table-cell>
          <table:table-cell table:number-columns-repeated="2" office:value-type="float" office:value="76.8219" calcext:value-type="float">
            <text:p>76.8219</text:p>
          </table:table-cell>
          <table:table-cell table:formula="of:=['Frame 3 Fit'.E60]-['Frame 3 Fit'.F60]" office:value-type="float" office:value="-12.6255" calcext:value-type="float">
            <text:p>-12.62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.7639" calcext:value-type="float">
            <text:p>70.7639</text:p>
          </table:table-cell>
          <table:table-cell office:value-type="float" office:value="79.9806" calcext:value-type="float">
            <text:p>79.9806</text:p>
          </table:table-cell>
          <table:table-cell table:formula="of:=['Frame 3 Fit'.C61]-['Frame 3 Fit'.B61]" office:value-type="float" office:value="9.21669999999999" calcext:value-type="float">
            <text:p>9.2167</text:p>
          </table:table-cell>
          <table:table-cell office:value-type="float" office:value="66.6012" calcext:value-type="float">
            <text:p>66.6012</text:p>
          </table:table-cell>
          <table:table-cell office:value-type="float" office:value="79.9806" calcext:value-type="float">
            <text:p>79.9806</text:p>
          </table:table-cell>
          <table:table-cell table:number-columns-repeated="2" office:value-type="float" office:value="66.6012" calcext:value-type="float">
            <text:p>66.6012</text:p>
          </table:table-cell>
          <table:table-cell table:formula="of:=['Frame 3 Fit'.E61]-['Frame 3 Fit'.F61]" office:value-type="float" office:value="-13.3794" calcext:value-type="float">
            <text:p>-13.379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8.6579" calcext:value-type="float">
            <text:p>58.6579</text:p>
          </table:table-cell>
          <table:table-cell office:value-type="float" office:value="69.4034" calcext:value-type="float">
            <text:p>69.4034</text:p>
          </table:table-cell>
          <table:table-cell table:formula="of:=['Frame 3 Fit'.C62]-['Frame 3 Fit'.B62]" office:value-type="float" office:value="10.7455" calcext:value-type="float">
            <text:p>10.7455</text:p>
          </table:table-cell>
          <table:table-cell office:value-type="float" office:value="55.2073" calcext:value-type="float">
            <text:p>55.2073</text:p>
          </table:table-cell>
          <table:table-cell office:value-type="float" office:value="69.4034" calcext:value-type="float">
            <text:p>69.4034</text:p>
          </table:table-cell>
          <table:table-cell table:number-columns-repeated="2" office:value-type="float" office:value="55.2073" calcext:value-type="float">
            <text:p>55.2073</text:p>
          </table:table-cell>
          <table:table-cell table:formula="of:=['Frame 3 Fit'.E62]-['Frame 3 Fit'.F62]" office:value-type="float" office:value="-14.1961" calcext:value-type="float">
            <text:p>-14.19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5.2144" calcext:value-type="float">
            <text:p>45.2144</text:p>
          </table:table-cell>
          <table:table-cell office:value-type="float" office:value="57.8328" calcext:value-type="float">
            <text:p>57.8328</text:p>
          </table:table-cell>
          <table:table-cell table:formula="of:=['Frame 3 Fit'.C63]-['Frame 3 Fit'.B63]" office:value-type="float" office:value="12.6184" calcext:value-type="float">
            <text:p>12.6184</text:p>
          </table:table-cell>
          <table:table-cell office:value-type="float" office:value="42.5547" calcext:value-type="float">
            <text:p>42.5547</text:p>
          </table:table-cell>
          <table:table-cell office:value-type="float" office:value="57.8328" calcext:value-type="float">
            <text:p>57.8328</text:p>
          </table:table-cell>
          <table:table-cell table:number-columns-repeated="2" office:value-type="float" office:value="42.5547" calcext:value-type="float">
            <text:p>42.5547</text:p>
          </table:table-cell>
          <table:table-cell table:formula="of:=['Frame 3 Fit'.E63]-['Frame 3 Fit'.F63]" office:value-type="float" office:value="-15.2781" calcext:value-type="float">
            <text:p>-15.278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.5942" calcext:value-type="float">
            <text:p>30.5942</text:p>
          </table:table-cell>
          <table:table-cell office:value-type="float" office:value="45.0574" calcext:value-type="float">
            <text:p>45.0574</text:p>
          </table:table-cell>
          <table:table-cell table:formula="of:=['Frame 3 Fit'.C64]-['Frame 3 Fit'.B64]" office:value-type="float" office:value="14.4632" calcext:value-type="float">
            <text:p>14.4632</text:p>
          </table:table-cell>
          <table:table-cell office:value-type="float" office:value="28.7945" calcext:value-type="float">
            <text:p>28.7945</text:p>
          </table:table-cell>
          <table:table-cell office:value-type="float" office:value="45.0574" calcext:value-type="float">
            <text:p>45.0574</text:p>
          </table:table-cell>
          <table:table-cell table:number-columns-repeated="2" office:value-type="float" office:value="28.7945" calcext:value-type="float">
            <text:p>28.7945</text:p>
          </table:table-cell>
          <table:table-cell table:formula="of:=['Frame 3 Fit'.E64]-['Frame 3 Fit'.F64]" office:value-type="float" office:value="-16.2629" calcext:value-type="float">
            <text:p>-16.26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.8984" calcext:value-type="float">
            <text:p>14.8984</text:p>
          </table:table-cell>
          <table:table-cell office:value-type="float" office:value="31.1059" calcext:value-type="float">
            <text:p>31.1059</text:p>
          </table:table-cell>
          <table:table-cell table:formula="of:=['Frame 3 Fit'.C65]-['Frame 3 Fit'.B65]" office:value-type="float" office:value="16.2075" calcext:value-type="float">
            <text:p>16.2075</text:p>
          </table:table-cell>
          <table:table-cell office:value-type="float" office:value="14.022" calcext:value-type="float">
            <text:p>14.022</text:p>
          </table:table-cell>
          <table:table-cell office:value-type="float" office:value="31.1059" calcext:value-type="float">
            <text:p>31.1059</text:p>
          </table:table-cell>
          <table:table-cell table:number-columns-repeated="2" office:value-type="float" office:value="14.022" calcext:value-type="float">
            <text:p>14.022</text:p>
          </table:table-cell>
          <table:table-cell table:formula="of:=['Frame 3 Fit'.E65]-['Frame 3 Fit'.F65]" office:value-type="float" office:value="-17.0839" calcext:value-type="float">
            <text:p>-17.083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.15335" calcext:value-type="float">
            <text:p>2.15335</text:p>
          </table:table-cell>
          <table:table-cell office:value-type="float" office:value="16.5499" calcext:value-type="float">
            <text:p>16.5499</text:p>
          </table:table-cell>
          <table:table-cell table:formula="of:=['Frame 3 Fit'.C66]-['Frame 3 Fit'.B66]" office:value-type="float" office:value="14.39655" calcext:value-type="float">
            <text:p>14.39655</text:p>
          </table:table-cell>
          <table:table-cell office:value-type="float" office:value="2.02668" calcext:value-type="float">
            <text:p>2.02668</text:p>
          </table:table-cell>
          <table:table-cell office:value-type="float" office:value="16.5499" calcext:value-type="float">
            <text:p>16.5499</text:p>
          </table:table-cell>
          <table:table-cell table:number-columns-repeated="2" office:value-type="float" office:value="2.02668" calcext:value-type="float">
            <text:p>2.02668</text:p>
          </table:table-cell>
          <table:table-cell table:formula="of:=['Frame 3 Fit'.E66]-['Frame 3 Fit'.F66]" office:value-type="float" office:value="-14.52322" calcext:value-type="float">
            <text:p>-14.523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29666" calcext:value-type="float">
            <text:p>0.329666</text:p>
          </table:table-cell>
          <table:table-cell office:value-type="float" office:value="3.14419" calcext:value-type="float">
            <text:p>3.14419</text:p>
          </table:table-cell>
          <table:table-cell table:formula="of:=['Frame 3 Fit'.C67]-['Frame 3 Fit'.B67]" office:value-type="float" office:value="2.814524" calcext:value-type="float">
            <text:p>2.814524</text:p>
          </table:table-cell>
          <table:table-cell office:value-type="float" office:value="0.310273" calcext:value-type="float">
            <text:p>0.310273</text:p>
          </table:table-cell>
          <table:table-cell office:value-type="float" office:value="3.14419" calcext:value-type="float">
            <text:p>3.14419</text:p>
          </table:table-cell>
          <table:table-cell table:number-columns-repeated="2" office:value-type="float" office:value="0.310273" calcext:value-type="float">
            <text:p>0.310273</text:p>
          </table:table-cell>
          <table:table-cell table:formula="of:=['Frame 3 Fit'.E67]-['Frame 3 Fit'.F67]" office:value-type="float" office:value="-2.833917" calcext:value-type="float">
            <text:p>-2.83391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503688" calcext:value-type="float">
            <text:p>0.0503688</text:p>
          </table:table-cell>
          <table:table-cell office:value-type="float" office:value="0.394449" calcext:value-type="float">
            <text:p>0.394449</text:p>
          </table:table-cell>
          <table:table-cell table:formula="of:=['Frame 3 Fit'.C68]-['Frame 3 Fit'.B68]" office:value-type="float" office:value="0.3440802" calcext:value-type="float">
            <text:p>0.3440802</text:p>
          </table:table-cell>
          <table:table-cell office:value-type="float" office:value="0.0474059" calcext:value-type="float">
            <text:p>0.0474059</text:p>
          </table:table-cell>
          <table:table-cell office:value-type="float" office:value="0.394449" calcext:value-type="float">
            <text:p>0.394449</text:p>
          </table:table-cell>
          <table:table-cell table:number-columns-repeated="2" office:value-type="float" office:value="0.0474059" calcext:value-type="float">
            <text:p>0.0474059</text:p>
          </table:table-cell>
          <table:table-cell table:formula="of:=['Frame 3 Fit'.E68]-['Frame 3 Fit'.F68]" office:value-type="float" office:value="-0.3470431" calcext:value-type="float">
            <text:p>-0.347043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0688379" calcext:value-type="float">
            <text:p>0.0688379</text:p>
          </table:table-cell>
          <table:table-cell table:formula="of:=['Frame 3 Fit'.C69]-['Frame 3 Fit'.B69]" office:value-type="float" office:value="0.0688379" calcext:value-type="float">
            <text:p>0.0688379</text:p>
          </table:table-cell>
          <table:table-cell office:value-type="float" office:value="0" calcext:value-type="float">
            <text:p>0</text:p>
          </table:table-cell>
          <table:table-cell office:value-type="float" office:value="0.0688379" calcext:value-type="float">
            <text:p>0.06883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E69]-['Frame 3 Fit'.F69]" office:value-type="float" office:value="-0.0688379" calcext:value-type="float">
            <text:p>-0.068837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70]-['Frame 3 Fit'.B7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70]-['Frame 3 Fit'.F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71]-['Frame 3 Fit'.B7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71]-['Frame 3 Fit'.F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72]-['Frame 3 Fit'.B7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72]-['Frame 3 Fit'.F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73]-['Frame 3 Fit'.B7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73]-['Frame 3 Fit'.F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74]-['Frame 3 Fit'.B7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74]-['Frame 3 Fit'.F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75]-['Frame 3 Fit'.B7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75]-['Frame 3 Fit'.F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76]-['Frame 3 Fit'.B7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76]-['Frame 3 Fit'.F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77]-['Frame 3 Fit'.B7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77]-['Frame 3 Fit'.F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78]-['Frame 3 Fit'.B7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78]-['Frame 3 Fit'.F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79]-['Frame 3 Fit'.B7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79]-['Frame 3 Fit'.F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80]-['Frame 3 Fit'.B8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80]-['Frame 3 Fit'.F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81]-['Frame 3 Fit'.B8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81]-['Frame 3 Fit'.F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82]-['Frame 3 Fit'.B8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82]-['Frame 3 Fit'.F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83]-['Frame 3 Fit'.B8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83]-['Frame 3 Fit'.F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84]-['Frame 3 Fit'.B8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84]-['Frame 3 Fit'.F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85]-['Frame 3 Fit'.B8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85]-['Frame 3 Fit'.F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86]-['Frame 3 Fit'.B8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86]-['Frame 3 Fit'.F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87]-['Frame 3 Fit'.B8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87]-['Frame 3 Fit'.F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88]-['Frame 3 Fit'.B8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88]-['Frame 3 Fit'.F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89]-['Frame 3 Fit'.B8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89]-['Frame 3 Fit'.F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90]-['Frame 3 Fit'.B9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90]-['Frame 3 Fit'.F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91]-['Frame 3 Fit'.B9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91]-['Frame 3 Fit'.F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92]-['Frame 3 Fit'.B9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92]-['Frame 3 Fit'.F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93]-['Frame 3 Fit'.B9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93]-['Frame 3 Fit'.F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94]-['Frame 3 Fit'.B9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94]-['Frame 3 Fit'.F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95]-['Frame 3 Fit'.B9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95]-['Frame 3 Fit'.F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96]-['Frame 3 Fit'.B9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96]-['Frame 3 Fit'.F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97]-['Frame 3 Fit'.B9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97]-['Frame 3 Fit'.F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98]-['Frame 3 Fit'.B9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98]-['Frame 3 Fit'.F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99]-['Frame 3 Fit'.B9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99]-['Frame 3 Fit'.F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100]-['Frame 3 Fit'.B10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100]-['Frame 3 Fit'.F1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'Frame 3 Fit'.C101]-['Frame 3 Fit'.B10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'Frame 3 Fit'.E101]-['Frame 3 Fit'.F1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lim0</text:p>
          </table:table-cell>
          <table:table-cell table:number-columns-repeated="3"/>
          <table:table-cell office:value-type="float" office:value="-33" calcext:value-type="float">
            <text:p>-33</text:p>
          </table:table-cell>
          <table:table-cell office:value-type="float" office:value="-35" calcext:value-type="float">
            <text:p>-35</text:p>
          </table:table-cell>
          <table:table-cell table:number-columns-repeated="2"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string" calcext:value-type="string">
            <text:p>xlim1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ylim0</text:p>
          </table:table-cell>
          <table:table-cell table:number-columns-repeated="3"/>
          <table:table-cell office:value-type="float" office:value="-32" calcext:value-type="float">
            <text:p>-32</text:p>
          </table:table-cell>
          <table:table-cell office:value-type="float" office:value="-35" calcext:value-type="float">
            <text:p>-35</text:p>
          </table:table-cell>
          <table:table-cell table:number-columns-repeated="2"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string" calcext:value-type="string">
            <text:p>ylim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nthreads</text:p>
          </table:table-cell>
          <table:table-cell table:number-columns-repeated="3"/>
          <table:table-cell office:value-type="float" office:value="4355" calcext:value-type="float">
            <text:p>4355</text:p>
          </table:table-cell>
          <table:table-cell office:value-type="float" office:value="5041" calcext:value-type="float">
            <text:p>5041</text:p>
          </table:table-cell>
          <table:table-cell table:number-columns-repeated="2" office:value-type="float" office:value="4355" calcext:value-type="float">
            <text:p>4355</text:p>
          </table:table-cell>
          <table:table-cell/>
        </table:table-row>
      </table:table>
      <table:table table:name="Frame 0 Obs" table:style-name="ta1">
        <table:table-column table:style-name="co5" table:default-cell-style-name="Default"/>
        <table:table-column table:style-name="co8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el/idop 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cuda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0.157847" calcext:value-type="float">
            <text:p>-0.157847</text:p>
          </table:table-cell>
          <table:table-cell table:formula="of:=['Frame 0 Obs'.C2]-['Frame 0 Obs'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2.35126" calcext:value-type="float">
            <text:p>-2.35126</text:p>
          </table:table-cell>
          <table:table-cell table:formula="of:=['Frame 0 Obs'.C3]-['Frame 0 Obs'.B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.0242" calcext:value-type="float">
            <text:p>2.0242</text:p>
          </table:table-cell>
          <table:table-cell table:formula="of:=['Frame 0 Obs'.C4]-['Frame 0 Obs'.B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-2.95751" calcext:value-type="float">
            <text:p>-2.95751</text:p>
          </table:table-cell>
          <table:table-cell table:formula="of:=['Frame 0 Obs'.C5]-['Frame 0 Obs'.B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.41833" calcext:value-type="float">
            <text:p>2.41833</text:p>
          </table:table-cell>
          <table:table-cell table:formula="of:=['Frame 0 Obs'.C6]-['Frame 0 Obs'.B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-0.0313097" calcext:value-type="float">
            <text:p>-0.0313097</text:p>
          </table:table-cell>
          <table:table-cell table:formula="of:=['Frame 0 Obs'.C7]-['Frame 0 Obs'.B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-1.97496" calcext:value-type="float">
            <text:p>-1.97496</text:p>
          </table:table-cell>
          <table:table-cell table:formula="of:=['Frame 0 Obs'.C8]-['Frame 0 Obs'.B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.84874" calcext:value-type="float">
            <text:p>2.84874</text:p>
          </table:table-cell>
          <table:table-cell table:formula="of:=['Frame 0 Obs'.C9]-['Frame 0 Obs'.B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-3.52615" calcext:value-type="float">
            <text:p>-3.52615</text:p>
          </table:table-cell>
          <table:table-cell table:formula="of:=['Frame 0 Obs'.C10]-['Frame 0 Obs'.B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-0.0424559" calcext:value-type="float">
            <text:p>-0.0424559</text:p>
          </table:table-cell>
          <table:table-cell table:formula="of:=['Frame 0 Obs'.C11]-['Frame 0 Obs'.B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.26186" calcext:value-type="float">
            <text:p>1.26186</text:p>
          </table:table-cell>
          <table:table-cell table:formula="of:=['Frame 0 Obs'.C12]-['Frame 0 Obs'.B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-0.0300586" calcext:value-type="float">
            <text:p>-0.0300586</text:p>
          </table:table-cell>
          <table:table-cell table:formula="of:=['Frame 0 Obs'.C13]-['Frame 0 Obs'.B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.39714" calcext:value-type="float">
            <text:p>0.39714</text:p>
          </table:table-cell>
          <table:table-cell table:formula="of:=['Frame 0 Obs'.C14]-['Frame 0 Obs'.B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-0.977654" calcext:value-type="float">
            <text:p>-0.977654</text:p>
          </table:table-cell>
          <table:table-cell table:formula="of:=['Frame 0 Obs'.C15]-['Frame 0 Obs'.B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2.39342" calcext:value-type="float">
            <text:p>2.39342</text:p>
          </table:table-cell>
          <table:table-cell table:formula="of:=['Frame 0 Obs'.C16]-['Frame 0 Obs'.B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-0.306179" calcext:value-type="float">
            <text:p>-0.306179</text:p>
          </table:table-cell>
          <table:table-cell table:formula="of:=['Frame 0 Obs'.C17]-['Frame 0 Obs'.B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.12153" calcext:value-type="float">
            <text:p>2.12153</text:p>
          </table:table-cell>
          <table:table-cell table:formula="of:=['Frame 0 Obs'.C18]-['Frame 0 Obs'.B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-1.32171" calcext:value-type="float">
            <text:p>-1.32171</text:p>
          </table:table-cell>
          <table:table-cell table:formula="of:=['Frame 0 Obs'.C19]-['Frame 0 Obs'.B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-0.78032" calcext:value-type="float">
            <text:p>-0.78032</text:p>
          </table:table-cell>
          <table:table-cell table:formula="of:=['Frame 0 Obs'.C20]-['Frame 0 Obs'.B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2.46444" calcext:value-type="float">
            <text:p>2.46444</text:p>
          </table:table-cell>
          <table:table-cell table:formula="of:=['Frame 0 Obs'.C21]-['Frame 0 Obs'.B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.805571" calcext:value-type="float">
            <text:p>0.805571</text:p>
          </table:table-cell>
          <table:table-cell table:formula="of:=['Frame 0 Obs'.C22]-['Frame 0 Obs'.B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.99657" calcext:value-type="float">
            <text:p>1.99657</text:p>
          </table:table-cell>
          <table:table-cell table:formula="of:=['Frame 0 Obs'.C23]-['Frame 0 Obs'.B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-0.308817" calcext:value-type="float">
            <text:p>-0.308817</text:p>
          </table:table-cell>
          <table:table-cell table:formula="of:=['Frame 0 Obs'.C24]-['Frame 0 Obs'.B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4.73419" calcext:value-type="float">
            <text:p>4.73419</text:p>
          </table:table-cell>
          <table:table-cell table:formula="of:=['Frame 0 Obs'.C25]-['Frame 0 Obs'.B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-0.0224161" calcext:value-type="float">
            <text:p>-0.0224161</text:p>
          </table:table-cell>
          <table:table-cell table:formula="of:=['Frame 0 Obs'.C26]-['Frame 0 Obs'.B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-2.41569" calcext:value-type="float">
            <text:p>-2.41569</text:p>
          </table:table-cell>
          <table:table-cell table:formula="of:=['Frame 0 Obs'.C27]-['Frame 0 Obs'.B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.26137" calcext:value-type="float">
            <text:p>1.26137</text:p>
          </table:table-cell>
          <table:table-cell table:formula="of:=['Frame 0 Obs'.C28]-['Frame 0 Obs'.B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-0.540976" calcext:value-type="float">
            <text:p>-0.540976</text:p>
          </table:table-cell>
          <table:table-cell table:formula="of:=['Frame 0 Obs'.C29]-['Frame 0 Obs'.B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1.92917" calcext:value-type="float">
            <text:p>1.92917</text:p>
          </table:table-cell>
          <table:table-cell table:formula="of:=['Frame 0 Obs'.C30]-['Frame 0 Obs'.B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-2.16292" calcext:value-type="float">
            <text:p>-2.16292</text:p>
          </table:table-cell>
          <table:table-cell table:formula="of:=['Frame 0 Obs'.C31]-['Frame 0 Obs'.B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.75077" calcext:value-type="float">
            <text:p>1.75077</text:p>
          </table:table-cell>
          <table:table-cell table:formula="of:=['Frame 0 Obs'.C32]-['Frame 0 Obs'.B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-2.05325" calcext:value-type="float">
            <text:p>-2.05325</text:p>
          </table:table-cell>
          <table:table-cell table:formula="of:=['Frame 0 Obs'.C33]-['Frame 0 Obs'.B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.0481324" calcext:value-type="float">
            <text:p>0.0481324</text:p>
          </table:table-cell>
          <table:table-cell table:formula="of:=['Frame 0 Obs'.C34]-['Frame 0 Obs'.B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.873713" calcext:value-type="float">
            <text:p>0.873713</text:p>
          </table:table-cell>
          <table:table-cell table:formula="of:=['Frame 0 Obs'.C35]-['Frame 0 Obs'.B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5.41389" calcext:value-type="float">
            <text:p>5.41389</text:p>
          </table:table-cell>
          <table:table-cell table:formula="of:=['Frame 0 Obs'.C36]-['Frame 0 Obs'.B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2.3103" calcext:value-type="float">
            <text:p>12.3103</text:p>
          </table:table-cell>
          <table:table-cell table:formula="of:=['Frame 0 Obs'.C37]-['Frame 0 Obs'.B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19.2956" calcext:value-type="float">
            <text:p>19.2956</text:p>
          </table:table-cell>
          <table:table-cell table:formula="of:=['Frame 0 Obs'.C38]-['Frame 0 Obs'.B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26.0068" calcext:value-type="float">
            <text:p>26.0068</text:p>
          </table:table-cell>
          <table:table-cell table:formula="of:=['Frame 0 Obs'.C39]-['Frame 0 Obs'.B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28.5788" calcext:value-type="float">
            <text:p>28.5788</text:p>
          </table:table-cell>
          <table:table-cell table:formula="of:=['Frame 0 Obs'.C40]-['Frame 0 Obs'.B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31.3943" calcext:value-type="float">
            <text:p>31.3943</text:p>
          </table:table-cell>
          <table:table-cell table:formula="of:=['Frame 0 Obs'.C41]-['Frame 0 Obs'.B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37.0492" calcext:value-type="float">
            <text:p>37.0492</text:p>
          </table:table-cell>
          <table:table-cell table:formula="of:=['Frame 0 Obs'.C42]-['Frame 0 Obs'.B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36.1066" calcext:value-type="float">
            <text:p>36.1066</text:p>
          </table:table-cell>
          <table:table-cell table:formula="of:=['Frame 0 Obs'.C43]-['Frame 0 Obs'.B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50.3397" calcext:value-type="float">
            <text:p>50.3397</text:p>
          </table:table-cell>
          <table:table-cell table:formula="of:=['Frame 0 Obs'.C44]-['Frame 0 Obs'.B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69.0458" calcext:value-type="float">
            <text:p>69.0458</text:p>
          </table:table-cell>
          <table:table-cell table:formula="of:=['Frame 0 Obs'.C45]-['Frame 0 Obs'.B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02.756" calcext:value-type="float">
            <text:p>102.756</text:p>
          </table:table-cell>
          <table:table-cell table:formula="of:=['Frame 0 Obs'.C46]-['Frame 0 Obs'.B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121.418" calcext:value-type="float">
            <text:p>121.418</text:p>
          </table:table-cell>
          <table:table-cell table:formula="of:=['Frame 0 Obs'.C47]-['Frame 0 Obs'.B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146.713" calcext:value-type="float">
            <text:p>146.713</text:p>
          </table:table-cell>
          <table:table-cell table:formula="of:=['Frame 0 Obs'.C48]-['Frame 0 Obs'.B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214.569" calcext:value-type="float">
            <text:p>214.569</text:p>
          </table:table-cell>
          <table:table-cell table:formula="of:=['Frame 0 Obs'.C49]-['Frame 0 Obs'.B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242.344" calcext:value-type="float">
            <text:p>242.344</text:p>
          </table:table-cell>
          <table:table-cell table:formula="of:=['Frame 0 Obs'.C50]-['Frame 0 Obs'.B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265.483" calcext:value-type="float">
            <text:p>265.483</text:p>
          </table:table-cell>
          <table:table-cell table:formula="of:=['Frame 0 Obs'.C51]-['Frame 0 Obs'.B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232.742" calcext:value-type="float">
            <text:p>232.742</text:p>
          </table:table-cell>
          <table:table-cell table:formula="of:=['Frame 0 Obs'.C52]-['Frame 0 Obs'.B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95.135" calcext:value-type="float">
            <text:p>195.135</text:p>
          </table:table-cell>
          <table:table-cell table:formula="of:=['Frame 0 Obs'.C53]-['Frame 0 Obs'.B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90.178" calcext:value-type="float">
            <text:p>190.178</text:p>
          </table:table-cell>
          <table:table-cell table:formula="of:=['Frame 0 Obs'.C54]-['Frame 0 Obs'.B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160.085" calcext:value-type="float">
            <text:p>160.085</text:p>
          </table:table-cell>
          <table:table-cell table:formula="of:=['Frame 0 Obs'.C55]-['Frame 0 Obs'.B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32.667" calcext:value-type="float">
            <text:p>132.667</text:p>
          </table:table-cell>
          <table:table-cell table:formula="of:=['Frame 0 Obs'.C56]-['Frame 0 Obs'.B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21.53" calcext:value-type="float">
            <text:p>121.53</text:p>
          </table:table-cell>
          <table:table-cell table:formula="of:=['Frame 0 Obs'.C57]-['Frame 0 Obs'.B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120.736" calcext:value-type="float">
            <text:p>120.736</text:p>
          </table:table-cell>
          <table:table-cell table:formula="of:=['Frame 0 Obs'.C58]-['Frame 0 Obs'.B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139.161" calcext:value-type="float">
            <text:p>139.161</text:p>
          </table:table-cell>
          <table:table-cell table:formula="of:=['Frame 0 Obs'.C59]-['Frame 0 Obs'.B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147.405" calcext:value-type="float">
            <text:p>147.405</text:p>
          </table:table-cell>
          <table:table-cell table:formula="of:=['Frame 0 Obs'.C60]-['Frame 0 Obs'.B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23.965" calcext:value-type="float">
            <text:p>123.965</text:p>
          </table:table-cell>
          <table:table-cell table:formula="of:=['Frame 0 Obs'.C61]-['Frame 0 Obs'.B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84.645" calcext:value-type="float">
            <text:p>84.645</text:p>
          </table:table-cell>
          <table:table-cell table:formula="of:=['Frame 0 Obs'.C62]-['Frame 0 Obs'.B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60.2928" calcext:value-type="float">
            <text:p>60.2928</text:p>
          </table:table-cell>
          <table:table-cell table:formula="of:=['Frame 0 Obs'.C63]-['Frame 0 Obs'.B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40.215" calcext:value-type="float">
            <text:p>40.215</text:p>
          </table:table-cell>
          <table:table-cell table:formula="of:=['Frame 0 Obs'.C64]-['Frame 0 Obs'.B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25.0503" calcext:value-type="float">
            <text:p>25.0503</text:p>
          </table:table-cell>
          <table:table-cell table:formula="of:=['Frame 0 Obs'.C65]-['Frame 0 Obs'.B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9.0174" calcext:value-type="float">
            <text:p>19.0174</text:p>
          </table:table-cell>
          <table:table-cell table:formula="of:=['Frame 0 Obs'.C66]-['Frame 0 Obs'.B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13.2097" calcext:value-type="float">
            <text:p>13.2097</text:p>
          </table:table-cell>
          <table:table-cell table:formula="of:=['Frame 0 Obs'.C67]-['Frame 0 Obs'.B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8.85722" calcext:value-type="float">
            <text:p>8.85722</text:p>
          </table:table-cell>
          <table:table-cell table:formula="of:=['Frame 0 Obs'.C68]-['Frame 0 Obs'.B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-0.140837" calcext:value-type="float">
            <text:p>-0.140837</text:p>
          </table:table-cell>
          <table:table-cell table:formula="of:=['Frame 0 Obs'.C69]-['Frame 0 Obs'.B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-0.316714" calcext:value-type="float">
            <text:p>-0.316714</text:p>
          </table:table-cell>
          <table:table-cell table:formula="of:=['Frame 0 Obs'.C70]-['Frame 0 Obs'.B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3.53208" calcext:value-type="float">
            <text:p>3.53208</text:p>
          </table:table-cell>
          <table:table-cell table:formula="of:=['Frame 0 Obs'.C71]-['Frame 0 Obs'.B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-1.14929" calcext:value-type="float">
            <text:p>-1.14929</text:p>
          </table:table-cell>
          <table:table-cell table:formula="of:=['Frame 0 Obs'.C72]-['Frame 0 Obs'.B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.832356" calcext:value-type="float">
            <text:p>0.832356</text:p>
          </table:table-cell>
          <table:table-cell table:formula="of:=['Frame 0 Obs'.C73]-['Frame 0 Obs'.B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.727087" calcext:value-type="float">
            <text:p>0.727087</text:p>
          </table:table-cell>
          <table:table-cell table:formula="of:=['Frame 0 Obs'.C74]-['Frame 0 Obs'.B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2.84706" calcext:value-type="float">
            <text:p>2.84706</text:p>
          </table:table-cell>
          <table:table-cell table:formula="of:=['Frame 0 Obs'.C75]-['Frame 0 Obs'.B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.60321" calcext:value-type="float">
            <text:p>0.60321</text:p>
          </table:table-cell>
          <table:table-cell table:formula="of:=['Frame 0 Obs'.C76]-['Frame 0 Obs'.B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-1.06902" calcext:value-type="float">
            <text:p>-1.06902</text:p>
          </table:table-cell>
          <table:table-cell table:formula="of:=['Frame 0 Obs'.C77]-['Frame 0 Obs'.B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1.16457" calcext:value-type="float">
            <text:p>1.16457</text:p>
          </table:table-cell>
          <table:table-cell table:formula="of:=['Frame 0 Obs'.C78]-['Frame 0 Obs'.B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2.6932" calcext:value-type="float">
            <text:p>2.6932</text:p>
          </table:table-cell>
          <table:table-cell table:formula="of:=['Frame 0 Obs'.C79]-['Frame 0 Obs'.B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2.64861" calcext:value-type="float">
            <text:p>2.64861</text:p>
          </table:table-cell>
          <table:table-cell table:formula="of:=['Frame 0 Obs'.C80]-['Frame 0 Obs'.B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.794517" calcext:value-type="float">
            <text:p>0.794517</text:p>
          </table:table-cell>
          <table:table-cell table:formula="of:=['Frame 0 Obs'.C81]-['Frame 0 Obs'.B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-0.725478" calcext:value-type="float">
            <text:p>-0.725478</text:p>
          </table:table-cell>
          <table:table-cell table:formula="of:=['Frame 0 Obs'.C82]-['Frame 0 Obs'.B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4.75391" calcext:value-type="float">
            <text:p>4.75391</text:p>
          </table:table-cell>
          <table:table-cell table:formula="of:=['Frame 0 Obs'.C83]-['Frame 0 Obs'.B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0.7781" calcext:value-type="float">
            <text:p>0.7781</text:p>
          </table:table-cell>
          <table:table-cell table:formula="of:=['Frame 0 Obs'.C84]-['Frame 0 Obs'.B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-0.118612" calcext:value-type="float">
            <text:p>-0.118612</text:p>
          </table:table-cell>
          <table:table-cell table:formula="of:=['Frame 0 Obs'.C85]-['Frame 0 Obs'.B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1.78445" calcext:value-type="float">
            <text:p>1.78445</text:p>
          </table:table-cell>
          <table:table-cell table:formula="of:=['Frame 0 Obs'.C86]-['Frame 0 Obs'.B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-2.34064" calcext:value-type="float">
            <text:p>-2.34064</text:p>
          </table:table-cell>
          <table:table-cell table:formula="of:=['Frame 0 Obs'.C87]-['Frame 0 Obs'.B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-1.64258" calcext:value-type="float">
            <text:p>-1.64258</text:p>
          </table:table-cell>
          <table:table-cell table:formula="of:=['Frame 0 Obs'.C88]-['Frame 0 Obs'.B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3.46162" calcext:value-type="float">
            <text:p>3.46162</text:p>
          </table:table-cell>
          <table:table-cell table:formula="of:=['Frame 0 Obs'.C89]-['Frame 0 Obs'.B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.83646" calcext:value-type="float">
            <text:p>1.83646</text:p>
          </table:table-cell>
          <table:table-cell table:formula="of:=['Frame 0 Obs'.C90]-['Frame 0 Obs'.B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1.15348" calcext:value-type="float">
            <text:p>1.15348</text:p>
          </table:table-cell>
          <table:table-cell table:formula="of:=['Frame 0 Obs'.C91]-['Frame 0 Obs'.B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-2.46061" calcext:value-type="float">
            <text:p>-2.46061</text:p>
          </table:table-cell>
          <table:table-cell table:formula="of:=['Frame 0 Obs'.C92]-['Frame 0 Obs'.B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0.986342" calcext:value-type="float">
            <text:p>0.986342</text:p>
          </table:table-cell>
          <table:table-cell table:formula="of:=['Frame 0 Obs'.C93]-['Frame 0 Obs'.B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-3.25734" calcext:value-type="float">
            <text:p>-3.25734</text:p>
          </table:table-cell>
          <table:table-cell table:formula="of:=['Frame 0 Obs'.C94]-['Frame 0 Obs'.B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1.83294" calcext:value-type="float">
            <text:p>1.83294</text:p>
          </table:table-cell>
          <table:table-cell table:formula="of:=['Frame 0 Obs'.C95]-['Frame 0 Obs'.B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-0.121789" calcext:value-type="float">
            <text:p>-0.121789</text:p>
          </table:table-cell>
          <table:table-cell table:formula="of:=['Frame 0 Obs'.C96]-['Frame 0 Obs'.B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-0.888292" calcext:value-type="float">
            <text:p>-0.888292</text:p>
          </table:table-cell>
          <table:table-cell table:formula="of:=['Frame 0 Obs'.C97]-['Frame 0 Obs'.B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-1.31364" calcext:value-type="float">
            <text:p>-1.31364</text:p>
          </table:table-cell>
          <table:table-cell table:formula="of:=['Frame 0 Obs'.C98]-['Frame 0 Obs'.B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-0.24297" calcext:value-type="float">
            <text:p>-0.24297</text:p>
          </table:table-cell>
          <table:table-cell table:formula="of:=['Frame 0 Obs'.C99]-['Frame 0 Obs'.B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.971898" calcext:value-type="float">
            <text:p>0.971898</text:p>
          </table:table-cell>
          <table:table-cell table:formula="of:=['Frame 0 Obs'.C100]-['Frame 0 Obs'.B1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.35464" calcext:value-type="float">
            <text:p>1.35464</text:p>
          </table:table-cell>
          <table:table-cell table:formula="of:=['Frame 0 Obs'.C101]-['Frame 0 Obs'.B101]" office:value-type="float" office:value="0" calcext:value-type="float">
            <text:p>0</text:p>
          </table:table-cell>
        </table:table-row>
      </table:table>
      <table:table table:name="Sheet6" table:style-name="ta1">
        <table:table-column table:style-name="co3" table:number-columns-repeated="8" table:default-cell-style-name="Default"/>
        <table:table-row table:style-name="ro1">
          <table:table-cell table:number-columns-repeated="2"/>
          <table:table-cell office:value-type="string" calcext:value-type="string">
            <text:p>Host </text:p>
          </table:table-cell>
          <table:table-cell office:value-type="string" calcext:value-type="string">
            <text:p>Cuda #1</text:p>
          </table:table-cell>
          <table:table-cell office:value-type="string" calcext:value-type="string">
            <text:p>Cuda #2</text:p>
          </table:table-cell>
          <table:table-cell office:value-type="string" calcext:value-type="string">
            <text:p>Cuda #3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4">
            <text:p>Set 0 frame 0</text:p>
          </table:table-cell>
          <table:table-cell office:value-type="string" calcext:value-type="string">
            <text:p>pos→xlim[0]</text:p>
          </table:table-cell>
          <table:table-cell table:number-columns-repeated="2" office:value-type="float" office:value="-33" calcext:value-type="float">
            <text:p>-33</text:p>
          </table:table-cell>
          <table:table-cell office:value-type="float" office:value="-35" calcext:value-type="float">
            <text:p>-35</text:p>
          </table:table-cell>
          <table:table-cell table:number-columns-repeated="3" office:value-type="float" office:value="-33" calcext:value-type="float">
            <text:p>-33</text:p>
          </table:table-cell>
        </table:table-row>
        <table:table-row table:style-name="ro1">
          <table:covered-table-cell/>
          <table:table-cell office:value-type="string" calcext:value-type="string">
            <text:p>pos→xlim[1]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33" calcext:value-type="float">
            <text:p>33</text:p>
          </table:table-cell>
        </table:table-row>
        <table:table-row table:style-name="ro1">
          <table:covered-table-cell/>
          <table:table-cell office:value-type="string" calcext:value-type="string">
            <text:p>pos→ylim[0]</text:p>
          </table:table-cell>
          <table:table-cell table:number-columns-repeated="2" office:value-type="float" office:value="-32" calcext:value-type="float">
            <text:p>-32</text:p>
          </table:table-cell>
          <table:table-cell office:value-type="float" office:value="-35" calcext:value-type="float">
            <text:p>-35</text:p>
          </table:table-cell>
          <table:table-cell table:number-columns-repeated="3" office:value-type="float" office:value="-32" calcext:value-type="float">
            <text:p>-32</text:p>
          </table:table-cell>
        </table:table-row>
        <table:table-row table:style-name="ro1">
          <table:covered-table-cell/>
          <table:table-cell office:value-type="string" calcext:value-type="string">
            <text:p>pos-&gt;ylim[1]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Set 0 frame 1</text:p>
          </table:table-cell>
          <table:table-cell office:value-type="string" calcext:value-type="string">
            <text:p>pos→xlim[0]</text:p>
          </table:table-cell>
          <table:table-cell table:number-columns-repeated="2" office:value-type="float" office:value="-32" calcext:value-type="float">
            <text:p>-32</text:p>
          </table:table-cell>
          <table:table-cell office:value-type="float" office:value="-35" calcext:value-type="float">
            <text:p>-35</text:p>
          </table:table-cell>
          <table:table-cell table:number-columns-repeated="3" office:value-type="float" office:value="-32" calcext:value-type="float">
            <text:p>-32</text:p>
          </table:table-cell>
        </table:table-row>
        <table:table-row table:style-name="ro1">
          <table:covered-table-cell/>
          <table:table-cell office:value-type="string" calcext:value-type="string">
            <text:p>pos→xlim[1]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32" calcext:value-type="float">
            <text:p>32</text:p>
          </table:table-cell>
        </table:table-row>
        <table:table-row table:style-name="ro1">
          <table:covered-table-cell/>
          <table:table-cell office:value-type="string" calcext:value-type="string">
            <text:p>pos→ylim[0]</text:p>
          </table:table-cell>
          <table:table-cell table:number-columns-repeated="2" office:value-type="float" office:value="-32" calcext:value-type="float">
            <text:p>-32</text:p>
          </table:table-cell>
          <table:table-cell office:value-type="float" office:value="-35" calcext:value-type="float">
            <text:p>-35</text:p>
          </table:table-cell>
          <table:table-cell table:number-columns-repeated="3" office:value-type="float" office:value="-32" calcext:value-type="float">
            <text:p>-32</text:p>
          </table:table-cell>
        </table:table-row>
        <table:table-row table:style-name="ro1">
          <table:covered-table-cell/>
          <table:table-cell office:value-type="string" calcext:value-type="string">
            <text:p>pos-&gt;ylim[1]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Set 0 frame 2</text:p>
          </table:table-cell>
          <table:table-cell office:value-type="string" calcext:value-type="string">
            <text:p>pos→xlim[0]</text:p>
          </table:table-cell>
          <table:table-cell table:number-columns-repeated="2" office:value-type="float" office:value="-33" calcext:value-type="float">
            <text:p>-33</text:p>
          </table:table-cell>
          <table:table-cell office:value-type="float" office:value="-35" calcext:value-type="float">
            <text:p>-35</text:p>
          </table:table-cell>
          <table:table-cell table:number-columns-repeated="3" office:value-type="float" office:value="-33" calcext:value-type="float">
            <text:p>-33</text:p>
          </table:table-cell>
        </table:table-row>
        <table:table-row table:style-name="ro1">
          <table:covered-table-cell/>
          <table:table-cell office:value-type="string" calcext:value-type="string">
            <text:p>pos→xlim[1]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33" calcext:value-type="float">
            <text:p>33</text:p>
          </table:table-cell>
        </table:table-row>
        <table:table-row table:style-name="ro1">
          <table:covered-table-cell/>
          <table:table-cell office:value-type="string" calcext:value-type="string">
            <text:p>pos→ylim[0]</text:p>
          </table:table-cell>
          <table:table-cell table:number-columns-repeated="2" office:value-type="float" office:value="-32" calcext:value-type="float">
            <text:p>-32</text:p>
          </table:table-cell>
          <table:table-cell office:value-type="float" office:value="-35" calcext:value-type="float">
            <text:p>-35</text:p>
          </table:table-cell>
          <table:table-cell table:number-columns-repeated="3" office:value-type="float" office:value="-32" calcext:value-type="float">
            <text:p>-32</text:p>
          </table:table-cell>
        </table:table-row>
        <table:table-row table:style-name="ro1">
          <table:covered-table-cell/>
          <table:table-cell office:value-type="string" calcext:value-type="string">
            <text:p>pos-&gt;ylim[1]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Set 0 frame 3</text:p>
          </table:table-cell>
          <table:table-cell office:value-type="string" calcext:value-type="string">
            <text:p>pos→xlim[0]</text:p>
          </table:table-cell>
          <table:table-cell table:number-columns-repeated="2" office:value-type="float" office:value="-32" calcext:value-type="float">
            <text:p>-32</text:p>
          </table:table-cell>
          <table:table-cell office:value-type="float" office:value="-35" calcext:value-type="float">
            <text:p>-35</text:p>
          </table:table-cell>
          <table:table-cell table:number-columns-repeated="3" office:value-type="float" office:value="-32" calcext:value-type="float">
            <text:p>-32</text:p>
          </table:table-cell>
        </table:table-row>
        <table:table-row table:style-name="ro1">
          <table:covered-table-cell/>
          <table:table-cell office:value-type="string" calcext:value-type="string">
            <text:p>pos→xlim[1]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32" calcext:value-type="float">
            <text:p>32</text:p>
          </table:table-cell>
        </table:table-row>
        <table:table-row table:style-name="ro1">
          <table:covered-table-cell/>
          <table:table-cell office:value-type="string" calcext:value-type="string">
            <text:p>pos→ylim[0]</text:p>
          </table:table-cell>
          <table:table-cell table:number-columns-repeated="2" office:value-type="float" office:value="-32" calcext:value-type="float">
            <text:p>-32</text:p>
          </table:table-cell>
          <table:table-cell office:value-type="float" office:value="-35" calcext:value-type="float">
            <text:p>-35</text:p>
          </table:table-cell>
          <table:table-cell table:number-columns-repeated="3" office:value-type="float" office:value="-32" calcext:value-type="float">
            <text:p>-32</text:p>
          </table:table-cell>
        </table:table-row>
        <table:table-row table:style-name="ro1">
          <table:covered-table-cell/>
          <table:table-cell office:value-type="string" calcext:value-type="string">
            <text:p>pos-&gt;ylim[1]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Set 1 frame 0</text:p>
          </table:table-cell>
          <table:table-cell office:value-type="string" calcext:value-type="string">
            <text:p>pos→xlim[0]</text:p>
          </table:table-cell>
          <table:table-cell table:number-columns-repeated="2" office:value-type="float" office:value="-32" calcext:value-type="float">
            <text:p>-32</text:p>
          </table:table-cell>
          <table:table-cell office:value-type="float" office:value="-35" calcext:value-type="float">
            <text:p>-35</text:p>
          </table:table-cell>
          <table:table-cell table:number-columns-repeated="3" office:value-type="float" office:value="-32" calcext:value-type="float">
            <text:p>-32</text:p>
          </table:table-cell>
        </table:table-row>
        <table:table-row table:style-name="ro1">
          <table:covered-table-cell/>
          <table:table-cell office:value-type="string" calcext:value-type="string">
            <text:p>pos→xlim[1]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32" calcext:value-type="float">
            <text:p>32</text:p>
          </table:table-cell>
        </table:table-row>
        <table:table-row table:style-name="ro1">
          <table:covered-table-cell/>
          <table:table-cell office:value-type="string" calcext:value-type="string">
            <text:p>pos→ylim[0]</text:p>
          </table:table-cell>
          <table:table-cell table:number-columns-repeated="2" office:value-type="float" office:value="-33" calcext:value-type="float">
            <text:p>-33</text:p>
          </table:table-cell>
          <table:table-cell office:value-type="float" office:value="-35" calcext:value-type="float">
            <text:p>-35</text:p>
          </table:table-cell>
          <table:table-cell table:number-columns-repeated="3" office:value-type="float" office:value="-33" calcext:value-type="float">
            <text:p>-33</text:p>
          </table:table-cell>
        </table:table-row>
        <table:table-row table:style-name="ro1">
          <table:covered-table-cell/>
          <table:table-cell office:value-type="string" calcext:value-type="string">
            <text:p>pos-&gt;ylim[1]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Set 1 frame 1</text:p>
          </table:table-cell>
          <table:table-cell office:value-type="string" calcext:value-type="string">
            <text:p>pos→xlim[0]</text:p>
          </table:table-cell>
          <table:table-cell table:number-columns-repeated="2" office:value-type="float" office:value="-33" calcext:value-type="float">
            <text:p>-33</text:p>
          </table:table-cell>
          <table:table-cell office:value-type="float" office:value="-35" calcext:value-type="float">
            <text:p>-35</text:p>
          </table:table-cell>
          <table:table-cell table:number-columns-repeated="3" office:value-type="float" office:value="-33" calcext:value-type="float">
            <text:p>-33</text:p>
          </table:table-cell>
        </table:table-row>
        <table:table-row table:style-name="ro1">
          <table:covered-table-cell/>
          <table:table-cell office:value-type="string" calcext:value-type="string">
            <text:p>pos→xlim[1]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33" calcext:value-type="float">
            <text:p>33</text:p>
          </table:table-cell>
        </table:table-row>
        <table:table-row table:style-name="ro1">
          <table:covered-table-cell/>
          <table:table-cell office:value-type="string" calcext:value-type="string">
            <text:p>pos→ylim[0]</text:p>
          </table:table-cell>
          <table:table-cell table:number-columns-repeated="2" office:value-type="float" office:value="-33" calcext:value-type="float">
            <text:p>-33</text:p>
          </table:table-cell>
          <table:table-cell office:value-type="float" office:value="-35" calcext:value-type="float">
            <text:p>-35</text:p>
          </table:table-cell>
          <table:table-cell table:number-columns-repeated="3" office:value-type="float" office:value="-33" calcext:value-type="float">
            <text:p>-33</text:p>
          </table:table-cell>
        </table:table-row>
        <table:table-row table:style-name="ro1">
          <table:covered-table-cell/>
          <table:table-cell office:value-type="string" calcext:value-type="string">
            <text:p>pos-&gt;ylim[1]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Set 1 frame 2</text:p>
          </table:table-cell>
          <table:table-cell office:value-type="string" calcext:value-type="string">
            <text:p>pos→xlim[0]</text:p>
          </table:table-cell>
          <table:table-cell table:number-columns-repeated="2" office:value-type="float" office:value="-33" calcext:value-type="float">
            <text:p>-33</text:p>
          </table:table-cell>
          <table:table-cell office:value-type="float" office:value="-35" calcext:value-type="float">
            <text:p>-35</text:p>
          </table:table-cell>
          <table:table-cell table:number-columns-repeated="3" office:value-type="float" office:value="-33" calcext:value-type="float">
            <text:p>-33</text:p>
          </table:table-cell>
        </table:table-row>
        <table:table-row table:style-name="ro1">
          <table:covered-table-cell/>
          <table:table-cell office:value-type="string" calcext:value-type="string">
            <text:p>pos→xlim[1]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33" calcext:value-type="float">
            <text:p>33</text:p>
          </table:table-cell>
        </table:table-row>
        <table:table-row table:style-name="ro1">
          <table:covered-table-cell/>
          <table:table-cell office:value-type="string" calcext:value-type="string">
            <text:p>pos→ylim[0]</text:p>
          </table:table-cell>
          <table:table-cell table:number-columns-repeated="2" office:value-type="float" office:value="-32" calcext:value-type="float">
            <text:p>-32</text:p>
          </table:table-cell>
          <table:table-cell office:value-type="float" office:value="-35" calcext:value-type="float">
            <text:p>-35</text:p>
          </table:table-cell>
          <table:table-cell table:number-columns-repeated="3" office:value-type="float" office:value="-32" calcext:value-type="float">
            <text:p>-32</text:p>
          </table:table-cell>
        </table:table-row>
        <table:table-row table:style-name="ro1">
          <table:covered-table-cell/>
          <table:table-cell office:value-type="string" calcext:value-type="string">
            <text:p>pos-&gt;ylim[1]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Set 1 frame 3</text:p>
          </table:table-cell>
          <table:table-cell office:value-type="string" calcext:value-type="string">
            <text:p>pos→xlim[0]</text:p>
          </table:table-cell>
          <table:table-cell table:number-columns-repeated="2" office:value-type="float" office:value="-33" calcext:value-type="float">
            <text:p>-33</text:p>
          </table:table-cell>
          <table:table-cell office:value-type="float" office:value="-35" calcext:value-type="float">
            <text:p>-35</text:p>
          </table:table-cell>
          <table:table-cell table:number-columns-repeated="3" office:value-type="float" office:value="-33" calcext:value-type="float">
            <text:p>-33</text:p>
          </table:table-cell>
        </table:table-row>
        <table:table-row table:style-name="ro1">
          <table:covered-table-cell/>
          <table:table-cell office:value-type="string" calcext:value-type="string">
            <text:p>pos→xlim[1]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33" calcext:value-type="float">
            <text:p>33</text:p>
          </table:table-cell>
        </table:table-row>
        <table:table-row table:style-name="ro1">
          <table:covered-table-cell/>
          <table:table-cell office:value-type="string" calcext:value-type="string">
            <text:p>pos→ylim[0]</text:p>
          </table:table-cell>
          <table:table-cell table:number-columns-repeated="2" office:value-type="float" office:value="-32" calcext:value-type="float">
            <text:p>-32</text:p>
          </table:table-cell>
          <table:table-cell office:value-type="float" office:value="-35" calcext:value-type="float">
            <text:p>-35</text:p>
          </table:table-cell>
          <table:table-cell table:number-columns-repeated="3" office:value-type="float" office:value="-32" calcext:value-type="float">
            <text:p>-32</text:p>
          </table:table-cell>
        </table:table-row>
        <table:table-row table:style-name="ro1">
          <table:covered-table-cell/>
          <table:table-cell office:value-type="string" calcext:value-type="string">
            <text:p>pos-&gt;ylim[1]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32" calcext:value-type="float">
            <text:p>3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# model delay-Doppler regions (1-based) with nonzero power: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# <text:s text:c="8"/>Set <text:s/>0 frame <text:s/>0: <text:s/>rows 30 to 122 , cols 43 to 10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# <text:s text:c="8"/>Set <text:s/>0 frame <text:s/>1: <text:s/>rows 29 to 125 , cols 43 to 10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# <text:s text:c="8"/>Set <text:s/>0 frame <text:s/>2: <text:s/>rows 30 to 123 , cols 43 to 10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# <text:s text:c="8"/>Set <text:s/>0 frame <text:s/>3: <text:s/>rows 29 to 125 , cols 43 to 10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# <text:s text:c="8"/>Set <text:s/>1 frame <text:s/>0: <text:s/>bins 34 to 6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# <text:s text:c="8"/>Set <text:s/>1 frame <text:s/>1: <text:s/>bins 33 to 6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# <text:s text:c="8"/>Set <text:s/>1 frame <text:s/>2: <text:s/>bins 33 to 6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# <text:s text:c="8"/>Set <text:s/>1 frame <text:s/>3: <text:s/>bins 33 to 68</text:p>
          </table:table-cell>
          <table:table-cell table:number-columns-repeated="7"/>
        </table:table-row>
      </table:table>
      <table:table table:name="pos2doppler f0" table:style-name="ta1">
        <table:table-column table:style-name="co5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el/idop 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uda 1</text:p>
          </table:table-cell>
          <table:table-cell office:value-type="string" calcext:value-type="string">
            <text:p>Cuda 2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]-[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]-[.B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4]-[.B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5]-[.B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6]-[.B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]-[.B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]-[.B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]-[.B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0]-[.B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1]-[.B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2]-[.B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3]-[.B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4]-[.B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5]-[.B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6]-[.B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7]-[.B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8]-[.B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9]-[.B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0]-[.B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1]-[.B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2]-[.B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3]-[.B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4]-[.B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5]-[.B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6]-[.B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7]-[.B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8]-[.B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9]-[.B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0]-[.B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1]-[.B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2]-[.B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3]-[.B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4]-[.B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0.0491211" calcext:value-type="float">
            <text:p>0.0491211</text:p>
          </table:table-cell>
          <table:table-cell table:formula="of:=[.C35]-[.B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.324579" calcext:value-type="float">
            <text:p>0.324579</text:p>
          </table:table-cell>
          <table:table-cell table:formula="of:=[.C36]-[.B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 office:value-type="float" office:value="2.13242" calcext:value-type="float">
            <text:p>2.13242</text:p>
          </table:table-cell>
          <table:table-cell table:formula="of:=[.C37]-[.B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float" office:value="14.666" calcext:value-type="float">
            <text:p>14.666</text:p>
          </table:table-cell>
          <table:table-cell table:formula="of:=[.C38]-[.B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float" office:value="30.183" calcext:value-type="float">
            <text:p>30.183</text:p>
          </table:table-cell>
          <table:table-cell table:formula="of:=[.C39]-[.B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 office:value-type="float" office:value="44.5741" calcext:value-type="float">
            <text:p>44.5741</text:p>
          </table:table-cell>
          <table:table-cell table:formula="of:=[.C40]-[.B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57.9005" calcext:value-type="float">
            <text:p>57.9005</text:p>
          </table:table-cell>
          <table:table-cell table:formula="of:=[.C41]-[.B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 office:value-type="float" office:value="69.9482" calcext:value-type="float">
            <text:p>69.9482</text:p>
          </table:table-cell>
          <table:table-cell table:formula="of:=[.C42]-[.B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 office:value-type="float" office:value="80.7516" calcext:value-type="float">
            <text:p>80.7516</text:p>
          </table:table-cell>
          <table:table-cell table:formula="of:=[.C43]-[.B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 office:value-type="float" office:value="90.3834" calcext:value-type="float">
            <text:p>90.3834</text:p>
          </table:table-cell>
          <table:table-cell table:formula="of:=[.C44]-[.B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8.9445" calcext:value-type="float">
            <text:p>98.9445</text:p>
          </table:table-cell>
          <table:table-cell table:number-columns-repeated="2" office:value-type="float" office:value="98.9446" calcext:value-type="float">
            <text:p>98.9446</text:p>
          </table:table-cell>
          <table:table-cell table:formula="of:=[.C45]-[.B45]" office:value-type="float" office:value="0.0000999999999891088" calcext:value-type="float">
            <text:p>0.00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 office:value-type="float" office:value="106.029" calcext:value-type="float">
            <text:p>106.029</text:p>
          </table:table-cell>
          <table:table-cell table:formula="of:=[.C46]-[.B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 office:value-type="float" office:value="112.016" calcext:value-type="float">
            <text:p>112.016</text:p>
          </table:table-cell>
          <table:table-cell table:formula="of:=[.C47]-[.B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 office:value-type="float" office:value="116.788" calcext:value-type="float">
            <text:p>116.788</text:p>
          </table:table-cell>
          <table:table-cell table:formula="of:=[.C48]-[.B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 office:value-type="float" office:value="120.444" calcext:value-type="float">
            <text:p>120.444</text:p>
          </table:table-cell>
          <table:table-cell table:formula="of:=[.C49]-[.B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 office:value-type="float" office:value="122.85" calcext:value-type="float">
            <text:p>122.85</text:p>
          </table:table-cell>
          <table:table-cell table:formula="of:=[.C50]-[.B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123.997" calcext:value-type="float">
            <text:p>123.997</text:p>
          </table:table-cell>
          <table:table-cell table:formula="of:=[.C51]-[.B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 office:value-type="float" office:value="124.028" calcext:value-type="float">
            <text:p>124.028</text:p>
          </table:table-cell>
          <table:table-cell table:formula="of:=[.C52]-[.B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 office:value-type="float" office:value="122.839" calcext:value-type="float">
            <text:p>122.839</text:p>
          </table:table-cell>
          <table:table-cell table:formula="of:=[.C53]-[.B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 office:value-type="float" office:value="120.261" calcext:value-type="float">
            <text:p>120.261</text:p>
          </table:table-cell>
          <table:table-cell table:formula="of:=[.C54]-[.B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 office:value-type="float" office:value="116.551" calcext:value-type="float">
            <text:p>116.551</text:p>
          </table:table-cell>
          <table:table-cell table:formula="of:=[.C55]-[.B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111.725" calcext:value-type="float">
            <text:p>111.725</text:p>
          </table:table-cell>
          <table:table-cell table:formula="of:=[.C56]-[.B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 office:value-type="float" office:value="105.725" calcext:value-type="float">
            <text:p>105.725</text:p>
          </table:table-cell>
          <table:table-cell table:formula="of:=[.C57]-[.B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8.6095" calcext:value-type="float">
            <text:p>98.6095</text:p>
          </table:table-cell>
          <table:table-cell table:number-columns-repeated="2" office:value-type="float" office:value="98.6096" calcext:value-type="float">
            <text:p>98.6096</text:p>
          </table:table-cell>
          <table:table-cell table:formula="of:=[.C58]-[.B58]" office:value-type="float" office:value="0.00010000000000332" calcext:value-type="float">
            <text:p>0.00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office:value-type="float" office:value="90.098" calcext:value-type="float">
            <text:p>90.098</text:p>
          </table:table-cell>
          <table:table-cell table:formula="of:=[.C59]-[.B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0.4787" calcext:value-type="float">
            <text:p>80.4787</text:p>
          </table:table-cell>
          <table:table-cell table:number-columns-repeated="2" office:value-type="float" office:value="80.4788" calcext:value-type="float">
            <text:p>80.4788</text:p>
          </table:table-cell>
          <table:table-cell table:formula="of:=[.C60]-[.B60]" office:value-type="float" office:value="0.00010000000000332" calcext:value-type="float">
            <text:p>0.00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office:value-type="float" office:value="69.6143" calcext:value-type="float">
            <text:p>69.6143</text:p>
          </table:table-cell>
          <table:table-cell table:formula="of:=[.C61]-[.B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 office:value-type="float" office:value="57.6288" calcext:value-type="float">
            <text:p>57.6288</text:p>
          </table:table-cell>
          <table:table-cell table:formula="of:=[.C62]-[.B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 office:value-type="float" office:value="44.3618" calcext:value-type="float">
            <text:p>44.3618</text:p>
          </table:table-cell>
          <table:table-cell table:formula="of:=[.C63]-[.B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 office:value-type="float" office:value="30.0183" calcext:value-type="float">
            <text:p>30.0183</text:p>
          </table:table-cell>
          <table:table-cell table:formula="of:=[.C64]-[.B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4.5996" calcext:value-type="float">
            <text:p>14.5996</text:p>
          </table:table-cell>
          <table:table-cell table:formula="of:=[.C65]-[.B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 office:value-type="float" office:value="2.14561" calcext:value-type="float">
            <text:p>2.14561</text:p>
          </table:table-cell>
          <table:table-cell table:formula="of:=[.C66]-[.B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 office:value-type="float" office:value="0.324241" calcext:value-type="float">
            <text:p>0.324241</text:p>
          </table:table-cell>
          <table:table-cell table:formula="of:=[.C67]-[.B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493257" calcext:value-type="float">
            <text:p>0.0493257</text:p>
          </table:table-cell>
          <table:table-cell office:value-type="float" office:value="0.0493258" calcext:value-type="float">
            <text:p>0.0493258</text:p>
          </table:table-cell>
          <table:table-cell office:value-type="float" office:value="0.0493257" calcext:value-type="float">
            <text:p>0.0493257</text:p>
          </table:table-cell>
          <table:table-cell table:formula="of:=[.C68]-[.B68]" office:value-type="float" office:value="0.0000000999999999959367" calcext:value-type="float">
            <text:p>0.00000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69]-[.B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0]-[.B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1]-[.B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2]-[.B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3]-[.B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4]-[.B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5]-[.B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6]-[.B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7]-[.B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8]-[.B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9]-[.B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0]-[.B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1]-[.B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2]-[.B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3]-[.B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4]-[.B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5]-[.B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6]-[.B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7]-[.B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8]-[.B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9]-[.B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0]-[.B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1]-[.B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2]-[.B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3]-[.B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4]-[.B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5]-[.B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6]-[.B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7]-[.B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8]-[.B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9]-[.B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00]-[.B1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01]-[.B101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-33" calcext:value-type="float">
            <text:p>-33</text:p>
          </table:table-cell>
          <table:table-cell table:formula="of:=[.C102]-[.B102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33" calcext:value-type="float">
            <text:p>33</text:p>
          </table:table-cell>
          <table:table-cell table:formula="of:=[.C103]-[.B103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-34" calcext:value-type="float">
            <text:p>-34</text:p>
          </table:table-cell>
          <table:table-cell table:formula="of:=[.C104]-[.B104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34" calcext:value-type="float">
            <text:p>34</text:p>
          </table:table-cell>
          <table:table-cell table:formula="of:=[.C105]-[.B105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4623" calcext:value-type="float">
            <text:p>4623</text:p>
          </table:table-cell>
          <table:table-cell table:formula="of:=[.C106]-[.B1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p_min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op_max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shift</text:p>
          </table:table-cell>
          <table:table-cell office:value-type="float" office:value="50.5" calcext:value-type="float">
            <text:p>50.5</text:p>
          </table:table-cell>
          <table:table-cell table:number-columns-repeated="3"/>
        </table:table-row>
      </table:table>
      <table:table table:name="pos2doppler f1" table:style-name="ta1">
        <table:table-column table:style-name="co5" table:default-cell-style-name="Default"/>
        <table:table-column table:style-name="co7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el/idop 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uda 1</text:p>
          </table:table-cell>
          <table:table-cell office:value-type="string" calcext:value-type="string">
            <text:p>Cuda 2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]-[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]-[.B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4]-[.B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5]-[.B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6]-[.B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]-[.B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]-[.B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]-[.B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0]-[.B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1]-[.B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2]-[.B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3]-[.B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4]-[.B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5]-[.B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6]-[.B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7]-[.B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8]-[.B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9]-[.B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0]-[.B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1]-[.B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2]-[.B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3]-[.B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4]-[.B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5]-[.B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6]-[.B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7]-[.B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8]-[.B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9]-[.B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0]-[.B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1]-[.B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2]-[.B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3]-[.B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0.000008476" calcext:value-type="float">
            <text:p>0.000008476</text:p>
          </table:table-cell>
          <table:table-cell table:formula="of:=[.C34]-[.B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0.0796187" calcext:value-type="float">
            <text:p>0.0796187</text:p>
          </table:table-cell>
          <table:table-cell table:formula="of:=[.C35]-[.B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.436564" calcext:value-type="float">
            <text:p>0.436564</text:p>
          </table:table-cell>
          <table:table-cell table:formula="of:=[.C36]-[.B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 office:value-type="float" office:value="3.75378" calcext:value-type="float">
            <text:p>3.75378</text:p>
          </table:table-cell>
          <table:table-cell table:formula="of:=[.C37]-[.B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.7433" calcext:value-type="float">
            <text:p>17.7433</text:p>
          </table:table-cell>
          <table:table-cell table:number-columns-repeated="2" office:value-type="float" office:value="17.7432" calcext:value-type="float">
            <text:p>17.7432</text:p>
          </table:table-cell>
          <table:table-cell table:formula="of:=[.C38]-[.B38]" office:value-type="float" office:value="-0.0000999999999997669" calcext:value-type="float">
            <text:p>-0.00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float" office:value="32.649" calcext:value-type="float">
            <text:p>32.649</text:p>
          </table:table-cell>
          <table:table-cell table:formula="of:=[.C39]-[.B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.4974" calcext:value-type="float">
            <text:p>46.4974</text:p>
          </table:table-cell>
          <table:table-cell table:number-columns-repeated="2" office:value-type="float" office:value="46.4973" calcext:value-type="float">
            <text:p>46.4973</text:p>
          </table:table-cell>
          <table:table-cell table:formula="of:=[.C40]-[.B40]" office:value-type="float" office:value="-0.0000999999999962142" calcext:value-type="float">
            <text:p>-0.00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59.2423" calcext:value-type="float">
            <text:p>59.2423</text:p>
          </table:table-cell>
          <table:table-cell table:formula="of:=[.C41]-[.B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0.7939" calcext:value-type="float">
            <text:p>70.7939</text:p>
          </table:table-cell>
          <table:table-cell table:number-columns-repeated="2" office:value-type="float" office:value="70.794" calcext:value-type="float">
            <text:p>70.794</text:p>
          </table:table-cell>
          <table:table-cell table:formula="of:=[.C42]-[.B42]" office:value-type="float" office:value="0.00010000000000332" calcext:value-type="float">
            <text:p>0.00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 office:value-type="float" office:value="81.0885" calcext:value-type="float">
            <text:p>81.0885</text:p>
          </table:table-cell>
          <table:table-cell table:formula="of:=[.C43]-[.B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 office:value-type="float" office:value="90.2365" calcext:value-type="float">
            <text:p>90.2365</text:p>
          </table:table-cell>
          <table:table-cell table:formula="of:=[.C44]-[.B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 office:value-type="float" office:value="98.2655" calcext:value-type="float">
            <text:p>98.2655</text:p>
          </table:table-cell>
          <table:table-cell table:formula="of:=[.C45]-[.B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 office:value-type="float" office:value="105.112" calcext:value-type="float">
            <text:p>105.112</text:p>
          </table:table-cell>
          <table:table-cell table:formula="of:=[.C46]-[.B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 office:value-type="float" office:value="110.884" calcext:value-type="float">
            <text:p>110.884</text:p>
          </table:table-cell>
          <table:table-cell table:formula="of:=[.C47]-[.B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 office:value-type="float" office:value="115.525" calcext:value-type="float">
            <text:p>115.525</text:p>
          </table:table-cell>
          <table:table-cell table:formula="of:=[.C48]-[.B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 office:value-type="float" office:value="119.066" calcext:value-type="float">
            <text:p>119.066</text:p>
          </table:table-cell>
          <table:table-cell table:formula="of:=[.C49]-[.B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 office:value-type="float" office:value="121.475" calcext:value-type="float">
            <text:p>121.475</text:p>
          </table:table-cell>
          <table:table-cell table:formula="of:=[.C50]-[.B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122.583" calcext:value-type="float">
            <text:p>122.583</text:p>
          </table:table-cell>
          <table:table-cell table:formula="of:=[.C51]-[.B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 office:value-type="float" office:value="122.701" calcext:value-type="float">
            <text:p>122.701</text:p>
          </table:table-cell>
          <table:table-cell table:formula="of:=[.C52]-[.B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 office:value-type="float" office:value="121.707" calcext:value-type="float">
            <text:p>121.707</text:p>
          </table:table-cell>
          <table:table-cell table:formula="of:=[.C53]-[.B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 office:value-type="float" office:value="119.432" calcext:value-type="float">
            <text:p>119.432</text:p>
          </table:table-cell>
          <table:table-cell table:formula="of:=[.C54]-[.B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 office:value-type="float" office:value="115.999" calcext:value-type="float">
            <text:p>115.999</text:p>
          </table:table-cell>
          <table:table-cell table:formula="of:=[.C55]-[.B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111.476" calcext:value-type="float">
            <text:p>111.476</text:p>
          </table:table-cell>
          <table:table-cell table:formula="of:=[.C56]-[.B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 office:value-type="float" office:value="105.799" calcext:value-type="float">
            <text:p>105.799</text:p>
          </table:table-cell>
          <table:table-cell table:formula="of:=[.C57]-[.B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float" office:value="99.0005" calcext:value-type="float">
            <text:p>99.0005</text:p>
          </table:table-cell>
          <table:table-cell table:formula="of:=[.C58]-[.B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office:value-type="float" office:value="90.9665" calcext:value-type="float">
            <text:p>90.9665</text:p>
          </table:table-cell>
          <table:table-cell table:formula="of:=[.C59]-[.B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1.7562" calcext:value-type="float">
            <text:p>81.7562</text:p>
          </table:table-cell>
          <table:table-cell office:value-type="float" office:value="81.7563" calcext:value-type="float">
            <text:p>81.7563</text:p>
          </table:table-cell>
          <table:table-cell office:value-type="float" office:value="81.7562" calcext:value-type="float">
            <text:p>81.7562</text:p>
          </table:table-cell>
          <table:table-cell table:formula="of:=[.C60]-[.B60]" office:value-type="float" office:value="0.0000999999999891088" calcext:value-type="float">
            <text:p>0.00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1.309" calcext:value-type="float">
            <text:p>71.309</text:p>
          </table:table-cell>
          <table:table-cell table:number-columns-repeated="2" office:value-type="float" office:value="71.3091" calcext:value-type="float">
            <text:p>71.3091</text:p>
          </table:table-cell>
          <table:table-cell table:formula="of:=[.C61]-[.B61]" office:value-type="float" office:value="0.00010000000000332" calcext:value-type="float">
            <text:p>0.00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 office:value-type="float" office:value="59.7564" calcext:value-type="float">
            <text:p>59.7564</text:p>
          </table:table-cell>
          <table:table-cell table:formula="of:=[.C62]-[.B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 office:value-type="float" office:value="46.9574" calcext:value-type="float">
            <text:p>46.9574</text:p>
          </table:table-cell>
          <table:table-cell table:formula="of:=[.C63]-[.B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 office:value-type="float" office:value="32.9768" calcext:value-type="float">
            <text:p>32.9768</text:p>
          </table:table-cell>
          <table:table-cell table:formula="of:=[.C64]-[.B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7.8812" calcext:value-type="float">
            <text:p>17.8812</text:p>
          </table:table-cell>
          <table:table-cell table:formula="of:=[.C65]-[.B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 office:value-type="float" office:value="3.77167" calcext:value-type="float">
            <text:p>3.77167</text:p>
          </table:table-cell>
          <table:table-cell table:formula="of:=[.C66]-[.B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 office:value-type="float" office:value="0.439455" calcext:value-type="float">
            <text:p>0.439455</text:p>
          </table:table-cell>
          <table:table-cell table:formula="of:=[.C67]-[.B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799179" calcext:value-type="float">
            <text:p>0.0799179</text:p>
          </table:table-cell>
          <table:table-cell table:number-columns-repeated="2" office:value-type="float" office:value="0.079918" calcext:value-type="float">
            <text:p>0.079918</text:p>
          </table:table-cell>
          <table:table-cell table:formula="of:=[.C68]-[.B68]" office:value-type="float" office:value="0.000000100000000002876" calcext:value-type="float">
            <text:p>0.00000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 office:value-type="float" office:value="0.00000779202" calcext:value-type="float">
            <text:p>0.000007792</text:p>
          </table:table-cell>
          <table:table-cell table:formula="of:=[.C69]-[.B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0]-[.B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1]-[.B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2]-[.B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3]-[.B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4]-[.B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5]-[.B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6]-[.B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7]-[.B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8]-[.B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9]-[.B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0]-[.B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1]-[.B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2]-[.B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3]-[.B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4]-[.B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5]-[.B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6]-[.B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7]-[.B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8]-[.B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9]-[.B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0]-[.B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1]-[.B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2]-[.B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3]-[.B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4]-[.B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5]-[.B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6]-[.B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7]-[.B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8]-[.B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9]-[.B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00]-[.B1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01]-[.B101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-34" calcext:value-type="float">
            <text:p>-34</text:p>
          </table:table-cell>
          <table:table-cell table:formula="of:=[.C102]-[.B102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34" calcext:value-type="float">
            <text:p>34</text:p>
          </table:table-cell>
          <table:table-cell table:formula="of:=[.C103]-[.B103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-34" calcext:value-type="float">
            <text:p>-34</text:p>
          </table:table-cell>
          <table:table-cell table:formula="of:=[.C104]-[.B104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34" calcext:value-type="float">
            <text:p>34</text:p>
          </table:table-cell>
          <table:table-cell table:formula="of:=[.C105]-[.B105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4761" calcext:value-type="float">
            <text:p>4761</text:p>
          </table:table-cell>
          <table:table-cell table:formula="of:=[.C106]-[.B106]" office:value-type="float" office:value="0" calcext:value-type="float">
            <text:p>0</text:p>
          </table:table-cell>
        </table:table-row>
      </table:table>
      <table:table table:name="pos2doppler f2" table:style-name="ta1">
        <table:table-column table:style-name="co9" table:default-cell-style-name="Default"/>
        <table:table-column table:style-name="co7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el 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uda 1</text:p>
          </table:table-cell>
          <table:table-cell office:value-type="string" calcext:value-type="string">
            <text:p>Cuda 2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]-[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]-[.B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4]-[.B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5]-[.B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6]-[.B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]-[.B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]-[.B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]-[.B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0]-[.B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1]-[.B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2]-[.B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3]-[.B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4]-[.B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5]-[.B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6]-[.B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7]-[.B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8]-[.B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9]-[.B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0]-[.B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1]-[.B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2]-[.B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3]-[.B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4]-[.B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5]-[.B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6]-[.B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7]-[.B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8]-[.B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9]-[.B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0]-[.B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1]-[.B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2]-[.B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3]-[.B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0.000217964" calcext:value-type="float">
            <text:p>0.000217964</text:p>
          </table:table-cell>
          <table:table-cell table:formula="of:=[.C34]-[.B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0.0944569" calcext:value-type="float">
            <text:p>0.0944569</text:p>
          </table:table-cell>
          <table:table-cell table:formula="of:=[.C35]-[.B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.491117" calcext:value-type="float">
            <text:p>0.491117</text:p>
          </table:table-cell>
          <table:table-cell table:formula="of:=[.C36]-[.B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 office:value-type="float" office:value="4.77155" calcext:value-type="float">
            <text:p>4.77155</text:p>
          </table:table-cell>
          <table:table-cell table:formula="of:=[.C37]-[.B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float" office:value="19.076" calcext:value-type="float">
            <text:p>19.076</text:p>
          </table:table-cell>
          <table:table-cell table:formula="of:=[.C38]-[.B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float" office:value="33.6761" calcext:value-type="float">
            <text:p>33.6761</text:p>
          </table:table-cell>
          <table:table-cell table:formula="of:=[.C39]-[.B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 office:value-type="float" office:value="47.3461" calcext:value-type="float">
            <text:p>47.3461</text:p>
          </table:table-cell>
          <table:table-cell table:formula="of:=[.C40]-[.B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59.8583" calcext:value-type="float">
            <text:p>59.8583</text:p>
          </table:table-cell>
          <table:table-cell table:formula="of:=[.C41]-[.B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 office:value-type="float" office:value="71.1855" calcext:value-type="float">
            <text:p>71.1855</text:p>
          </table:table-cell>
          <table:table-cell table:formula="of:=[.C42]-[.B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1.3219" calcext:value-type="float">
            <text:p>81.3219</text:p>
          </table:table-cell>
          <table:table-cell office:value-type="float" office:value="81.322" calcext:value-type="float">
            <text:p>81.322</text:p>
          </table:table-cell>
          <table:table-cell office:value-type="float" office:value="81.3219" calcext:value-type="float">
            <text:p>81.3219</text:p>
          </table:table-cell>
          <table:table-cell table:formula="of:=[.C43]-[.B43]" office:value-type="float" office:value="0.00010000000000332" calcext:value-type="float">
            <text:p>0.00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 office:value-type="float" office:value="90.3651" calcext:value-type="float">
            <text:p>90.3651</text:p>
          </table:table-cell>
          <table:table-cell table:formula="of:=[.C44]-[.B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 office:value-type="float" office:value="98.207" calcext:value-type="float">
            <text:p>98.207</text:p>
          </table:table-cell>
          <table:table-cell table:formula="of:=[.C45]-[.B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 office:value-type="float" office:value="104.901" calcext:value-type="float">
            <text:p>104.901</text:p>
          </table:table-cell>
          <table:table-cell table:formula="of:=[.C46]-[.B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 office:value-type="float" office:value="110.473" calcext:value-type="float">
            <text:p>110.473</text:p>
          </table:table-cell>
          <table:table-cell table:formula="of:=[.C47]-[.B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 office:value-type="float" office:value="114.912" calcext:value-type="float">
            <text:p>114.912</text:p>
          </table:table-cell>
          <table:table-cell table:formula="of:=[.C48]-[.B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 office:value-type="float" office:value="118.281" calcext:value-type="float">
            <text:p>118.281</text:p>
          </table:table-cell>
          <table:table-cell table:formula="of:=[.C49]-[.B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 office:value-type="float" office:value="120.494" calcext:value-type="float">
            <text:p>120.494</text:p>
          </table:table-cell>
          <table:table-cell table:formula="of:=[.C50]-[.B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121.437" calcext:value-type="float">
            <text:p>121.437</text:p>
          </table:table-cell>
          <table:table-cell table:formula="of:=[.C51]-[.B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 office:value-type="float" office:value="121.424" calcext:value-type="float">
            <text:p>121.424</text:p>
          </table:table-cell>
          <table:table-cell table:formula="of:=[.C52]-[.B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 office:value-type="float" office:value="120.274" calcext:value-type="float">
            <text:p>120.274</text:p>
          </table:table-cell>
          <table:table-cell table:formula="of:=[.C53]-[.B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 office:value-type="float" office:value="117.922" calcext:value-type="float">
            <text:p>117.922</text:p>
          </table:table-cell>
          <table:table-cell table:formula="of:=[.C54]-[.B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 office:value-type="float" office:value="114.452" calcext:value-type="float">
            <text:p>114.452</text:p>
          </table:table-cell>
          <table:table-cell table:formula="of:=[.C55]-[.B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109.919" calcext:value-type="float">
            <text:p>109.919</text:p>
          </table:table-cell>
          <table:table-cell table:formula="of:=[.C56]-[.B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 office:value-type="float" office:value="104.301" calcext:value-type="float">
            <text:p>104.301</text:p>
          </table:table-cell>
          <table:table-cell table:formula="of:=[.C57]-[.B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float" office:value="97.5996" calcext:value-type="float">
            <text:p>97.5996</text:p>
          </table:table-cell>
          <table:table-cell table:formula="of:=[.C58]-[.B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office:value-type="float" office:value="89.7043" calcext:value-type="float">
            <text:p>89.7043</text:p>
          </table:table-cell>
          <table:table-cell table:formula="of:=[.C59]-[.B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 office:value-type="float" office:value="80.6216" calcext:value-type="float">
            <text:p>80.6216</text:p>
          </table:table-cell>
          <table:table-cell table:formula="of:=[.C60]-[.B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.4903" calcext:value-type="float">
            <text:p>70.4903</text:p>
          </table:table-cell>
          <table:table-cell office:value-type="float" office:value="70.4902" calcext:value-type="float">
            <text:p>70.4902</text:p>
          </table:table-cell>
          <table:table-cell office:value-type="float" office:value="70.4903" calcext:value-type="float">
            <text:p>70.4903</text:p>
          </table:table-cell>
          <table:table-cell table:formula="of:=[.C61]-[.B61]" office:value-type="float" office:value="-0.00010000000000332" calcext:value-type="float">
            <text:p>-0.00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 office:value-type="float" office:value="59.2959" calcext:value-type="float">
            <text:p>59.2959</text:p>
          </table:table-cell>
          <table:table-cell table:formula="of:=[.C62]-[.B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 office:value-type="float" office:value="46.9296" calcext:value-type="float">
            <text:p>46.9296</text:p>
          </table:table-cell>
          <table:table-cell table:formula="of:=[.C63]-[.B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 office:value-type="float" office:value="33.4019" calcext:value-type="float">
            <text:p>33.4019</text:p>
          </table:table-cell>
          <table:table-cell table:formula="of:=[.C64]-[.B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8.9676" calcext:value-type="float">
            <text:p>18.9676</text:p>
          </table:table-cell>
          <table:table-cell table:formula="of:=[.C65]-[.B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 office:value-type="float" office:value="4.78353" calcext:value-type="float">
            <text:p>4.78353</text:p>
          </table:table-cell>
          <table:table-cell table:formula="of:=[.C66]-[.B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 office:value-type="float" office:value="0.488763" calcext:value-type="float">
            <text:p>0.488763</text:p>
          </table:table-cell>
          <table:table-cell table:formula="of:=[.C67]-[.B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0.0942043" calcext:value-type="float">
            <text:p>0.0942043</text:p>
          </table:table-cell>
          <table:table-cell table:formula="of:=[.C68]-[.B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 office:value-type="float" office:value="0.000212418" calcext:value-type="float">
            <text:p>0.000212418</text:p>
          </table:table-cell>
          <table:table-cell table:formula="of:=[.C69]-[.B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0]-[.B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1]-[.B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2]-[.B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3]-[.B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4]-[.B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5]-[.B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6]-[.B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7]-[.B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8]-[.B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9]-[.B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0]-[.B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1]-[.B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2]-[.B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3]-[.B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4]-[.B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5]-[.B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6]-[.B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7]-[.B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8]-[.B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9]-[.B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0]-[.B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1]-[.B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2]-[.B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3]-[.B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4]-[.B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5]-[.B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6]-[.B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7]-[.B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8]-[.B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9]-[.B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00]-[.B1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01]-[.B1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lim0 </text:p>
          </table:table-cell>
          <table:table-cell table:number-columns-repeated="3" office:value-type="float" office:value="-34" calcext:value-type="float">
            <text:p>-34</text:p>
          </table:table-cell>
          <table:table-cell table:formula="of:=[.C102]-[.B1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lim1 </text:p>
          </table:table-cell>
          <table:table-cell table:number-columns-repeated="3" office:value-type="float" office:value="34" calcext:value-type="float">
            <text:p>34</text:p>
          </table:table-cell>
          <table:table-cell table:formula="of:=[.C103]-[.B1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lim0 </text:p>
          </table:table-cell>
          <table:table-cell table:number-columns-repeated="3" office:value-type="float" office:value="-33" calcext:value-type="float">
            <text:p>-33</text:p>
          </table:table-cell>
          <table:table-cell table:formula="of:=[.C104]-[.B1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lim1 </text:p>
          </table:table-cell>
          <table:table-cell table:number-columns-repeated="3" office:value-type="float" office:value="33" calcext:value-type="float">
            <text:p>33</text:p>
          </table:table-cell>
          <table:table-cell table:formula="of:=[.C105]-[.B1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s </text:p>
          </table:table-cell>
          <table:table-cell table:number-columns-repeated="3" office:value-type="float" office:value="4623" calcext:value-type="float">
            <text:p>4623</text:p>
          </table:table-cell>
          <table:table-cell table:formula="of:=[.C106]-[.B106]" office:value-type="float" office:value="0" calcext:value-type="float">
            <text:p>0</text:p>
          </table:table-cell>
        </table:table-row>
      </table:table>
      <table:table table:name="pos2doppler f3" table:style-name="ta1">
        <table:table-column table:style-name="co9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el 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uda 1</text:p>
          </table:table-cell>
          <table:table-cell office:value-type="string" calcext:value-type="string">
            <text:p>Cuda 2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]-[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]-[.B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4]-[.B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5]-[.B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6]-[.B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]-[.B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]-[.B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]-[.B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0]-[.B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1]-[.B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2]-[.B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3]-[.B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4]-[.B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5]-[.B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6]-[.B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7]-[.B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8]-[.B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9]-[.B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0]-[.B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1]-[.B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2]-[.B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3]-[.B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4]-[.B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5]-[.B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6]-[.B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7]-[.B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8]-[.B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9]-[.B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0]-[.B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1]-[.B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2]-[.B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3]-[.B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0.00145453" calcext:value-type="float">
            <text:p>0.00145453</text:p>
          </table:table-cell>
          <table:table-cell table:formula="of:=[.C34]-[.B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0.11097" calcext:value-type="float">
            <text:p>0.11097</text:p>
          </table:table-cell>
          <table:table-cell table:formula="of:=[.C35]-[.B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.558329" calcext:value-type="float">
            <text:p>0.558329</text:p>
          </table:table-cell>
          <table:table-cell table:formula="of:=[.C36]-[.B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 office:value-type="float" office:value="6.10259" calcext:value-type="float">
            <text:p>6.10259</text:p>
          </table:table-cell>
          <table:table-cell table:formula="of:=[.C37]-[.B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.5612" calcext:value-type="float">
            <text:p>20.5612</text:p>
          </table:table-cell>
          <table:table-cell office:value-type="float" office:value="20.5613" calcext:value-type="float">
            <text:p>20.5613</text:p>
          </table:table-cell>
          <table:table-cell office:value-type="float" office:value="20.5612" calcext:value-type="float">
            <text:p>20.5612</text:p>
          </table:table-cell>
          <table:table-cell table:formula="of:=[.C38]-[.B38]" office:value-type="float" office:value="0.0000999999999997669" calcext:value-type="float">
            <text:p>0.00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float" office:value="34.8331" calcext:value-type="float">
            <text:p>34.8331</text:p>
          </table:table-cell>
          <table:table-cell table:formula="of:=[.C39]-[.B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 office:value-type="float" office:value="48.0459" calcext:value-type="float">
            <text:p>48.0459</text:p>
          </table:table-cell>
          <table:table-cell table:formula="of:=[.C40]-[.B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60.2103" calcext:value-type="float">
            <text:p>60.2103</text:p>
          </table:table-cell>
          <table:table-cell table:formula="of:=[.C41]-[.B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1.181" calcext:value-type="float">
            <text:p>71.181</text:p>
          </table:table-cell>
          <table:table-cell office:value-type="float" office:value="71.1811" calcext:value-type="float">
            <text:p>71.1811</text:p>
          </table:table-cell>
          <table:table-cell office:value-type="float" office:value="71.181" calcext:value-type="float">
            <text:p>71.181</text:p>
          </table:table-cell>
          <table:table-cell table:formula="of:=[.C42]-[.B42]" office:value-type="float" office:value="0.00010000000000332" calcext:value-type="float">
            <text:p>0.00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 office:value-type="float" office:value="81.1255" calcext:value-type="float">
            <text:p>81.1255</text:p>
          </table:table-cell>
          <table:table-cell table:formula="of:=[.C43]-[.B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 office:value-type="float" office:value="89.758" calcext:value-type="float">
            <text:p>89.758</text:p>
          </table:table-cell>
          <table:table-cell table:formula="of:=[.C44]-[.B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7.4312" calcext:value-type="float">
            <text:p>97.4312</text:p>
          </table:table-cell>
          <table:table-cell table:number-columns-repeated="2" office:value-type="float" office:value="97.4311" calcext:value-type="float">
            <text:p>97.4311</text:p>
          </table:table-cell>
          <table:table-cell table:formula="of:=[.C45]-[.B45]" office:value-type="float" office:value="-0.00010000000000332" calcext:value-type="float">
            <text:p>-0.00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 office:value-type="float" office:value="104.04" calcext:value-type="float">
            <text:p>104.04</text:p>
          </table:table-cell>
          <table:table-cell table:formula="of:=[.C46]-[.B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 office:value-type="float" office:value="109.461" calcext:value-type="float">
            <text:p>109.461</text:p>
          </table:table-cell>
          <table:table-cell table:formula="of:=[.C47]-[.B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 office:value-type="float" office:value="113.933" calcext:value-type="float">
            <text:p>113.933</text:p>
          </table:table-cell>
          <table:table-cell table:formula="of:=[.C48]-[.B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 office:value-type="float" office:value="117.326" calcext:value-type="float">
            <text:p>117.326</text:p>
          </table:table-cell>
          <table:table-cell table:formula="of:=[.C49]-[.B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 office:value-type="float" office:value="119.618" calcext:value-type="float">
            <text:p>119.618</text:p>
          </table:table-cell>
          <table:table-cell table:formula="of:=[.C50]-[.B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120.672" calcext:value-type="float">
            <text:p>120.672</text:p>
          </table:table-cell>
          <table:table-cell table:formula="of:=[.C51]-[.B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0.813" calcext:value-type="float">
            <text:p>120.813</text:p>
          </table:table-cell>
          <table:table-cell office:value-type="float" office:value="120.814" calcext:value-type="float">
            <text:p>120.814</text:p>
          </table:table-cell>
          <table:table-cell office:value-type="float" office:value="120.813" calcext:value-type="float">
            <text:p>120.813</text:p>
          </table:table-cell>
          <table:table-cell table:formula="of:=[.C52]-[.B52]" office:value-type="float" office:value="0.000999999999990564" calcext:value-type="float">
            <text:p>0.0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9.862" calcext:value-type="float">
            <text:p>119.862</text:p>
          </table:table-cell>
          <table:table-cell table:number-columns-repeated="2" office:value-type="float" office:value="119.863" calcext:value-type="float">
            <text:p>119.863</text:p>
          </table:table-cell>
          <table:table-cell table:formula="of:=[.C53]-[.B53]" office:value-type="float" office:value="0.00100000000000477" calcext:value-type="float">
            <text:p>0.00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 office:value-type="float" office:value="117.699" calcext:value-type="float">
            <text:p>117.699</text:p>
          </table:table-cell>
          <table:table-cell table:formula="of:=[.C54]-[.B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 office:value-type="float" office:value="114.416" calcext:value-type="float">
            <text:p>114.416</text:p>
          </table:table-cell>
          <table:table-cell table:formula="of:=[.C55]-[.B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110.054" calcext:value-type="float">
            <text:p>110.054</text:p>
          </table:table-cell>
          <table:table-cell table:formula="of:=[.C56]-[.B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 office:value-type="float" office:value="104.704" calcext:value-type="float">
            <text:p>104.704</text:p>
          </table:table-cell>
          <table:table-cell table:formula="of:=[.C57]-[.B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float" office:value="98.2253" calcext:value-type="float">
            <text:p>98.2253</text:p>
          </table:table-cell>
          <table:table-cell table:formula="of:=[.C58]-[.B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office:value-type="float" office:value="90.5368" calcext:value-type="float">
            <text:p>90.5368</text:p>
          </table:table-cell>
          <table:table-cell table:formula="of:=[.C59]-[.B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 office:value-type="float" office:value="81.772" calcext:value-type="float">
            <text:p>81.772</text:p>
          </table:table-cell>
          <table:table-cell table:formula="of:=[.C60]-[.B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office:value-type="float" office:value="71.7483" calcext:value-type="float">
            <text:p>71.7483</text:p>
          </table:table-cell>
          <table:table-cell table:formula="of:=[.C61]-[.B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 office:value-type="float" office:value="60.7319" calcext:value-type="float">
            <text:p>60.7319</text:p>
          </table:table-cell>
          <table:table-cell table:formula="of:=[.C62]-[.B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 office:value-type="float" office:value="48.5015" calcext:value-type="float">
            <text:p>48.5015</text:p>
          </table:table-cell>
          <table:table-cell table:formula="of:=[.C63]-[.B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 office:value-type="float" office:value="35.1165" calcext:value-type="float">
            <text:p>35.1165</text:p>
          </table:table-cell>
          <table:table-cell table:formula="of:=[.C64]-[.B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20.6688" calcext:value-type="float">
            <text:p>20.6688</text:p>
          </table:table-cell>
          <table:table-cell table:formula="of:=[.C65]-[.B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 office:value-type="float" office:value="6.13223" calcext:value-type="float">
            <text:p>6.13223</text:p>
          </table:table-cell>
          <table:table-cell table:formula="of:=[.C66]-[.B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 office:value-type="float" office:value="0.560677" calcext:value-type="float">
            <text:p>0.560677</text:p>
          </table:table-cell>
          <table:table-cell table:formula="of:=[.C67]-[.B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0.111458" calcext:value-type="float">
            <text:p>0.111458</text:p>
          </table:table-cell>
          <table:table-cell table:formula="of:=[.C68]-[.B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 office:value-type="float" office:value="0.00138966" calcext:value-type="float">
            <text:p>0.00138966</text:p>
          </table:table-cell>
          <table:table-cell table:formula="of:=[.C69]-[.B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0]-[.B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1]-[.B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2]-[.B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3]-[.B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4]-[.B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5]-[.B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6]-[.B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7]-[.B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8]-[.B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9]-[.B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0]-[.B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1]-[.B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2]-[.B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3]-[.B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4]-[.B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5]-[.B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6]-[.B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7]-[.B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8]-[.B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9]-[.B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0]-[.B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1]-[.B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2]-[.B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3]-[.B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4]-[.B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5]-[.B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6]-[.B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7]-[.B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8]-[.B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9]-[.B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00]-[.B1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01]-[.B1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lim0 </text:p>
          </table:table-cell>
          <table:table-cell table:number-columns-repeated="3" office:value-type="float" office:value="-34" calcext:value-type="float">
            <text:p>-34</text:p>
          </table:table-cell>
          <table:table-cell table:formula="of:=[.C102]-[.B1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lim1 </text:p>
          </table:table-cell>
          <table:table-cell table:number-columns-repeated="3" office:value-type="float" office:value="34" calcext:value-type="float">
            <text:p>34</text:p>
          </table:table-cell>
          <table:table-cell table:formula="of:=[.C103]-[.B1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lim0 </text:p>
          </table:table-cell>
          <table:table-cell table:number-columns-repeated="3" office:value-type="float" office:value="-33" calcext:value-type="float">
            <text:p>-33</text:p>
          </table:table-cell>
          <table:table-cell table:formula="of:=[.C104]-[.B1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lim1 </text:p>
          </table:table-cell>
          <table:table-cell table:number-columns-repeated="3" office:value-type="float" office:value="33" calcext:value-type="float">
            <text:p>33</text:p>
          </table:table-cell>
          <table:table-cell table:formula="of:=[.C105]-[.B1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s </text:p>
          </table:table-cell>
          <table:table-cell table:number-columns-repeated="3" office:value-type="float" office:value="4623" calcext:value-type="float">
            <text:p>4623</text:p>
          </table:table-cell>
          <table:table-cell table:formula="of:=[.C106]-[.B106]" office:value-type="float" office:value="0" calcext:value-type="float">
            <text:p>0</text:p>
          </table:table-cell>
        </table:table-row>
      </table:table>
      <table:table table:name="Fit vs Std vp" table:style-name="ta1">
        <table:shapes>
          <draw:frame draw:z-index="0" draw:style-name="gr1" draw:text-style-name="P1" svg:width="592.55pt" svg:height="621.98pt" svg:x="652.03pt" svg:y="96.58pt">
            <loext:p draw:notify-on-update-of-ranges="'Fit vs Std vp'.A1:'Fit vs Std vp'.A1 'Fit vs Std vp'.A2:'Fit vs Std vp'.A106 'Fit vs Std vp'.B1:'Fit vs Std vp'.B1 'Fit vs Std vp'.B2:'Fit vs Std vp'.B106 'Fit vs Std vp'.F2:'Fit vs Std vp'.F106 'Fit vs Std vp'.A2:'Fit vs Std vp'.A106 'Fit vs Std vp'.A1:'Fit vs Std vp'.A1 'Fit vs Std vp'.A2:'Fit vs Std vp'.A106 'Fit vs Std vp'.C1:'Fit vs Std vp'.C1 'Fit vs Std vp'.C2:'Fit vs Std vp'.C106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9" table:default-cell-style-name="Default"/>
        <table:table-column table:style-name="co10" table:number-columns-repeated="3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idop </text:p>
          </table:table-cell>
          <table:table-cell office:value-type="string" calcext:value-type="string">
            <text:p>Host 1</text:p>
          </table:table-cell>
          <table:table-cell office:value-type="string" calcext:value-type="string">
            <text:p>Host 2</text:p>
          </table:table-cell>
          <table:table-cell office:value-type="string" calcext:value-type="string">
            <text:p>Cuda 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diff host 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iff cuda 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2]-[.B2]" office:value-type="float" office:value="0" calcext:value-type="float">
            <text:p>0</text:p>
          </table:table-cell>
          <table:table-cell table:formula="of:=[.B2]-[.C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]-[.D2]" office:value-type="float" office:value="0" calcext:value-type="float">
            <text:p>0</text:p>
          </table:table-cell>
          <table:table-cell/>
          <table:table-cell office:value-type="string" calcext:value-type="string">
            <text:p>These fit data were taken from bestfit→mnbrak→objective→vary_params-&gt;pos2doppl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3]-[.B3]" office:value-type="float" office:value="0" calcext:value-type="float">
            <text:p>0</text:p>
          </table:table-cell>
          <table:table-cell table:formula="of:=[.B3]-[.C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3]-[.D3]" office:value-type="float" office:value="0" calcext:value-type="float">
            <text:p>0</text:p>
          </table:table-cell>
          <table:table-cell/>
          <table:table-cell office:value-type="string" calcext:value-type="string">
            <text:p>This is the first time that pos2doppler is run with the hotparam altered by objectiv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4]-[.B4]" office:value-type="float" office:value="0" calcext:value-type="float">
            <text:p>0</text:p>
          </table:table-cell>
          <table:table-cell table:formula="of:=[.B4]-[.C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4]-[.D4]" office:value-type="float" office:value="0" calcext:value-type="float">
            <text:p>0</text:p>
          </table:table-cell>
          <table:table-cell/>
          <table:table-cell office:value-type="string" calcext:value-type="string">
            <text:p>Host 2 data were taken after the calc_fits and chi2 calls in objectiv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5]-[.B5]" office:value-type="float" office:value="0" calcext:value-type="float">
            <text:p>0</text:p>
          </table:table-cell>
          <table:table-cell table:formula="of:=[.B5]-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5]-[.D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6]-[.B6]" office:value-type="float" office:value="0" calcext:value-type="float">
            <text:p>0</text:p>
          </table:table-cell>
          <table:table-cell table:formula="of:=[.B6]-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6]-[.D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7]-[.B7]" office:value-type="float" office:value="0" calcext:value-type="float">
            <text:p>0</text:p>
          </table:table-cell>
          <table:table-cell table:formula="of:=[.B7]-[.C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7]-[.D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8]-[.B8]" office:value-type="float" office:value="0" calcext:value-type="float">
            <text:p>0</text:p>
          </table:table-cell>
          <table:table-cell table:formula="of:=[.B8]-[.C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8]-[.D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9]-[.B9]" office:value-type="float" office:value="0" calcext:value-type="float">
            <text:p>0</text:p>
          </table:table-cell>
          <table:table-cell table:formula="of:=[.B9]-[.C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9]-[.D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10]-[.B10]" office:value-type="float" office:value="0" calcext:value-type="float">
            <text:p>0</text:p>
          </table:table-cell>
          <table:table-cell table:formula="of:=[.B10]-[.C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0]-[.D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11]-[.B11]" office:value-type="float" office:value="0" calcext:value-type="float">
            <text:p>0</text:p>
          </table:table-cell>
          <table:table-cell table:formula="of:=[.B11]-[.C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1]-[.D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12]-[.B12]" office:value-type="float" office:value="0" calcext:value-type="float">
            <text:p>0</text:p>
          </table:table-cell>
          <table:table-cell table:formula="of:=[.B12]-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2]-[.D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13]-[.B13]" office:value-type="float" office:value="0" calcext:value-type="float">
            <text:p>0</text:p>
          </table:table-cell>
          <table:table-cell table:formula="of:=[.B13]-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3]-[.D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14]-[.B14]" office:value-type="float" office:value="0" calcext:value-type="float">
            <text:p>0</text:p>
          </table:table-cell>
          <table:table-cell table:formula="of:=[.B14]-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4]-[.D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15]-[.B15]" office:value-type="float" office:value="0" calcext:value-type="float">
            <text:p>0</text:p>
          </table:table-cell>
          <table:table-cell table:formula="of:=[.B15]-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5]-[.D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16]-[.B16]" office:value-type="float" office:value="0" calcext:value-type="float">
            <text:p>0</text:p>
          </table:table-cell>
          <table:table-cell table:formula="of:=[.B16]-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6]-[.D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17]-[.B17]" office:value-type="float" office:value="0" calcext:value-type="float">
            <text:p>0</text:p>
          </table:table-cell>
          <table:table-cell table:formula="of:=[.B17]-[.C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7]-[.D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18]-[.B18]" office:value-type="float" office:value="0" calcext:value-type="float">
            <text:p>0</text:p>
          </table:table-cell>
          <table:table-cell table:formula="of:=[.B18]-[.C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8]-[.D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19]-[.B19]" office:value-type="float" office:value="0" calcext:value-type="float">
            <text:p>0</text:p>
          </table:table-cell>
          <table:table-cell table:formula="of:=[.B19]-[.C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9]-[.D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20]-[.B20]" office:value-type="float" office:value="0" calcext:value-type="float">
            <text:p>0</text:p>
          </table:table-cell>
          <table:table-cell table:formula="of:=[.B20]-[.C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0]-[.D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21]-[.B21]" office:value-type="float" office:value="0" calcext:value-type="float">
            <text:p>0</text:p>
          </table:table-cell>
          <table:table-cell table:formula="of:=[.B21]-[.C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1]-[.D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22]-[.B22]" office:value-type="float" office:value="0" calcext:value-type="float">
            <text:p>0</text:p>
          </table:table-cell>
          <table:table-cell table:formula="of:=[.B22]-[.C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2]-[.D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23]-[.B23]" office:value-type="float" office:value="0" calcext:value-type="float">
            <text:p>0</text:p>
          </table:table-cell>
          <table:table-cell table:formula="of:=[.B23]-[.C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3]-[.D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24]-[.B24]" office:value-type="float" office:value="0" calcext:value-type="float">
            <text:p>0</text:p>
          </table:table-cell>
          <table:table-cell table:formula="of:=[.B24]-[.C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4]-[.D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25]-[.B25]" office:value-type="float" office:value="0" calcext:value-type="float">
            <text:p>0</text:p>
          </table:table-cell>
          <table:table-cell table:formula="of:=[.B25]-[.C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5]-[.D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26]-[.B26]" office:value-type="float" office:value="0" calcext:value-type="float">
            <text:p>0</text:p>
          </table:table-cell>
          <table:table-cell table:formula="of:=[.B26]-[.C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6]-[.D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27]-[.B27]" office:value-type="float" office:value="0" calcext:value-type="float">
            <text:p>0</text:p>
          </table:table-cell>
          <table:table-cell table:formula="of:=[.B27]-[.C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7]-[.D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28]-[.B28]" office:value-type="float" office:value="0" calcext:value-type="float">
            <text:p>0</text:p>
          </table:table-cell>
          <table:table-cell table:formula="of:=[.B28]-[.C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8]-[.D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29]-[.B29]" office:value-type="float" office:value="0" calcext:value-type="float">
            <text:p>0</text:p>
          </table:table-cell>
          <table:table-cell table:formula="of:=[.B29]-[.C2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9]-[.D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30]-[.B30]" office:value-type="float" office:value="0" calcext:value-type="float">
            <text:p>0</text:p>
          </table:table-cell>
          <table:table-cell table:formula="of:=[.B30]-[.C3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30]-[.D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31]-[.B31]" office:value-type="float" office:value="0" calcext:value-type="float">
            <text:p>0</text:p>
          </table:table-cell>
          <table:table-cell table:formula="of:=[.B31]-[.C3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31]-[.D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32]-[.B32]" office:value-type="float" office:value="0" calcext:value-type="float">
            <text:p>0</text:p>
          </table:table-cell>
          <table:table-cell table:formula="of:=[.B32]-[.C3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32]-[.D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33]-[.B33]" office:value-type="float" office:value="0" calcext:value-type="float">
            <text:p>0</text:p>
          </table:table-cell>
          <table:table-cell table:formula="of:=[.B33]-[.C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33]-[.D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841892" calcext:value-type="float">
            <text:p>8.41892E-05</text:p>
          </table:table-cell>
          <table:table-cell office:value-type="float" office:value="0.0000811408" calcext:value-type="float">
            <text:p>8.11408E-05</text:p>
          </table:table-cell>
          <table:table-cell office:value-type="float" office:value="0.0000841892" calcext:value-type="float">
            <text:p>8.41892E-05</text:p>
          </table:table-cell>
          <table:table-cell table:formula="of:= [.D34]-[.B34]" office:value-type="float" office:value="0" calcext:value-type="float">
            <text:p>0</text:p>
          </table:table-cell>
          <table:table-cell table:formula="of:=[.B34]-[.C34]" office:value-type="float" office:value="0.0000030484" calcext:value-type="float">
            <text:p>3.0484E-06</text:p>
          </table:table-cell>
          <table:table-cell office:value-type="float" office:value="0.0000841892" calcext:value-type="float">
            <text:p>8.41892E-05</text:p>
          </table:table-cell>
          <table:table-cell table:formula="of:=[.G34]-[.D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896771" calcext:value-type="float">
            <text:p>0.0896771</text:p>
          </table:table-cell>
          <table:table-cell office:value-type="float" office:value="0.08643" calcext:value-type="float">
            <text:p>0.08643</text:p>
          </table:table-cell>
          <table:table-cell office:value-type="float" office:value="0.0896771" calcext:value-type="float">
            <text:p>0.0896771</text:p>
          </table:table-cell>
          <table:table-cell table:formula="of:= [.D35]-[.B35]" office:value-type="float" office:value="0" calcext:value-type="float">
            <text:p>0</text:p>
          </table:table-cell>
          <table:table-cell table:formula="of:=[.B35]-[.C35]" office:value-type="float" office:value="0.00324709999999999" calcext:value-type="float">
            <text:p>0.0032471</text:p>
          </table:table-cell>
          <table:table-cell office:value-type="float" office:value="0.0896771" calcext:value-type="float">
            <text:p>0.0896771</text:p>
          </table:table-cell>
          <table:table-cell table:formula="of:=[.G35]-[.D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77222" calcext:value-type="float">
            <text:p>0.477222</text:p>
          </table:table-cell>
          <table:table-cell office:value-type="float" office:value="0.459943" calcext:value-type="float">
            <text:p>0.459943</text:p>
          </table:table-cell>
          <table:table-cell office:value-type="float" office:value="0.477222" calcext:value-type="float">
            <text:p>0.477222</text:p>
          </table:table-cell>
          <table:table-cell table:formula="of:= [.D36]-[.B36]" office:value-type="float" office:value="0" calcext:value-type="float">
            <text:p>0</text:p>
          </table:table-cell>
          <table:table-cell table:formula="of:=[.B36]-[.C36]" office:value-type="float" office:value="0.017279" calcext:value-type="float">
            <text:p>0.017279</text:p>
          </table:table-cell>
          <table:table-cell office:value-type="float" office:value="0.477222" calcext:value-type="float">
            <text:p>0.477222</text:p>
          </table:table-cell>
          <table:table-cell table:formula="of:=[.G36]-[.D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.4066" calcext:value-type="float">
            <text:p>4.4066</text:p>
          </table:table-cell>
          <table:table-cell office:value-type="float" office:value="4.24704" calcext:value-type="float">
            <text:p>4.24704</text:p>
          </table:table-cell>
          <table:table-cell office:value-type="float" office:value="4.4066" calcext:value-type="float">
            <text:p>4.4066</text:p>
          </table:table-cell>
          <table:table-cell table:formula="of:= [.D37]-[.B37]" office:value-type="float" office:value="0" calcext:value-type="float">
            <text:p>0</text:p>
          </table:table-cell>
          <table:table-cell table:formula="of:=[.B37]-[.C37]" office:value-type="float" office:value="0.15956" calcext:value-type="float">
            <text:p>0.15956</text:p>
          </table:table-cell>
          <table:table-cell office:value-type="float" office:value="4.4066" calcext:value-type="float">
            <text:p>4.4066</text:p>
          </table:table-cell>
          <table:table-cell table:formula="of:=[.G37]-[.D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.1406" calcext:value-type="float">
            <text:p>19.1406</text:p>
          </table:table-cell>
          <table:table-cell office:value-type="float" office:value="18.4476" calcext:value-type="float">
            <text:p>18.4476</text:p>
          </table:table-cell>
          <table:table-cell office:value-type="float" office:value="19.1406" calcext:value-type="float">
            <text:p>19.1406</text:p>
          </table:table-cell>
          <table:table-cell table:formula="of:= [.D38]-[.B38]" office:value-type="float" office:value="0" calcext:value-type="float">
            <text:p>0</text:p>
          </table:table-cell>
          <table:table-cell table:formula="of:=[.B38]-[.C38]" office:value-type="float" office:value="0.692999999999998" calcext:value-type="float">
            <text:p>0.693</text:p>
          </table:table-cell>
          <table:table-cell office:value-type="float" office:value="19.1406" calcext:value-type="float">
            <text:p>19.1406</text:p>
          </table:table-cell>
          <table:table-cell table:formula="of:=[.G38]-[.D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4.158" calcext:value-type="float">
            <text:p>34.158</text:p>
          </table:table-cell>
          <table:table-cell office:value-type="float" office:value="32.9212" calcext:value-type="float">
            <text:p>32.9212</text:p>
          </table:table-cell>
          <table:table-cell office:value-type="float" office:value="34.158" calcext:value-type="float">
            <text:p>34.158</text:p>
          </table:table-cell>
          <table:table-cell table:formula="of:= [.D39]-[.B39]" office:value-type="float" office:value="0" calcext:value-type="float">
            <text:p>0</text:p>
          </table:table-cell>
          <table:table-cell table:formula="of:=[.B39]-[.C39]" office:value-type="float" office:value="1.2368" calcext:value-type="float">
            <text:p>1.2368</text:p>
          </table:table-cell>
          <table:table-cell office:value-type="float" office:value="34.158" calcext:value-type="float">
            <text:p>34.158</text:p>
          </table:table-cell>
          <table:table-cell table:formula="of:=[.G39]-[.D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8.3329" calcext:value-type="float">
            <text:p>48.3329</text:p>
          </table:table-cell>
          <table:table-cell office:value-type="float" office:value="46.5828" calcext:value-type="float">
            <text:p>46.5828</text:p>
          </table:table-cell>
          <table:table-cell office:value-type="float" office:value="48.3329" calcext:value-type="float">
            <text:p>48.3329</text:p>
          </table:table-cell>
          <table:table-cell table:formula="of:= [.D40]-[.B40]" office:value-type="float" office:value="0" calcext:value-type="float">
            <text:p>0</text:p>
          </table:table-cell>
          <table:table-cell table:formula="of:=[.B40]-[.C40]" office:value-type="float" office:value="1.7501" calcext:value-type="float">
            <text:p>1.7501</text:p>
          </table:table-cell>
          <table:table-cell office:value-type="float" office:value="48.3329" calcext:value-type="float">
            <text:p>48.3329</text:p>
          </table:table-cell>
          <table:table-cell table:formula="of:=[.G40]-[.D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1.3853" calcext:value-type="float">
            <text:p>61.3853</text:p>
          </table:table-cell>
          <table:table-cell office:value-type="float" office:value="59.1626" calcext:value-type="float">
            <text:p>59.1626</text:p>
          </table:table-cell>
          <table:table-cell office:value-type="float" office:value="61.3854" calcext:value-type="float">
            <text:p>61.3854</text:p>
          </table:table-cell>
          <table:table-cell table:formula="of:= [.D41]-[.B41]" office:value-type="float" office:value="0.0000999999999962142" calcext:value-type="float">
            <text:p>0.0001</text:p>
          </table:table-cell>
          <table:table-cell table:formula="of:=[.B41]-[.C41]" office:value-type="float" office:value="2.2227" calcext:value-type="float">
            <text:p>2.2227</text:p>
          </table:table-cell>
          <table:table-cell office:value-type="float" office:value="61.3854" calcext:value-type="float">
            <text:p>61.3854</text:p>
          </table:table-cell>
          <table:table-cell table:formula="of:=[.G41]-[.D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3.2327" calcext:value-type="float">
            <text:p>73.2327</text:p>
          </table:table-cell>
          <table:table-cell office:value-type="float" office:value="70.581" calcext:value-type="float">
            <text:p>70.581</text:p>
          </table:table-cell>
          <table:table-cell office:value-type="float" office:value="73.2327" calcext:value-type="float">
            <text:p>73.2327</text:p>
          </table:table-cell>
          <table:table-cell table:formula="of:= [.D42]-[.B42]" office:value-type="float" office:value="0" calcext:value-type="float">
            <text:p>0</text:p>
          </table:table-cell>
          <table:table-cell table:formula="of:=[.B42]-[.C42]" office:value-type="float" office:value="2.65169999999999" calcext:value-type="float">
            <text:p>2.6517</text:p>
          </table:table-cell>
          <table:table-cell office:value-type="float" office:value="73.2326" calcext:value-type="float">
            <text:p>73.2326</text:p>
          </table:table-cell>
          <table:table-cell table:formula="of:=[.G42]-[.D42]" office:value-type="float" office:value="-0.0000999999999891088" calcext:value-type="float">
            <text:p>-0.000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3.8192" calcext:value-type="float">
            <text:p>83.8192</text:p>
          </table:table-cell>
          <table:table-cell office:value-type="float" office:value="80.7842" calcext:value-type="float">
            <text:p>80.7842</text:p>
          </table:table-cell>
          <table:table-cell office:value-type="float" office:value="83.8193" calcext:value-type="float">
            <text:p>83.8193</text:p>
          </table:table-cell>
          <table:table-cell table:formula="of:= [.D43]-[.B43]" office:value-type="float" office:value="0.00010000000000332" calcext:value-type="float">
            <text:p>0.0001</text:p>
          </table:table-cell>
          <table:table-cell table:formula="of:=[.B43]-[.C43]" office:value-type="float" office:value="3.035" calcext:value-type="float">
            <text:p>3.035</text:p>
          </table:table-cell>
          <table:table-cell office:value-type="float" office:value="83.8193" calcext:value-type="float">
            <text:p>83.8193</text:p>
          </table:table-cell>
          <table:table-cell table:formula="of:=[.G43]-[.D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3.3329" calcext:value-type="float">
            <text:p>93.3329</text:p>
          </table:table-cell>
          <table:table-cell office:value-type="float" office:value="89.9534" calcext:value-type="float">
            <text:p>89.9534</text:p>
          </table:table-cell>
          <table:table-cell office:value-type="float" office:value="93.3328" calcext:value-type="float">
            <text:p>93.3328</text:p>
          </table:table-cell>
          <table:table-cell table:formula="of:= [.D44]-[.B44]" office:value-type="float" office:value="-0.0000999999999891088" calcext:value-type="float">
            <text:p>-0.0001</text:p>
          </table:table-cell>
          <table:table-cell table:formula="of:=[.B44]-[.C44]" office:value-type="float" office:value="3.37949999999999" calcext:value-type="float">
            <text:p>3.3795</text:p>
          </table:table-cell>
          <table:table-cell office:value-type="float" office:value="93.3328" calcext:value-type="float">
            <text:p>93.3328</text:p>
          </table:table-cell>
          <table:table-cell table:formula="of:=[.G44]-[.D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1.693" calcext:value-type="float">
            <text:p>101.693</text:p>
          </table:table-cell>
          <table:table-cell office:value-type="float" office:value="98.0109" calcext:value-type="float">
            <text:p>98.0109</text:p>
          </table:table-cell>
          <table:table-cell office:value-type="float" office:value="101.693" calcext:value-type="float">
            <text:p>101.693</text:p>
          </table:table-cell>
          <table:table-cell table:formula="of:= [.D45]-[.B45]" office:value-type="float" office:value="0" calcext:value-type="float">
            <text:p>0</text:p>
          </table:table-cell>
          <table:table-cell table:formula="of:=[.B45]-[.C45]" office:value-type="float" office:value="3.68209999999999" calcext:value-type="float">
            <text:p>3.6821</text:p>
          </table:table-cell>
          <table:table-cell office:value-type="float" office:value="101.693" calcext:value-type="float">
            <text:p>101.693</text:p>
          </table:table-cell>
          <table:table-cell table:formula="of:=[.G45]-[.D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8.722" calcext:value-type="float">
            <text:p>108.722</text:p>
          </table:table-cell>
          <table:table-cell office:value-type="float" office:value="104.785" calcext:value-type="float">
            <text:p>104.785</text:p>
          </table:table-cell>
          <table:table-cell office:value-type="float" office:value="108.722" calcext:value-type="float">
            <text:p>108.722</text:p>
          </table:table-cell>
          <table:table-cell table:formula="of:= [.D46]-[.B46]" office:value-type="float" office:value="0" calcext:value-type="float">
            <text:p>0</text:p>
          </table:table-cell>
          <table:table-cell table:formula="of:=[.B46]-[.C46]" office:value-type="float" office:value="3.937" calcext:value-type="float">
            <text:p>3.937</text:p>
          </table:table-cell>
          <table:table-cell office:value-type="float" office:value="108.722" calcext:value-type="float">
            <text:p>108.722</text:p>
          </table:table-cell>
          <table:table-cell table:formula="of:=[.G46]-[.D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4.658" calcext:value-type="float">
            <text:p>114.658</text:p>
          </table:table-cell>
          <table:table-cell office:value-type="float" office:value="110.507" calcext:value-type="float">
            <text:p>110.507</text:p>
          </table:table-cell>
          <table:table-cell office:value-type="float" office:value="114.658" calcext:value-type="float">
            <text:p>114.658</text:p>
          </table:table-cell>
          <table:table-cell table:formula="of:= [.D47]-[.B47]" office:value-type="float" office:value="0" calcext:value-type="float">
            <text:p>0</text:p>
          </table:table-cell>
          <table:table-cell table:formula="of:=[.B47]-[.C47]" office:value-type="float" office:value="4.151" calcext:value-type="float">
            <text:p>4.151</text:p>
          </table:table-cell>
          <table:table-cell office:value-type="float" office:value="114.658" calcext:value-type="float">
            <text:p>114.658</text:p>
          </table:table-cell>
          <table:table-cell table:formula="of:=[.G47]-[.D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9.357" calcext:value-type="float">
            <text:p>119.357</text:p>
          </table:table-cell>
          <table:table-cell office:value-type="float" office:value="115.036" calcext:value-type="float">
            <text:p>115.036</text:p>
          </table:table-cell>
          <table:table-cell office:value-type="float" office:value="119.357" calcext:value-type="float">
            <text:p>119.357</text:p>
          </table:table-cell>
          <table:table-cell table:formula="of:= [.D48]-[.B48]" office:value-type="float" office:value="0" calcext:value-type="float">
            <text:p>0</text:p>
          </table:table-cell>
          <table:table-cell table:formula="of:=[.B48]-[.C48]" office:value-type="float" office:value="4.321" calcext:value-type="float">
            <text:p>4.321</text:p>
          </table:table-cell>
          <table:table-cell office:value-type="float" office:value="119.357" calcext:value-type="float">
            <text:p>119.357</text:p>
          </table:table-cell>
          <table:table-cell table:formula="of:=[.G48]-[.D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2.854" calcext:value-type="float">
            <text:p>122.854</text:p>
          </table:table-cell>
          <table:table-cell office:value-type="float" office:value="118.406" calcext:value-type="float">
            <text:p>118.406</text:p>
          </table:table-cell>
          <table:table-cell office:value-type="float" office:value="122.854" calcext:value-type="float">
            <text:p>122.854</text:p>
          </table:table-cell>
          <table:table-cell table:formula="of:= [.D49]-[.B49]" office:value-type="float" office:value="0" calcext:value-type="float">
            <text:p>0</text:p>
          </table:table-cell>
          <table:table-cell table:formula="of:=[.B49]-[.C49]" office:value-type="float" office:value="4.44799999999999" calcext:value-type="float">
            <text:p>4.448</text:p>
          </table:table-cell>
          <table:table-cell office:value-type="float" office:value="122.854" calcext:value-type="float">
            <text:p>122.854</text:p>
          </table:table-cell>
          <table:table-cell table:formula="of:=[.G49]-[.D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5.081" calcext:value-type="float">
            <text:p>125.081</text:p>
          </table:table-cell>
          <table:table-cell office:value-type="float" office:value="120.552" calcext:value-type="float">
            <text:p>120.552</text:p>
          </table:table-cell>
          <table:table-cell office:value-type="float" office:value="125.081" calcext:value-type="float">
            <text:p>125.081</text:p>
          </table:table-cell>
          <table:table-cell table:formula="of:= [.D50]-[.B50]" office:value-type="float" office:value="0" calcext:value-type="float">
            <text:p>0</text:p>
          </table:table-cell>
          <table:table-cell table:formula="of:=[.B50]-[.C50]" office:value-type="float" office:value="4.529" calcext:value-type="float">
            <text:p>4.529</text:p>
          </table:table-cell>
          <table:table-cell office:value-type="float" office:value="125.081" calcext:value-type="float">
            <text:p>125.081</text:p>
          </table:table-cell>
          <table:table-cell table:formula="of:=[.G50]-[.D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6.332" calcext:value-type="float">
            <text:p>126.332</text:p>
          </table:table-cell>
          <table:table-cell office:value-type="float" office:value="121.757" calcext:value-type="float">
            <text:p>121.757</text:p>
          </table:table-cell>
          <table:table-cell office:value-type="float" office:value="126.332" calcext:value-type="float">
            <text:p>126.332</text:p>
          </table:table-cell>
          <table:table-cell table:formula="of:= [.D51]-[.B51]" office:value-type="float" office:value="0" calcext:value-type="float">
            <text:p>0</text:p>
          </table:table-cell>
          <table:table-cell table:formula="of:=[.B51]-[.C51]" office:value-type="float" office:value="4.57499999999999" calcext:value-type="float">
            <text:p>4.575</text:p>
          </table:table-cell>
          <table:table-cell office:value-type="float" office:value="126.332" calcext:value-type="float">
            <text:p>126.332</text:p>
          </table:table-cell>
          <table:table-cell table:formula="of:=[.G51]-[.D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6.357" calcext:value-type="float">
            <text:p>126.357</text:p>
          </table:table-cell>
          <table:table-cell office:value-type="float" office:value="121.782" calcext:value-type="float">
            <text:p>121.782</text:p>
          </table:table-cell>
          <table:table-cell office:value-type="float" office:value="126.357" calcext:value-type="float">
            <text:p>126.357</text:p>
          </table:table-cell>
          <table:table-cell table:formula="of:= [.D52]-[.B52]" office:value-type="float" office:value="0" calcext:value-type="float">
            <text:p>0</text:p>
          </table:table-cell>
          <table:table-cell table:formula="of:=[.B52]-[.C52]" office:value-type="float" office:value="4.575" calcext:value-type="float">
            <text:p>4.575</text:p>
          </table:table-cell>
          <table:table-cell office:value-type="float" office:value="126.357" calcext:value-type="float">
            <text:p>126.357</text:p>
          </table:table-cell>
          <table:table-cell table:formula="of:=[.G52]-[.D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5.078" calcext:value-type="float">
            <text:p>125.078</text:p>
          </table:table-cell>
          <table:table-cell office:value-type="float" office:value="120.549" calcext:value-type="float">
            <text:p>120.549</text:p>
          </table:table-cell>
          <table:table-cell office:value-type="float" office:value="125.078" calcext:value-type="float">
            <text:p>125.078</text:p>
          </table:table-cell>
          <table:table-cell table:formula="of:= [.D53]-[.B53]" office:value-type="float" office:value="0" calcext:value-type="float">
            <text:p>0</text:p>
          </table:table-cell>
          <table:table-cell table:formula="of:=[.B53]-[.C53]" office:value-type="float" office:value="4.529" calcext:value-type="float">
            <text:p>4.529</text:p>
          </table:table-cell>
          <table:table-cell office:value-type="float" office:value="125.078" calcext:value-type="float">
            <text:p>125.078</text:p>
          </table:table-cell>
          <table:table-cell table:formula="of:=[.G53]-[.D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2.688" calcext:value-type="float">
            <text:p>122.688</text:p>
          </table:table-cell>
          <table:table-cell office:value-type="float" office:value="118.246" calcext:value-type="float">
            <text:p>118.246</text:p>
          </table:table-cell>
          <table:table-cell office:value-type="float" office:value="122.688" calcext:value-type="float">
            <text:p>122.688</text:p>
          </table:table-cell>
          <table:table-cell table:formula="of:= [.D54]-[.B54]" office:value-type="float" office:value="0" calcext:value-type="float">
            <text:p>0</text:p>
          </table:table-cell>
          <table:table-cell table:formula="of:=[.B54]-[.C54]" office:value-type="float" office:value="4.44200000000001" calcext:value-type="float">
            <text:p>4.442</text:p>
          </table:table-cell>
          <table:table-cell office:value-type="float" office:value="122.688" calcext:value-type="float">
            <text:p>122.688</text:p>
          </table:table-cell>
          <table:table-cell table:formula="of:=[.G54]-[.D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9.115" calcext:value-type="float">
            <text:p>119.115</text:p>
          </table:table-cell>
          <table:table-cell office:value-type="float" office:value="114.802" calcext:value-type="float">
            <text:p>114.802</text:p>
          </table:table-cell>
          <table:table-cell office:value-type="float" office:value="119.115" calcext:value-type="float">
            <text:p>119.115</text:p>
          </table:table-cell>
          <table:table-cell table:formula="of:= [.D55]-[.B55]" office:value-type="float" office:value="0" calcext:value-type="float">
            <text:p>0</text:p>
          </table:table-cell>
          <table:table-cell table:formula="of:=[.B55]-[.C55]" office:value-type="float" office:value="4.31299999999999" calcext:value-type="float">
            <text:p>4.313</text:p>
          </table:table-cell>
          <table:table-cell office:value-type="float" office:value="119.115" calcext:value-type="float">
            <text:p>119.115</text:p>
          </table:table-cell>
          <table:table-cell table:formula="of:=[.G55]-[.D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4.362" calcext:value-type="float">
            <text:p>114.362</text:p>
          </table:table-cell>
          <table:table-cell office:value-type="float" office:value="110.221" calcext:value-type="float">
            <text:p>110.221</text:p>
          </table:table-cell>
          <table:table-cell office:value-type="float" office:value="114.362" calcext:value-type="float">
            <text:p>114.362</text:p>
          </table:table-cell>
          <table:table-cell table:formula="of:= [.D56]-[.B56]" office:value-type="float" office:value="0" calcext:value-type="float">
            <text:p>0</text:p>
          </table:table-cell>
          <table:table-cell table:formula="of:=[.B56]-[.C56]" office:value-type="float" office:value="4.14099999999999" calcext:value-type="float">
            <text:p>4.141</text:p>
          </table:table-cell>
          <table:table-cell office:value-type="float" office:value="114.362" calcext:value-type="float">
            <text:p>114.362</text:p>
          </table:table-cell>
          <table:table-cell table:formula="of:=[.G56]-[.D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8.41" calcext:value-type="float">
            <text:p>108.41</text:p>
          </table:table-cell>
          <table:table-cell office:value-type="float" office:value="104.485" calcext:value-type="float">
            <text:p>104.485</text:p>
          </table:table-cell>
          <table:table-cell office:value-type="float" office:value="108.41" calcext:value-type="float">
            <text:p>108.41</text:p>
          </table:table-cell>
          <table:table-cell table:formula="of:= [.D57]-[.B57]" office:value-type="float" office:value="0" calcext:value-type="float">
            <text:p>0</text:p>
          </table:table-cell>
          <table:table-cell table:formula="of:=[.B57]-[.C57]" office:value-type="float" office:value="3.925" calcext:value-type="float">
            <text:p>3.925</text:p>
          </table:table-cell>
          <table:table-cell office:value-type="float" office:value="108.41" calcext:value-type="float">
            <text:p>108.41</text:p>
          </table:table-cell>
          <table:table-cell table:formula="of:=[.G57]-[.D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1.351" calcext:value-type="float">
            <text:p>101.351</text:p>
          </table:table-cell>
          <table:table-cell office:value-type="float" office:value="97.6808" calcext:value-type="float">
            <text:p>97.6808</text:p>
          </table:table-cell>
          <table:table-cell office:value-type="float" office:value="101.351" calcext:value-type="float">
            <text:p>101.351</text:p>
          </table:table-cell>
          <table:table-cell table:formula="of:= [.D58]-[.B58]" office:value-type="float" office:value="0" calcext:value-type="float">
            <text:p>0</text:p>
          </table:table-cell>
          <table:table-cell table:formula="of:=[.B58]-[.C58]" office:value-type="float" office:value="3.67019999999999" calcext:value-type="float">
            <text:p>3.6702</text:p>
          </table:table-cell>
          <table:table-cell office:value-type="float" office:value="101.351" calcext:value-type="float">
            <text:p>101.351</text:p>
          </table:table-cell>
          <table:table-cell table:formula="of:=[.G58]-[.D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3.0261" calcext:value-type="float">
            <text:p>93.0261</text:p>
          </table:table-cell>
          <table:table-cell office:value-type="float" office:value="89.6578" calcext:value-type="float">
            <text:p>89.6578</text:p>
          </table:table-cell>
          <table:table-cell office:value-type="float" office:value="93.026" calcext:value-type="float">
            <text:p>93.026</text:p>
          </table:table-cell>
          <table:table-cell table:formula="of:= [.D59]-[.B59]" office:value-type="float" office:value="-0.00010000000000332" calcext:value-type="float">
            <text:p>-0.0001</text:p>
          </table:table-cell>
          <table:table-cell table:formula="of:=[.B59]-[.C59]" office:value-type="float" office:value="3.3683" calcext:value-type="float">
            <text:p>3.3683</text:p>
          </table:table-cell>
          <table:table-cell office:value-type="float" office:value="93.0261" calcext:value-type="float">
            <text:p>93.0261</text:p>
          </table:table-cell>
          <table:table-cell table:formula="of:=[.G59]-[.D59]" office:value-type="float" office:value="0.00010000000000332" calcext:value-type="float">
            <text:p>0.000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3.5525" calcext:value-type="float">
            <text:p>83.5525</text:p>
          </table:table-cell>
          <table:table-cell office:value-type="float" office:value="80.5272" calcext:value-type="float">
            <text:p>80.5272</text:p>
          </table:table-cell>
          <table:table-cell office:value-type="float" office:value="83.5525" calcext:value-type="float">
            <text:p>83.5525</text:p>
          </table:table-cell>
          <table:table-cell table:formula="of:= [.D60]-[.B60]" office:value-type="float" office:value="0" calcext:value-type="float">
            <text:p>0</text:p>
          </table:table-cell>
          <table:table-cell table:formula="of:=[.B60]-[.C60]" office:value-type="float" office:value="3.0253" calcext:value-type="float">
            <text:p>3.0253</text:p>
          </table:table-cell>
          <table:table-cell office:value-type="float" office:value="83.5525" calcext:value-type="float">
            <text:p>83.5525</text:p>
          </table:table-cell>
          <table:table-cell table:formula="of:=[.G60]-[.D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2.902" calcext:value-type="float">
            <text:p>72.902</text:p>
          </table:table-cell>
          <table:table-cell office:value-type="float" office:value="70.2623" calcext:value-type="float">
            <text:p>70.2623</text:p>
          </table:table-cell>
          <table:table-cell office:value-type="float" office:value="72.9019" calcext:value-type="float">
            <text:p>72.9019</text:p>
          </table:table-cell>
          <table:table-cell table:formula="of:= [.D61]-[.B61]" office:value-type="float" office:value="-0.00010000000000332" calcext:value-type="float">
            <text:p>-0.0001</text:p>
          </table:table-cell>
          <table:table-cell table:formula="of:=[.B61]-[.C61]" office:value-type="float" office:value="2.6397" calcext:value-type="float">
            <text:p>2.6397</text:p>
          </table:table-cell>
          <table:table-cell office:value-type="float" office:value="72.902" calcext:value-type="float">
            <text:p>72.902</text:p>
          </table:table-cell>
          <table:table-cell table:formula="of:=[.G61]-[.D61]" office:value-type="float" office:value="0.00010000000000332" calcext:value-type="float">
            <text:p>0.000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1.0772" calcext:value-type="float">
            <text:p>61.0772</text:p>
          </table:table-cell>
          <table:table-cell office:value-type="float" office:value="58.8657" calcext:value-type="float">
            <text:p>58.8657</text:p>
          </table:table-cell>
          <table:table-cell office:value-type="float" office:value="61.0772" calcext:value-type="float">
            <text:p>61.0772</text:p>
          </table:table-cell>
          <table:table-cell table:formula="of:= [.D62]-[.B62]" office:value-type="float" office:value="0" calcext:value-type="float">
            <text:p>0</text:p>
          </table:table-cell>
          <table:table-cell table:formula="of:=[.B62]-[.C62]" office:value-type="float" office:value="2.2115" calcext:value-type="float">
            <text:p>2.2115</text:p>
          </table:table-cell>
          <table:table-cell office:value-type="float" office:value="61.0772" calcext:value-type="float">
            <text:p>61.0772</text:p>
          </table:table-cell>
          <table:table-cell table:formula="of:=[.G62]-[.D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8.0923" calcext:value-type="float">
            <text:p>48.0923</text:p>
          </table:table-cell>
          <table:table-cell office:value-type="float" office:value="46.351" calcext:value-type="float">
            <text:p>46.351</text:p>
          </table:table-cell>
          <table:table-cell office:value-type="float" office:value="48.0923" calcext:value-type="float">
            <text:p>48.0923</text:p>
          </table:table-cell>
          <table:table-cell table:formula="of:= [.D63]-[.B63]" office:value-type="float" office:value="0" calcext:value-type="float">
            <text:p>0</text:p>
          </table:table-cell>
          <table:table-cell table:formula="of:=[.B63]-[.C63]" office:value-type="float" office:value="1.7413" calcext:value-type="float">
            <text:p>1.7413</text:p>
          </table:table-cell>
          <table:table-cell office:value-type="float" office:value="48.0923" calcext:value-type="float">
            <text:p>48.0923</text:p>
          </table:table-cell>
          <table:table-cell table:formula="of:=[.G63]-[.D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3.9878" calcext:value-type="float">
            <text:p>33.9878</text:p>
          </table:table-cell>
          <table:table-cell office:value-type="float" office:value="32.7571" calcext:value-type="float">
            <text:p>32.7571</text:p>
          </table:table-cell>
          <table:table-cell office:value-type="float" office:value="33.9878" calcext:value-type="float">
            <text:p>33.9878</text:p>
          </table:table-cell>
          <table:table-cell table:formula="of:= [.D64]-[.B64]" office:value-type="float" office:value="0" calcext:value-type="float">
            <text:p>0</text:p>
          </table:table-cell>
          <table:table-cell table:formula="of:=[.B64]-[.C64]" office:value-type="float" office:value="1.2307" calcext:value-type="float">
            <text:p>1.2307</text:p>
          </table:table-cell>
          <table:table-cell office:value-type="float" office:value="33.9878" calcext:value-type="float">
            <text:p>33.9878</text:p>
          </table:table-cell>
          <table:table-cell table:formula="of:=[.G64]-[.D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.0234" calcext:value-type="float">
            <text:p>19.0234</text:p>
          </table:table-cell>
          <table:table-cell office:value-type="float" office:value="18.3346" calcext:value-type="float">
            <text:p>18.3346</text:p>
          </table:table-cell>
          <table:table-cell office:value-type="float" office:value="19.0234" calcext:value-type="float">
            <text:p>19.0234</text:p>
          </table:table-cell>
          <table:table-cell table:formula="of:= [.D65]-[.B65]" office:value-type="float" office:value="0" calcext:value-type="float">
            <text:p>0</text:p>
          </table:table-cell>
          <table:table-cell table:formula="of:=[.B65]-[.C65]" office:value-type="float" office:value="0.688799999999997" calcext:value-type="float">
            <text:p>0.6888</text:p>
          </table:table-cell>
          <table:table-cell office:value-type="float" office:value="19.0234" calcext:value-type="float">
            <text:p>19.0234</text:p>
          </table:table-cell>
          <table:table-cell table:formula="of:=[.G65]-[.D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40125" calcext:value-type="float">
            <text:p>4.40125</text:p>
          </table:table-cell>
          <table:table-cell office:value-type="float" office:value="4.24189" calcext:value-type="float">
            <text:p>4.24189</text:p>
          </table:table-cell>
          <table:table-cell office:value-type="float" office:value="4.40125" calcext:value-type="float">
            <text:p>4.40125</text:p>
          </table:table-cell>
          <table:table-cell table:formula="of:= [.D66]-[.B66]" office:value-type="float" office:value="0" calcext:value-type="float">
            <text:p>0</text:p>
          </table:table-cell>
          <table:table-cell table:formula="of:=[.B66]-[.C66]" office:value-type="float" office:value="0.15936" calcext:value-type="float">
            <text:p>0.15936</text:p>
          </table:table-cell>
          <table:table-cell office:value-type="float" office:value="4.40125" calcext:value-type="float">
            <text:p>4.40125</text:p>
          </table:table-cell>
          <table:table-cell table:formula="of:=[.G66]-[.D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7377" calcext:value-type="float">
            <text:p>0.47377</text:p>
          </table:table-cell>
          <table:table-cell office:value-type="float" office:value="0.456615" calcext:value-type="float">
            <text:p>0.456615</text:p>
          </table:table-cell>
          <table:table-cell office:value-type="float" office:value="0.47377" calcext:value-type="float">
            <text:p>0.47377</text:p>
          </table:table-cell>
          <table:table-cell table:formula="of:= [.D67]-[.B67]" office:value-type="float" office:value="0" calcext:value-type="float">
            <text:p>0</text:p>
          </table:table-cell>
          <table:table-cell table:formula="of:=[.B67]-[.C67]" office:value-type="float" office:value="0.017155" calcext:value-type="float">
            <text:p>0.017155</text:p>
          </table:table-cell>
          <table:table-cell office:value-type="float" office:value="0.47377" calcext:value-type="float">
            <text:p>0.47377</text:p>
          </table:table-cell>
          <table:table-cell table:formula="of:=[.G67]-[.D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889179" calcext:value-type="float">
            <text:p>0.0889179</text:p>
          </table:table-cell>
          <table:table-cell office:value-type="float" office:value="0.0856983" calcext:value-type="float">
            <text:p>0.0856983</text:p>
          </table:table-cell>
          <table:table-cell office:value-type="float" office:value="0.0889179" calcext:value-type="float">
            <text:p>0.0889179</text:p>
          </table:table-cell>
          <table:table-cell table:formula="of:= [.D68]-[.B68]" office:value-type="float" office:value="0" calcext:value-type="float">
            <text:p>0</text:p>
          </table:table-cell>
          <table:table-cell table:formula="of:=[.B68]-[.C68]" office:value-type="float" office:value="0.0032196" calcext:value-type="float">
            <text:p>0.0032196</text:p>
          </table:table-cell>
          <table:table-cell office:value-type="float" office:value="0.0889179" calcext:value-type="float">
            <text:p>0.0889179</text:p>
          </table:table-cell>
          <table:table-cell table:formula="of:=[.G68]-[.D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0804012" calcext:value-type="float">
            <text:p>8.04012E-05</text:p>
          </table:table-cell>
          <table:table-cell office:value-type="float" office:value="0.00007749" calcext:value-type="float">
            <text:p>0.00007749</text:p>
          </table:table-cell>
          <table:table-cell office:value-type="float" office:value="0.0000804012" calcext:value-type="float">
            <text:p>8.04012E-05</text:p>
          </table:table-cell>
          <table:table-cell table:formula="of:= [.D69]-[.B69]" office:value-type="float" office:value="0" calcext:value-type="float">
            <text:p>0</text:p>
          </table:table-cell>
          <table:table-cell table:formula="of:=[.B69]-[.C69]" office:value-type="float" office:value="0.0000029112" calcext:value-type="float">
            <text:p>2.9112E-06</text:p>
          </table:table-cell>
          <table:table-cell office:value-type="float" office:value="0.0000804012" calcext:value-type="float">
            <text:p>8.04012E-05</text:p>
          </table:table-cell>
          <table:table-cell table:formula="of:=[.G69]-[.D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70]-[.B70]" office:value-type="float" office:value="0" calcext:value-type="float">
            <text:p>0</text:p>
          </table:table-cell>
          <table:table-cell table:formula="of:=[.B70]-[.C7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70]-[.D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71]-[.B71]" office:value-type="float" office:value="0" calcext:value-type="float">
            <text:p>0</text:p>
          </table:table-cell>
          <table:table-cell table:formula="of:=[.B71]-[.C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71]-[.D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72]-[.B72]" office:value-type="float" office:value="0" calcext:value-type="float">
            <text:p>0</text:p>
          </table:table-cell>
          <table:table-cell table:formula="of:=[.B72]-[.C7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72]-[.D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73]-[.B73]" office:value-type="float" office:value="0" calcext:value-type="float">
            <text:p>0</text:p>
          </table:table-cell>
          <table:table-cell table:formula="of:=[.B73]-[.C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73]-[.D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74]-[.B74]" office:value-type="float" office:value="0" calcext:value-type="float">
            <text:p>0</text:p>
          </table:table-cell>
          <table:table-cell table:formula="of:=[.B74]-[.C7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74]-[.D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75]-[.B75]" office:value-type="float" office:value="0" calcext:value-type="float">
            <text:p>0</text:p>
          </table:table-cell>
          <table:table-cell table:formula="of:=[.B75]-[.C7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75]-[.D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76]-[.B76]" office:value-type="float" office:value="0" calcext:value-type="float">
            <text:p>0</text:p>
          </table:table-cell>
          <table:table-cell table:formula="of:=[.B76]-[.C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76]-[.D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77]-[.B77]" office:value-type="float" office:value="0" calcext:value-type="float">
            <text:p>0</text:p>
          </table:table-cell>
          <table:table-cell table:formula="of:=[.B77]-[.C7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77]-[.D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78]-[.B78]" office:value-type="float" office:value="0" calcext:value-type="float">
            <text:p>0</text:p>
          </table:table-cell>
          <table:table-cell table:formula="of:=[.B78]-[.C7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78]-[.D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79]-[.B79]" office:value-type="float" office:value="0" calcext:value-type="float">
            <text:p>0</text:p>
          </table:table-cell>
          <table:table-cell table:formula="of:=[.B79]-[.C7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79]-[.D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80]-[.B80]" office:value-type="float" office:value="0" calcext:value-type="float">
            <text:p>0</text:p>
          </table:table-cell>
          <table:table-cell table:formula="of:=[.B80]-[.C8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80]-[.D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81]-[.B81]" office:value-type="float" office:value="0" calcext:value-type="float">
            <text:p>0</text:p>
          </table:table-cell>
          <table:table-cell table:formula="of:=[.B81]-[.C8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81]-[.D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82]-[.B82]" office:value-type="float" office:value="0" calcext:value-type="float">
            <text:p>0</text:p>
          </table:table-cell>
          <table:table-cell table:formula="of:=[.B82]-[.C8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82]-[.D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83]-[.B83]" office:value-type="float" office:value="0" calcext:value-type="float">
            <text:p>0</text:p>
          </table:table-cell>
          <table:table-cell table:formula="of:=[.B83]-[.C8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83]-[.D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84]-[.B84]" office:value-type="float" office:value="0" calcext:value-type="float">
            <text:p>0</text:p>
          </table:table-cell>
          <table:table-cell table:formula="of:=[.B84]-[.C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84]-[.D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85]-[.B85]" office:value-type="float" office:value="0" calcext:value-type="float">
            <text:p>0</text:p>
          </table:table-cell>
          <table:table-cell table:formula="of:=[.B85]-[.C8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85]-[.D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86]-[.B86]" office:value-type="float" office:value="0" calcext:value-type="float">
            <text:p>0</text:p>
          </table:table-cell>
          <table:table-cell table:formula="of:=[.B86]-[.C8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86]-[.D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87]-[.B87]" office:value-type="float" office:value="0" calcext:value-type="float">
            <text:p>0</text:p>
          </table:table-cell>
          <table:table-cell table:formula="of:=[.B87]-[.C8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87]-[.D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88]-[.B88]" office:value-type="float" office:value="0" calcext:value-type="float">
            <text:p>0</text:p>
          </table:table-cell>
          <table:table-cell table:formula="of:=[.B88]-[.C8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88]-[.D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89]-[.B89]" office:value-type="float" office:value="0" calcext:value-type="float">
            <text:p>0</text:p>
          </table:table-cell>
          <table:table-cell table:formula="of:=[.B89]-[.C8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89]-[.D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90]-[.B90]" office:value-type="float" office:value="0" calcext:value-type="float">
            <text:p>0</text:p>
          </table:table-cell>
          <table:table-cell table:formula="of:=[.B90]-[.C9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90]-[.D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91]-[.B91]" office:value-type="float" office:value="0" calcext:value-type="float">
            <text:p>0</text:p>
          </table:table-cell>
          <table:table-cell table:formula="of:=[.B91]-[.C9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91]-[.D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92]-[.B92]" office:value-type="float" office:value="0" calcext:value-type="float">
            <text:p>0</text:p>
          </table:table-cell>
          <table:table-cell table:formula="of:=[.B92]-[.C9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92]-[.D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93]-[.B93]" office:value-type="float" office:value="0" calcext:value-type="float">
            <text:p>0</text:p>
          </table:table-cell>
          <table:table-cell table:formula="of:=[.B93]-[.C9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93]-[.D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94]-[.B94]" office:value-type="float" office:value="0" calcext:value-type="float">
            <text:p>0</text:p>
          </table:table-cell>
          <table:table-cell table:formula="of:=[.B94]-[.C9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94]-[.D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95]-[.B95]" office:value-type="float" office:value="0" calcext:value-type="float">
            <text:p>0</text:p>
          </table:table-cell>
          <table:table-cell table:formula="of:=[.B95]-[.C9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95]-[.D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96]-[.B96]" office:value-type="float" office:value="0" calcext:value-type="float">
            <text:p>0</text:p>
          </table:table-cell>
          <table:table-cell table:formula="of:=[.B96]-[.C9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96]-[.D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97]-[.B97]" office:value-type="float" office:value="0" calcext:value-type="float">
            <text:p>0</text:p>
          </table:table-cell>
          <table:table-cell table:formula="of:=[.B97]-[.C9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97]-[.D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98]-[.B98]" office:value-type="float" office:value="0" calcext:value-type="float">
            <text:p>0</text:p>
          </table:table-cell>
          <table:table-cell table:formula="of:=[.B98]-[.C9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98]-[.D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99]-[.B99]" office:value-type="float" office:value="0" calcext:value-type="float">
            <text:p>0</text:p>
          </table:table-cell>
          <table:table-cell table:formula="of:=[.B99]-[.C9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99]-[.D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100]-[.B100]" office:value-type="float" office:value="0" calcext:value-type="float">
            <text:p>0</text:p>
          </table:table-cell>
          <table:table-cell table:formula="of:=[.B100]-[.C10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00]-[.D1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D101]-[.B101]" office:value-type="float" office:value="0" calcext:value-type="float">
            <text:p>0</text:p>
          </table:table-cell>
          <table:table-cell table:formula="of:=[.B101]-[.C10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01]-[.D1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im0 </text:p>
          </table:table-cell>
          <table:table-cell table:number-columns-repeated="3" office:value-type="float" office:value="-34" calcext:value-type="float">
            <text:p>-34</text:p>
          </table:table-cell>
          <table:table-cell table:formula="of:= [.D102]-[.B102]" office:value-type="float" office:value="0" calcext:value-type="float">
            <text:p>0</text:p>
          </table:table-cell>
          <table:table-cell table:formula="of:=[.B102]-[.C102]"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table:formula="of:=[.G102]-[.D1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im1 </text:p>
          </table:table-cell>
          <table:table-cell table:number-columns-repeated="3" office:value-type="float" office:value="34" calcext:value-type="float">
            <text:p>34</text:p>
          </table:table-cell>
          <table:table-cell table:formula="of:= [.D103]-[.B103]" office:value-type="float" office:value="0" calcext:value-type="float">
            <text:p>0</text:p>
          </table:table-cell>
          <table:table-cell table:formula="of:=[.B103]-[.C103]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[.G103]-[.D1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im0 </text:p>
          </table:table-cell>
          <table:table-cell table:number-columns-repeated="3" office:value-type="float" office:value="-34" calcext:value-type="float">
            <text:p>-34</text:p>
          </table:table-cell>
          <table:table-cell table:formula="of:= [.D104]-[.B104]" office:value-type="float" office:value="0" calcext:value-type="float">
            <text:p>0</text:p>
          </table:table-cell>
          <table:table-cell table:formula="of:=[.B104]-[.C104]"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table:formula="of:=[.G104]-[.D1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im1 </text:p>
          </table:table-cell>
          <table:table-cell table:number-columns-repeated="3" office:value-type="float" office:value="34" calcext:value-type="float">
            <text:p>34</text:p>
          </table:table-cell>
          <table:table-cell table:formula="of:= [.D105]-[.B105]" office:value-type="float" office:value="0" calcext:value-type="float">
            <text:p>0</text:p>
          </table:table-cell>
          <table:table-cell table:formula="of:=[.B105]-[.C105]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[.G105]-[.D1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ads </text:p>
          </table:table-cell>
          <table:table-cell table:number-columns-repeated="3" office:value-type="float" office:value="4761" calcext:value-type="float">
            <text:p>4761</text:p>
          </table:table-cell>
          <table:table-cell table:formula="of:= [.D106]-[.B106]" office:value-type="float" office:value="0" calcext:value-type="float">
            <text:p>0</text:p>
          </table:table-cell>
          <table:table-cell table:formula="of:=[.B106]-[.C106]" office:value-type="float" office:value="0" calcext:value-type="float">
            <text:p>0</text:p>
          </table:table-cell>
          <table:table-cell office:value-type="float" office:value="4761" calcext:value-type="float">
            <text:p>4761</text:p>
          </table:table-cell>
          <table:table-cell table:formula="of:=[.G106]-[.D106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0T16:12:05.238992031</dc:date>
    <meta:editing-duration>PT22H5M42S</meta:editing-duration>
    <meta:editing-cycles>9</meta:editing-cycles>
    <meta:generator>LibreOffice/5.1.4.2$Linux_X86_64 LibreOffice_project/10m0$Build-2</meta:generator>
    <meta:document-statistic meta:table-count="15" meta:cell-count="9882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81cm" svg:height="14.886cm" xlink:href=".." xlink:type="simple" chart:class="chart:scatter" chart:style-name="ch1">
        <chart:title svg:x="8.398cm" svg:y="0.433cm" chart:style-name="ch2">
          <text:p>Doppler Fit frame 0</text:p>
        </chart:title>
        <chart:subtitle svg:x="9.332cm" svg:y="1.521cm" chart:style-name="ch3">
          <text:p>in chi2_cuda</text:p>
        </chart:subtitle>
        <chart:legend svg:x="1.226cm" svg:y="0.353cm" style:legend-expansion="custom" chartooo:width="2.695cm" chartooo:height="1.549cm" style:legend-expansion-aspect-ratio="1.73983214977405" chart:style-name="ch4"/>
        <chart:plot-area chart:style-name="ch5" table:cell-range-address="'Frame 0 Fit'.A34:'Frame 0 Fit'.D69 'Frame 0 Fit'.A1:'Frame 0 Fit'.A1" chart:data-source-has-labels="row" svg:x="0.419cm" svg:y="2.483cm" svg:width="20.143cm" svg:height="12.106cm">
          <chartooo:coordinate-region svg:x="1.185cm" svg:y="2.675cm" svg:width="19.093cm" svg:height="11.723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'Frame 0 Fit'.B34:'Frame 0 Fit'.B69" chart:label-cell-address="'Frame 0 Fit'.A1:'Frame 0 Fit'.A1" chart:class="chart:scatter">
            <chart:domain table:cell-range-address="'Frame 0 Fit'.A34:'Frame 0 Fit'.A69"/>
            <chart:data-point chart:repeated="36"/>
          </chart:series>
          <chart:series chart:style-name="ch9" chart:values-cell-range-address="'Frame 0 Fit'.C34:'Frame 0 Fit'.C69" chart:label-cell-address="'Frame 0 Fit'.A1:'Frame 0 Fit'.A1" chart:class="chart:scatter">
            <chart:data-point chart:repeated="36"/>
          </chart:series>
          <chart:series chart:style-name="ch10" chart:values-cell-range-address="'Frame 0 Fit'.D34:'Frame 0 Fit'.D69" chart:label-cell-address="'Frame 0 Fit'.A1:'Frame 0 Fit'.A1" chart:class="chart:scatter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el/idop </text:p>
                <draw:g>
                  <svg:desc>'Frame 0 Fit'.A1:'Frame 0 Fit'.A1</svg:desc>
                </draw:g>
              </table:table-cell>
              <table:table-cell office:value-type="string">
                <text:p>idel/idop </text:p>
                <draw:g>
                  <svg:desc>'Frame 0 Fit'.A1:'Frame 0 Fit'.A1</svg:desc>
                </draw:g>
              </table:table-cell>
              <table:table-cell office:value-type="string">
                <text:p>idel/idop </text:p>
                <draw:g>
                  <svg:desc>'Frame 0 Fit'.A1:'Frame 0 Fit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">
                <text:p>33</text:p>
                <draw:g>
                  <svg:desc>'Frame 0 Fit'.A34:'Frame 0 Fit'.A69</svg:desc>
                </draw:g>
              </table:table-cell>
              <table:table-cell office:value-type="float" office:value="0">
                <text:p>0</text:p>
                <draw:g>
                  <svg:desc>'Frame 0 Fit'.B34:'Frame 0 Fit'.B69</svg:desc>
                </draw:g>
              </table:table-cell>
              <table:table-cell office:value-type="float" office:value="0">
                <text:p>0</text:p>
                <draw:g>
                  <svg:desc>'Frame 0 Fit'.C34:'Frame 0 Fit'.C69</svg:desc>
                </draw:g>
              </table:table-cell>
              <table:table-cell office:value-type="float" office:value="0">
                <text:p>0</text:p>
                <draw:g>
                  <svg:desc>'Frame 0 Fit'.D34:'Frame 0 Fit'.D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0.00582598">
                <text:p>0.00582598</text:p>
              </table:table-cell>
              <table:table-cell office:value-type="float" office:value="0.0491211">
                <text:p>0.0491211</text:p>
              </table:table-cell>
              <table:table-cell office:value-type="float" office:value="0.04329512">
                <text:p>0.04329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0.152866">
                <text:p>0.152866</text:p>
              </table:table-cell>
              <table:table-cell office:value-type="float" office:value="0.324579">
                <text:p>0.324579</text:p>
              </table:table-cell>
              <table:table-cell office:value-type="float" office:value="0.171713">
                <text:p>0.1717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0.753344">
                <text:p>0.753344</text:p>
              </table:table-cell>
              <table:table-cell office:value-type="float" office:value="2.13242">
                <text:p>2.13242</text:p>
              </table:table-cell>
              <table:table-cell office:value-type="float" office:value="1.379076">
                <text:p>1.3790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8.64282">
                <text:p>8.64282</text:p>
              </table:table-cell>
              <table:table-cell office:value-type="float" office:value="14.666">
                <text:p>14.666</text:p>
              </table:table-cell>
              <table:table-cell office:value-type="float" office:value="6.02318">
                <text:p>6.023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25.2">
                <text:p>25.2</text:p>
              </table:table-cell>
              <table:table-cell office:value-type="float" office:value="30.183">
                <text:p>30.183</text:p>
              </table:table-cell>
              <table:table-cell office:value-type="float" office:value="4.983">
                <text:p>4.9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40.8222">
                <text:p>40.8222</text:p>
              </table:table-cell>
              <table:table-cell office:value-type="float" office:value="44.5742">
                <text:p>44.5742</text:p>
              </table:table-cell>
              <table:table-cell office:value-type="float" office:value="3.752">
                <text:p>3.7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55.3444">
                <text:p>55.3444</text:p>
              </table:table-cell>
              <table:table-cell office:value-type="float" office:value="57.9005">
                <text:p>57.9005</text:p>
              </table:table-cell>
              <table:table-cell office:value-type="float" office:value="2.5561">
                <text:p>2.55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">
                <text:p>41</text:p>
              </table:table-cell>
              <table:table-cell office:value-type="float" office:value="68.6132">
                <text:p>68.6132</text:p>
              </table:table-cell>
              <table:table-cell office:value-type="float" office:value="69.9482">
                <text:p>69.9482</text:p>
              </table:table-cell>
              <table:table-cell office:value-type="float" office:value="1.33499999999999">
                <text:p>1.3349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">
                <text:p>42</text:p>
              </table:table-cell>
              <table:table-cell office:value-type="float" office:value="80.4514">
                <text:p>80.4514</text:p>
              </table:table-cell>
              <table:table-cell office:value-type="float" office:value="80.7516">
                <text:p>80.7516</text:p>
              </table:table-cell>
              <table:table-cell office:value-type="float" office:value="0.30019999999999">
                <text:p>0.3001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">
                <text:p>43</text:p>
              </table:table-cell>
              <table:table-cell office:value-type="float" office:value="90.9466">
                <text:p>90.9466</text:p>
              </table:table-cell>
              <table:table-cell office:value-type="float" office:value="90.3834">
                <text:p>90.3834</text:p>
              </table:table-cell>
              <table:table-cell office:value-type="float" office:value="-0.563200000000009">
                <text:p>-0.5632000000000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100.28">
                <text:p>100.28</text:p>
              </table:table-cell>
              <table:table-cell office:value-type="float" office:value="98.9446">
                <text:p>98.9446</text:p>
              </table:table-cell>
              <table:table-cell office:value-type="float" office:value="-1.33540000000001">
                <text:p>-1.3354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">
                <text:p>45</text:p>
              </table:table-cell>
              <table:table-cell office:value-type="float" office:value="108.125">
                <text:p>108.125</text:p>
              </table:table-cell>
              <table:table-cell office:value-type="float" office:value="106.029">
                <text:p>106.029</text:p>
              </table:table-cell>
              <table:table-cell office:value-type="float" office:value="-2.096">
                <text:p>-2.0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">
                <text:p>46</text:p>
              </table:table-cell>
              <table:table-cell office:value-type="float" office:value="114.684">
                <text:p>114.684</text:p>
              </table:table-cell>
              <table:table-cell office:value-type="float" office:value="112.016">
                <text:p>112.016</text:p>
              </table:table-cell>
              <table:table-cell office:value-type="float" office:value="-2.66799999999999">
                <text:p>-2.667999999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">
                <text:p>47</text:p>
              </table:table-cell>
              <table:table-cell office:value-type="float" office:value="119.91">
                <text:p>119.91</text:p>
              </table:table-cell>
              <table:table-cell office:value-type="float" office:value="116.788">
                <text:p>116.788</text:p>
              </table:table-cell>
              <table:table-cell office:value-type="float" office:value="-3.122">
                <text:p>-3.1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">
                <text:p>48</text:p>
              </table:table-cell>
              <table:table-cell office:value-type="float" office:value="123.844">
                <text:p>123.844</text:p>
              </table:table-cell>
              <table:table-cell office:value-type="float" office:value="120.444">
                <text:p>120.444</text:p>
              </table:table-cell>
              <table:table-cell office:value-type="float" office:value="-3.39999999999999">
                <text:p>-3.399999999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">
                <text:p>49</text:p>
              </table:table-cell>
              <table:table-cell office:value-type="float" office:value="126.493">
                <text:p>126.493</text:p>
              </table:table-cell>
              <table:table-cell office:value-type="float" office:value="122.85">
                <text:p>122.85</text:p>
              </table:table-cell>
              <table:table-cell office:value-type="float" office:value="-3.643">
                <text:p>-3.6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127.816">
                <text:p>127.816</text:p>
              </table:table-cell>
              <table:table-cell office:value-type="float" office:value="123.997">
                <text:p>123.997</text:p>
              </table:table-cell>
              <table:table-cell office:value-type="float" office:value="-3.819">
                <text:p>-3.8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">
                <text:p>51</text:p>
              </table:table-cell>
              <table:table-cell office:value-type="float" office:value="127.846">
                <text:p>127.846</text:p>
              </table:table-cell>
              <table:table-cell office:value-type="float" office:value="124.028">
                <text:p>124.028</text:p>
              </table:table-cell>
              <table:table-cell office:value-type="float" office:value="-3.818">
                <text:p>-3.8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">
                <text:p>52</text:p>
              </table:table-cell>
              <table:table-cell office:value-type="float" office:value="126.484">
                <text:p>126.484</text:p>
              </table:table-cell>
              <table:table-cell office:value-type="float" office:value="122.839">
                <text:p>122.839</text:p>
              </table:table-cell>
              <table:table-cell office:value-type="float" office:value="-3.645">
                <text:p>-3.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">
                <text:p>53</text:p>
              </table:table-cell>
              <table:table-cell office:value-type="float" office:value="123.653">
                <text:p>123.653</text:p>
              </table:table-cell>
              <table:table-cell office:value-type="float" office:value="120.261">
                <text:p>120.261</text:p>
              </table:table-cell>
              <table:table-cell office:value-type="float" office:value="-3.39200000000001">
                <text:p>-3.3920000000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">
                <text:p>54</text:p>
              </table:table-cell>
              <table:table-cell office:value-type="float" office:value="119.659">
                <text:p>119.659</text:p>
              </table:table-cell>
              <table:table-cell office:value-type="float" office:value="116.551">
                <text:p>116.551</text:p>
              </table:table-cell>
              <table:table-cell office:value-type="float" office:value="-3.108">
                <text:p>-3.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">
                <text:p>55</text:p>
              </table:table-cell>
              <table:table-cell office:value-type="float" office:value="114.379">
                <text:p>114.379</text:p>
              </table:table-cell>
              <table:table-cell office:value-type="float" office:value="111.725">
                <text:p>111.725</text:p>
              </table:table-cell>
              <table:table-cell office:value-type="float" office:value="-2.65400000000001">
                <text:p>-2.6540000000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107.815">
                <text:p>107.815</text:p>
              </table:table-cell>
              <table:table-cell office:value-type="float" office:value="105.725">
                <text:p>105.725</text:p>
              </table:table-cell>
              <table:table-cell office:value-type="float" office:value="-2.09">
                <text:p>-2.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99.9293">
                <text:p>99.9293</text:p>
              </table:table-cell>
              <table:table-cell office:value-type="float" office:value="98.6096">
                <text:p>98.6096</text:p>
              </table:table-cell>
              <table:table-cell office:value-type="float" office:value="-1.3197">
                <text:p>-1.31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">
                <text:p>58</text:p>
              </table:table-cell>
              <table:table-cell office:value-type="float" office:value="90.6669">
                <text:p>90.6669</text:p>
              </table:table-cell>
              <table:table-cell office:value-type="float" office:value="90.098">
                <text:p>90.098</text:p>
              </table:table-cell>
              <table:table-cell office:value-type="float" office:value="-0.568899999999999">
                <text:p>-0.56889999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">
                <text:p>59</text:p>
              </table:table-cell>
              <table:table-cell office:value-type="float" office:value="80.1187">
                <text:p>80.1187</text:p>
              </table:table-cell>
              <table:table-cell office:value-type="float" office:value="80.4788">
                <text:p>80.4788</text:p>
              </table:table-cell>
              <table:table-cell office:value-type="float" office:value="0.360100000000003">
                <text:p>0.3601000000000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">
                <text:p>60</text:p>
              </table:table-cell>
              <table:table-cell office:value-type="float" office:value="68.2584">
                <text:p>68.2584</text:p>
              </table:table-cell>
              <table:table-cell office:value-type="float" office:value="69.6143">
                <text:p>69.6143</text:p>
              </table:table-cell>
              <table:table-cell office:value-type="float" office:value="1.35590000000001">
                <text:p>1.3559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1">
                <text:p>61</text:p>
              </table:table-cell>
              <table:table-cell office:value-type="float" office:value="55.0803">
                <text:p>55.0803</text:p>
              </table:table-cell>
              <table:table-cell office:value-type="float" office:value="57.6288">
                <text:p>57.6288</text:p>
              </table:table-cell>
              <table:table-cell office:value-type="float" office:value="2.5485">
                <text:p>2.54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">
                <text:p>62</text:p>
              </table:table-cell>
              <table:table-cell office:value-type="float" office:value="40.6274">
                <text:p>40.6274</text:p>
              </table:table-cell>
              <table:table-cell office:value-type="float" office:value="44.3618">
                <text:p>44.3618</text:p>
              </table:table-cell>
              <table:table-cell office:value-type="float" office:value="3.7344">
                <text:p>3.73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">
                <text:p>63</text:p>
              </table:table-cell>
              <table:table-cell office:value-type="float" office:value="25.0698">
                <text:p>25.0698</text:p>
              </table:table-cell>
              <table:table-cell office:value-type="float" office:value="30.0183">
                <text:p>30.0183</text:p>
              </table:table-cell>
              <table:table-cell office:value-type="float" office:value="4.9485">
                <text:p>4.94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8.62595">
                <text:p>8.62595</text:p>
              </table:table-cell>
              <table:table-cell office:value-type="float" office:value="14.5996">
                <text:p>14.5996</text:p>
              </table:table-cell>
              <table:table-cell office:value-type="float" office:value="5.97365">
                <text:p>5.973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753331">
                <text:p>0.753331</text:p>
              </table:table-cell>
              <table:table-cell office:value-type="float" office:value="2.14561">
                <text:p>2.14561</text:p>
              </table:table-cell>
              <table:table-cell office:value-type="float" office:value="1.392279">
                <text:p>1.3922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">
                <text:p>66</text:p>
              </table:table-cell>
              <table:table-cell office:value-type="float" office:value="0.152875">
                <text:p>0.152875</text:p>
              </table:table-cell>
              <table:table-cell office:value-type="float" office:value="0.324241">
                <text:p>0.324241</text:p>
              </table:table-cell>
              <table:table-cell office:value-type="float" office:value="0.171366">
                <text:p>0.1713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7">
                <text:p>67</text:p>
              </table:table-cell>
              <table:table-cell office:value-type="float" office:value="0.00602884">
                <text:p>0.00602884</text:p>
              </table:table-cell>
              <table:table-cell office:value-type="float" office:value="0.0493257">
                <text:p>0.0493257</text:p>
              </table:table-cell>
              <table:table-cell office:value-type="float" office:value="0.04329686">
                <text:p>0.043296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95cm" svg:height="15.588cm" xlink:href=".." xlink:type="simple" chart:class="chart:scatter" chart:style-name="ch1">
        <chart:legend svg:x="11.031cm" svg:y="1.042cm" style:legend-expansion="custom" chartooo:width="2.435cm" chartooo:height="2.682cm" style:legend-expansion-aspect-ratio="0.907904548844146" chart:style-name="ch2"/>
        <chart:plot-area chart:style-name="ch3" table:cell-range-address="'Chi2 Frame 0 Fit'.A1:'Chi2 Frame 0 Fit'.C101 'Chi2 Frame 0 Fit'.F1:'Chi2 Frame 0 Fit'.F101" chart:data-source-has-labels="row" svg:x="0.341cm" svg:y="0.311cm" svg:width="16.413cm" svg:height="14.966cm">
          <chartooo:coordinate-region svg:x="1.107cm" svg:y="0.503cm" svg:width="15.263cm" svg:height="14.5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hi2 Frame 0 Fit'.B2:'Chi2 Frame 0 Fit'.B101" chart:label-cell-address="'Chi2 Frame 0 Fit'.B1:'Chi2 Frame 0 Fit'.B1" chart:class="chart:scatter">
            <chart:domain table:cell-range-address="'Chi2 Frame 0 Fit'.A2:'Chi2 Frame 0 Fit'.A101"/>
            <chart:data-point chart:repeated="100"/>
          </chart:series>
          <chart:series chart:style-name="ch7" chart:values-cell-range-address="'Chi2 Frame 0 Fit'.C2:'Chi2 Frame 0 Fit'.C101" chart:label-cell-address="'Chi2 Frame 0 Fit'.C1:'Chi2 Frame 0 Fit'.C1" chart:class="chart:scatter">
            <chart:data-point chart:repeated="100"/>
          </chart:series>
          <chart:series chart:style-name="ch8" chart:values-cell-range-address="'Chi2 Frame 0 Fit'.F2:'Chi2 Frame 0 Fit'.F101" chart:label-cell-address="'Chi2 Frame 0 Fit'.F1:'Chi2 Frame 0 Fit'.F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ost</text:p>
                <draw:g>
                  <svg:desc>'Chi2 Frame 0 Fit'.B1:'Chi2 Frame 0 Fit'.B1</svg:desc>
                </draw:g>
              </table:table-cell>
              <table:table-cell office:value-type="string">
                <text:p>Cuda 1</text:p>
                <draw:g>
                  <svg:desc>'Chi2 Frame 0 Fit'.C1:'Chi2 Frame 0 Fit'.C1</svg:desc>
                </draw:g>
              </table:table-cell>
              <table:table-cell office:value-type="string">
                <text:p>Diff</text:p>
                <draw:g>
                  <svg:desc>'Chi2 Frame 0 Fit'.F1:'Chi2 Frame 0 Fit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hi2 Frame 0 Fit'.A2:'Chi2 Frame 0 Fit'.A101</svg:desc>
                </draw:g>
              </table:table-cell>
              <table:table-cell office:value-type="float" office:value="0">
                <text:p>0</text:p>
                <draw:g>
                  <svg:desc>'Chi2 Frame 0 Fit'.B2:'Chi2 Frame 0 Fit'.B101</svg:desc>
                </draw:g>
              </table:table-cell>
              <table:table-cell office:value-type="float" office:value="0">
                <text:p>0</text:p>
                <draw:g>
                  <svg:desc>'Chi2 Frame 0 Fit'.C2:'Chi2 Frame 0 Fit'.C101</svg:desc>
                </draw:g>
              </table:table-cell>
              <table:table-cell office:value-type="float" office:value="0">
                <text:p>0</text:p>
                <draw:g>
                  <svg:desc>'Chi2 Frame 0 Fit'.F2:'Chi2 Frame 0 Fit'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0582598">
                <text:p>0.00582598</text:p>
              </table:table-cell>
              <table:table-cell office:value-type="float" office:value="0.00548326">
                <text:p>0.00548326</text:p>
              </table:table-cell>
              <table:table-cell office:value-type="float" office:value="-0.000342719999999999">
                <text:p>-0.0003427199999999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152866">
                <text:p>0.152866</text:p>
              </table:table-cell>
              <table:table-cell office:value-type="float" office:value="0.143873">
                <text:p>0.143873</text:p>
              </table:table-cell>
              <table:table-cell office:value-type="float" office:value="-0.008993">
                <text:p>-0.0089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753344">
                <text:p>0.753344</text:p>
              </table:table-cell>
              <table:table-cell office:value-type="float" office:value="0.709028">
                <text:p>0.709028</text:p>
              </table:table-cell>
              <table:table-cell office:value-type="float" office:value="-0.044316">
                <text:p>-0.0443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.64282">
                <text:p>8.64282</text:p>
              </table:table-cell>
              <table:table-cell office:value-type="float" office:value="8.13441">
                <text:p>8.13441</text:p>
              </table:table-cell>
              <table:table-cell office:value-type="float" office:value="-0.50841">
                <text:p>-0.508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5.2">
                <text:p>25.2</text:p>
              </table:table-cell>
              <table:table-cell office:value-type="float" office:value="23.7176">
                <text:p>23.7176</text:p>
              </table:table-cell>
              <table:table-cell office:value-type="float" office:value="-1.4824">
                <text:p>-1.48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0.8222">
                <text:p>40.8222</text:p>
              </table:table-cell>
              <table:table-cell office:value-type="float" office:value="38.4208">
                <text:p>38.4208</text:p>
              </table:table-cell>
              <table:table-cell office:value-type="float" office:value="-2.4014">
                <text:p>-2.40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5.3444">
                <text:p>55.3444</text:p>
              </table:table-cell>
              <table:table-cell office:value-type="float" office:value="52.0888">
                <text:p>52.0888</text:p>
              </table:table-cell>
              <table:table-cell office:value-type="float" office:value="-3.2556">
                <text:p>-3.25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8.6132">
                <text:p>68.6132</text:p>
              </table:table-cell>
              <table:table-cell office:value-type="float" office:value="64.577">
                <text:p>64.577</text:p>
              </table:table-cell>
              <table:table-cell office:value-type="float" office:value="-4.03620000000001">
                <text:p>-4.03620000000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0.4514">
                <text:p>80.4514</text:p>
              </table:table-cell>
              <table:table-cell office:value-type="float" office:value="75.7188">
                <text:p>75.7188</text:p>
              </table:table-cell>
              <table:table-cell office:value-type="float" office:value="-4.73260000000001">
                <text:p>-4.73260000000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90.9466">
                <text:p>90.9466</text:p>
              </table:table-cell>
              <table:table-cell office:value-type="float" office:value="85.5966">
                <text:p>85.5966</text:p>
              </table:table-cell>
              <table:table-cell office:value-type="float" office:value="-5.35000000000001">
                <text:p>-5.35000000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00.28">
                <text:p>100.28</text:p>
              </table:table-cell>
              <table:table-cell office:value-type="float" office:value="94.3808">
                <text:p>94.3808</text:p>
              </table:table-cell>
              <table:table-cell office:value-type="float" office:value="-5.89920000000001">
                <text:p>-5.89920000000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08.125">
                <text:p>108.125</text:p>
              </table:table-cell>
              <table:table-cell office:value-type="float" office:value="101.764">
                <text:p>101.764</text:p>
              </table:table-cell>
              <table:table-cell office:value-type="float" office:value="-6.361">
                <text:p>-6.3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14.684">
                <text:p>114.684</text:p>
              </table:table-cell>
              <table:table-cell office:value-type="float" office:value="107.937">
                <text:p>107.937</text:p>
              </table:table-cell>
              <table:table-cell office:value-type="float" office:value="-6.747">
                <text:p>-6.7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19.91">
                <text:p>119.91</text:p>
              </table:table-cell>
              <table:table-cell office:value-type="float" office:value="112.856">
                <text:p>112.856</text:p>
              </table:table-cell>
              <table:table-cell office:value-type="float" office:value="-7.054">
                <text:p>-7.0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23.844">
                <text:p>123.844</text:p>
              </table:table-cell>
              <table:table-cell office:value-type="float" office:value="116.559">
                <text:p>116.559</text:p>
              </table:table-cell>
              <table:table-cell office:value-type="float" office:value="-7.285">
                <text:p>-7.2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26.493">
                <text:p>126.493</text:p>
              </table:table-cell>
              <table:table-cell office:value-type="float" office:value="119.052">
                <text:p>119.052</text:p>
              </table:table-cell>
              <table:table-cell office:value-type="float" office:value="-7.44099999999999">
                <text:p>-7.44099999999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27.816">
                <text:p>127.816</text:p>
              </table:table-cell>
              <table:table-cell office:value-type="float" office:value="120.297">
                <text:p>120.297</text:p>
              </table:table-cell>
              <table:table-cell office:value-type="float" office:value="-7.51900000000001">
                <text:p>-7.51900000000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27.846">
                <text:p>127.846</text:p>
              </table:table-cell>
              <table:table-cell office:value-type="float" office:value="120.326">
                <text:p>120.326</text:p>
              </table:table-cell>
              <table:table-cell office:value-type="float" office:value="-7.52000000000001">
                <text:p>-7.5200000000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26.484">
                <text:p>126.484</text:p>
              </table:table-cell>
              <table:table-cell office:value-type="float" office:value="119.044">
                <text:p>119.044</text:p>
              </table:table-cell>
              <table:table-cell office:value-type="float" office:value="-7.44">
                <text:p>-7.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23.653">
                <text:p>123.653</text:p>
              </table:table-cell>
              <table:table-cell office:value-type="float" office:value="116.379">
                <text:p>116.379</text:p>
              </table:table-cell>
              <table:table-cell office:value-type="float" office:value="-7.274">
                <text:p>-7.2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19.659">
                <text:p>119.659</text:p>
              </table:table-cell>
              <table:table-cell office:value-type="float" office:value="112.62">
                <text:p>112.62</text:p>
              </table:table-cell>
              <table:table-cell office:value-type="float" office:value="-7.039">
                <text:p>-7.0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14.379">
                <text:p>114.379</text:p>
              </table:table-cell>
              <table:table-cell office:value-type="float" office:value="107.651">
                <text:p>107.651</text:p>
              </table:table-cell>
              <table:table-cell office:value-type="float" office:value="-6.72800000000001">
                <text:p>-6.728000000000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07.815">
                <text:p>107.815</text:p>
              </table:table-cell>
              <table:table-cell office:value-type="float" office:value="101.472">
                <text:p>101.472</text:p>
              </table:table-cell>
              <table:table-cell office:value-type="float" office:value="-6.343">
                <text:p>-6.3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99.9293">
                <text:p>99.9293</text:p>
              </table:table-cell>
              <table:table-cell office:value-type="float" office:value="94.051">
                <text:p>94.051</text:p>
              </table:table-cell>
              <table:table-cell office:value-type="float" office:value="-5.8783">
                <text:p>-5.87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90.6669">
                <text:p>90.6669</text:p>
              </table:table-cell>
              <table:table-cell office:value-type="float" office:value="85.3333">
                <text:p>85.3333</text:p>
              </table:table-cell>
              <table:table-cell office:value-type="float" office:value="-5.3336">
                <text:p>-5.33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0.1187">
                <text:p>80.1187</text:p>
              </table:table-cell>
              <table:table-cell office:value-type="float" office:value="75.4056">
                <text:p>75.4056</text:p>
              </table:table-cell>
              <table:table-cell office:value-type="float" office:value="-4.7131">
                <text:p>-4.71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8.2584">
                <text:p>68.2584</text:p>
              </table:table-cell>
              <table:table-cell office:value-type="float" office:value="64.2431">
                <text:p>64.2431</text:p>
              </table:table-cell>
              <table:table-cell office:value-type="float" office:value="-4.0153">
                <text:p>-4.01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5.0803">
                <text:p>55.0803</text:p>
              </table:table-cell>
              <table:table-cell office:value-type="float" office:value="51.8402">
                <text:p>51.8402</text:p>
              </table:table-cell>
              <table:table-cell office:value-type="float" office:value="-3.2401">
                <text:p>-3.24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40.6274">
                <text:p>40.6274</text:p>
              </table:table-cell>
              <table:table-cell office:value-type="float" office:value="38.2374">
                <text:p>38.2374</text:p>
              </table:table-cell>
              <table:table-cell office:value-type="float" office:value="-2.39">
                <text:p>-2.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5.0698">
                <text:p>25.0698</text:p>
              </table:table-cell>
              <table:table-cell office:value-type="float" office:value="23.595">
                <text:p>23.595</text:p>
              </table:table-cell>
              <table:table-cell office:value-type="float" office:value="-1.4748">
                <text:p>-1.47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8.62595">
                <text:p>8.62595</text:p>
              </table:table-cell>
              <table:table-cell office:value-type="float" office:value="8.11852">
                <text:p>8.11852</text:p>
              </table:table-cell>
              <table:table-cell office:value-type="float" office:value="-0.507429999999999">
                <text:p>-0.50742999999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753331">
                <text:p>0.753331</text:p>
              </table:table-cell>
              <table:table-cell office:value-type="float" office:value="0.709016">
                <text:p>0.709016</text:p>
              </table:table-cell>
              <table:table-cell office:value-type="float" office:value="-0.044315">
                <text:p>-0.0443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152875">
                <text:p>0.152875</text:p>
              </table:table-cell>
              <table:table-cell office:value-type="float" office:value="0.143882">
                <text:p>0.143882</text:p>
              </table:table-cell>
              <table:table-cell office:value-type="float" office:value="-0.008993">
                <text:p>-0.0089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0602884">
                <text:p>0.00602884</text:p>
              </table:table-cell>
              <table:table-cell office:value-type="float" office:value="0.00567419">
                <text:p>0.00567419</text:p>
              </table:table-cell>
              <table:table-cell office:value-type="float" office:value="-0.00035465">
                <text:p>-0.000354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363cm" svg:height="15.27cm" xlink:href=".." xlink:type="simple" chart:class="chart:scatter" chart:style-name="ch1">
        <chart:legend svg:x="12.145cm" svg:y="0.817cm" style:legend-expansion="custom" chartooo:width="2.279cm" chartooo:height="1.549cm" style:legend-expansion-aspect-ratio="1.47127178825048" chart:style-name="ch2"/>
        <chart:plot-area chart:style-name="ch3" table:cell-range-address="'Chi2 Frame 1 Fit'.A1:'Chi2 Frame 1 Fit'.C101 'Chi2 Frame 1 Fit'.F1:'Chi2 Frame 1 Fit'.F101" chart:data-source-has-labels="row" svg:x="0.367cm" svg:y="0.305cm" svg:width="17.629cm" svg:height="14.66cm">
          <chartooo:coordinate-region svg:x="1.133cm" svg:y="0.497cm" svg:width="16.48cm" svg:height="14.2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hi2 Frame 1 Fit'.B2:'Chi2 Frame 1 Fit'.B101" chart:label-cell-address="'Chi2 Frame 1 Fit'.B1:'Chi2 Frame 1 Fit'.B1" chart:class="chart:scatter">
            <chart:domain table:cell-range-address="'Chi2 Frame 1 Fit'.A2:'Chi2 Frame 1 Fit'.A101"/>
            <chart:data-point chart:repeated="100"/>
          </chart:series>
          <chart:series chart:style-name="ch7" chart:values-cell-range-address="'Chi2 Frame 1 Fit'.C2:'Chi2 Frame 1 Fit'.C101" chart:label-cell-address="'Chi2 Frame 1 Fit'.C1:'Chi2 Frame 1 Fit'.C1" chart:class="chart:scatter">
            <chart:data-point chart:repeated="100"/>
          </chart:series>
          <chart:series chart:style-name="ch8" chart:values-cell-range-address="'Chi2 Frame 1 Fit'.F2:'Chi2 Frame 1 Fit'.F101" chart:label-cell-address="'Chi2 Frame 1 Fit'.F1:'Chi2 Frame 1 Fit'.F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ost </text:p>
                <draw:g>
                  <svg:desc>'Chi2 Frame 1 Fit'.B1:'Chi2 Frame 1 Fit'.B1</svg:desc>
                </draw:g>
              </table:table-cell>
              <table:table-cell office:value-type="string">
                <text:p>Cuda 1</text:p>
                <draw:g>
                  <svg:desc>'Chi2 Frame 1 Fit'.C1:'Chi2 Frame 1 Fit'.C1</svg:desc>
                </draw:g>
              </table:table-cell>
              <table:table-cell office:value-type="string">
                <text:p>Diff</text:p>
                <draw:g>
                  <svg:desc>'Chi2 Frame 1 Fit'.F1:'Chi2 Frame 1 Fit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hi2 Frame 1 Fit'.A2:'Chi2 Frame 1 Fit'.A101</svg:desc>
                </draw:g>
              </table:table-cell>
              <table:table-cell office:value-type="float" office:value="0">
                <text:p>0</text:p>
                <draw:g>
                  <svg:desc>'Chi2 Frame 1 Fit'.B2:'Chi2 Frame 1 Fit'.B101</svg:desc>
                </draw:g>
              </table:table-cell>
              <table:table-cell office:value-type="float" office:value="0">
                <text:p>0</text:p>
                <draw:g>
                  <svg:desc>'Chi2 Frame 1 Fit'.C2:'Chi2 Frame 1 Fit'.C101</svg:desc>
                </draw:g>
              </table:table-cell>
              <table:table-cell office:value-type="float" office:value="0">
                <text:p>0</text:p>
                <draw:g>
                  <svg:desc>'Chi2 Frame 1 Fit'.F2:'Chi2 Frame 1 Fit'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21175">
                <text:p>0.021175</text:p>
              </table:table-cell>
              <table:table-cell office:value-type="float" office:value="0.0199293">
                <text:p>0.0199293</text:p>
              </table:table-cell>
              <table:table-cell office:value-type="float" office:value="-0.0012457">
                <text:p>-0.00124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20254">
                <text:p>0.220254</text:p>
              </table:table-cell>
              <table:table-cell office:value-type="float" office:value="0.207297">
                <text:p>0.207297</text:p>
              </table:table-cell>
              <table:table-cell office:value-type="float" office:value="-0.012957">
                <text:p>-0.0129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15066">
                <text:p>1.15066</text:p>
              </table:table-cell>
              <table:table-cell office:value-type="float" office:value="1.08297">
                <text:p>1.08297</text:p>
              </table:table-cell>
              <table:table-cell office:value-type="float" office:value="-0.06769">
                <text:p>-0.067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1.7263">
                <text:p>11.7263</text:p>
              </table:table-cell>
              <table:table-cell office:value-type="float" office:value="11.0364">
                <text:p>11.0364</text:p>
              </table:table-cell>
              <table:table-cell office:value-type="float" office:value="-0.6899">
                <text:p>-0.68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7.8489">
                <text:p>27.8489</text:p>
              </table:table-cell>
              <table:table-cell office:value-type="float" office:value="26.2107">
                <text:p>26.2107</text:p>
              </table:table-cell>
              <table:table-cell office:value-type="float" office:value="-1.6382">
                <text:p>-1.63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2.8983">
                <text:p>42.8983</text:p>
              </table:table-cell>
              <table:table-cell office:value-type="float" office:value="40.3748">
                <text:p>40.3748</text:p>
              </table:table-cell>
              <table:table-cell office:value-type="float" office:value="-2.5235">
                <text:p>-2.52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6.9396">
                <text:p>56.9396</text:p>
              </table:table-cell>
              <table:table-cell office:value-type="float" office:value="53.5901">
                <text:p>53.5901</text:p>
              </table:table-cell>
              <table:table-cell office:value-type="float" office:value="-3.3495">
                <text:p>-3.34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9.6238">
                <text:p>69.6238</text:p>
              </table:table-cell>
              <table:table-cell office:value-type="float" office:value="65.5282">
                <text:p>65.5282</text:p>
              </table:table-cell>
              <table:table-cell office:value-type="float" office:value="-4.0956">
                <text:p>-4.09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0.8709">
                <text:p>80.8709</text:p>
              </table:table-cell>
              <table:table-cell office:value-type="float" office:value="76.1137">
                <text:p>76.1137</text:p>
              </table:table-cell>
              <table:table-cell office:value-type="float" office:value="-4.75720000000001">
                <text:p>-4.75720000000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90.9387">
                <text:p>90.9387</text:p>
              </table:table-cell>
              <table:table-cell office:value-type="float" office:value="85.5892">
                <text:p>85.5892</text:p>
              </table:table-cell>
              <table:table-cell office:value-type="float" office:value="-5.34949999999999">
                <text:p>-5.349499999999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9.7797">
                <text:p>99.7797</text:p>
              </table:table-cell>
              <table:table-cell office:value-type="float" office:value="93.9102">
                <text:p>93.9102</text:p>
              </table:table-cell>
              <table:table-cell office:value-type="float" office:value="-5.8695">
                <text:p>-5.86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07.214">
                <text:p>107.214</text:p>
              </table:table-cell>
              <table:table-cell office:value-type="float" office:value="100.907">
                <text:p>100.907</text:p>
              </table:table-cell>
              <table:table-cell office:value-type="float" office:value="-6.307">
                <text:p>-6.3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13.502">
                <text:p>113.502</text:p>
              </table:table-cell>
              <table:table-cell office:value-type="float" office:value="106.825">
                <text:p>106.825</text:p>
              </table:table-cell>
              <table:table-cell office:value-type="float" office:value="-6.67699999999999">
                <text:p>-6.676999999999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18.556">
                <text:p>118.556</text:p>
              </table:table-cell>
              <table:table-cell office:value-type="float" office:value="111.582">
                <text:p>111.582</text:p>
              </table:table-cell>
              <table:table-cell office:value-type="float" office:value="-6.974">
                <text:p>-6.9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22.488">
                <text:p>122.488</text:p>
              </table:table-cell>
              <table:table-cell office:value-type="float" office:value="115.283">
                <text:p>115.283</text:p>
              </table:table-cell>
              <table:table-cell office:value-type="float" office:value="-7.205">
                <text:p>-7.2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25.121">
                <text:p>125.121</text:p>
              </table:table-cell>
              <table:table-cell office:value-type="float" office:value="117.761">
                <text:p>117.761</text:p>
              </table:table-cell>
              <table:table-cell office:value-type="float" office:value="-7.36">
                <text:p>-7.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26.356">
                <text:p>126.356</text:p>
              </table:table-cell>
              <table:table-cell office:value-type="float" office:value="118.923">
                <text:p>118.923</text:p>
              </table:table-cell>
              <table:table-cell office:value-type="float" office:value="-7.43299999999999">
                <text:p>-7.43299999999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26.477">
                <text:p>126.477</text:p>
              </table:table-cell>
              <table:table-cell office:value-type="float" office:value="119.037">
                <text:p>119.037</text:p>
              </table:table-cell>
              <table:table-cell office:value-type="float" office:value="-7.44">
                <text:p>-7.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25.372">
                <text:p>125.372</text:p>
              </table:table-cell>
              <table:table-cell office:value-type="float" office:value="117.997">
                <text:p>117.997</text:p>
              </table:table-cell>
              <table:table-cell office:value-type="float" office:value="-7.375">
                <text:p>-7.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22.877">
                <text:p>122.877</text:p>
              </table:table-cell>
              <table:table-cell office:value-type="float" office:value="115.649">
                <text:p>115.649</text:p>
              </table:table-cell>
              <table:table-cell office:value-type="float" office:value="-7.22799999999999">
                <text:p>-7.22799999999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19.064">
                <text:p>119.064</text:p>
              </table:table-cell>
              <table:table-cell office:value-type="float" office:value="112.06">
                <text:p>112.06</text:p>
              </table:table-cell>
              <table:table-cell office:value-type="float" office:value="-7.00399999999999">
                <text:p>-7.00399999999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14.129">
                <text:p>114.129</text:p>
              </table:table-cell>
              <table:table-cell office:value-type="float" office:value="107.415">
                <text:p>107.415</text:p>
              </table:table-cell>
              <table:table-cell office:value-type="float" office:value="-6.714">
                <text:p>-6.7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07.934">
                <text:p>107.934</text:p>
              </table:table-cell>
              <table:table-cell office:value-type="float" office:value="101.585">
                <text:p>101.585</text:p>
              </table:table-cell>
              <table:table-cell office:value-type="float" office:value="-6.349">
                <text:p>-6.3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00.543">
                <text:p>100.543</text:p>
              </table:table-cell>
              <table:table-cell office:value-type="float" office:value="94.629">
                <text:p>94.629</text:p>
              </table:table-cell>
              <table:table-cell office:value-type="float" office:value="-5.914">
                <text:p>-5.9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91.6728">
                <text:p>91.6728</text:p>
              </table:table-cell>
              <table:table-cell office:value-type="float" office:value="86.2801">
                <text:p>86.2801</text:p>
              </table:table-cell>
              <table:table-cell office:value-type="float" office:value="-5.39269999999999">
                <text:p>-5.392699999999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1.5188">
                <text:p>81.5188</text:p>
              </table:table-cell>
              <table:table-cell office:value-type="float" office:value="76.7234">
                <text:p>76.7234</text:p>
              </table:table-cell>
              <table:table-cell office:value-type="float" office:value="-4.7954">
                <text:p>-4.79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0.1534">
                <text:p>70.1534</text:p>
              </table:table-cell>
              <table:table-cell office:value-type="float" office:value="66.0265">
                <text:p>66.0265</text:p>
              </table:table-cell>
              <table:table-cell office:value-type="float" office:value="-4.12690000000001">
                <text:p>-4.12690000000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7.4738">
                <text:p>57.4738</text:p>
              </table:table-cell>
              <table:table-cell office:value-type="float" office:value="54.0928">
                <text:p>54.0928</text:p>
              </table:table-cell>
              <table:table-cell office:value-type="float" office:value="-3.381">
                <text:p>-3.3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43.3612">
                <text:p>43.3612</text:p>
              </table:table-cell>
              <table:table-cell office:value-type="float" office:value="40.8105">
                <text:p>40.8105</text:p>
              </table:table-cell>
              <table:table-cell office:value-type="float" office:value="-2.5507">
                <text:p>-2.55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8.1116">
                <text:p>28.1116</text:p>
              </table:table-cell>
              <table:table-cell office:value-type="float" office:value="26.4579">
                <text:p>26.4579</text:p>
              </table:table-cell>
              <table:table-cell office:value-type="float" office:value="-1.6537">
                <text:p>-1.65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1.8094">
                <text:p>11.8094</text:p>
              </table:table-cell>
              <table:table-cell office:value-type="float" office:value="11.1147">
                <text:p>11.1147</text:p>
              </table:table-cell>
              <table:table-cell office:value-type="float" office:value="-0.694700000000001">
                <text:p>-0.6947000000000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18257">
                <text:p>1.18257</text:p>
              </table:table-cell>
              <table:table-cell office:value-type="float" office:value="1.113">
                <text:p>1.113</text:p>
              </table:table-cell>
              <table:table-cell office:value-type="float" office:value="-0.0695700000000001">
                <text:p>-0.0695700000000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22363">
                <text:p>0.22363</text:p>
              </table:table-cell>
              <table:table-cell office:value-type="float" office:value="0.210475">
                <text:p>0.210475</text:p>
              </table:table-cell>
              <table:table-cell office:value-type="float" office:value="-0.013155">
                <text:p>-0.0131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218949">
                <text:p>0.0218949</text:p>
              </table:table-cell>
              <table:table-cell office:value-type="float" office:value="0.0206069">
                <text:p>0.0206069</text:p>
              </table:table-cell>
              <table:table-cell office:value-type="float" office:value="-0.001288">
                <text:p>-0.0012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513cm" svg:height="15.287cm" xlink:href=".." xlink:type="simple" chart:class="chart:scatter" chart:style-name="ch1">
        <chart:legend svg:x="14.382cm" svg:y="0.82cm" style:legend-expansion="custom" chartooo:width="2.578cm" chartooo:height="1.549cm" style:legend-expansion-aspect-ratio="1.66429954809555" chart:style-name="ch2"/>
        <chart:plot-area chart:style-name="ch3" table:cell-range-address="'Chi2 Frame 2 Fit'.A1:'Chi2 Frame 2 Fit'.C101 'Chi2 Frame 2 Fit'.F1:'Chi2 Frame 2 Fit'.F101" chart:data-source-has-labels="row" svg:x="0.37cm" svg:y="0.305cm" svg:width="17.773cm" svg:height="14.677cm">
          <chartooo:coordinate-region svg:x="1.136cm" svg:y="0.497cm" svg:width="16.623cm" svg:height="14.2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hi2 Frame 2 Fit'.B2:'Chi2 Frame 2 Fit'.B101" chart:label-cell-address="'Chi2 Frame 2 Fit'.B1:'Chi2 Frame 2 Fit'.B1" chart:class="chart:scatter">
            <chart:domain table:cell-range-address="'Chi2 Frame 2 Fit'.A2:'Chi2 Frame 2 Fit'.A101"/>
            <chart:data-point chart:repeated="100"/>
          </chart:series>
          <chart:series chart:style-name="ch7" chart:values-cell-range-address="'Chi2 Frame 2 Fit'.C2:'Chi2 Frame 2 Fit'.C101" chart:label-cell-address="'Chi2 Frame 2 Fit'.C1:'Chi2 Frame 2 Fit'.C1" chart:class="chart:scatter">
            <chart:data-point chart:repeated="100"/>
          </chart:series>
          <chart:series chart:style-name="ch8" chart:values-cell-range-address="'Chi2 Frame 2 Fit'.F2:'Chi2 Frame 2 Fit'.F101" chart:label-cell-address="'Chi2 Frame 2 Fit'.F1:'Chi2 Frame 2 Fit'.F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andard</text:p>
                <draw:g>
                  <svg:desc>'Chi2 Frame 2 Fit'.B1:'Chi2 Frame 2 Fit'.B1</svg:desc>
                </draw:g>
              </table:table-cell>
              <table:table-cell office:value-type="string">
                <text:p>Cuda 1</text:p>
                <draw:g>
                  <svg:desc>'Chi2 Frame 2 Fit'.C1:'Chi2 Frame 2 Fit'.C1</svg:desc>
                </draw:g>
              </table:table-cell>
              <table:table-cell office:value-type="string">
                <text:p>Diff</text:p>
                <draw:g>
                  <svg:desc>'Chi2 Frame 2 Fit'.F1:'Chi2 Frame 2 Fit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hi2 Frame 2 Fit'.A2:'Chi2 Frame 2 Fit'.A101</svg:desc>
                </draw:g>
              </table:table-cell>
              <table:table-cell office:value-type="float" office:value="0">
                <text:p>0</text:p>
                <draw:g>
                  <svg:desc>'Chi2 Frame 2 Fit'.B2:'Chi2 Frame 2 Fit'.B101</svg:desc>
                </draw:g>
              </table:table-cell>
              <table:table-cell office:value-type="float" office:value="0">
                <text:p>0</text:p>
                <draw:g>
                  <svg:desc>'Chi2 Frame 2 Fit'.C2:'Chi2 Frame 2 Fit'.C101</svg:desc>
                </draw:g>
              </table:table-cell>
              <table:table-cell office:value-type="float" office:value="0">
                <text:p>0</text:p>
                <draw:g>
                  <svg:desc>'Chi2 Frame 2 Fit'.F2:'Chi2 Frame 2 Fit'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21175">
                <text:p>0.021175</text:p>
              </table:table-cell>
              <table:table-cell office:value-type="float" office:value="0.0321355">
                <text:p>0.0321355</text:p>
              </table:table-cell>
              <table:table-cell office:value-type="float" office:value="-0.0109605">
                <text:p>-0.01096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20254">
                <text:p>0.220254</text:p>
              </table:table-cell>
              <table:table-cell office:value-type="float" office:value="0.25328">
                <text:p>0.25328</text:p>
              </table:table-cell>
              <table:table-cell office:value-type="float" office:value="-0.033026">
                <text:p>-0.0330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15066">
                <text:p>1.15066</text:p>
              </table:table-cell>
              <table:table-cell office:value-type="float" office:value="1.46153">
                <text:p>1.46153</text:p>
              </table:table-cell>
              <table:table-cell office:value-type="float" office:value="-0.31087">
                <text:p>-0.310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1.7263">
                <text:p>11.7263</text:p>
              </table:table-cell>
              <table:table-cell office:value-type="float" office:value="12.5013">
                <text:p>12.5013</text:p>
              </table:table-cell>
              <table:table-cell office:value-type="float" office:value="-0.775">
                <text:p>-0.7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7.8489">
                <text:p>27.8489</text:p>
              </table:table-cell>
              <table:table-cell office:value-type="float" office:value="27.3954">
                <text:p>27.3954</text:p>
              </table:table-cell>
              <table:table-cell office:value-type="float" office:value="0.453500000000002">
                <text:p>0.4535000000000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2.8983">
                <text:p>42.8983</text:p>
              </table:table-cell>
              <table:table-cell office:value-type="float" office:value="41.3142">
                <text:p>41.3142</text:p>
              </table:table-cell>
              <table:table-cell office:value-type="float" office:value="1.5841">
                <text:p>1.58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6.9396">
                <text:p>56.9396</text:p>
              </table:table-cell>
              <table:table-cell office:value-type="float" office:value="54.2695">
                <text:p>54.2695</text:p>
              </table:table-cell>
              <table:table-cell office:value-type="float" office:value="2.6701">
                <text:p>2.67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9.6238">
                <text:p>69.6238</text:p>
              </table:table-cell>
              <table:table-cell office:value-type="float" office:value="65.9401">
                <text:p>65.9401</text:p>
              </table:table-cell>
              <table:table-cell office:value-type="float" office:value="3.6837">
                <text:p>3.68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0.8709">
                <text:p>80.8709</text:p>
              </table:table-cell>
              <table:table-cell office:value-type="float" office:value="76.4307">
                <text:p>76.4307</text:p>
              </table:table-cell>
              <table:table-cell office:value-type="float" office:value="4.4402">
                <text:p>4.44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90.9387">
                <text:p>90.9387</text:p>
              </table:table-cell>
              <table:table-cell office:value-type="float" office:value="85.6788">
                <text:p>85.6788</text:p>
              </table:table-cell>
              <table:table-cell office:value-type="float" office:value="5.2599">
                <text:p>5.25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9.7797">
                <text:p>99.7797</text:p>
              </table:table-cell>
              <table:table-cell office:value-type="float" office:value="93.7502">
                <text:p>93.7502</text:p>
              </table:table-cell>
              <table:table-cell office:value-type="float" office:value="6.0295">
                <text:p>6.02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07.214">
                <text:p>107.214</text:p>
              </table:table-cell>
              <table:table-cell office:value-type="float" office:value="100.77">
                <text:p>100.77</text:p>
              </table:table-cell>
              <table:table-cell office:value-type="float" office:value="6.444">
                <text:p>6.4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13.502">
                <text:p>113.502</text:p>
              </table:table-cell>
              <table:table-cell office:value-type="float" office:value="106.499">
                <text:p>106.499</text:p>
              </table:table-cell>
              <table:table-cell office:value-type="float" office:value="7.003">
                <text:p>7.0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18.556">
                <text:p>118.556</text:p>
              </table:table-cell>
              <table:table-cell office:value-type="float" office:value="111.051">
                <text:p>111.051</text:p>
              </table:table-cell>
              <table:table-cell office:value-type="float" office:value="7.505">
                <text:p>7.5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22.488">
                <text:p>122.488</text:p>
              </table:table-cell>
              <table:table-cell office:value-type="float" office:value="114.509">
                <text:p>114.509</text:p>
              </table:table-cell>
              <table:table-cell office:value-type="float" office:value="7.979">
                <text:p>7.9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25.121">
                <text:p>125.121</text:p>
              </table:table-cell>
              <table:table-cell office:value-type="float" office:value="116.821">
                <text:p>116.82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26.356">
                <text:p>126.356</text:p>
              </table:table-cell>
              <table:table-cell office:value-type="float" office:value="117.795">
                <text:p>117.795</text:p>
              </table:table-cell>
              <table:table-cell office:value-type="float" office:value="8.56099999999999">
                <text:p>8.56099999999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26.477">
                <text:p>126.477</text:p>
              </table:table-cell>
              <table:table-cell office:value-type="float" office:value="117.782">
                <text:p>117.782</text:p>
              </table:table-cell>
              <table:table-cell office:value-type="float" office:value="8.69500000000001">
                <text:p>8.6950000000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25.372">
                <text:p>125.372</text:p>
              </table:table-cell>
              <table:table-cell office:value-type="float" office:value="116.594">
                <text:p>116.594</text:p>
              </table:table-cell>
              <table:table-cell office:value-type="float" office:value="8.77800000000001">
                <text:p>8.7780000000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22.877">
                <text:p>122.877</text:p>
              </table:table-cell>
              <table:table-cell office:value-type="float" office:value="114.15">
                <text:p>114.15</text:p>
              </table:table-cell>
              <table:table-cell office:value-type="float" office:value="8.72699999999999">
                <text:p>8.72699999999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19.064">
                <text:p>119.064</text:p>
              </table:table-cell>
              <table:table-cell office:value-type="float" office:value="110.592">
                <text:p>110.592</text:p>
              </table:table-cell>
              <table:table-cell office:value-type="float" office:value="8.47199999999999">
                <text:p>8.47199999999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14.129">
                <text:p>114.129</text:p>
              </table:table-cell>
              <table:table-cell office:value-type="float" office:value="105.943">
                <text:p>105.943</text:p>
              </table:table-cell>
              <table:table-cell office:value-type="float" office:value="8.18600000000001">
                <text:p>8.186000000000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07.934">
                <text:p>107.934</text:p>
              </table:table-cell>
              <table:table-cell office:value-type="float" office:value="100.19">
                <text:p>100.19</text:p>
              </table:table-cell>
              <table:table-cell office:value-type="float" office:value="7.744">
                <text:p>7.7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00.543">
                <text:p>100.543</text:p>
              </table:table-cell>
              <table:table-cell office:value-type="float" office:value="93.1608">
                <text:p>93.1608</text:p>
              </table:table-cell>
              <table:table-cell office:value-type="float" office:value="7.38220000000001">
                <text:p>7.38220000000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91.6728">
                <text:p>91.6728</text:p>
              </table:table-cell>
              <table:table-cell office:value-type="float" office:value="85.0314">
                <text:p>85.0314</text:p>
              </table:table-cell>
              <table:table-cell office:value-type="float" office:value="6.64139999999999">
                <text:p>6.641399999999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1.5188">
                <text:p>81.5188</text:p>
              </table:table-cell>
              <table:table-cell office:value-type="float" office:value="75.7447">
                <text:p>75.7447</text:p>
              </table:table-cell>
              <table:table-cell office:value-type="float" office:value="5.7741">
                <text:p>5.77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0.1534">
                <text:p>70.1534</text:p>
              </table:table-cell>
              <table:table-cell office:value-type="float" office:value="65.2854">
                <text:p>65.2854</text:p>
              </table:table-cell>
              <table:table-cell office:value-type="float" office:value="4.86800000000001">
                <text:p>4.86800000000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7.4738">
                <text:p>57.4738</text:p>
              </table:table-cell>
              <table:table-cell office:value-type="float" office:value="53.7625">
                <text:p>53.7625</text:p>
              </table:table-cell>
              <table:table-cell office:value-type="float" office:value="3.71129999999999">
                <text:p>3.71129999999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43.3612">
                <text:p>43.3612</text:p>
              </table:table-cell>
              <table:table-cell office:value-type="float" office:value="40.9548">
                <text:p>40.9548</text:p>
              </table:table-cell>
              <table:table-cell office:value-type="float" office:value="2.4064">
                <text:p>2.40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8.1116">
                <text:p>28.1116</text:p>
              </table:table-cell>
              <table:table-cell office:value-type="float" office:value="27.1922">
                <text:p>27.1922</text:p>
              </table:table-cell>
              <table:table-cell office:value-type="float" office:value="0.9194">
                <text:p>0.91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1.8094">
                <text:p>11.8094</text:p>
              </table:table-cell>
              <table:table-cell office:value-type="float" office:value="12.4686">
                <text:p>12.4686</text:p>
              </table:table-cell>
              <table:table-cell office:value-type="float" office:value="-0.6592">
                <text:p>-0.65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18257">
                <text:p>1.18257</text:p>
              </table:table-cell>
              <table:table-cell office:value-type="float" office:value="1.47143">
                <text:p>1.47143</text:p>
              </table:table-cell>
              <table:table-cell office:value-type="float" office:value="-0.28886">
                <text:p>-0.288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22363">
                <text:p>0.22363</text:p>
              </table:table-cell>
              <table:table-cell office:value-type="float" office:value="0.254488">
                <text:p>0.254488</text:p>
              </table:table-cell>
              <table:table-cell office:value-type="float" office:value="-0.030858">
                <text:p>-0.0308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218949">
                <text:p>0.0218949</text:p>
              </table:table-cell>
              <table:table-cell office:value-type="float" office:value="0.0327671">
                <text:p>0.0327671</text:p>
              </table:table-cell>
              <table:table-cell office:value-type="float" office:value="-0.0108722">
                <text:p>-0.01087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949cm" svg:height="16.759cm" xlink:href=".." xlink:type="simple" chart:class="chart:scatter" chart:style-name="ch1">
        <chart:legend svg:x="13.586cm" svg:y="0.221cm" style:legend-expansion="custom" chartooo:width="2.711cm" chartooo:height="2.515cm" style:legend-expansion-aspect-ratio="1.0779324055666" chart:style-name="ch2"/>
        <chart:plot-area chart:style-name="ch3" table:cell-range-address="'Chi2 Frame 2 Fit'.A35:'Chi2 Frame 2 Fit'.F68" svg:x="0.358cm" svg:y="0.335cm" svg:width="17.233cm" svg:height="16.089cm">
          <chartooo:coordinate-region svg:x="1.124cm" svg:y="0.488cm" svg:width="16.183cm" svg:height="15.7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hi2 Frame 2 Fit'.B35:'Chi2 Frame 2 Fit'.B68" chart:class="chart:scatter">
            <chart:domain table:cell-range-address="'Chi2 Frame 2 Fit'.A35:'Chi2 Frame 2 Fit'.A68"/>
            <chart:data-point chart:repeated="34"/>
          </chart:series>
          <chart:series chart:style-name="ch7" chart:values-cell-range-address="'Chi2 Frame 2 Fit'.C35:'Chi2 Frame 2 Fit'.C68" chart:class="chart:scatter">
            <chart:data-point chart:repeated="34"/>
          </chart:series>
          <chart:series chart:style-name="ch8" chart:values-cell-range-address="'Chi2 Frame 2 Fit'.D35:'Chi2 Frame 2 Fit'.D68" chart:class="chart:scatter">
            <chart:data-point chart:repeated="34"/>
          </chart:series>
          <chart:series chart:style-name="ch9" chart:values-cell-range-address="'Chi2 Frame 2 Fit'.E35:'Chi2 Frame 2 Fit'.E68" chart:class="chart:scatter">
            <chart:data-point chart:repeated="34"/>
          </chart:series>
          <chart:series chart:style-name="ch10" chart:values-cell-range-address="'Chi2 Frame 2 Fit'.F35:'Chi2 Frame 2 Fit'.F68" chart:class="chart:scatter">
            <chart:data-point chart:repeated="3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">
                <text:p>34</text:p>
                <draw:g>
                  <svg:desc>'Chi2 Frame 2 Fit'.A35:'Chi2 Frame 2 Fit'.A68</svg:desc>
                </draw:g>
              </table:table-cell>
              <table:table-cell office:value-type="float" office:value="0.021175">
                <text:p>0.021175</text:p>
                <draw:g>
                  <svg:desc>'Chi2 Frame 2 Fit'.B35:'Chi2 Frame 2 Fit'.B68</svg:desc>
                </draw:g>
              </table:table-cell>
              <table:table-cell office:value-type="float" office:value="0.0321355">
                <text:p>0.0321355</text:p>
                <draw:g>
                  <svg:desc>'Chi2 Frame 2 Fit'.C35:'Chi2 Frame 2 Fit'.C68</svg:desc>
                </draw:g>
              </table:table-cell>
              <table:table-cell office:value-type="float" office:value="0.0321355">
                <text:p>0.0321355</text:p>
                <draw:g>
                  <svg:desc>'Chi2 Frame 2 Fit'.D35:'Chi2 Frame 2 Fit'.D68</svg:desc>
                </draw:g>
              </table:table-cell>
              <table:table-cell office:value-type="float" office:value="0.0321355">
                <text:p>0.0321355</text:p>
                <draw:g>
                  <svg:desc>'Chi2 Frame 2 Fit'.E35:'Chi2 Frame 2 Fit'.E68</svg:desc>
                </draw:g>
              </table:table-cell>
              <table:table-cell office:value-type="float" office:value="-0.0109605">
                <text:p>-0.0109605</text:p>
                <draw:g>
                  <svg:desc>'Chi2 Frame 2 Fit'.F35:'Chi2 Frame 2 Fit'.F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0.220254">
                <text:p>0.220254</text:p>
              </table:table-cell>
              <table:table-cell office:value-type="float" office:value="0.25328">
                <text:p>0.25328</text:p>
              </table:table-cell>
              <table:table-cell office:value-type="float" office:value="0.25328">
                <text:p>0.25328</text:p>
              </table:table-cell>
              <table:table-cell office:value-type="float" office:value="0.25328">
                <text:p>0.25328</text:p>
              </table:table-cell>
              <table:table-cell office:value-type="float" office:value="-0.033026">
                <text:p>-0.0330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1.15066">
                <text:p>1.15066</text:p>
              </table:table-cell>
              <table:table-cell office:value-type="float" office:value="1.46153">
                <text:p>1.46153</text:p>
              </table:table-cell>
              <table:table-cell office:value-type="float" office:value="1.46153">
                <text:p>1.46153</text:p>
              </table:table-cell>
              <table:table-cell office:value-type="float" office:value="1.46154">
                <text:p>1.46154</text:p>
              </table:table-cell>
              <table:table-cell office:value-type="float" office:value="-0.31087">
                <text:p>-0.310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">
                <text:p>37</text:p>
              </table:table-cell>
              <table:table-cell office:value-type="float" office:value="11.7263">
                <text:p>11.7263</text:p>
              </table:table-cell>
              <table:table-cell office:value-type="float" office:value="12.5013">
                <text:p>12.5013</text:p>
              </table:table-cell>
              <table:table-cell office:value-type="float" office:value="12.5013">
                <text:p>12.5013</text:p>
              </table:table-cell>
              <table:table-cell office:value-type="float" office:value="12.5013">
                <text:p>12.5013</text:p>
              </table:table-cell>
              <table:table-cell office:value-type="float" office:value="-0.775">
                <text:p>-0.7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27.8489">
                <text:p>27.8489</text:p>
              </table:table-cell>
              <table:table-cell office:value-type="float" office:value="27.3954">
                <text:p>27.3954</text:p>
              </table:table-cell>
              <table:table-cell office:value-type="float" office:value="27.3954">
                <text:p>27.3954</text:p>
              </table:table-cell>
              <table:table-cell office:value-type="float" office:value="27.3954">
                <text:p>27.3954</text:p>
              </table:table-cell>
              <table:table-cell office:value-type="float" office:value="0.453500000000002">
                <text:p>0.4535000000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">
                <text:p>39</text:p>
              </table:table-cell>
              <table:table-cell office:value-type="float" office:value="42.8983">
                <text:p>42.8983</text:p>
              </table:table-cell>
              <table:table-cell office:value-type="float" office:value="41.3142">
                <text:p>41.3142</text:p>
              </table:table-cell>
              <table:table-cell office:value-type="float" office:value="41.3142">
                <text:p>41.3142</text:p>
              </table:table-cell>
              <table:table-cell office:value-type="float" office:value="41.3142">
                <text:p>41.3142</text:p>
              </table:table-cell>
              <table:table-cell office:value-type="float" office:value="1.5841">
                <text:p>1.58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56.9396">
                <text:p>56.9396</text:p>
              </table:table-cell>
              <table:table-cell office:value-type="float" office:value="54.2695">
                <text:p>54.2695</text:p>
              </table:table-cell>
              <table:table-cell office:value-type="float" office:value="54.2695">
                <text:p>54.2695</text:p>
              </table:table-cell>
              <table:table-cell office:value-type="float" office:value="54.2694">
                <text:p>54.2694</text:p>
              </table:table-cell>
              <table:table-cell office:value-type="float" office:value="2.6701">
                <text:p>2.67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69.6238">
                <text:p>69.6238</text:p>
              </table:table-cell>
              <table:table-cell office:value-type="float" office:value="65.9401">
                <text:p>65.9401</text:p>
              </table:table-cell>
              <table:table-cell office:value-type="float" office:value="65.9401">
                <text:p>65.9401</text:p>
              </table:table-cell>
              <table:table-cell office:value-type="float" office:value="65.9402">
                <text:p>65.9402</text:p>
              </table:table-cell>
              <table:table-cell office:value-type="float" office:value="3.6837">
                <text:p>3.6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80.8709">
                <text:p>80.8709</text:p>
              </table:table-cell>
              <table:table-cell office:value-type="float" office:value="76.4307">
                <text:p>76.4307</text:p>
              </table:table-cell>
              <table:table-cell office:value-type="float" office:value="76.4306">
                <text:p>76.4306</text:p>
              </table:table-cell>
              <table:table-cell office:value-type="float" office:value="76.4307">
                <text:p>76.4307</text:p>
              </table:table-cell>
              <table:table-cell office:value-type="float" office:value="4.4402">
                <text:p>4.44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">
                <text:p>43</text:p>
              </table:table-cell>
              <table:table-cell office:value-type="float" office:value="90.9387">
                <text:p>90.9387</text:p>
              </table:table-cell>
              <table:table-cell office:value-type="float" office:value="85.6788">
                <text:p>85.6788</text:p>
              </table:table-cell>
              <table:table-cell office:value-type="float" office:value="85.6788">
                <text:p>85.6788</text:p>
              </table:table-cell>
              <table:table-cell office:value-type="float" office:value="85.6788">
                <text:p>85.6788</text:p>
              </table:table-cell>
              <table:table-cell office:value-type="float" office:value="5.2599">
                <text:p>5.25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  <table:table-cell office:value-type="float" office:value="99.7797">
                <text:p>99.7797</text:p>
              </table:table-cell>
              <table:table-cell office:value-type="float" office:value="93.7502">
                <text:p>93.7502</text:p>
              </table:table-cell>
              <table:table-cell office:value-type="float" office:value="93.7502">
                <text:p>93.7502</text:p>
              </table:table-cell>
              <table:table-cell office:value-type="float" office:value="93.7501">
                <text:p>93.7501</text:p>
              </table:table-cell>
              <table:table-cell office:value-type="float" office:value="6.0295">
                <text:p>6.02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">
                <text:p>45</text:p>
              </table:table-cell>
              <table:table-cell office:value-type="float" office:value="107.214">
                <text:p>107.214</text:p>
              </table:table-cell>
              <table:table-cell office:value-type="float" office:value="100.77">
                <text:p>100.77</text:p>
              </table:table-cell>
              <table:table-cell office:value-type="float" office:value="100.77">
                <text:p>100.77</text:p>
              </table:table-cell>
              <table:table-cell office:value-type="float" office:value="100.77">
                <text:p>100.77</text:p>
              </table:table-cell>
              <table:table-cell office:value-type="float" office:value="6.444">
                <text:p>6.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">
                <text:p>46</text:p>
              </table:table-cell>
              <table:table-cell office:value-type="float" office:value="113.502">
                <text:p>113.502</text:p>
              </table:table-cell>
              <table:table-cell office:value-type="float" office:value="106.499">
                <text:p>106.499</text:p>
              </table:table-cell>
              <table:table-cell office:value-type="float" office:value="106.499">
                <text:p>106.499</text:p>
              </table:table-cell>
              <table:table-cell office:value-type="float" office:value="106.499">
                <text:p>106.499</text:p>
              </table:table-cell>
              <table:table-cell office:value-type="float" office:value="7.003">
                <text:p>7.0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">
                <text:p>47</text:p>
              </table:table-cell>
              <table:table-cell office:value-type="float" office:value="118.556">
                <text:p>118.556</text:p>
              </table:table-cell>
              <table:table-cell office:value-type="float" office:value="111.051">
                <text:p>111.051</text:p>
              </table:table-cell>
              <table:table-cell office:value-type="float" office:value="111.051">
                <text:p>111.051</text:p>
              </table:table-cell>
              <table:table-cell office:value-type="float" office:value="111.051">
                <text:p>111.051</text:p>
              </table:table-cell>
              <table:table-cell office:value-type="float" office:value="7.505">
                <text:p>7.5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">
                <text:p>48</text:p>
              </table:table-cell>
              <table:table-cell office:value-type="float" office:value="122.488">
                <text:p>122.488</text:p>
              </table:table-cell>
              <table:table-cell office:value-type="float" office:value="114.509">
                <text:p>114.509</text:p>
              </table:table-cell>
              <table:table-cell office:value-type="float" office:value="114.509">
                <text:p>114.509</text:p>
              </table:table-cell>
              <table:table-cell office:value-type="float" office:value="114.509">
                <text:p>114.509</text:p>
              </table:table-cell>
              <table:table-cell office:value-type="float" office:value="7.979">
                <text:p>7.9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125.121">
                <text:p>125.121</text:p>
              </table:table-cell>
              <table:table-cell office:value-type="float" office:value="116.821">
                <text:p>116.821</text:p>
              </table:table-cell>
              <table:table-cell office:value-type="float" office:value="116.821">
                <text:p>116.821</text:p>
              </table:table-cell>
              <table:table-cell office:value-type="float" office:value="116.821">
                <text:p>116.82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126.356">
                <text:p>126.356</text:p>
              </table:table-cell>
              <table:table-cell office:value-type="float" office:value="117.795">
                <text:p>117.795</text:p>
              </table:table-cell>
              <table:table-cell office:value-type="float" office:value="117.795">
                <text:p>117.795</text:p>
              </table:table-cell>
              <table:table-cell office:value-type="float" office:value="117.795">
                <text:p>117.795</text:p>
              </table:table-cell>
              <table:table-cell office:value-type="float" office:value="8.56099999999999">
                <text:p>8.560999999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126.477">
                <text:p>126.477</text:p>
              </table:table-cell>
              <table:table-cell office:value-type="float" office:value="117.782">
                <text:p>117.782</text:p>
              </table:table-cell>
              <table:table-cell office:value-type="float" office:value="117.782">
                <text:p>117.782</text:p>
              </table:table-cell>
              <table:table-cell office:value-type="float" office:value="117.782">
                <text:p>117.782</text:p>
              </table:table-cell>
              <table:table-cell office:value-type="float" office:value="8.69500000000001">
                <text:p>8.69500000000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">
                <text:p>52</text:p>
              </table:table-cell>
              <table:table-cell office:value-type="float" office:value="125.372">
                <text:p>125.372</text:p>
              </table:table-cell>
              <table:table-cell office:value-type="float" office:value="116.594">
                <text:p>116.594</text:p>
              </table:table-cell>
              <table:table-cell office:value-type="float" office:value="116.594">
                <text:p>116.594</text:p>
              </table:table-cell>
              <table:table-cell office:value-type="float" office:value="116.594">
                <text:p>116.594</text:p>
              </table:table-cell>
              <table:table-cell office:value-type="float" office:value="8.77800000000001">
                <text:p>8.7780000000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">
                <text:p>53</text:p>
              </table:table-cell>
              <table:table-cell office:value-type="float" office:value="122.877">
                <text:p>122.877</text:p>
              </table:table-cell>
              <table:table-cell office:value-type="float" office:value="114.15">
                <text:p>114.15</text:p>
              </table:table-cell>
              <table:table-cell office:value-type="float" office:value="114.15">
                <text:p>114.15</text:p>
              </table:table-cell>
              <table:table-cell office:value-type="float" office:value="114.15">
                <text:p>114.15</text:p>
              </table:table-cell>
              <table:table-cell office:value-type="float" office:value="8.72699999999999">
                <text:p>8.726999999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">
                <text:p>54</text:p>
              </table:table-cell>
              <table:table-cell office:value-type="float" office:value="119.064">
                <text:p>119.064</text:p>
              </table:table-cell>
              <table:table-cell office:value-type="float" office:value="110.592">
                <text:p>110.592</text:p>
              </table:table-cell>
              <table:table-cell office:value-type="float" office:value="110.592">
                <text:p>110.592</text:p>
              </table:table-cell>
              <table:table-cell office:value-type="float" office:value="110.592">
                <text:p>110.592</text:p>
              </table:table-cell>
              <table:table-cell office:value-type="float" office:value="8.47199999999999">
                <text:p>8.471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">
                <text:p>55</text:p>
              </table:table-cell>
              <table:table-cell office:value-type="float" office:value="114.129">
                <text:p>114.129</text:p>
              </table:table-cell>
              <table:table-cell office:value-type="float" office:value="105.943">
                <text:p>105.943</text:p>
              </table:table-cell>
              <table:table-cell office:value-type="float" office:value="105.943">
                <text:p>105.943</text:p>
              </table:table-cell>
              <table:table-cell office:value-type="float" office:value="105.943">
                <text:p>105.943</text:p>
              </table:table-cell>
              <table:table-cell office:value-type="float" office:value="8.18600000000001">
                <text:p>8.186000000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">
                <text:p>56</text:p>
              </table:table-cell>
              <table:table-cell office:value-type="float" office:value="107.934">
                <text:p>107.934</text:p>
              </table:table-cell>
              <table:table-cell office:value-type="float" office:value="100.19">
                <text:p>100.19</text:p>
              </table:table-cell>
              <table:table-cell office:value-type="float" office:value="100.19">
                <text:p>100.19</text:p>
              </table:table-cell>
              <table:table-cell office:value-type="float" office:value="100.19">
                <text:p>100.19</text:p>
              </table:table-cell>
              <table:table-cell office:value-type="float" office:value="7.744">
                <text:p>7.7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">
                <text:p>57</text:p>
              </table:table-cell>
              <table:table-cell office:value-type="float" office:value="100.543">
                <text:p>100.543</text:p>
              </table:table-cell>
              <table:table-cell office:value-type="float" office:value="93.1608">
                <text:p>93.1608</text:p>
              </table:table-cell>
              <table:table-cell office:value-type="float" office:value="93.1608">
                <text:p>93.1608</text:p>
              </table:table-cell>
              <table:table-cell office:value-type="float" office:value="93.1608">
                <text:p>93.1608</text:p>
              </table:table-cell>
              <table:table-cell office:value-type="float" office:value="7.38220000000001">
                <text:p>7.382200000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">
                <text:p>58</text:p>
              </table:table-cell>
              <table:table-cell office:value-type="float" office:value="91.6728">
                <text:p>91.6728</text:p>
              </table:table-cell>
              <table:table-cell office:value-type="float" office:value="85.0314">
                <text:p>85.0314</text:p>
              </table:table-cell>
              <table:table-cell office:value-type="float" office:value="85.0314">
                <text:p>85.0314</text:p>
              </table:table-cell>
              <table:table-cell office:value-type="float" office:value="85.0314">
                <text:p>85.0314</text:p>
              </table:table-cell>
              <table:table-cell office:value-type="float" office:value="6.64139999999999">
                <text:p>6.6413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">
                <text:p>59</text:p>
              </table:table-cell>
              <table:table-cell office:value-type="float" office:value="81.5188">
                <text:p>81.5188</text:p>
              </table:table-cell>
              <table:table-cell office:value-type="float" office:value="75.7447">
                <text:p>75.7447</text:p>
              </table:table-cell>
              <table:table-cell office:value-type="float" office:value="75.7447">
                <text:p>75.7447</text:p>
              </table:table-cell>
              <table:table-cell office:value-type="float" office:value="75.7447">
                <text:p>75.7447</text:p>
              </table:table-cell>
              <table:table-cell office:value-type="float" office:value="5.7741">
                <text:p>5.77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">
                <text:p>60</text:p>
              </table:table-cell>
              <table:table-cell office:value-type="float" office:value="70.1534">
                <text:p>70.1534</text:p>
              </table:table-cell>
              <table:table-cell office:value-type="float" office:value="65.2854">
                <text:p>65.2854</text:p>
              </table:table-cell>
              <table:table-cell office:value-type="float" office:value="65.2854">
                <text:p>65.2854</text:p>
              </table:table-cell>
              <table:table-cell office:value-type="float" office:value="65.2854">
                <text:p>65.2854</text:p>
              </table:table-cell>
              <table:table-cell office:value-type="float" office:value="4.86800000000001">
                <text:p>4.86800000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1">
                <text:p>61</text:p>
              </table:table-cell>
              <table:table-cell office:value-type="float" office:value="57.4738">
                <text:p>57.4738</text:p>
              </table:table-cell>
              <table:table-cell office:value-type="float" office:value="53.7625">
                <text:p>53.7625</text:p>
              </table:table-cell>
              <table:table-cell office:value-type="float" office:value="53.7625">
                <text:p>53.7625</text:p>
              </table:table-cell>
              <table:table-cell office:value-type="float" office:value="53.7625">
                <text:p>53.7625</text:p>
              </table:table-cell>
              <table:table-cell office:value-type="float" office:value="3.71129999999999">
                <text:p>3.71129999999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2">
                <text:p>62</text:p>
              </table:table-cell>
              <table:table-cell office:value-type="float" office:value="43.3612">
                <text:p>43.3612</text:p>
              </table:table-cell>
              <table:table-cell office:value-type="float" office:value="40.9548">
                <text:p>40.9548</text:p>
              </table:table-cell>
              <table:table-cell office:value-type="float" office:value="40.9548">
                <text:p>40.9548</text:p>
              </table:table-cell>
              <table:table-cell office:value-type="float" office:value="40.9548">
                <text:p>40.9548</text:p>
              </table:table-cell>
              <table:table-cell office:value-type="float" office:value="2.4064">
                <text:p>2.40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">
                <text:p>63</text:p>
              </table:table-cell>
              <table:table-cell office:value-type="float" office:value="28.1116">
                <text:p>28.1116</text:p>
              </table:table-cell>
              <table:table-cell office:value-type="float" office:value="27.1922">
                <text:p>27.1922</text:p>
              </table:table-cell>
              <table:table-cell office:value-type="float" office:value="27.1922">
                <text:p>27.1922</text:p>
              </table:table-cell>
              <table:table-cell office:value-type="float" office:value="27.1922">
                <text:p>27.1922</text:p>
              </table:table-cell>
              <table:table-cell office:value-type="float" office:value="0.9194">
                <text:p>0.91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">
                <text:p>64</text:p>
              </table:table-cell>
              <table:table-cell office:value-type="float" office:value="11.8094">
                <text:p>11.8094</text:p>
              </table:table-cell>
              <table:table-cell office:value-type="float" office:value="12.4686">
                <text:p>12.4686</text:p>
              </table:table-cell>
              <table:table-cell office:value-type="float" office:value="12.4686">
                <text:p>12.4686</text:p>
              </table:table-cell>
              <table:table-cell office:value-type="float" office:value="12.4686">
                <text:p>12.4686</text:p>
              </table:table-cell>
              <table:table-cell office:value-type="float" office:value="-0.6592">
                <text:p>-0.65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">
                <text:p>65</text:p>
              </table:table-cell>
              <table:table-cell office:value-type="float" office:value="1.18257">
                <text:p>1.18257</text:p>
              </table:table-cell>
              <table:table-cell office:value-type="float" office:value="1.47143">
                <text:p>1.47143</text:p>
              </table:table-cell>
              <table:table-cell office:value-type="float" office:value="1.47143">
                <text:p>1.47143</text:p>
              </table:table-cell>
              <table:table-cell office:value-type="float" office:value="1.47143">
                <text:p>1.47143</text:p>
              </table:table-cell>
              <table:table-cell office:value-type="float" office:value="-0.28886">
                <text:p>-0.288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">
                <text:p>66</text:p>
              </table:table-cell>
              <table:table-cell office:value-type="float" office:value="0.22363">
                <text:p>0.22363</text:p>
              </table:table-cell>
              <table:table-cell office:value-type="float" office:value="0.254488">
                <text:p>0.254488</text:p>
              </table:table-cell>
              <table:table-cell office:value-type="float" office:value="0.254488">
                <text:p>0.254488</text:p>
              </table:table-cell>
              <table:table-cell office:value-type="float" office:value="0.254488">
                <text:p>0.254488</text:p>
              </table:table-cell>
              <table:table-cell office:value-type="float" office:value="-0.030858">
                <text:p>-0.0308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218949">
                <text:p>0.0218949</text:p>
              </table:table-cell>
              <table:table-cell office:value-type="float" office:value="0.0327671">
                <text:p>0.0327671</text:p>
              </table:table-cell>
              <table:table-cell office:value-type="float" office:value="0.0327671">
                <text:p>0.0327671</text:p>
              </table:table-cell>
              <table:table-cell office:value-type="float" office:value="0.0327671">
                <text:p>0.0327671</text:p>
              </table:table-cell>
              <table:table-cell office:value-type="float" office:value="-0.0108722">
                <text:p>-0.010872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905cm" svg:height="21.943cm" xlink:href=".." xlink:type="simple" chart:class="chart:scatter" chart:style-name="ch1">
        <chart:legend chart:legend-position="end" svg:x="18.532cm" svg:y="10.196cm" style:legend-expansion="high" chart:style-name="ch2"/>
        <chart:plot-area chart:style-name="ch3" table:cell-range-address="'Fit vs Std vp'.A1:'Fit vs Std vp'.C106 'Fit vs Std vp'.F2:'Fit vs Std vp'.F106" chart:data-source-has-labels="row" svg:x="0.418cm" svg:y="0.438cm" svg:width="17.696cm" svg:height="21.067cm">
          <chartooo:coordinate-region svg:x="1.067cm" svg:y="0.63cm" svg:width="16.546cm" svg:height="20.2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Fit vs Std vp'.B2:'Fit vs Std vp'.B106" chart:label-cell-address="'Fit vs Std vp'.B1:'Fit vs Std vp'.B1" chart:class="chart:scatter">
            <chart:domain table:cell-range-address="'Fit vs Std vp'.A2:'Fit vs Std vp'.A106"/>
            <chart:data-point chart:repeated="105"/>
          </chart:series>
          <chart:series chart:style-name="ch7" chart:values-cell-range-address="'Fit vs Std vp'.F2:'Fit vs Std vp'.F106" loext:label-string="diff" chart:class="chart:scatter">
            <chart:data-point chart:repeated="105"/>
          </chart:series>
          <chart:series chart:style-name="ch8" chart:values-cell-range-address="'Fit vs Std vp'.C2:'Fit vs Std vp'.C106" chart:label-cell-address="'Fit vs Std vp'.C1:'Fit vs Std vp'.C1" chart:class="chart:scatter">
            <chart:data-point chart:repeated="10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ost 1</text:p>
                <draw:g>
                  <svg:desc>'Fit vs Std vp'.B1:'Fit vs Std vp'.B1</svg:desc>
                </draw:g>
              </table:table-cell>
              <table:table-cell office:value-type="string">
                <text:p>diff</text:p>
              </table:table-cell>
              <table:table-cell office:value-type="string">
                <text:p>Host 2</text:p>
                <draw:g>
                  <svg:desc>'Fit vs Std vp'.C1:'Fit vs Std vp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Fit vs Std vp'.A2:'Fit vs Std vp'.A106</svg:desc>
                </draw:g>
              </table:table-cell>
              <table:table-cell office:value-type="float" office:value="0">
                <text:p>0</text:p>
                <draw:g>
                  <svg:desc>'Fit vs Std vp'.B2:'Fit vs Std vp'.B106</svg:desc>
                </draw:g>
              </table:table-cell>
              <table:table-cell office:value-type="float" office:value="0">
                <text:p>0</text:p>
                <draw:g>
                  <svg:desc>'Fit vs Std vp'.F2:'Fit vs Std vp'.F106</svg:desc>
                </draw:g>
              </table:table-cell>
              <table:table-cell office:value-type="float" office:value="0">
                <text:p>0</text:p>
                <draw:g>
                  <svg:desc>'Fit vs Std vp'.C2:'Fit vs Std vp'.C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000841892">
                <text:p>0.0000841892</text:p>
              </table:table-cell>
              <table:table-cell office:value-type="float" office:value="0.0000030484">
                <text:p>0.0000030484</text:p>
              </table:table-cell>
              <table:table-cell office:value-type="float" office:value="0.0000811408">
                <text:p>0.00008114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896771">
                <text:p>0.0896771</text:p>
              </table:table-cell>
              <table:table-cell office:value-type="float" office:value="0.00324709999999999">
                <text:p>0.00324709999999999</text:p>
              </table:table-cell>
              <table:table-cell office:value-type="float" office:value="0.08643">
                <text:p>0.086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77222">
                <text:p>0.477222</text:p>
              </table:table-cell>
              <table:table-cell office:value-type="float" office:value="0.017279">
                <text:p>0.017279</text:p>
              </table:table-cell>
              <table:table-cell office:value-type="float" office:value="0.459943">
                <text:p>0.4599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.4066">
                <text:p>4.4066</text:p>
              </table:table-cell>
              <table:table-cell office:value-type="float" office:value="0.15956">
                <text:p>0.15956</text:p>
              </table:table-cell>
              <table:table-cell office:value-type="float" office:value="4.24704">
                <text:p>4.247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9.1406">
                <text:p>19.1406</text:p>
              </table:table-cell>
              <table:table-cell office:value-type="float" office:value="0.692999999999998">
                <text:p>0.692999999999998</text:p>
              </table:table-cell>
              <table:table-cell office:value-type="float" office:value="18.4476">
                <text:p>18.44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4.158">
                <text:p>34.158</text:p>
              </table:table-cell>
              <table:table-cell office:value-type="float" office:value="1.2368">
                <text:p>1.2368</text:p>
              </table:table-cell>
              <table:table-cell office:value-type="float" office:value="32.9212">
                <text:p>32.92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8.3329">
                <text:p>48.3329</text:p>
              </table:table-cell>
              <table:table-cell office:value-type="float" office:value="1.7501">
                <text:p>1.7501</text:p>
              </table:table-cell>
              <table:table-cell office:value-type="float" office:value="46.5828">
                <text:p>46.58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1.3853">
                <text:p>61.3853</text:p>
              </table:table-cell>
              <table:table-cell office:value-type="float" office:value="2.2227">
                <text:p>2.2227</text:p>
              </table:table-cell>
              <table:table-cell office:value-type="float" office:value="59.1626">
                <text:p>59.16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73.2327">
                <text:p>73.2327</text:p>
              </table:table-cell>
              <table:table-cell office:value-type="float" office:value="2.65169999999999">
                <text:p>2.65169999999999</text:p>
              </table:table-cell>
              <table:table-cell office:value-type="float" office:value="70.581">
                <text:p>70.5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3.8192">
                <text:p>83.8192</text:p>
              </table:table-cell>
              <table:table-cell office:value-type="float" office:value="3.035">
                <text:p>3.035</text:p>
              </table:table-cell>
              <table:table-cell office:value-type="float" office:value="80.7842">
                <text:p>80.78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93.3329">
                <text:p>93.3329</text:p>
              </table:table-cell>
              <table:table-cell office:value-type="float" office:value="3.37949999999999">
                <text:p>3.37949999999999</text:p>
              </table:table-cell>
              <table:table-cell office:value-type="float" office:value="89.9534">
                <text:p>89.95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01.693">
                <text:p>101.693</text:p>
              </table:table-cell>
              <table:table-cell office:value-type="float" office:value="3.68209999999999">
                <text:p>3.68209999999999</text:p>
              </table:table-cell>
              <table:table-cell office:value-type="float" office:value="98.0109">
                <text:p>98.01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08.722">
                <text:p>108.722</text:p>
              </table:table-cell>
              <table:table-cell office:value-type="float" office:value="3.937">
                <text:p>3.937</text:p>
              </table:table-cell>
              <table:table-cell office:value-type="float" office:value="104.785">
                <text:p>104.7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14.658">
                <text:p>114.658</text:p>
              </table:table-cell>
              <table:table-cell office:value-type="float" office:value="4.151">
                <text:p>4.151</text:p>
              </table:table-cell>
              <table:table-cell office:value-type="float" office:value="110.507">
                <text:p>110.5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19.357">
                <text:p>119.357</text:p>
              </table:table-cell>
              <table:table-cell office:value-type="float" office:value="4.321">
                <text:p>4.321</text:p>
              </table:table-cell>
              <table:table-cell office:value-type="float" office:value="115.036">
                <text:p>115.0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22.854">
                <text:p>122.854</text:p>
              </table:table-cell>
              <table:table-cell office:value-type="float" office:value="4.44799999999999">
                <text:p>4.44799999999999</text:p>
              </table:table-cell>
              <table:table-cell office:value-type="float" office:value="118.406">
                <text:p>118.4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25.081">
                <text:p>125.081</text:p>
              </table:table-cell>
              <table:table-cell office:value-type="float" office:value="4.529">
                <text:p>4.529</text:p>
              </table:table-cell>
              <table:table-cell office:value-type="float" office:value="120.552">
                <text:p>120.5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26.332">
                <text:p>126.332</text:p>
              </table:table-cell>
              <table:table-cell office:value-type="float" office:value="4.57499999999999">
                <text:p>4.57499999999999</text:p>
              </table:table-cell>
              <table:table-cell office:value-type="float" office:value="121.757">
                <text:p>121.7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26.357">
                <text:p>126.357</text:p>
              </table:table-cell>
              <table:table-cell office:value-type="float" office:value="4.575">
                <text:p>4.575</text:p>
              </table:table-cell>
              <table:table-cell office:value-type="float" office:value="121.782">
                <text:p>121.7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25.078">
                <text:p>125.078</text:p>
              </table:table-cell>
              <table:table-cell office:value-type="float" office:value="4.529">
                <text:p>4.529</text:p>
              </table:table-cell>
              <table:table-cell office:value-type="float" office:value="120.549">
                <text:p>120.5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22.688">
                <text:p>122.688</text:p>
              </table:table-cell>
              <table:table-cell office:value-type="float" office:value="4.44200000000001">
                <text:p>4.44200000000001</text:p>
              </table:table-cell>
              <table:table-cell office:value-type="float" office:value="118.246">
                <text:p>118.2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19.115">
                <text:p>119.115</text:p>
              </table:table-cell>
              <table:table-cell office:value-type="float" office:value="4.31299999999999">
                <text:p>4.31299999999999</text:p>
              </table:table-cell>
              <table:table-cell office:value-type="float" office:value="114.802">
                <text:p>114.8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14.362">
                <text:p>114.362</text:p>
              </table:table-cell>
              <table:table-cell office:value-type="float" office:value="4.14099999999999">
                <text:p>4.14099999999999</text:p>
              </table:table-cell>
              <table:table-cell office:value-type="float" office:value="110.221">
                <text:p>110.2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08.41">
                <text:p>108.41</text:p>
              </table:table-cell>
              <table:table-cell office:value-type="float" office:value="3.925">
                <text:p>3.925</text:p>
              </table:table-cell>
              <table:table-cell office:value-type="float" office:value="104.485">
                <text:p>104.4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01.351">
                <text:p>101.351</text:p>
              </table:table-cell>
              <table:table-cell office:value-type="float" office:value="3.67019999999999">
                <text:p>3.67019999999999</text:p>
              </table:table-cell>
              <table:table-cell office:value-type="float" office:value="97.6808">
                <text:p>97.68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93.0261">
                <text:p>93.0261</text:p>
              </table:table-cell>
              <table:table-cell office:value-type="float" office:value="3.3683">
                <text:p>3.3683</text:p>
              </table:table-cell>
              <table:table-cell office:value-type="float" office:value="89.6578">
                <text:p>89.65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3.5525">
                <text:p>83.5525</text:p>
              </table:table-cell>
              <table:table-cell office:value-type="float" office:value="3.0253">
                <text:p>3.0253</text:p>
              </table:table-cell>
              <table:table-cell office:value-type="float" office:value="80.5272">
                <text:p>80.52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2.902">
                <text:p>72.902</text:p>
              </table:table-cell>
              <table:table-cell office:value-type="float" office:value="2.6397">
                <text:p>2.6397</text:p>
              </table:table-cell>
              <table:table-cell office:value-type="float" office:value="70.2623">
                <text:p>70.26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.0772">
                <text:p>61.0772</text:p>
              </table:table-cell>
              <table:table-cell office:value-type="float" office:value="2.2115">
                <text:p>2.2115</text:p>
              </table:table-cell>
              <table:table-cell office:value-type="float" office:value="58.8657">
                <text:p>58.86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48.0923">
                <text:p>48.0923</text:p>
              </table:table-cell>
              <table:table-cell office:value-type="float" office:value="1.7413">
                <text:p>1.7413</text:p>
              </table:table-cell>
              <table:table-cell office:value-type="float" office:value="46.351">
                <text:p>46.3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33.9878">
                <text:p>33.9878</text:p>
              </table:table-cell>
              <table:table-cell office:value-type="float" office:value="1.2307">
                <text:p>1.2307</text:p>
              </table:table-cell>
              <table:table-cell office:value-type="float" office:value="32.7571">
                <text:p>32.75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9.0234">
                <text:p>19.0234</text:p>
              </table:table-cell>
              <table:table-cell office:value-type="float" office:value="0.688799999999997">
                <text:p>0.688799999999997</text:p>
              </table:table-cell>
              <table:table-cell office:value-type="float" office:value="18.3346">
                <text:p>18.33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4.40125">
                <text:p>4.40125</text:p>
              </table:table-cell>
              <table:table-cell office:value-type="float" office:value="0.15936">
                <text:p>0.15936</text:p>
              </table:table-cell>
              <table:table-cell office:value-type="float" office:value="4.24189">
                <text:p>4.241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47377">
                <text:p>0.47377</text:p>
              </table:table-cell>
              <table:table-cell office:value-type="float" office:value="0.017155">
                <text:p>0.017155</text:p>
              </table:table-cell>
              <table:table-cell office:value-type="float" office:value="0.456615">
                <text:p>0.4566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889179">
                <text:p>0.0889179</text:p>
              </table:table-cell>
              <table:table-cell office:value-type="float" office:value="0.0032196">
                <text:p>0.0032196</text:p>
              </table:table-cell>
              <table:table-cell office:value-type="float" office:value="0.0856983">
                <text:p>0.08569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000804012">
                <text:p>0.0000804012</text:p>
              </table:table-cell>
              <table:table-cell office:value-type="float" office:value="0.0000029112">
                <text:p>0.0000029112</text:p>
              </table:table-cell>
              <table:table-cell office:value-type="float" office:value="0.00007749">
                <text:p>0.000077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4761">
                <text:p>4761</text:p>
              </table:table-cell>
              <table:table-cell office:value-type="float" office:value="0">
                <text:p>0</text:p>
              </table:table-cell>
              <table:table-cell office:value-type="float" office:value="4761">
                <text:p>476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731cm" svg:height="14.149cm" xlink:href=".." xlink:type="simple" chart:class="chart:scatter" chart:style-name="ch1">
        <chart:title svg:x="6.773cm" svg:y="0.418cm" chart:style-name="ch2">
          <text:p>Doppler Fit frame 3</text:p>
        </chart:title>
        <chart:subtitle svg:x="7.707cm" svg:y="1.491cm" chart:style-name="ch3">
          <text:p>in chi2_cuda
</text:p>
        </chart:subtitle>
        <chart:legend svg:x="1.134cm" svg:y="0.488cm" style:legend-expansion="custom" chartooo:width="2.145cm" chartooo:height="1.292cm" style:legend-expansion-aspect-ratio="1.66021671826625" chart:style-name="ch4"/>
        <chart:plot-area chart:style-name="ch5" table:cell-range-address="'Frame 3 Fit'.A33:'Frame 3 Fit'.D70 'Frame 0 Fit'.A1:'Frame 0 Fit'.A1" chart:data-source-has-labels="row" svg:x="0.354cm" svg:y="2.87cm" svg:width="17.023cm" svg:height="10.997cm">
          <chartooo:coordinate-region svg:x="1.003cm" svg:y="3.062cm" svg:width="15.973cm" svg:height="10.173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'Frame 3 Fit'.B33:'Frame 3 Fit'.B70" chart:label-cell-address="'Frame 0 Fit'.A1:'Frame 0 Fit'.A1" chart:class="chart:scatter">
            <chart:domain table:cell-range-address="'Frame 3 Fit'.A33:'Frame 3 Fit'.A70"/>
            <chart:data-point chart:repeated="38"/>
          </chart:series>
          <chart:series chart:style-name="ch9" chart:values-cell-range-address="'Frame 3 Fit'.C33:'Frame 3 Fit'.C70" chart:label-cell-address="'Frame 0 Fit'.A1:'Frame 0 Fit'.A1" chart:class="chart:scatter">
            <chart:data-point chart:repeated="38"/>
          </chart:series>
          <chart:series chart:style-name="ch10" chart:values-cell-range-address="'Frame 3 Fit'.D33:'Frame 3 Fit'.D70" chart:label-cell-address="'Frame 0 Fit'.A1:'Frame 0 Fit'.A1" chart:class="chart:scatter">
            <chart:data-point chart:repeated="3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el/idop </text:p>
                <draw:g>
                  <svg:desc>'Frame 0 Fit'.A1:'Frame 0 Fit'.A1</svg:desc>
                </draw:g>
              </table:table-cell>
              <table:table-cell office:value-type="string">
                <text:p>idel/idop </text:p>
                <draw:g>
                  <svg:desc>'Frame 0 Fit'.A1:'Frame 0 Fit'.A1</svg:desc>
                </draw:g>
              </table:table-cell>
              <table:table-cell office:value-type="string">
                <text:p>idel/idop </text:p>
                <draw:g>
                  <svg:desc>'Frame 0 Fit'.A1:'Frame 0 Fit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'Frame 3 Fit'.A33:'Frame 3 Fit'.A70</svg:desc>
                </draw:g>
              </table:table-cell>
              <table:table-cell office:value-type="float" office:value="0">
                <text:p>0</text:p>
                <draw:g>
                  <svg:desc>'Frame 3 Fit'.B33:'Frame 3 Fit'.B70</svg:desc>
                </draw:g>
              </table:table-cell>
              <table:table-cell office:value-type="float" office:value="0">
                <text:p>0</text:p>
                <draw:g>
                  <svg:desc>'Frame 3 Fit'.C33:'Frame 3 Fit'.C70</svg:desc>
                </draw:g>
              </table:table-cell>
              <table:table-cell office:value-type="float" office:value="0">
                <text:p>0</text:p>
                <draw:g>
                  <svg:desc>'Frame 3 Fit'.D33:'Frame 3 Fit'.D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.0682258">
                <text:p>0.0682258</text:p>
              </table:table-cell>
              <table:table-cell office:value-type="float" office:value="0.0682258">
                <text:p>0.06822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0.050082">
                <text:p>0.050082</text:p>
              </table:table-cell>
              <table:table-cell office:value-type="float" office:value="0.391663">
                <text:p>0.391663</text:p>
              </table:table-cell>
              <table:table-cell office:value-type="float" office:value="0.341581">
                <text:p>0.341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0.327883">
                <text:p>0.327883</text:p>
              </table:table-cell>
              <table:table-cell office:value-type="float" office:value="3.13368">
                <text:p>3.13368</text:p>
              </table:table-cell>
              <table:table-cell office:value-type="float" office:value="2.805797">
                <text:p>2.8057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2.11149">
                <text:p>2.11149</text:p>
              </table:table-cell>
              <table:table-cell office:value-type="float" office:value="16.4481">
                <text:p>16.4481</text:p>
              </table:table-cell>
              <table:table-cell office:value-type="float" office:value="14.33661">
                <text:p>14.336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14.8175">
                <text:p>14.8175</text:p>
              </table:table-cell>
              <table:table-cell office:value-type="float" office:value="30.8664">
                <text:p>30.8664</text:p>
              </table:table-cell>
              <table:table-cell office:value-type="float" office:value="16.0489">
                <text:p>16.04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30.3745">
                <text:p>30.3745</text:p>
              </table:table-cell>
              <table:table-cell office:value-type="float" office:value="44.6478">
                <text:p>44.6478</text:p>
              </table:table-cell>
              <table:table-cell office:value-type="float" office:value="14.2733">
                <text:p>14.27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">
                <text:p>39</text:p>
              </table:table-cell>
              <table:table-cell office:value-type="float" office:value="44.7908">
                <text:p>44.7908</text:p>
              </table:table-cell>
              <table:table-cell office:value-type="float" office:value="57.2946">
                <text:p>57.2946</text:p>
              </table:table-cell>
              <table:table-cell office:value-type="float" office:value="12.5038">
                <text:p>12.50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58.1253">
                <text:p>58.1253</text:p>
              </table:table-cell>
              <table:table-cell office:value-type="float" office:value="68.8328">
                <text:p>68.8328</text:p>
              </table:table-cell>
              <table:table-cell office:value-type="float" office:value="10.7075">
                <text:p>10.70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70.1909">
                <text:p>70.1909</text:p>
              </table:table-cell>
              <table:table-cell office:value-type="float" office:value="79.3394">
                <text:p>79.3394</text:p>
              </table:table-cell>
              <table:table-cell office:value-type="float" office:value="9.1485">
                <text:p>9.14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80.967">
                <text:p>80.967</text:p>
              </table:table-cell>
              <table:table-cell office:value-type="float" office:value="88.7537">
                <text:p>88.7537</text:p>
              </table:table-cell>
              <table:table-cell office:value-type="float" office:value="7.7867">
                <text:p>7.78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">
                <text:p>43</text:p>
              </table:table-cell>
              <table:table-cell office:value-type="float" office:value="90.6157">
                <text:p>90.6157</text:p>
              </table:table-cell>
              <table:table-cell office:value-type="float" office:value="96.9264">
                <text:p>96.9264</text:p>
              </table:table-cell>
              <table:table-cell office:value-type="float" office:value="6.3107">
                <text:p>6.31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98.9502">
                <text:p>98.9502</text:p>
              </table:table-cell>
              <table:table-cell office:value-type="float" office:value="104.357">
                <text:p>104.357</text:p>
              </table:table-cell>
              <table:table-cell office:value-type="float" office:value="5.4068">
                <text:p>5.40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">
                <text:p>45</text:p>
              </table:table-cell>
              <table:table-cell office:value-type="float" office:value="106.132">
                <text:p>106.132</text:p>
              </table:table-cell>
              <table:table-cell office:value-type="float" office:value="110.719">
                <text:p>110.719</text:p>
              </table:table-cell>
              <table:table-cell office:value-type="float" office:value="4.58699999999999">
                <text:p>4.586999999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">
                <text:p>46</text:p>
              </table:table-cell>
              <table:table-cell office:value-type="float" office:value="112.127">
                <text:p>112.127</text:p>
              </table:table-cell>
              <table:table-cell office:value-type="float" office:value="115.951">
                <text:p>115.951</text:p>
              </table:table-cell>
              <table:table-cell office:value-type="float" office:value="3.824">
                <text:p>3.8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">
                <text:p>47</text:p>
              </table:table-cell>
              <table:table-cell office:value-type="float" office:value="116.948">
                <text:p>116.948</text:p>
              </table:table-cell>
              <table:table-cell office:value-type="float" office:value="120.212">
                <text:p>120.212</text:p>
              </table:table-cell>
              <table:table-cell office:value-type="float" office:value="3.26400000000001">
                <text:p>3.2640000000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120.691">
                <text:p>120.691</text:p>
              </table:table-cell>
              <table:table-cell office:value-type="float" office:value="123.41">
                <text:p>123.41</text:p>
              </table:table-cell>
              <table:table-cell office:value-type="float" office:value="2.71899999999999">
                <text:p>2.718999999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123.202">
                <text:p>123.202</text:p>
              </table:table-cell>
              <table:table-cell office:value-type="float" office:value="125.425">
                <text:p>125.425</text:p>
              </table:table-cell>
              <table:table-cell office:value-type="float" office:value="2.223">
                <text:p>2.2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124.402">
                <text:p>124.402</text:p>
              </table:table-cell>
              <table:table-cell office:value-type="float" office:value="126.585">
                <text:p>126.585</text:p>
              </table:table-cell>
              <table:table-cell office:value-type="float" office:value="2.18299999999999">
                <text:p>2.1829999999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">
                <text:p>51</text:p>
              </table:table-cell>
              <table:table-cell office:value-type="float" office:value="124.54">
                <text:p>124.54</text:p>
              </table:table-cell>
              <table:table-cell office:value-type="float" office:value="126.727">
                <text:p>126.727</text:p>
              </table:table-cell>
              <table:table-cell office:value-type="float" office:value="2.187">
                <text:p>2.1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">
                <text:p>52</text:p>
              </table:table-cell>
              <table:table-cell office:value-type="float" office:value="123.467">
                <text:p>123.467</text:p>
              </table:table-cell>
              <table:table-cell office:value-type="float" office:value="125.675">
                <text:p>125.675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">
                <text:p>53</text:p>
              </table:table-cell>
              <table:table-cell office:value-type="float" office:value="121.097">
                <text:p>121.097</text:p>
              </table:table-cell>
              <table:table-cell office:value-type="float" office:value="123.778">
                <text:p>123.778</text:p>
              </table:table-cell>
              <table:table-cell office:value-type="float" office:value="2.68100000000001">
                <text:p>2.681000000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">
                <text:p>54</text:p>
              </table:table-cell>
              <table:table-cell office:value-type="float" office:value="117.463">
                <text:p>117.463</text:p>
              </table:table-cell>
              <table:table-cell office:value-type="float" office:value="120.698">
                <text:p>120.698</text:p>
              </table:table-cell>
              <table:table-cell office:value-type="float" office:value="3.235">
                <text:p>3.2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112.754">
                <text:p>112.754</text:p>
              </table:table-cell>
              <table:table-cell office:value-type="float" office:value="116.555">
                <text:p>116.555</text:p>
              </table:table-cell>
              <table:table-cell office:value-type="float" office:value="3.801">
                <text:p>3.8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">
                <text:p>56</text:p>
              </table:table-cell>
              <table:table-cell office:value-type="float" office:value="106.835">
                <text:p>106.835</text:p>
              </table:table-cell>
              <table:table-cell office:value-type="float" office:value="111.398">
                <text:p>111.398</text:p>
              </table:table-cell>
              <table:table-cell office:value-type="float" office:value="4.563">
                <text:p>4.5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">
                <text:p>57</text:p>
              </table:table-cell>
              <table:table-cell office:value-type="float" office:value="99.7877">
                <text:p>99.7877</text:p>
              </table:table-cell>
              <table:table-cell office:value-type="float" office:value="105.131">
                <text:p>105.131</text:p>
              </table:table-cell>
              <table:table-cell office:value-type="float" office:value="5.3433">
                <text:p>5.34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">
                <text:p>58</text:p>
              </table:table-cell>
              <table:table-cell office:value-type="float" office:value="91.3621">
                <text:p>91.3621</text:p>
              </table:table-cell>
              <table:table-cell office:value-type="float" office:value="97.7955">
                <text:p>97.7955</text:p>
              </table:table-cell>
              <table:table-cell office:value-type="float" office:value="6.43340000000001">
                <text:p>6.43340000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">
                <text:p>59</text:p>
              </table:table-cell>
              <table:table-cell office:value-type="float" office:value="81.6234">
                <text:p>81.6234</text:p>
              </table:table-cell>
              <table:table-cell office:value-type="float" office:value="89.4474">
                <text:p>89.4474</text:p>
              </table:table-cell>
              <table:table-cell office:value-type="float" office:value="7.824">
                <text:p>7.8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">
                <text:p>60</text:p>
              </table:table-cell>
              <table:table-cell office:value-type="float" office:value="70.7639">
                <text:p>70.7639</text:p>
              </table:table-cell>
              <table:table-cell office:value-type="float" office:value="79.9806">
                <text:p>79.9806</text:p>
              </table:table-cell>
              <table:table-cell office:value-type="float" office:value="9.21669999999999">
                <text:p>9.216699999999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">
                <text:p>61</text:p>
              </table:table-cell>
              <table:table-cell office:value-type="float" office:value="58.6579">
                <text:p>58.6579</text:p>
              </table:table-cell>
              <table:table-cell office:value-type="float" office:value="69.4034">
                <text:p>69.4034</text:p>
              </table:table-cell>
              <table:table-cell office:value-type="float" office:value="10.7455">
                <text:p>10.74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">
                <text:p>62</text:p>
              </table:table-cell>
              <table:table-cell office:value-type="float" office:value="45.2144">
                <text:p>45.2144</text:p>
              </table:table-cell>
              <table:table-cell office:value-type="float" office:value="57.8328">
                <text:p>57.8328</text:p>
              </table:table-cell>
              <table:table-cell office:value-type="float" office:value="12.6184">
                <text:p>12.61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30.5942">
                <text:p>30.5942</text:p>
              </table:table-cell>
              <table:table-cell office:value-type="float" office:value="45.0574">
                <text:p>45.0574</text:p>
              </table:table-cell>
              <table:table-cell office:value-type="float" office:value="14.4632">
                <text:p>14.46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">
                <text:p>64</text:p>
              </table:table-cell>
              <table:table-cell office:value-type="float" office:value="14.8984">
                <text:p>14.8984</text:p>
              </table:table-cell>
              <table:table-cell office:value-type="float" office:value="31.1059">
                <text:p>31.1059</text:p>
              </table:table-cell>
              <table:table-cell office:value-type="float" office:value="16.2075">
                <text:p>16.20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">
                <text:p>65</text:p>
              </table:table-cell>
              <table:table-cell office:value-type="float" office:value="2.15335">
                <text:p>2.15335</text:p>
              </table:table-cell>
              <table:table-cell office:value-type="float" office:value="16.5499">
                <text:p>16.5499</text:p>
              </table:table-cell>
              <table:table-cell office:value-type="float" office:value="14.39655">
                <text:p>14.396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">
                <text:p>66</text:p>
              </table:table-cell>
              <table:table-cell office:value-type="float" office:value="0.329666">
                <text:p>0.329666</text:p>
              </table:table-cell>
              <table:table-cell office:value-type="float" office:value="3.14419">
                <text:p>3.14419</text:p>
              </table:table-cell>
              <table:table-cell office:value-type="float" office:value="2.814524">
                <text:p>2.8145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7">
                <text:p>67</text:p>
              </table:table-cell>
              <table:table-cell office:value-type="float" office:value="0.0503688">
                <text:p>0.0503688</text:p>
              </table:table-cell>
              <table:table-cell office:value-type="float" office:value="0.394449">
                <text:p>0.394449</text:p>
              </table:table-cell>
              <table:table-cell office:value-type="float" office:value="0.3440802">
                <text:p>0.34408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.0688379">
                <text:p>0.0688379</text:p>
              </table:table-cell>
              <table:table-cell office:value-type="float" office:value="0.0688379">
                <text:p>0.06883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277cm" svg:height="13.064cm" xlink:href=".." xlink:type="simple" chart:class="chart:scatter" chart:style-name="ch1">
        <chart:title svg:x="6.046cm" svg:y="0.397cm" chart:style-name="ch2">
          <text:p>Doppler Fit frame 2</text:p>
        </chart:title>
        <chart:subtitle svg:x="6.98cm" svg:y="1.449cm" chart:style-name="ch3">
          <text:p>in chi2_cuda</text:p>
        </chart:subtitle>
        <chart:legend svg:x="1.03cm" svg:y="0.444cm" style:legend-expansion="custom" chartooo:width="1.998cm" chartooo:height="1.226cm" style:legend-expansion-aspect-ratio="1.62969004893964" chart:style-name="ch4"/>
        <chart:plot-area chart:style-name="ch5" table:cell-range-address="'Frame 2 Fit'.A34:'Frame 2 Fit'.D69 'Frame 0 Fit'.A1:'Frame 0 Fit'.A1" chart:data-source-has-labels="row" svg:x="0.325cm" svg:y="2.375cm" svg:width="15.627cm" svg:height="10.428cm">
          <chartooo:coordinate-region svg:x="1.091cm" svg:y="2.567cm" svg:width="14.577cm" svg:height="10.045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'Frame 2 Fit'.B34:'Frame 2 Fit'.B69" chart:label-cell-address="'Frame 0 Fit'.A1:'Frame 0 Fit'.A1" chart:class="chart:scatter">
            <chart:domain table:cell-range-address="'Frame 2 Fit'.A34:'Frame 2 Fit'.A69"/>
            <chart:data-point chart:repeated="36"/>
          </chart:series>
          <chart:series chart:style-name="ch10" chart:values-cell-range-address="'Frame 2 Fit'.C34:'Frame 2 Fit'.C69" chart:label-cell-address="'Frame 0 Fit'.A1:'Frame 0 Fit'.A1" chart:class="chart:scatter">
            <chart:data-point chart:repeated="36"/>
          </chart:series>
          <chart:series chart:style-name="ch11" chart:values-cell-range-address="'Frame 2 Fit'.D34:'Frame 2 Fit'.D69" chart:label-cell-address="'Frame 0 Fit'.A1:'Frame 0 Fit'.A1" chart:class="chart:scatter">
            <chart:data-point chart:repeated="3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el/idop </text:p>
                <draw:g>
                  <svg:desc>'Frame 0 Fit'.A1:'Frame 0 Fit'.A1</svg:desc>
                </draw:g>
              </table:table-cell>
              <table:table-cell office:value-type="string">
                <text:p>idel/idop </text:p>
                <draw:g>
                  <svg:desc>'Frame 0 Fit'.A1:'Frame 0 Fit'.A1</svg:desc>
                </draw:g>
              </table:table-cell>
              <table:table-cell office:value-type="string">
                <text:p>idel/idop </text:p>
                <draw:g>
                  <svg:desc>'Frame 0 Fit'.A1:'Frame 0 Fit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">
                <text:p>33</text:p>
                <draw:g>
                  <svg:desc>'Frame 2 Fit'.A34:'Frame 2 Fit'.A69</svg:desc>
                </draw:g>
              </table:table-cell>
              <table:table-cell office:value-type="float" office:value="0">
                <text:p>0</text:p>
                <draw:g>
                  <svg:desc>'Frame 2 Fit'.B34:'Frame 2 Fit'.B69</svg:desc>
                </draw:g>
              </table:table-cell>
              <table:table-cell office:value-type="float" office:value="0">
                <text:p>0</text:p>
                <draw:g>
                  <svg:desc>'Frame 2 Fit'.C34:'Frame 2 Fit'.C69</svg:desc>
                </draw:g>
              </table:table-cell>
              <table:table-cell office:value-type="float" office:value="0">
                <text:p>0</text:p>
                <draw:g>
                  <svg:desc>'Frame 2 Fit'.D34:'Frame 2 Fit'.D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0.0341441">
                <text:p>0.0341441</text:p>
              </table:table-cell>
              <table:table-cell office:value-type="float" office:value="0.0321355">
                <text:p>0.0321355</text:p>
              </table:table-cell>
              <table:table-cell office:value-type="float" office:value="-0.0020086">
                <text:p>-0.00200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0.269111">
                <text:p>0.269111</text:p>
              </table:table-cell>
              <table:table-cell office:value-type="float" office:value="0.25328">
                <text:p>0.25328</text:p>
              </table:table-cell>
              <table:table-cell office:value-type="float" office:value="-0.015831">
                <text:p>-0.0158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1.55288">
                <text:p>1.55288</text:p>
              </table:table-cell>
              <table:table-cell office:value-type="float" office:value="1.46153">
                <text:p>1.46153</text:p>
              </table:table-cell>
              <table:table-cell office:value-type="float" office:value="-0.09135">
                <text:p>-0.09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13.2827">
                <text:p>13.2827</text:p>
              </table:table-cell>
              <table:table-cell office:value-type="float" office:value="12.5013">
                <text:p>12.5013</text:p>
              </table:table-cell>
              <table:table-cell office:value-type="float" office:value="-0.7814">
                <text:p>-0.78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29.1077">
                <text:p>29.1077</text:p>
              </table:table-cell>
              <table:table-cell office:value-type="float" office:value="27.3954">
                <text:p>27.3954</text:p>
              </table:table-cell>
              <table:table-cell office:value-type="float" office:value="-1.7123">
                <text:p>-1.71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43.8964">
                <text:p>43.8964</text:p>
              </table:table-cell>
              <table:table-cell office:value-type="float" office:value="41.3142">
                <text:p>41.3142</text:p>
              </table:table-cell>
              <table:table-cell office:value-type="float" office:value="-2.5822">
                <text:p>-2.58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57.6614">
                <text:p>57.6614</text:p>
              </table:table-cell>
              <table:table-cell office:value-type="float" office:value="54.2695">
                <text:p>54.2695</text:p>
              </table:table-cell>
              <table:table-cell office:value-type="float" office:value="-3.3919">
                <text:p>-3.39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">
                <text:p>41</text:p>
              </table:table-cell>
              <table:table-cell office:value-type="float" office:value="70.0616">
                <text:p>70.0616</text:p>
              </table:table-cell>
              <table:table-cell office:value-type="float" office:value="65.9402">
                <text:p>65.9402</text:p>
              </table:table-cell>
              <table:table-cell office:value-type="float" office:value="-4.12139999999999">
                <text:p>-4.1213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">
                <text:p>42</text:p>
              </table:table-cell>
              <table:table-cell office:value-type="float" office:value="81.2078">
                <text:p>81.2078</text:p>
              </table:table-cell>
              <table:table-cell office:value-type="float" office:value="76.4307">
                <text:p>76.4307</text:p>
              </table:table-cell>
              <table:table-cell office:value-type="float" office:value="-4.7771">
                <text:p>-4.77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">
                <text:p>43</text:p>
              </table:table-cell>
              <table:table-cell office:value-type="float" office:value="91.0339">
                <text:p>91.0339</text:p>
              </table:table-cell>
              <table:table-cell office:value-type="float" office:value="85.6788">
                <text:p>85.6788</text:p>
              </table:table-cell>
              <table:table-cell office:value-type="float" office:value="-5.35510000000001">
                <text:p>-5.3551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99.6097">
                <text:p>99.6097</text:p>
              </table:table-cell>
              <table:table-cell office:value-type="float" office:value="93.7502">
                <text:p>93.7502</text:p>
              </table:table-cell>
              <table:table-cell office:value-type="float" office:value="-5.8595">
                <text:p>-5.85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">
                <text:p>45</text:p>
              </table:table-cell>
              <table:table-cell office:value-type="float" office:value="107.069">
                <text:p>107.069</text:p>
              </table:table-cell>
              <table:table-cell office:value-type="float" office:value="100.77">
                <text:p>100.77</text:p>
              </table:table-cell>
              <table:table-cell office:value-type="float" office:value="-6.29900000000001">
                <text:p>-6.2990000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">
                <text:p>46</text:p>
              </table:table-cell>
              <table:table-cell office:value-type="float" office:value="113.156">
                <text:p>113.156</text:p>
              </table:table-cell>
              <table:table-cell office:value-type="float" office:value="106.499">
                <text:p>106.499</text:p>
              </table:table-cell>
              <table:table-cell office:value-type="float" office:value="-6.65700000000001">
                <text:p>-6.657000000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">
                <text:p>47</text:p>
              </table:table-cell>
              <table:table-cell office:value-type="float" office:value="117.992">
                <text:p>117.992</text:p>
              </table:table-cell>
              <table:table-cell office:value-type="float" office:value="111.051">
                <text:p>111.051</text:p>
              </table:table-cell>
              <table:table-cell office:value-type="float" office:value="-6.941">
                <text:p>-6.9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">
                <text:p>48</text:p>
              </table:table-cell>
              <table:table-cell office:value-type="float" office:value="121.666">
                <text:p>121.666</text:p>
              </table:table-cell>
              <table:table-cell office:value-type="float" office:value="114.509">
                <text:p>114.509</text:p>
              </table:table-cell>
              <table:table-cell office:value-type="float" office:value="-7.157">
                <text:p>-7.1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">
                <text:p>49</text:p>
              </table:table-cell>
              <table:table-cell office:value-type="float" office:value="124.123">
                <text:p>124.123</text:p>
              </table:table-cell>
              <table:table-cell office:value-type="float" office:value="116.821">
                <text:p>116.821</text:p>
              </table:table-cell>
              <table:table-cell office:value-type="float" office:value="-7.30200000000001">
                <text:p>-7.3020000000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125.157">
                <text:p>125.157</text:p>
              </table:table-cell>
              <table:table-cell office:value-type="float" office:value="117.795">
                <text:p>117.795</text:p>
              </table:table-cell>
              <table:table-cell office:value-type="float" office:value="-7.362">
                <text:p>-7.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">
                <text:p>51</text:p>
              </table:table-cell>
              <table:table-cell office:value-type="float" office:value="125.144">
                <text:p>125.144</text:p>
              </table:table-cell>
              <table:table-cell office:value-type="float" office:value="117.782">
                <text:p>117.782</text:p>
              </table:table-cell>
              <table:table-cell office:value-type="float" office:value="-7.36200000000001">
                <text:p>-7.3620000000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">
                <text:p>52</text:p>
              </table:table-cell>
              <table:table-cell office:value-type="float" office:value="123.881">
                <text:p>123.881</text:p>
              </table:table-cell>
              <table:table-cell office:value-type="float" office:value="116.594">
                <text:p>116.594</text:p>
              </table:table-cell>
              <table:table-cell office:value-type="float" office:value="-7.28700000000001">
                <text:p>-7.28700000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">
                <text:p>53</text:p>
              </table:table-cell>
              <table:table-cell office:value-type="float" office:value="121.285">
                <text:p>121.285</text:p>
              </table:table-cell>
              <table:table-cell office:value-type="float" office:value="114.15">
                <text:p>114.15</text:p>
              </table:table-cell>
              <table:table-cell office:value-type="float" office:value="-7.13499999999999">
                <text:p>-7.134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">
                <text:p>54</text:p>
              </table:table-cell>
              <table:table-cell office:value-type="float" office:value="117.504">
                <text:p>117.504</text:p>
              </table:table-cell>
              <table:table-cell office:value-type="float" office:value="110.592">
                <text:p>110.592</text:p>
              </table:table-cell>
              <table:table-cell office:value-type="float" office:value="-6.91200000000001">
                <text:p>-6.912000000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">
                <text:p>55</text:p>
              </table:table-cell>
              <table:table-cell office:value-type="float" office:value="112.565">
                <text:p>112.565</text:p>
              </table:table-cell>
              <table:table-cell office:value-type="float" office:value="105.943">
                <text:p>105.943</text:p>
              </table:table-cell>
              <table:table-cell office:value-type="float" office:value="-6.622">
                <text:p>-6.6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106.452">
                <text:p>106.452</text:p>
              </table:table-cell>
              <table:table-cell office:value-type="float" office:value="100.19">
                <text:p>100.19</text:p>
              </table:table-cell>
              <table:table-cell office:value-type="float" office:value="-6.262">
                <text:p>-6.2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98.9835">
                <text:p>98.9835</text:p>
              </table:table-cell>
              <table:table-cell office:value-type="float" office:value="93.1608">
                <text:p>93.1608</text:p>
              </table:table-cell>
              <table:table-cell office:value-type="float" office:value="-5.82270000000001">
                <text:p>-5.82270000000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">
                <text:p>58</text:p>
              </table:table-cell>
              <table:table-cell office:value-type="float" office:value="90.3461">
                <text:p>90.3461</text:p>
              </table:table-cell>
              <table:table-cell office:value-type="float" office:value="85.0314">
                <text:p>85.0314</text:p>
              </table:table-cell>
              <table:table-cell office:value-type="float" office:value="-5.3147">
                <text:p>-5.31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">
                <text:p>59</text:p>
              </table:table-cell>
              <table:table-cell office:value-type="float" office:value="80.4789">
                <text:p>80.4789</text:p>
              </table:table-cell>
              <table:table-cell office:value-type="float" office:value="75.7448">
                <text:p>75.7448</text:p>
              </table:table-cell>
              <table:table-cell office:value-type="float" office:value="-4.7341">
                <text:p>-4.73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">
                <text:p>60</text:p>
              </table:table-cell>
              <table:table-cell office:value-type="float" office:value="69.3658">
                <text:p>69.3658</text:p>
              </table:table-cell>
              <table:table-cell office:value-type="float" office:value="65.2854">
                <text:p>65.2854</text:p>
              </table:table-cell>
              <table:table-cell office:value-type="float" office:value="-4.0804">
                <text:p>-4.08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1">
                <text:p>61</text:p>
              </table:table-cell>
              <table:table-cell office:value-type="float" office:value="57.1228">
                <text:p>57.1228</text:p>
              </table:table-cell>
              <table:table-cell office:value-type="float" office:value="53.7625">
                <text:p>53.7625</text:p>
              </table:table-cell>
              <table:table-cell office:value-type="float" office:value="-3.3603">
                <text:p>-3.36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">
                <text:p>62</text:p>
              </table:table-cell>
              <table:table-cell office:value-type="float" office:value="43.5146">
                <text:p>43.5146</text:p>
              </table:table-cell>
              <table:table-cell office:value-type="float" office:value="40.9548">
                <text:p>40.9548</text:p>
              </table:table-cell>
              <table:table-cell office:value-type="float" office:value="-2.5598">
                <text:p>-2.55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">
                <text:p>63</text:p>
              </table:table-cell>
              <table:table-cell office:value-type="float" office:value="28.8918">
                <text:p>28.8918</text:p>
              </table:table-cell>
              <table:table-cell office:value-type="float" office:value="27.1922">
                <text:p>27.1922</text:p>
              </table:table-cell>
              <table:table-cell office:value-type="float" office:value="-1.6996">
                <text:p>-1.69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3.2479">
                <text:p>13.2479</text:p>
              </table:table-cell>
              <table:table-cell office:value-type="float" office:value="12.4686">
                <text:p>12.4686</text:p>
              </table:table-cell>
              <table:table-cell office:value-type="float" office:value="-0.779299999999999">
                <text:p>-0.779299999999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1.5634">
                <text:p>1.5634</text:p>
              </table:table-cell>
              <table:table-cell office:value-type="float" office:value="1.47143">
                <text:p>1.47143</text:p>
              </table:table-cell>
              <table:table-cell office:value-type="float" office:value="-0.0919700000000001">
                <text:p>-0.0919700000000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">
                <text:p>66</text:p>
              </table:table-cell>
              <table:table-cell office:value-type="float" office:value="0.270394">
                <text:p>0.270394</text:p>
              </table:table-cell>
              <table:table-cell office:value-type="float" office:value="0.254488">
                <text:p>0.254488</text:p>
              </table:table-cell>
              <table:table-cell office:value-type="float" office:value="-0.015906">
                <text:p>-0.0159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7">
                <text:p>67</text:p>
              </table:table-cell>
              <table:table-cell office:value-type="float" office:value="0.0348151">
                <text:p>0.0348151</text:p>
              </table:table-cell>
              <table:table-cell office:value-type="float" office:value="0.0327671">
                <text:p>0.0327671</text:p>
              </table:table-cell>
              <table:table-cell office:value-type="float" office:value="-0.002048">
                <text:p>-0.0020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68cm" svg:height="14.935cm" xlink:href=".." xlink:type="simple" chart:class="chart:scatter" chart:style-name="ch1">
        <chart:title svg:x="7.792cm" svg:y="0.434cm" chart:style-name="ch2">
          <text:p>Doppler Fit frame 1</text:p>
        </chart:title>
        <chart:subtitle svg:x="6.975cm" svg:y="1.523cm" chart:style-name="ch3">
          <text:p>in vary_params/objective/mnbrak</text:p>
        </chart:subtitle>
        <chart:legend svg:x="1.207cm" svg:y="0.746cm" style:legend-expansion="custom" chartooo:width="2.695cm" chartooo:height="1.549cm" style:legend-expansion-aspect-ratio="1.73983214977405" chart:style-name="ch4"/>
        <chart:plot-area chart:style-name="ch5" table:cell-range-address="'Frame 1 Fit'.A34:'Frame 1 Fit'.A69 'Frame 0 Fit'.A1:'Frame 0 Fit'.A1 'Frame 1 Fit'.E34:'Frame 1 Fit'.I69" chart:data-source-has-labels="row" svg:x="0.395cm" svg:y="2.486cm" svg:width="18.978cm" svg:height="12.151cm">
          <chartooo:coordinate-region svg:x="1.161cm" svg:y="2.678cm" svg:width="17.927cm" svg:height="11.76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'Frame 1 Fit'.E34:'Frame 1 Fit'.E69" chart:label-cell-address="'Frame 0 Fit'.A1:'Frame 0 Fit'.A1" chart:class="chart:scatter">
            <chart:domain table:cell-range-address="'Frame 1 Fit'.A34:'Frame 1 Fit'.A69"/>
            <chart:data-point chart:repeated="36"/>
          </chart:series>
          <chart:series chart:style-name="ch9" chart:values-cell-range-address="'Frame 1 Fit'.I34:'Frame 1 Fit'.I69" chart:label-cell-address="'Frame 0 Fit'.A1:'Frame 0 Fit'.A1" chart:class="chart:scatter">
            <chart:data-point chart:repeated="36"/>
          </chart:series>
          <chart:series chart:style-name="ch10" chart:values-cell-range-address="'Frame 1 Fit'.F34:'Frame 1 Fit'.F69" chart:label-cell-address="'Frame 0 Fit'.A1:'Frame 0 Fit'.A1" chart:class="chart:scatter">
            <chart:data-point chart:repeated="36"/>
          </chart:series>
          <chart:series chart:style-name="ch11" chart:values-cell-range-address="'Frame 1 Fit'.G34:'Frame 1 Fit'.G69" chart:label-cell-address="'Frame 0 Fit'.A1:'Frame 0 Fit'.A1" chart:class="chart:scatter">
            <chart:data-point chart:repeated="36"/>
          </chart:series>
          <chart:series chart:style-name="ch12" chart:values-cell-range-address="'Frame 1 Fit'.H34:'Frame 1 Fit'.H69" chart:label-cell-address="'Frame 0 Fit'.A1:'Frame 0 Fit'.A1" chart:class="chart:scatter">
            <chart:data-point chart:repeated="3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el/idop </text:p>
                <draw:g>
                  <svg:desc>'Frame 0 Fit'.A1:'Frame 0 Fit'.A1</svg:desc>
                </draw:g>
              </table:table-cell>
              <table:table-cell office:value-type="string">
                <text:p>idel/idop </text:p>
                <draw:g>
                  <svg:desc>'Frame 0 Fit'.A1:'Frame 0 Fit'.A1</svg:desc>
                </draw:g>
              </table:table-cell>
              <table:table-cell office:value-type="string">
                <text:p>idel/idop </text:p>
                <draw:g>
                  <svg:desc>'Frame 0 Fit'.A1:'Frame 0 Fit'.A1</svg:desc>
                </draw:g>
              </table:table-cell>
              <table:table-cell office:value-type="string">
                <text:p>idel/idop </text:p>
                <draw:g>
                  <svg:desc>'Frame 0 Fit'.A1:'Frame 0 Fit'.A1</svg:desc>
                </draw:g>
              </table:table-cell>
              <table:table-cell office:value-type="string">
                <text:p>idel/idop </text:p>
                <draw:g>
                  <svg:desc>'Frame 0 Fit'.A1:'Frame 0 Fit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">
                <text:p>33</text:p>
                <draw:g>
                  <svg:desc>'Frame 1 Fit'.A34:'Frame 1 Fit'.A69</svg:desc>
                </draw:g>
              </table:table-cell>
              <table:table-cell office:value-type="float" office:value="0">
                <text:p>0</text:p>
                <draw:g>
                  <svg:desc>'Frame 1 Fit'.E34:'Frame 1 Fit'.E69</svg:desc>
                </draw:g>
              </table:table-cell>
              <table:table-cell office:value-type="float" office:value="-0.0381367">
                <text:p>-0.0381367</text:p>
                <draw:g>
                  <svg:desc>'Frame 1 Fit'.I34:'Frame 1 Fit'.I69</svg:desc>
                </draw:g>
              </table:table-cell>
              <table:table-cell office:value-type="float" office:value="0.0381367">
                <text:p>0.0381367</text:p>
                <draw:g>
                  <svg:desc>'Frame 1 Fit'.F34:'Frame 1 Fit'.F69</svg:desc>
                </draw:g>
              </table:table-cell>
              <table:table-cell office:value-type="float" office:value="0">
                <text:p>0</text:p>
                <draw:g>
                  <svg:desc>'Frame 1 Fit'.G34:'Frame 1 Fit'.G69</svg:desc>
                </draw:g>
              </table:table-cell>
              <table:table-cell office:value-type="float" office:value="0">
                <text:p>0</text:p>
                <draw:g>
                  <svg:desc>'Frame 1 Fit'.H34:'Frame 1 Fit'.H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0.0199294">
                <text:p>0.0199294</text:p>
              </table:table-cell>
              <table:table-cell office:value-type="float" office:value="-0.2598846">
                <text:p>-0.2598846</text:p>
              </table:table-cell>
              <table:table-cell office:value-type="float" office:value="0.279814">
                <text:p>0.279814</text:p>
              </table:table-cell>
              <table:table-cell office:value-type="float" office:value="0.0199293">
                <text:p>0.0199293</text:p>
              </table:table-cell>
              <table:table-cell office:value-type="float" office:value="0.0199294">
                <text:p>0.01992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0.207297">
                <text:p>0.207297</text:p>
              </table:table-cell>
              <table:table-cell office:value-type="float" office:value="-1.465353">
                <text:p>-1.465353</text:p>
              </table:table-cell>
              <table:table-cell office:value-type="float" office:value="1.67265">
                <text:p>1.67265</text:p>
              </table:table-cell>
              <table:table-cell office:value-type="float" office:value="0.207297">
                <text:p>0.207297</text:p>
              </table:table-cell>
              <table:table-cell office:value-type="float" office:value="0.207297">
                <text:p>0.2072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1.08297">
                <text:p>1.08297</text:p>
              </table:table-cell>
              <table:table-cell office:value-type="float" office:value="-12.17763">
                <text:p>-12.17763</text:p>
              </table:table-cell>
              <table:table-cell office:value-type="float" office:value="13.2606">
                <text:p>13.2606</text:p>
              </table:table-cell>
              <table:table-cell office:value-type="float" office:value="1.08297">
                <text:p>1.08297</text:p>
              </table:table-cell>
              <table:table-cell office:value-type="float" office:value="1.08297">
                <text:p>1.082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11.0364">
                <text:p>11.0364</text:p>
              </table:table-cell>
              <table:table-cell office:value-type="float" office:value="-17.3059">
                <text:p>-17.3059</text:p>
              </table:table-cell>
              <table:table-cell office:value-type="float" office:value="28.3423">
                <text:p>28.3423</text:p>
              </table:table-cell>
              <table:table-cell office:value-type="float" office:value="11.0365">
                <text:p>11.0365</text:p>
              </table:table-cell>
              <table:table-cell office:value-type="float" office:value="11.0364">
                <text:p>11.03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26.2107">
                <text:p>26.2107</text:p>
              </table:table-cell>
              <table:table-cell office:value-type="float" office:value="-16.5185">
                <text:p>-16.5185</text:p>
              </table:table-cell>
              <table:table-cell office:value-type="float" office:value="42.7292">
                <text:p>42.7292</text:p>
              </table:table-cell>
              <table:table-cell office:value-type="float" office:value="26.2107">
                <text:p>26.2107</text:p>
              </table:table-cell>
              <table:table-cell office:value-type="float" office:value="26.2107">
                <text:p>26.21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40.3748">
                <text:p>40.3748</text:p>
              </table:table-cell>
              <table:table-cell office:value-type="float" office:value="-15.623">
                <text:p>-15.623</text:p>
              </table:table-cell>
              <table:table-cell office:value-type="float" office:value="55.9978">
                <text:p>55.9978</text:p>
              </table:table-cell>
              <table:table-cell office:value-type="float" office:value="40.3748">
                <text:p>40.3748</text:p>
              </table:table-cell>
              <table:table-cell office:value-type="float" office:value="40.3748">
                <text:p>40.37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53.5901">
                <text:p>53.5901</text:p>
              </table:table-cell>
              <table:table-cell office:value-type="float" office:value="-14.5839">
                <text:p>-14.5839</text:p>
              </table:table-cell>
              <table:table-cell office:value-type="float" office:value="68.174">
                <text:p>68.174</text:p>
              </table:table-cell>
              <table:table-cell office:value-type="float" office:value="53.5901">
                <text:p>53.5901</text:p>
              </table:table-cell>
              <table:table-cell office:value-type="float" office:value="53.5901">
                <text:p>53.59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">
                <text:p>41</text:p>
              </table:table-cell>
              <table:table-cell office:value-type="float" office:value="65.5282">
                <text:p>65.5282</text:p>
              </table:table-cell>
              <table:table-cell office:value-type="float" office:value="-13.5575">
                <text:p>-13.5575</text:p>
              </table:table-cell>
              <table:table-cell office:value-type="float" office:value="79.0857">
                <text:p>79.0857</text:p>
              </table:table-cell>
              <table:table-cell office:value-type="float" office:value="65.5282">
                <text:p>65.5282</text:p>
              </table:table-cell>
              <table:table-cell office:value-type="float" office:value="65.5282">
                <text:p>65.5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">
                <text:p>42</text:p>
              </table:table-cell>
              <table:table-cell office:value-type="float" office:value="76.1136">
                <text:p>76.1136</text:p>
              </table:table-cell>
              <table:table-cell office:value-type="float" office:value="-12.8">
                <text:p>-12.8</text:p>
              </table:table-cell>
              <table:table-cell office:value-type="float" office:value="88.9136">
                <text:p>88.9136</text:p>
              </table:table-cell>
              <table:table-cell office:value-type="float" office:value="76.1136">
                <text:p>76.1136</text:p>
              </table:table-cell>
              <table:table-cell office:value-type="float" office:value="76.1136">
                <text:p>76.11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">
                <text:p>43</text:p>
              </table:table-cell>
              <table:table-cell office:value-type="float" office:value="85.5892">
                <text:p>85.5892</text:p>
              </table:table-cell>
              <table:table-cell office:value-type="float" office:value="-11.9996">
                <text:p>-11.9996</text:p>
              </table:table-cell>
              <table:table-cell office:value-type="float" office:value="97.5888">
                <text:p>97.5888</text:p>
              </table:table-cell>
              <table:table-cell office:value-type="float" office:value="85.5892">
                <text:p>85.5892</text:p>
              </table:table-cell>
              <table:table-cell office:value-type="float" office:value="85.5892">
                <text:p>85.58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93.9101">
                <text:p>93.9101</text:p>
              </table:table-cell>
              <table:table-cell office:value-type="float" office:value="-11.4019">
                <text:p>-11.4019</text:p>
              </table:table-cell>
              <table:table-cell office:value-type="float" office:value="105.312">
                <text:p>105.312</text:p>
              </table:table-cell>
              <table:table-cell office:value-type="float" office:value="93.9102">
                <text:p>93.9102</text:p>
              </table:table-cell>
              <table:table-cell office:value-type="float" office:value="93.9102">
                <text:p>93.91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">
                <text:p>45</text:p>
              </table:table-cell>
              <table:table-cell office:value-type="float" office:value="100.907">
                <text:p>100.907</text:p>
              </table:table-cell>
              <table:table-cell office:value-type="float" office:value="-11.027">
                <text:p>-11.027</text:p>
              </table:table-cell>
              <table:table-cell office:value-type="float" office:value="111.934">
                <text:p>111.934</text:p>
              </table:table-cell>
              <table:table-cell office:value-type="float" office:value="100.907">
                <text:p>100.907</text:p>
              </table:table-cell>
              <table:table-cell office:value-type="float" office:value="100.907">
                <text:p>100.9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">
                <text:p>46</text:p>
              </table:table-cell>
              <table:table-cell office:value-type="float" office:value="106.825">
                <text:p>106.825</text:p>
              </table:table-cell>
              <table:table-cell office:value-type="float" office:value="-10.651">
                <text:p>-10.651</text:p>
              </table:table-cell>
              <table:table-cell office:value-type="float" office:value="117.476">
                <text:p>117.476</text:p>
              </table:table-cell>
              <table:table-cell office:value-type="float" office:value="106.825">
                <text:p>106.825</text:p>
              </table:table-cell>
              <table:table-cell office:value-type="float" office:value="106.826">
                <text:p>106.8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">
                <text:p>47</text:p>
              </table:table-cell>
              <table:table-cell office:value-type="float" office:value="111.582">
                <text:p>111.582</text:p>
              </table:table-cell>
              <table:table-cell office:value-type="float" office:value="-10.3">
                <text:p>-10.3</text:p>
              </table:table-cell>
              <table:table-cell office:value-type="float" office:value="121.882">
                <text:p>121.882</text:p>
              </table:table-cell>
              <table:table-cell office:value-type="float" office:value="111.582">
                <text:p>111.582</text:p>
              </table:table-cell>
              <table:table-cell office:value-type="float" office:value="111.582">
                <text:p>111.5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">
                <text:p>48</text:p>
              </table:table-cell>
              <table:table-cell office:value-type="float" office:value="115.283">
                <text:p>115.283</text:p>
              </table:table-cell>
              <table:table-cell office:value-type="float" office:value="-9.926">
                <text:p>-9.926</text:p>
              </table:table-cell>
              <table:table-cell office:value-type="float" office:value="125.209">
                <text:p>125.209</text:p>
              </table:table-cell>
              <table:table-cell office:value-type="float" office:value="115.283">
                <text:p>115.283</text:p>
              </table:table-cell>
              <table:table-cell office:value-type="float" office:value="115.283">
                <text:p>115.2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">
                <text:p>49</text:p>
              </table:table-cell>
              <table:table-cell office:value-type="float" office:value="117.761">
                <text:p>117.761</text:p>
              </table:table-cell>
              <table:table-cell office:value-type="float" office:value="-9.63200000000001">
                <text:p>-9.63200000000001</text:p>
              </table:table-cell>
              <table:table-cell office:value-type="float" office:value="127.393">
                <text:p>127.393</text:p>
              </table:table-cell>
              <table:table-cell office:value-type="float" office:value="117.761">
                <text:p>117.761</text:p>
              </table:table-cell>
              <table:table-cell office:value-type="float" office:value="117.761">
                <text:p>117.7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118.923">
                <text:p>118.923</text:p>
              </table:table-cell>
              <table:table-cell office:value-type="float" office:value="-9.68700000000001">
                <text:p>-9.68700000000001</text:p>
              </table:table-cell>
              <table:table-cell office:value-type="float" office:value="128.61">
                <text:p>128.61</text:p>
              </table:table-cell>
              <table:table-cell office:value-type="float" office:value="118.923">
                <text:p>118.923</text:p>
              </table:table-cell>
              <table:table-cell office:value-type="float" office:value="118.923">
                <text:p>118.9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">
                <text:p>51</text:p>
              </table:table-cell>
              <table:table-cell office:value-type="float" office:value="119.037">
                <text:p>119.037</text:p>
              </table:table-cell>
              <table:table-cell office:value-type="float" office:value="-9.691">
                <text:p>-9.691</text:p>
              </table:table-cell>
              <table:table-cell office:value-type="float" office:value="128.728">
                <text:p>128.728</text:p>
              </table:table-cell>
              <table:table-cell office:value-type="float" office:value="119.037">
                <text:p>119.037</text:p>
              </table:table-cell>
              <table:table-cell office:value-type="float" office:value="119.037">
                <text:p>119.0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">
                <text:p>52</text:p>
              </table:table-cell>
              <table:table-cell office:value-type="float" office:value="117.997">
                <text:p>117.997</text:p>
              </table:table-cell>
              <table:table-cell office:value-type="float" office:value="-9.636">
                <text:p>-9.636</text:p>
              </table:table-cell>
              <table:table-cell office:value-type="float" office:value="127.633">
                <text:p>127.633</text:p>
              </table:table-cell>
              <table:table-cell office:value-type="float" office:value="117.997">
                <text:p>117.997</text:p>
              </table:table-cell>
              <table:table-cell office:value-type="float" office:value="117.997">
                <text:p>117.9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">
                <text:p>53</text:p>
              </table:table-cell>
              <table:table-cell office:value-type="float" office:value="115.649">
                <text:p>115.649</text:p>
              </table:table-cell>
              <table:table-cell office:value-type="float" office:value="-9.932">
                <text:p>-9.932</text:p>
              </table:table-cell>
              <table:table-cell office:value-type="float" office:value="125.581">
                <text:p>125.581</text:p>
              </table:table-cell>
              <table:table-cell office:value-type="float" office:value="115.649">
                <text:p>115.649</text:p>
              </table:table-cell>
              <table:table-cell office:value-type="float" office:value="115.649">
                <text:p>115.6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">
                <text:p>54</text:p>
              </table:table-cell>
              <table:table-cell office:value-type="float" office:value="112.06">
                <text:p>112.06</text:p>
              </table:table-cell>
              <table:table-cell office:value-type="float" office:value="-10.304">
                <text:p>-10.304</text:p>
              </table:table-cell>
              <table:table-cell office:value-type="float" office:value="122.364">
                <text:p>122.364</text:p>
              </table:table-cell>
              <table:table-cell office:value-type="float" office:value="112.06">
                <text:p>112.06</text:p>
              </table:table-cell>
              <table:table-cell office:value-type="float" office:value="112.06">
                <text:p>112.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">
                <text:p>55</text:p>
              </table:table-cell>
              <table:table-cell office:value-type="float" office:value="107.415">
                <text:p>107.415</text:p>
              </table:table-cell>
              <table:table-cell office:value-type="float" office:value="-10.636">
                <text:p>-10.636</text:p>
              </table:table-cell>
              <table:table-cell office:value-type="float" office:value="118.051">
                <text:p>118.051</text:p>
              </table:table-cell>
              <table:table-cell office:value-type="float" office:value="107.415">
                <text:p>107.415</text:p>
              </table:table-cell>
              <table:table-cell office:value-type="float" office:value="107.415">
                <text:p>107.4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101.585">
                <text:p>101.585</text:p>
              </table:table-cell>
              <table:table-cell office:value-type="float" office:value="-11.039">
                <text:p>-11.039</text:p>
              </table:table-cell>
              <table:table-cell office:value-type="float" office:value="112.624">
                <text:p>112.624</text:p>
              </table:table-cell>
              <table:table-cell office:value-type="float" office:value="101.585">
                <text:p>101.585</text:p>
              </table:table-cell>
              <table:table-cell office:value-type="float" office:value="101.585">
                <text:p>101.5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94.629">
                <text:p>94.629</text:p>
              </table:table-cell>
              <table:table-cell office:value-type="float" office:value="-11.438">
                <text:p>-11.438</text:p>
              </table:table-cell>
              <table:table-cell office:value-type="float" office:value="106.067">
                <text:p>106.067</text:p>
              </table:table-cell>
              <table:table-cell office:value-type="float" office:value="94.629">
                <text:p>94.629</text:p>
              </table:table-cell>
              <table:table-cell office:value-type="float" office:value="94.6289">
                <text:p>94.62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">
                <text:p>58</text:p>
              </table:table-cell>
              <table:table-cell office:value-type="float" office:value="86.2801">
                <text:p>86.2801</text:p>
              </table:table-cell>
              <table:table-cell office:value-type="float" office:value="-12.097">
                <text:p>-12.097</text:p>
              </table:table-cell>
              <table:table-cell office:value-type="float" office:value="98.3771">
                <text:p>98.3771</text:p>
              </table:table-cell>
              <table:table-cell office:value-type="float" office:value="86.2801">
                <text:p>86.2801</text:p>
              </table:table-cell>
              <table:table-cell office:value-type="float" office:value="86.2801">
                <text:p>86.28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">
                <text:p>59</text:p>
              </table:table-cell>
              <table:table-cell office:value-type="float" office:value="76.7234">
                <text:p>76.7234</text:p>
              </table:table-cell>
              <table:table-cell office:value-type="float" office:value="-12.9281">
                <text:p>-12.9281</text:p>
              </table:table-cell>
              <table:table-cell office:value-type="float" office:value="89.6515">
                <text:p>89.6515</text:p>
              </table:table-cell>
              <table:table-cell office:value-type="float" office:value="76.7234">
                <text:p>76.7234</text:p>
              </table:table-cell>
              <table:table-cell office:value-type="float" office:value="76.7234">
                <text:p>76.72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">
                <text:p>60</text:p>
              </table:table-cell>
              <table:table-cell office:value-type="float" office:value="66.0266">
                <text:p>66.0266</text:p>
              </table:table-cell>
              <table:table-cell office:value-type="float" office:value="-13.6661">
                <text:p>-13.6661</text:p>
              </table:table-cell>
              <table:table-cell office:value-type="float" office:value="79.6927">
                <text:p>79.6927</text:p>
              </table:table-cell>
              <table:table-cell office:value-type="float" office:value="66.0265">
                <text:p>66.0265</text:p>
              </table:table-cell>
              <table:table-cell office:value-type="float" office:value="66.0266">
                <text:p>66.02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1">
                <text:p>61</text:p>
              </table:table-cell>
              <table:table-cell office:value-type="float" office:value="54.0928">
                <text:p>54.0928</text:p>
              </table:table-cell>
              <table:table-cell office:value-type="float" office:value="-14.6105">
                <text:p>-14.6105</text:p>
              </table:table-cell>
              <table:table-cell office:value-type="float" office:value="68.7033">
                <text:p>68.7033</text:p>
              </table:table-cell>
              <table:table-cell office:value-type="float" office:value="54.0928">
                <text:p>54.0928</text:p>
              </table:table-cell>
              <table:table-cell office:value-type="float" office:value="54.0928">
                <text:p>54.09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">
                <text:p>62</text:p>
              </table:table-cell>
              <table:table-cell office:value-type="float" office:value="40.8105">
                <text:p>40.8105</text:p>
              </table:table-cell>
              <table:table-cell office:value-type="float" office:value="-15.7068">
                <text:p>-15.7068</text:p>
              </table:table-cell>
              <table:table-cell office:value-type="float" office:value="56.5173">
                <text:p>56.5173</text:p>
              </table:table-cell>
              <table:table-cell office:value-type="float" office:value="40.8104">
                <text:p>40.8104</text:p>
              </table:table-cell>
              <table:table-cell office:value-type="float" office:value="40.8105">
                <text:p>40.81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">
                <text:p>63</text:p>
              </table:table-cell>
              <table:table-cell office:value-type="float" office:value="26.4579">
                <text:p>26.4579</text:p>
              </table:table-cell>
              <table:table-cell office:value-type="float" office:value="-16.7096">
                <text:p>-16.7096</text:p>
              </table:table-cell>
              <table:table-cell office:value-type="float" office:value="43.1675">
                <text:p>43.1675</text:p>
              </table:table-cell>
              <table:table-cell office:value-type="float" office:value="26.4579">
                <text:p>26.4579</text:p>
              </table:table-cell>
              <table:table-cell office:value-type="float" office:value="26.4579">
                <text:p>26.45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1.1147">
                <text:p>11.1147</text:p>
              </table:table-cell>
              <table:table-cell office:value-type="float" office:value="-17.4845">
                <text:p>-17.4845</text:p>
              </table:table-cell>
              <table:table-cell office:value-type="float" office:value="28.5992">
                <text:p>28.5992</text:p>
              </table:table-cell>
              <table:table-cell office:value-type="float" office:value="11.1147">
                <text:p>11.1147</text:p>
              </table:table-cell>
              <table:table-cell office:value-type="float" office:value="11.1147">
                <text:p>11.11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1.113">
                <text:p>1.113</text:p>
              </table:table-cell>
              <table:table-cell office:value-type="float" office:value="-12.2618">
                <text:p>-12.2618</text:p>
              </table:table-cell>
              <table:table-cell office:value-type="float" office:value="13.3748">
                <text:p>13.3748</text:p>
              </table:table-cell>
              <table:table-cell office:value-type="float" office:value="1.113">
                <text:p>1.113</text:p>
              </table:table-cell>
              <table:table-cell office:value-type="float" office:value="1.113">
                <text:p>1.1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">
                <text:p>66</text:p>
              </table:table-cell>
              <table:table-cell office:value-type="float" office:value="0.210475">
                <text:p>0.210475</text:p>
              </table:table-cell>
              <table:table-cell office:value-type="float" office:value="-1.459625">
                <text:p>-1.459625</text:p>
              </table:table-cell>
              <table:table-cell office:value-type="float" office:value="1.6701">
                <text:p>1.6701</text:p>
              </table:table-cell>
              <table:table-cell office:value-type="float" office:value="0.210475">
                <text:p>0.210475</text:p>
              </table:table-cell>
              <table:table-cell office:value-type="float" office:value="0.210475">
                <text:p>0.2104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7">
                <text:p>67</text:p>
              </table:table-cell>
              <table:table-cell office:value-type="float" office:value="0.0206069">
                <text:p>0.0206069</text:p>
              </table:table-cell>
              <table:table-cell office:value-type="float" office:value="-0.2602161">
                <text:p>-0.2602161</text:p>
              </table:table-cell>
              <table:table-cell office:value-type="float" office:value="0.280823">
                <text:p>0.280823</text:p>
              </table:table-cell>
              <table:table-cell office:value-type="float" office:value="0.0206069">
                <text:p>0.0206069</text:p>
              </table:table-cell>
              <table:table-cell office:value-type="float" office:value="0.0206069">
                <text:p>0.02060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-0.0381122">
                <text:p>-0.0381122</text:p>
              </table:table-cell>
              <table:table-cell office:value-type="float" office:value="0.0381122">
                <text:p>0.0381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39cm" svg:height="15.118cm" xlink:href=".." xlink:type="simple" chart:class="chart:scatter" chart:style-name="ch1">
        <chart:title svg:x="6.103cm" svg:y="0.438cm" chart:style-name="ch2">
          <text:p>Doppler Fit frame 2</text:p>
        </chart:title>
        <chart:subtitle svg:x="5.286cm" svg:y="1.531cm" chart:style-name="ch3">
          <text:p>in vary_params/objective/mnbrak</text:p>
        </chart:subtitle>
        <chart:legend svg:x="1.037cm" svg:y="0.514cm" style:legend-expansion="custom" chartooo:width="2.012cm" chartooo:height="1.418cm" style:legend-expansion-aspect-ratio="1.41889985895628" chart:style-name="ch4"/>
        <chart:plot-area chart:style-name="ch5" table:cell-range-address="'Frame 2 Fit'.A34:'Frame 2 Fit'.A69 'Frame 0 Fit'.A1:'Frame 0 Fit'.A1 'Frame 2 Fit'.E34:'Frame 2 Fit'.I69" chart:data-source-has-labels="row" svg:x="0.327cm" svg:y="2.498cm" svg:width="15.736cm" svg:height="12.318cm">
          <chartooo:coordinate-region svg:x="1.093cm" svg:y="2.69cm" svg:width="14.686cm" svg:height="11.935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'Frame 2 Fit'.E34:'Frame 2 Fit'.E69" chart:label-cell-address="'Frame 0 Fit'.A1:'Frame 0 Fit'.A1" chart:class="chart:scatter">
            <chart:domain table:cell-range-address="'Frame 2 Fit'.A34:'Frame 2 Fit'.A69"/>
            <chart:data-point chart:repeated="36"/>
          </chart:series>
          <chart:series chart:style-name="ch9" chart:values-cell-range-address="'Frame 2 Fit'.I34:'Frame 2 Fit'.I69" chart:label-cell-address="'Frame 0 Fit'.A1:'Frame 0 Fit'.A1" chart:class="chart:scatter">
            <chart:data-point chart:repeated="36"/>
          </chart:series>
          <chart:series chart:style-name="ch10" chart:values-cell-range-address="'Frame 2 Fit'.F34:'Frame 2 Fit'.F69" chart:label-cell-address="'Frame 0 Fit'.A1:'Frame 0 Fit'.A1" chart:class="chart:scatter">
            <chart:data-point chart:repeated="36"/>
          </chart:series>
          <chart:series chart:style-name="ch11" chart:values-cell-range-address="'Frame 2 Fit'.G34:'Frame 2 Fit'.G69" chart:label-cell-address="'Frame 0 Fit'.A1:'Frame 0 Fit'.A1" chart:class="chart:scatter">
            <chart:data-point chart:repeated="36"/>
          </chart:series>
          <chart:series chart:style-name="ch12" chart:values-cell-range-address="'Frame 2 Fit'.H34:'Frame 2 Fit'.H69" chart:label-cell-address="'Frame 0 Fit'.A1:'Frame 0 Fit'.A1" chart:class="chart:scatter">
            <chart:data-point chart:repeated="3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el/idop </text:p>
                <draw:g>
                  <svg:desc>'Frame 0 Fit'.A1:'Frame 0 Fit'.A1</svg:desc>
                </draw:g>
              </table:table-cell>
              <table:table-cell office:value-type="string">
                <text:p>idel/idop </text:p>
                <draw:g>
                  <svg:desc>'Frame 0 Fit'.A1:'Frame 0 Fit'.A1</svg:desc>
                </draw:g>
              </table:table-cell>
              <table:table-cell office:value-type="string">
                <text:p>idel/idop </text:p>
                <draw:g>
                  <svg:desc>'Frame 0 Fit'.A1:'Frame 0 Fit'.A1</svg:desc>
                </draw:g>
              </table:table-cell>
              <table:table-cell office:value-type="string">
                <text:p>idel/idop </text:p>
                <draw:g>
                  <svg:desc>'Frame 0 Fit'.A1:'Frame 0 Fit'.A1</svg:desc>
                </draw:g>
              </table:table-cell>
              <table:table-cell office:value-type="string">
                <text:p>idel/idop </text:p>
                <draw:g>
                  <svg:desc>'Frame 0 Fit'.A1:'Frame 0 Fit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">
                <text:p>33</text:p>
                <draw:g>
                  <svg:desc>'Frame 2 Fit'.A34:'Frame 2 Fit'.A69</svg:desc>
                </draw:g>
              </table:table-cell>
              <table:table-cell office:value-type="float" office:value="0">
                <text:p>0</text:p>
                <draw:g>
                  <svg:desc>'Frame 2 Fit'.E34:'Frame 2 Fit'.E69</svg:desc>
                </draw:g>
              </table:table-cell>
              <table:table-cell office:value-type="float" office:value="-0.0520072">
                <text:p>-0.0520072</text:p>
                <draw:g>
                  <svg:desc>'Frame 2 Fit'.I34:'Frame 2 Fit'.I69</svg:desc>
                </draw:g>
              </table:table-cell>
              <table:table-cell office:value-type="float" office:value="0.0520072">
                <text:p>0.0520072</text:p>
                <draw:g>
                  <svg:desc>'Frame 2 Fit'.F34:'Frame 2 Fit'.F69</svg:desc>
                </draw:g>
              </table:table-cell>
              <table:table-cell office:value-type="float" office:value="0">
                <text:p>0</text:p>
                <draw:g>
                  <svg:desc>'Frame 2 Fit'.G34:'Frame 2 Fit'.G69</svg:desc>
                </draw:g>
              </table:table-cell>
              <table:table-cell office:value-type="float" office:value="0">
                <text:p>0</text:p>
                <draw:g>
                  <svg:desc>'Frame 2 Fit'.H34:'Frame 2 Fit'.H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0.0321355">
                <text:p>0.0321355</text:p>
              </table:table-cell>
              <table:table-cell office:value-type="float" office:value="-0.2998365">
                <text:p>-0.2998365</text:p>
              </table:table-cell>
              <table:table-cell office:value-type="float" office:value="0.331972">
                <text:p>0.331972</text:p>
              </table:table-cell>
              <table:table-cell office:value-type="float" office:value="0.0321355">
                <text:p>0.0321355</text:p>
              </table:table-cell>
              <table:table-cell office:value-type="float" office:value="0.0321355">
                <text:p>0.03213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0.25328">
                <text:p>0.25328</text:p>
              </table:table-cell>
              <table:table-cell office:value-type="float" office:value="-2.00691">
                <text:p>-2.00691</text:p>
              </table:table-cell>
              <table:table-cell office:value-type="float" office:value="2.26019">
                <text:p>2.26019</text:p>
              </table:table-cell>
              <table:table-cell office:value-type="float" office:value="0.25328">
                <text:p>0.25328</text:p>
              </table:table-cell>
              <table:table-cell office:value-type="float" office:value="0.25328">
                <text:p>0.253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1.46153">
                <text:p>1.46153</text:p>
              </table:table-cell>
              <table:table-cell office:value-type="float" office:value="-13.30657">
                <text:p>-13.30657</text:p>
              </table:table-cell>
              <table:table-cell office:value-type="float" office:value="14.7681">
                <text:p>14.7681</text:p>
              </table:table-cell>
              <table:table-cell office:value-type="float" office:value="1.46153">
                <text:p>1.46153</text:p>
              </table:table-cell>
              <table:table-cell office:value-type="float" office:value="1.46153">
                <text:p>1.461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12.5013">
                <text:p>12.5013</text:p>
              </table:table-cell>
              <table:table-cell office:value-type="float" office:value="-17.1615">
                <text:p>-17.1615</text:p>
              </table:table-cell>
              <table:table-cell office:value-type="float" office:value="29.6628">
                <text:p>29.6628</text:p>
              </table:table-cell>
              <table:table-cell office:value-type="float" office:value="12.5013">
                <text:p>12.5013</text:p>
              </table:table-cell>
              <table:table-cell office:value-type="float" office:value="12.5013">
                <text:p>12.50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27.3954">
                <text:p>27.3954</text:p>
              </table:table-cell>
              <table:table-cell office:value-type="float" office:value="-16.2862">
                <text:p>-16.2862</text:p>
              </table:table-cell>
              <table:table-cell office:value-type="float" office:value="43.6816">
                <text:p>43.6816</text:p>
              </table:table-cell>
              <table:table-cell office:value-type="float" office:value="27.3954">
                <text:p>27.3954</text:p>
              </table:table-cell>
              <table:table-cell office:value-type="float" office:value="27.3954">
                <text:p>27.39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41.3142">
                <text:p>41.3142</text:p>
              </table:table-cell>
              <table:table-cell office:value-type="float" office:value="-15.4207">
                <text:p>-15.4207</text:p>
              </table:table-cell>
              <table:table-cell office:value-type="float" office:value="56.7349">
                <text:p>56.7349</text:p>
              </table:table-cell>
              <table:table-cell office:value-type="float" office:value="41.3142">
                <text:p>41.3142</text:p>
              </table:table-cell>
              <table:table-cell office:value-type="float" office:value="41.3142">
                <text:p>41.31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54.2694">
                <text:p>54.2694</text:p>
              </table:table-cell>
              <table:table-cell office:value-type="float" office:value="-14.374">
                <text:p>-14.374</text:p>
              </table:table-cell>
              <table:table-cell office:value-type="float" office:value="68.6434">
                <text:p>68.6434</text:p>
              </table:table-cell>
              <table:table-cell office:value-type="float" office:value="54.2695">
                <text:p>54.2695</text:p>
              </table:table-cell>
              <table:table-cell office:value-type="float" office:value="54.2695">
                <text:p>54.26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">
                <text:p>41</text:p>
              </table:table-cell>
              <table:table-cell office:value-type="float" office:value="65.9402">
                <text:p>65.9402</text:p>
              </table:table-cell>
              <table:table-cell office:value-type="float" office:value="-13.4987">
                <text:p>-13.4987</text:p>
              </table:table-cell>
              <table:table-cell office:value-type="float" office:value="79.4389">
                <text:p>79.4389</text:p>
              </table:table-cell>
              <table:table-cell office:value-type="float" office:value="65.9402">
                <text:p>65.9402</text:p>
              </table:table-cell>
              <table:table-cell office:value-type="float" office:value="65.9402">
                <text:p>65.94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">
                <text:p>42</text:p>
              </table:table-cell>
              <table:table-cell office:value-type="float" office:value="76.4307">
                <text:p>76.4307</text:p>
              </table:table-cell>
              <table:table-cell office:value-type="float" office:value="-12.691">
                <text:p>-12.691</text:p>
              </table:table-cell>
              <table:table-cell office:value-type="float" office:value="89.1217">
                <text:p>89.1217</text:p>
              </table:table-cell>
              <table:table-cell office:value-type="float" office:value="76.4307">
                <text:p>76.4307</text:p>
              </table:table-cell>
              <table:table-cell office:value-type="float" office:value="76.4307">
                <text:p>76.43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">
                <text:p>43</text:p>
              </table:table-cell>
              <table:table-cell office:value-type="float" office:value="85.6788">
                <text:p>85.6788</text:p>
              </table:table-cell>
              <table:table-cell office:value-type="float" office:value="-12.0208">
                <text:p>-12.0208</text:p>
              </table:table-cell>
              <table:table-cell office:value-type="float" office:value="97.6996">
                <text:p>97.6996</text:p>
              </table:table-cell>
              <table:table-cell office:value-type="float" office:value="85.6788">
                <text:p>85.6788</text:p>
              </table:table-cell>
              <table:table-cell office:value-type="float" office:value="85.6788">
                <text:p>85.67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93.7501">
                <text:p>93.7501</text:p>
              </table:table-cell>
              <table:table-cell office:value-type="float" office:value="-11.3959">
                <text:p>-11.3959</text:p>
              </table:table-cell>
              <table:table-cell office:value-type="float" office:value="105.146">
                <text:p>105.146</text:p>
              </table:table-cell>
              <table:table-cell office:value-type="float" office:value="93.7502">
                <text:p>93.7502</text:p>
              </table:table-cell>
              <table:table-cell office:value-type="float" office:value="93.7501">
                <text:p>93.75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">
                <text:p>45</text:p>
              </table:table-cell>
              <table:table-cell office:value-type="float" office:value="100.77">
                <text:p>100.77</text:p>
              </table:table-cell>
              <table:table-cell office:value-type="float" office:value="-10.874">
                <text:p>-10.874</text:p>
              </table:table-cell>
              <table:table-cell office:value-type="float" office:value="111.644">
                <text:p>111.644</text:p>
              </table:table-cell>
              <table:table-cell office:value-type="float" office:value="100.77">
                <text:p>100.77</text:p>
              </table:table-cell>
              <table:table-cell office:value-type="float" office:value="100.77">
                <text:p>100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">
                <text:p>46</text:p>
              </table:table-cell>
              <table:table-cell office:value-type="float" office:value="106.499">
                <text:p>106.499</text:p>
              </table:table-cell>
              <table:table-cell office:value-type="float" office:value="-10.489">
                <text:p>-10.489</text:p>
              </table:table-cell>
              <table:table-cell office:value-type="float" office:value="116.988">
                <text:p>116.988</text:p>
              </table:table-cell>
              <table:table-cell office:value-type="float" office:value="106.499">
                <text:p>106.499</text:p>
              </table:table-cell>
              <table:table-cell office:value-type="float" office:value="106.499">
                <text:p>106.4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">
                <text:p>47</text:p>
              </table:table-cell>
              <table:table-cell office:value-type="float" office:value="111.051">
                <text:p>111.051</text:p>
              </table:table-cell>
              <table:table-cell office:value-type="float" office:value="-10.158">
                <text:p>-10.158</text:p>
              </table:table-cell>
              <table:table-cell office:value-type="float" office:value="121.209">
                <text:p>121.209</text:p>
              </table:table-cell>
              <table:table-cell office:value-type="float" office:value="111.051">
                <text:p>111.051</text:p>
              </table:table-cell>
              <table:table-cell office:value-type="float" office:value="111.051">
                <text:p>111.0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">
                <text:p>48</text:p>
              </table:table-cell>
              <table:table-cell office:value-type="float" office:value="114.509">
                <text:p>114.509</text:p>
              </table:table-cell>
              <table:table-cell office:value-type="float" office:value="-9.87">
                <text:p>-9.87</text:p>
              </table:table-cell>
              <table:table-cell office:value-type="float" office:value="124.379">
                <text:p>124.379</text:p>
              </table:table-cell>
              <table:table-cell office:value-type="float" office:value="114.509">
                <text:p>114.509</text:p>
              </table:table-cell>
              <table:table-cell office:value-type="float" office:value="114.509">
                <text:p>114.5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">
                <text:p>49</text:p>
              </table:table-cell>
              <table:table-cell office:value-type="float" office:value="116.821">
                <text:p>116.821</text:p>
              </table:table-cell>
              <table:table-cell office:value-type="float" office:value="-9.566">
                <text:p>-9.566</text:p>
              </table:table-cell>
              <table:table-cell office:value-type="float" office:value="126.387">
                <text:p>126.387</text:p>
              </table:table-cell>
              <table:table-cell office:value-type="float" office:value="116.821">
                <text:p>116.821</text:p>
              </table:table-cell>
              <table:table-cell office:value-type="float" office:value="116.821">
                <text:p>116.8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117.795">
                <text:p>117.795</text:p>
              </table:table-cell>
              <table:table-cell office:value-type="float" office:value="-9.53999999999999">
                <text:p>-9.53999999999999</text:p>
              </table:table-cell>
              <table:table-cell office:value-type="float" office:value="127.335">
                <text:p>127.335</text:p>
              </table:table-cell>
              <table:table-cell office:value-type="float" office:value="117.795">
                <text:p>117.795</text:p>
              </table:table-cell>
              <table:table-cell office:value-type="float" office:value="117.795">
                <text:p>117.7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">
                <text:p>51</text:p>
              </table:table-cell>
              <table:table-cell office:value-type="float" office:value="117.782">
                <text:p>117.782</text:p>
              </table:table-cell>
              <table:table-cell office:value-type="float" office:value="-9.54600000000001">
                <text:p>-9.54600000000001</text:p>
              </table:table-cell>
              <table:table-cell office:value-type="float" office:value="127.328">
                <text:p>127.328</text:p>
              </table:table-cell>
              <table:table-cell office:value-type="float" office:value="117.782">
                <text:p>117.782</text:p>
              </table:table-cell>
              <table:table-cell office:value-type="float" office:value="117.782">
                <text:p>117.7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">
                <text:p>52</text:p>
              </table:table-cell>
              <table:table-cell office:value-type="float" office:value="116.594">
                <text:p>116.594</text:p>
              </table:table-cell>
              <table:table-cell office:value-type="float" office:value="-9.58800000000001">
                <text:p>-9.58800000000001</text:p>
              </table:table-cell>
              <table:table-cell office:value-type="float" office:value="126.182">
                <text:p>126.182</text:p>
              </table:table-cell>
              <table:table-cell office:value-type="float" office:value="116.594">
                <text:p>116.594</text:p>
              </table:table-cell>
              <table:table-cell office:value-type="float" office:value="116.594">
                <text:p>116.5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">
                <text:p>53</text:p>
              </table:table-cell>
              <table:table-cell office:value-type="float" office:value="114.15">
                <text:p>114.15</text:p>
              </table:table-cell>
              <table:table-cell office:value-type="float" office:value="-9.86099999999999">
                <text:p>-9.86099999999999</text:p>
              </table:table-cell>
              <table:table-cell office:value-type="float" office:value="124.011">
                <text:p>124.011</text:p>
              </table:table-cell>
              <table:table-cell office:value-type="float" office:value="114.15">
                <text:p>114.15</text:p>
              </table:table-cell>
              <table:table-cell office:value-type="float" office:value="114.15">
                <text:p>114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">
                <text:p>54</text:p>
              </table:table-cell>
              <table:table-cell office:value-type="float" office:value="110.592">
                <text:p>110.592</text:p>
              </table:table-cell>
              <table:table-cell office:value-type="float" office:value="-10.155">
                <text:p>-10.155</text:p>
              </table:table-cell>
              <table:table-cell office:value-type="float" office:value="120.747">
                <text:p>120.747</text:p>
              </table:table-cell>
              <table:table-cell office:value-type="float" office:value="110.592">
                <text:p>110.592</text:p>
              </table:table-cell>
              <table:table-cell office:value-type="float" office:value="110.592">
                <text:p>110.5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">
                <text:p>55</text:p>
              </table:table-cell>
              <table:table-cell office:value-type="float" office:value="105.943">
                <text:p>105.943</text:p>
              </table:table-cell>
              <table:table-cell office:value-type="float" office:value="-10.485">
                <text:p>-10.485</text:p>
              </table:table-cell>
              <table:table-cell office:value-type="float" office:value="116.428">
                <text:p>116.428</text:p>
              </table:table-cell>
              <table:table-cell office:value-type="float" office:value="105.943">
                <text:p>105.943</text:p>
              </table:table-cell>
              <table:table-cell office:value-type="float" office:value="105.943">
                <text:p>105.9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100.19">
                <text:p>100.19</text:p>
              </table:table-cell>
              <table:table-cell office:value-type="float" office:value="-10.83">
                <text:p>-10.83</text:p>
              </table:table-cell>
              <table:table-cell office:value-type="float" office:value="111.02">
                <text:p>111.02</text:p>
              </table:table-cell>
              <table:table-cell office:value-type="float" office:value="100.19">
                <text:p>100.19</text:p>
              </table:table-cell>
              <table:table-cell office:value-type="float" office:value="100.19">
                <text:p>100.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93.1608">
                <text:p>93.1608</text:p>
              </table:table-cell>
              <table:table-cell office:value-type="float" office:value="-11.3502">
                <text:p>-11.3502</text:p>
              </table:table-cell>
              <table:table-cell office:value-type="float" office:value="104.511">
                <text:p>104.511</text:p>
              </table:table-cell>
              <table:table-cell office:value-type="float" office:value="93.1608">
                <text:p>93.1608</text:p>
              </table:table-cell>
              <table:table-cell office:value-type="float" office:value="93.1608">
                <text:p>93.16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">
                <text:p>58</text:p>
              </table:table-cell>
              <table:table-cell office:value-type="float" office:value="85.0315">
                <text:p>85.0315</text:p>
              </table:table-cell>
              <table:table-cell office:value-type="float" office:value="-11.9757">
                <text:p>-11.9757</text:p>
              </table:table-cell>
              <table:table-cell office:value-type="float" office:value="97.0072">
                <text:p>97.0072</text:p>
              </table:table-cell>
              <table:table-cell office:value-type="float" office:value="85.0314">
                <text:p>85.0314</text:p>
              </table:table-cell>
              <table:table-cell office:value-type="float" office:value="85.0314">
                <text:p>85.03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">
                <text:p>59</text:p>
              </table:table-cell>
              <table:table-cell office:value-type="float" office:value="75.7447">
                <text:p>75.7447</text:p>
              </table:table-cell>
              <table:table-cell office:value-type="float" office:value="-12.6537">
                <text:p>-12.6537</text:p>
              </table:table-cell>
              <table:table-cell office:value-type="float" office:value="88.3984">
                <text:p>88.3984</text:p>
              </table:table-cell>
              <table:table-cell office:value-type="float" office:value="75.7447">
                <text:p>75.7447</text:p>
              </table:table-cell>
              <table:table-cell office:value-type="float" office:value="75.7447">
                <text:p>75.74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">
                <text:p>60</text:p>
              </table:table-cell>
              <table:table-cell office:value-type="float" office:value="65.2854">
                <text:p>65.2854</text:p>
              </table:table-cell>
              <table:table-cell office:value-type="float" office:value="-13.4042">
                <text:p>-13.4042</text:p>
              </table:table-cell>
              <table:table-cell office:value-type="float" office:value="78.6896">
                <text:p>78.6896</text:p>
              </table:table-cell>
              <table:table-cell office:value-type="float" office:value="65.2854">
                <text:p>65.2854</text:p>
              </table:table-cell>
              <table:table-cell office:value-type="float" office:value="65.2854">
                <text:p>65.28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1">
                <text:p>61</text:p>
              </table:table-cell>
              <table:table-cell office:value-type="float" office:value="53.7625">
                <text:p>53.7625</text:p>
              </table:table-cell>
              <table:table-cell office:value-type="float" office:value="-14.2197">
                <text:p>-14.2197</text:p>
              </table:table-cell>
              <table:table-cell office:value-type="float" office:value="67.9822">
                <text:p>67.9822</text:p>
              </table:table-cell>
              <table:table-cell office:value-type="float" office:value="53.7625">
                <text:p>53.7625</text:p>
              </table:table-cell>
              <table:table-cell office:value-type="float" office:value="53.7625">
                <text:p>53.7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">
                <text:p>62</text:p>
              </table:table-cell>
              <table:table-cell office:value-type="float" office:value="40.9548">
                <text:p>40.9548</text:p>
              </table:table-cell>
              <table:table-cell office:value-type="float" office:value="-15.2751">
                <text:p>-15.2751</text:p>
              </table:table-cell>
              <table:table-cell office:value-type="float" office:value="56.2299">
                <text:p>56.2299</text:p>
              </table:table-cell>
              <table:table-cell office:value-type="float" office:value="40.9548">
                <text:p>40.9548</text:p>
              </table:table-cell>
              <table:table-cell office:value-type="float" office:value="40.9548">
                <text:p>40.95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">
                <text:p>63</text:p>
              </table:table-cell>
              <table:table-cell office:value-type="float" office:value="27.1922">
                <text:p>27.1922</text:p>
              </table:table-cell>
              <table:table-cell office:value-type="float" office:value="-16.1162">
                <text:p>-16.1162</text:p>
              </table:table-cell>
              <table:table-cell office:value-type="float" office:value="43.3084">
                <text:p>43.3084</text:p>
              </table:table-cell>
              <table:table-cell office:value-type="float" office:value="27.1922">
                <text:p>27.1922</text:p>
              </table:table-cell>
              <table:table-cell office:value-type="float" office:value="27.1922">
                <text:p>27.19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.4686">
                <text:p>12.4686</text:p>
              </table:table-cell>
              <table:table-cell office:value-type="float" office:value="-16.944">
                <text:p>-16.944</text:p>
              </table:table-cell>
              <table:table-cell office:value-type="float" office:value="29.4126">
                <text:p>29.4126</text:p>
              </table:table-cell>
              <table:table-cell office:value-type="float" office:value="12.4686">
                <text:p>12.4686</text:p>
              </table:table-cell>
              <table:table-cell office:value-type="float" office:value="12.4686">
                <text:p>12.46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1.47143">
                <text:p>1.47143</text:p>
              </table:table-cell>
              <table:table-cell office:value-type="float" office:value="-13.24297">
                <text:p>-13.24297</text:p>
              </table:table-cell>
              <table:table-cell office:value-type="float" office:value="14.7144">
                <text:p>14.7144</text:p>
              </table:table-cell>
              <table:table-cell office:value-type="float" office:value="1.47143">
                <text:p>1.47143</text:p>
              </table:table-cell>
              <table:table-cell office:value-type="float" office:value="1.47143">
                <text:p>1.471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">
                <text:p>66</text:p>
              </table:table-cell>
              <table:table-cell office:value-type="float" office:value="0.254488">
                <text:p>0.254488</text:p>
              </table:table-cell>
              <table:table-cell office:value-type="float" office:value="-2.000332">
                <text:p>-2.000332</text:p>
              </table:table-cell>
              <table:table-cell office:value-type="float" office:value="2.25482">
                <text:p>2.25482</text:p>
              </table:table-cell>
              <table:table-cell office:value-type="float" office:value="0.254488">
                <text:p>0.254488</text:p>
              </table:table-cell>
              <table:table-cell office:value-type="float" office:value="0.254488">
                <text:p>0.2544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7">
                <text:p>67</text:p>
              </table:table-cell>
              <table:table-cell office:value-type="float" office:value="0.0327671">
                <text:p>0.0327671</text:p>
              </table:table-cell>
              <table:table-cell office:value-type="float" office:value="-0.2985169">
                <text:p>-0.2985169</text:p>
              </table:table-cell>
              <table:table-cell office:value-type="float" office:value="0.331284">
                <text:p>0.331284</text:p>
              </table:table-cell>
              <table:table-cell office:value-type="float" office:value="0.0327671">
                <text:p>0.0327671</text:p>
              </table:table-cell>
              <table:table-cell office:value-type="float" office:value="0.0327671">
                <text:p>0.03276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-0.0519977">
                <text:p>-0.0519977</text:p>
              </table:table-cell>
              <table:table-cell office:value-type="float" office:value="0.0519977">
                <text:p>0.05199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981cm" svg:height="14.886cm" xlink:href=".." xlink:type="simple" chart:class="chart:scatter" chart:style-name="ch1">
        <chart:title svg:x="8.398cm" svg:y="0.433cm" chart:style-name="ch2">
          <text:p>Doppler Fit frame 0</text:p>
        </chart:title>
        <chart:subtitle svg:x="7.016cm" svg:y="1.521cm" chart:style-name="ch3">
          <text:p>in vary_params/objective (after mnbrak)</text:p>
        </chart:subtitle>
        <chart:legend svg:x="1.226cm" svg:y="0.353cm" style:legend-expansion="custom" chartooo:width="2.695cm" chartooo:height="1.549cm" style:legend-expansion-aspect-ratio="1.73983214977405" chart:style-name="ch4"/>
        <chart:plot-area chart:style-name="ch5" table:cell-range-address="'Frame 0 Fit'.A34:'Frame 0 Fit'.A69 'Frame 0 Fit'.A1:'Frame 0 Fit'.A1 'Frame 0 Fit'.E34:'Frame 0 Fit'.I69" chart:data-source-has-labels="row" svg:x="0.419cm" svg:y="2.483cm" svg:width="20.143cm" svg:height="12.106cm">
          <chartooo:coordinate-region svg:x="1.185cm" svg:y="2.675cm" svg:width="19.093cm" svg:height="11.723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'Frame 0 Fit'.E34:'Frame 0 Fit'.E69" chart:label-cell-address="'Frame 0 Fit'.A1:'Frame 0 Fit'.A1" chart:class="chart:scatter">
            <chart:domain table:cell-range-address="'Frame 0 Fit'.A34:'Frame 0 Fit'.A69"/>
            <chart:data-point chart:repeated="36"/>
          </chart:series>
          <chart:series chart:style-name="ch9" chart:values-cell-range-address="'Frame 0 Fit'.I34:'Frame 0 Fit'.I69" chart:label-cell-address="'Frame 0 Fit'.A1:'Frame 0 Fit'.A1" chart:class="chart:scatter">
            <chart:data-point chart:repeated="36"/>
          </chart:series>
          <chart:series chart:style-name="ch10" chart:values-cell-range-address="'Frame 0 Fit'.F34:'Frame 0 Fit'.F69" chart:label-cell-address="'Frame 0 Fit'.A1:'Frame 0 Fit'.A1" chart:class="chart:scatter">
            <chart:data-point chart:repeated="36"/>
          </chart:series>
          <chart:series chart:style-name="ch11" chart:values-cell-range-address="'Frame 0 Fit'.G34:'Frame 0 Fit'.G69" chart:label-cell-address="'Frame 0 Fit'.A1:'Frame 0 Fit'.A1" chart:class="chart:scatter">
            <chart:data-point chart:repeated="36"/>
          </chart:series>
          <chart:series chart:style-name="ch12" chart:values-cell-range-address="'Frame 0 Fit'.H34:'Frame 0 Fit'.H69" chart:label-cell-address="'Frame 0 Fit'.A1:'Frame 0 Fit'.A1" chart:class="chart:scatter">
            <chart:data-point chart:repeated="3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el/idop </text:p>
                <draw:g>
                  <svg:desc>'Frame 0 Fit'.A1:'Frame 0 Fit'.A1</svg:desc>
                </draw:g>
              </table:table-cell>
              <table:table-cell office:value-type="string">
                <text:p>idel/idop </text:p>
                <draw:g>
                  <svg:desc>'Frame 0 Fit'.A1:'Frame 0 Fit'.A1</svg:desc>
                </draw:g>
              </table:table-cell>
              <table:table-cell office:value-type="string">
                <text:p>idel/idop </text:p>
                <draw:g>
                  <svg:desc>'Frame 0 Fit'.A1:'Frame 0 Fit'.A1</svg:desc>
                </draw:g>
              </table:table-cell>
              <table:table-cell office:value-type="string">
                <text:p>idel/idop </text:p>
                <draw:g>
                  <svg:desc>'Frame 0 Fit'.A1:'Frame 0 Fit'.A1</svg:desc>
                </draw:g>
              </table:table-cell>
              <table:table-cell office:value-type="string">
                <text:p>idel/idop </text:p>
                <draw:g>
                  <svg:desc>'Frame 0 Fit'.A1:'Frame 0 Fit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">
                <text:p>33</text:p>
                <draw:g>
                  <svg:desc>'Frame 0 Fit'.A34:'Frame 0 Fit'.A69</svg:desc>
                </draw:g>
              </table:table-cell>
              <table:table-cell office:value-type="float" office:value="0">
                <text:p>0</text:p>
                <draw:g>
                  <svg:desc>'Frame 0 Fit'.E34:'Frame 0 Fit'.E69</svg:desc>
                </draw:g>
              </table:table-cell>
              <table:table-cell office:value-type="float" office:value="-0.0144339">
                <text:p>-0.0144339</text:p>
                <draw:g>
                  <svg:desc>'Frame 0 Fit'.I34:'Frame 0 Fit'.I69</svg:desc>
                </draw:g>
              </table:table-cell>
              <table:table-cell office:value-type="float" office:value="0.0144339">
                <text:p>0.0144339</text:p>
                <draw:g>
                  <svg:desc>'Frame 0 Fit'.F34:'Frame 0 Fit'.F69</svg:desc>
                </draw:g>
              </table:table-cell>
              <table:table-cell office:value-type="float" office:value="0">
                <text:p>0</text:p>
                <draw:g>
                  <svg:desc>'Frame 0 Fit'.G34:'Frame 0 Fit'.G69</svg:desc>
                </draw:g>
              </table:table-cell>
              <table:table-cell office:value-type="float" office:value="0">
                <text:p>0</text:p>
                <draw:g>
                  <svg:desc>'Frame 0 Fit'.H34:'Frame 0 Fit'.H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0.00548326">
                <text:p>0.00548326</text:p>
              </table:table-cell>
              <table:table-cell office:value-type="float" office:value="-0.18201074">
                <text:p>-0.18201074</text:p>
              </table:table-cell>
              <table:table-cell office:value-type="float" office:value="0.187494">
                <text:p>0.187494</text:p>
              </table:table-cell>
              <table:table-cell office:value-type="float" office:value="0.00548326">
                <text:p>0.00548326</text:p>
              </table:table-cell>
              <table:table-cell office:value-type="float" office:value="0.00548326">
                <text:p>0.005483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0.143873">
                <text:p>0.143873</text:p>
              </table:table-cell>
              <table:table-cell office:value-type="float" office:value="-0.805164">
                <text:p>-0.805164</text:p>
              </table:table-cell>
              <table:table-cell office:value-type="float" office:value="0.949037">
                <text:p>0.949037</text:p>
              </table:table-cell>
              <table:table-cell office:value-type="float" office:value="0.143873">
                <text:p>0.143873</text:p>
              </table:table-cell>
              <table:table-cell office:value-type="float" office:value="0.143873">
                <text:p>0.1438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0.709028">
                <text:p>0.709028</text:p>
              </table:table-cell>
              <table:table-cell office:value-type="float" office:value="-9.475572">
                <text:p>-9.475572</text:p>
              </table:table-cell>
              <table:table-cell office:value-type="float" office:value="10.1846">
                <text:p>10.1846</text:p>
              </table:table-cell>
              <table:table-cell office:value-type="float" office:value="0.709028">
                <text:p>0.709028</text:p>
              </table:table-cell>
              <table:table-cell office:value-type="float" office:value="0.709028">
                <text:p>0.709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8.13441">
                <text:p>8.13441</text:p>
              </table:table-cell>
              <table:table-cell office:value-type="float" office:value="-17.54879">
                <text:p>-17.54879</text:p>
              </table:table-cell>
              <table:table-cell office:value-type="float" office:value="25.6832">
                <text:p>25.6832</text:p>
              </table:table-cell>
              <table:table-cell office:value-type="float" office:value="8.13441">
                <text:p>8.13441</text:p>
              </table:table-cell>
              <table:table-cell office:value-type="float" office:value="8.13441">
                <text:p>8.134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23.7176">
                <text:p>23.7176</text:p>
              </table:table-cell>
              <table:table-cell office:value-type="float" office:value="-16.6977">
                <text:p>-16.6977</text:p>
              </table:table-cell>
              <table:table-cell office:value-type="float" office:value="40.4153">
                <text:p>40.4153</text:p>
              </table:table-cell>
              <table:table-cell office:value-type="float" office:value="23.7176">
                <text:p>23.7176</text:p>
              </table:table-cell>
              <table:table-cell office:value-type="float" office:value="23.7176">
                <text:p>23.71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38.4208">
                <text:p>38.4208</text:p>
              </table:table-cell>
              <table:table-cell office:value-type="float" office:value="-15.8326">
                <text:p>-15.8326</text:p>
              </table:table-cell>
              <table:table-cell office:value-type="float" office:value="54.2534">
                <text:p>54.2534</text:p>
              </table:table-cell>
              <table:table-cell office:value-type="float" office:value="38.4208">
                <text:p>38.4208</text:p>
              </table:table-cell>
              <table:table-cell office:value-type="float" office:value="38.4208">
                <text:p>38.42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52.0888">
                <text:p>52.0888</text:p>
              </table:table-cell>
              <table:table-cell office:value-type="float" office:value="-14.9099">
                <text:p>-14.9099</text:p>
              </table:table-cell>
              <table:table-cell office:value-type="float" office:value="66.9987">
                <text:p>66.9987</text:p>
              </table:table-cell>
              <table:table-cell office:value-type="float" office:value="52.0888">
                <text:p>52.0888</text:p>
              </table:table-cell>
              <table:table-cell office:value-type="float" office:value="52.0888">
                <text:p>52.08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">
                <text:p>41</text:p>
              </table:table-cell>
              <table:table-cell office:value-type="float" office:value="64.577">
                <text:p>64.577</text:p>
              </table:table-cell>
              <table:table-cell office:value-type="float" office:value="-13.8922">
                <text:p>-13.8922</text:p>
              </table:table-cell>
              <table:table-cell office:value-type="float" office:value="78.4692">
                <text:p>78.4692</text:p>
              </table:table-cell>
              <table:table-cell office:value-type="float" office:value="64.577">
                <text:p>64.577</text:p>
              </table:table-cell>
              <table:table-cell office:value-type="float" office:value="64.577">
                <text:p>64.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">
                <text:p>42</text:p>
              </table:table-cell>
              <table:table-cell office:value-type="float" office:value="75.7188">
                <text:p>75.7188</text:p>
              </table:table-cell>
              <table:table-cell office:value-type="float" office:value="-13.0724">
                <text:p>-13.0724</text:p>
              </table:table-cell>
              <table:table-cell office:value-type="float" office:value="88.7912">
                <text:p>88.7912</text:p>
              </table:table-cell>
              <table:table-cell office:value-type="float" office:value="75.7188">
                <text:p>75.7188</text:p>
              </table:table-cell>
              <table:table-cell office:value-type="float" office:value="75.7188">
                <text:p>75.71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">
                <text:p>43</text:p>
              </table:table-cell>
              <table:table-cell office:value-type="float" office:value="85.5967">
                <text:p>85.5967</text:p>
              </table:table-cell>
              <table:table-cell office:value-type="float" office:value="-12.4212">
                <text:p>-12.4212</text:p>
              </table:table-cell>
              <table:table-cell office:value-type="float" office:value="98.0179">
                <text:p>98.0179</text:p>
              </table:table-cell>
              <table:table-cell office:value-type="float" office:value="85.5966">
                <text:p>85.5966</text:p>
              </table:table-cell>
              <table:table-cell office:value-type="float" office:value="85.5966">
                <text:p>85.59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94.3807">
                <text:p>94.3807</text:p>
              </table:table-cell>
              <table:table-cell office:value-type="float" office:value="-11.7483">
                <text:p>-11.7483</text:p>
              </table:table-cell>
              <table:table-cell office:value-type="float" office:value="106.129">
                <text:p>106.129</text:p>
              </table:table-cell>
              <table:table-cell office:value-type="float" office:value="94.3808">
                <text:p>94.3808</text:p>
              </table:table-cell>
              <table:table-cell office:value-type="float" office:value="94.3808">
                <text:p>94.38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">
                <text:p>45</text:p>
              </table:table-cell>
              <table:table-cell office:value-type="float" office:value="101.764">
                <text:p>101.764</text:p>
              </table:table-cell>
              <table:table-cell office:value-type="float" office:value="-11.233">
                <text:p>-11.233</text:p>
              </table:table-cell>
              <table:table-cell office:value-type="float" office:value="112.997">
                <text:p>112.997</text:p>
              </table:table-cell>
              <table:table-cell office:value-type="float" office:value="101.764">
                <text:p>101.764</text:p>
              </table:table-cell>
              <table:table-cell office:value-type="float" office:value="101.764">
                <text:p>101.7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">
                <text:p>46</text:p>
              </table:table-cell>
              <table:table-cell office:value-type="float" office:value="107.937">
                <text:p>107.937</text:p>
              </table:table-cell>
              <table:table-cell office:value-type="float" office:value="-10.738">
                <text:p>-10.738</text:p>
              </table:table-cell>
              <table:table-cell office:value-type="float" office:value="118.675">
                <text:p>118.675</text:p>
              </table:table-cell>
              <table:table-cell office:value-type="float" office:value="107.937">
                <text:p>107.937</text:p>
              </table:table-cell>
              <table:table-cell office:value-type="float" office:value="107.937">
                <text:p>107.9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">
                <text:p>47</text:p>
              </table:table-cell>
              <table:table-cell office:value-type="float" office:value="112.856">
                <text:p>112.856</text:p>
              </table:table-cell>
              <table:table-cell office:value-type="float" office:value="-10.403">
                <text:p>-10.403</text:p>
              </table:table-cell>
              <table:table-cell office:value-type="float" office:value="123.259">
                <text:p>123.259</text:p>
              </table:table-cell>
              <table:table-cell office:value-type="float" office:value="112.856">
                <text:p>112.856</text:p>
              </table:table-cell>
              <table:table-cell office:value-type="float" office:value="112.856">
                <text:p>112.8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">
                <text:p>48</text:p>
              </table:table-cell>
              <table:table-cell office:value-type="float" office:value="116.559">
                <text:p>116.559</text:p>
              </table:table-cell>
              <table:table-cell office:value-type="float" office:value="-10.088">
                <text:p>-10.088</text:p>
              </table:table-cell>
              <table:table-cell office:value-type="float" office:value="126.647">
                <text:p>126.647</text:p>
              </table:table-cell>
              <table:table-cell office:value-type="float" office:value="116.559">
                <text:p>116.559</text:p>
              </table:table-cell>
              <table:table-cell office:value-type="float" office:value="116.559">
                <text:p>116.5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">
                <text:p>49</text:p>
              </table:table-cell>
              <table:table-cell office:value-type="float" office:value="119.052">
                <text:p>119.052</text:p>
              </table:table-cell>
              <table:table-cell office:value-type="float" office:value="-9.79199999999999">
                <text:p>-9.79199999999999</text:p>
              </table:table-cell>
              <table:table-cell office:value-type="float" office:value="128.844">
                <text:p>128.844</text:p>
              </table:table-cell>
              <table:table-cell office:value-type="float" office:value="119.052">
                <text:p>119.052</text:p>
              </table:table-cell>
              <table:table-cell office:value-type="float" office:value="119.052">
                <text:p>119.0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120.297">
                <text:p>120.297</text:p>
              </table:table-cell>
              <table:table-cell office:value-type="float" office:value="-9.768">
                <text:p>-9.768</text:p>
              </table:table-cell>
              <table:table-cell office:value-type="float" office:value="130.065">
                <text:p>130.065</text:p>
              </table:table-cell>
              <table:table-cell office:value-type="float" office:value="120.297">
                <text:p>120.297</text:p>
              </table:table-cell>
              <table:table-cell office:value-type="float" office:value="120.297">
                <text:p>120.2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">
                <text:p>51</text:p>
              </table:table-cell>
              <table:table-cell office:value-type="float" office:value="120.326">
                <text:p>120.326</text:p>
              </table:table-cell>
              <table:table-cell office:value-type="float" office:value="-9.749">
                <text:p>-9.749</text:p>
              </table:table-cell>
              <table:table-cell office:value-type="float" office:value="130.075">
                <text:p>130.075</text:p>
              </table:table-cell>
              <table:table-cell office:value-type="float" office:value="120.326">
                <text:p>120.326</text:p>
              </table:table-cell>
              <table:table-cell office:value-type="float" office:value="120.326">
                <text:p>120.3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">
                <text:p>52</text:p>
              </table:table-cell>
              <table:table-cell office:value-type="float" office:value="119.044">
                <text:p>119.044</text:p>
              </table:table-cell>
              <table:table-cell office:value-type="float" office:value="-9.79299999999999">
                <text:p>-9.79299999999999</text:p>
              </table:table-cell>
              <table:table-cell office:value-type="float" office:value="128.837">
                <text:p>128.837</text:p>
              </table:table-cell>
              <table:table-cell office:value-type="float" office:value="119.044">
                <text:p>119.044</text:p>
              </table:table-cell>
              <table:table-cell office:value-type="float" office:value="119.044">
                <text:p>119.0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">
                <text:p>53</text:p>
              </table:table-cell>
              <table:table-cell office:value-type="float" office:value="116.379">
                <text:p>116.379</text:p>
              </table:table-cell>
              <table:table-cell office:value-type="float" office:value="-10.105">
                <text:p>-10.105</text:p>
              </table:table-cell>
              <table:table-cell office:value-type="float" office:value="126.484">
                <text:p>126.484</text:p>
              </table:table-cell>
              <table:table-cell office:value-type="float" office:value="116.379">
                <text:p>116.379</text:p>
              </table:table-cell>
              <table:table-cell office:value-type="float" office:value="116.379">
                <text:p>116.3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">
                <text:p>54</text:p>
              </table:table-cell>
              <table:table-cell office:value-type="float" office:value="112.62">
                <text:p>112.62</text:p>
              </table:table-cell>
              <table:table-cell office:value-type="float" office:value="-10.395">
                <text:p>-10.395</text:p>
              </table:table-cell>
              <table:table-cell office:value-type="float" office:value="123.015">
                <text:p>123.015</text:p>
              </table:table-cell>
              <table:table-cell office:value-type="float" office:value="112.62">
                <text:p>112.62</text:p>
              </table:table-cell>
              <table:table-cell office:value-type="float" office:value="112.62">
                <text:p>112.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">
                <text:p>55</text:p>
              </table:table-cell>
              <table:table-cell office:value-type="float" office:value="107.651">
                <text:p>107.651</text:p>
              </table:table-cell>
              <table:table-cell office:value-type="float" office:value="-10.73">
                <text:p>-10.73</text:p>
              </table:table-cell>
              <table:table-cell office:value-type="float" office:value="118.381">
                <text:p>118.381</text:p>
              </table:table-cell>
              <table:table-cell office:value-type="float" office:value="107.651">
                <text:p>107.651</text:p>
              </table:table-cell>
              <table:table-cell office:value-type="float" office:value="107.651">
                <text:p>107.6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101.472">
                <text:p>101.472</text:p>
              </table:table-cell>
              <table:table-cell office:value-type="float" office:value="-11.215">
                <text:p>-11.215</text:p>
              </table:table-cell>
              <table:table-cell office:value-type="float" office:value="112.687">
                <text:p>112.687</text:p>
              </table:table-cell>
              <table:table-cell office:value-type="float" office:value="101.472">
                <text:p>101.472</text:p>
              </table:table-cell>
              <table:table-cell office:value-type="float" office:value="101.472">
                <text:p>101.4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94.051">
                <text:p>94.051</text:p>
              </table:table-cell>
              <table:table-cell office:value-type="float" office:value="-11.74">
                <text:p>-11.74</text:p>
              </table:table-cell>
              <table:table-cell office:value-type="float" office:value="105.791">
                <text:p>105.791</text:p>
              </table:table-cell>
              <table:table-cell office:value-type="float" office:value="94.0509">
                <text:p>94.0509</text:p>
              </table:table-cell>
              <table:table-cell office:value-type="float" office:value="94.051">
                <text:p>94.0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">
                <text:p>58</text:p>
              </table:table-cell>
              <table:table-cell office:value-type="float" office:value="85.3333">
                <text:p>85.3333</text:p>
              </table:table-cell>
              <table:table-cell office:value-type="float" office:value="-12.3458">
                <text:p>-12.3458</text:p>
              </table:table-cell>
              <table:table-cell office:value-type="float" office:value="97.6791">
                <text:p>97.6791</text:p>
              </table:table-cell>
              <table:table-cell office:value-type="float" office:value="85.3333">
                <text:p>85.3333</text:p>
              </table:table-cell>
              <table:table-cell office:value-type="float" office:value="85.3334">
                <text:p>85.33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">
                <text:p>59</text:p>
              </table:table-cell>
              <table:table-cell office:value-type="float" office:value="75.4057">
                <text:p>75.4057</text:p>
              </table:table-cell>
              <table:table-cell office:value-type="float" office:value="-13.1022">
                <text:p>-13.1022</text:p>
              </table:table-cell>
              <table:table-cell office:value-type="float" office:value="88.5079">
                <text:p>88.5079</text:p>
              </table:table-cell>
              <table:table-cell office:value-type="float" office:value="75.4056">
                <text:p>75.4056</text:p>
              </table:table-cell>
              <table:table-cell office:value-type="float" office:value="75.4057">
                <text:p>75.40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">
                <text:p>60</text:p>
              </table:table-cell>
              <table:table-cell office:value-type="float" office:value="64.2431">
                <text:p>64.2431</text:p>
              </table:table-cell>
              <table:table-cell office:value-type="float" office:value="-13.9021">
                <text:p>-13.9021</text:p>
              </table:table-cell>
              <table:table-cell office:value-type="float" office:value="78.1452">
                <text:p>78.1452</text:p>
              </table:table-cell>
              <table:table-cell office:value-type="float" office:value="64.2431">
                <text:p>64.2431</text:p>
              </table:table-cell>
              <table:table-cell office:value-type="float" office:value="64.2431">
                <text:p>64.24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1">
                <text:p>61</text:p>
              </table:table-cell>
              <table:table-cell office:value-type="float" office:value="51.8402">
                <text:p>51.8402</text:p>
              </table:table-cell>
              <table:table-cell office:value-type="float" office:value="-14.8084">
                <text:p>-14.8084</text:p>
              </table:table-cell>
              <table:table-cell office:value-type="float" office:value="66.6486">
                <text:p>66.6486</text:p>
              </table:table-cell>
              <table:table-cell office:value-type="float" office:value="51.8402">
                <text:p>51.8402</text:p>
              </table:table-cell>
              <table:table-cell office:value-type="float" office:value="51.8402">
                <text:p>51.84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">
                <text:p>62</text:p>
              </table:table-cell>
              <table:table-cell office:value-type="float" office:value="38.2374">
                <text:p>38.2374</text:p>
              </table:table-cell>
              <table:table-cell office:value-type="float" office:value="-15.7629">
                <text:p>-15.7629</text:p>
              </table:table-cell>
              <table:table-cell office:value-type="float" office:value="54.0003">
                <text:p>54.0003</text:p>
              </table:table-cell>
              <table:table-cell office:value-type="float" office:value="38.2374">
                <text:p>38.2374</text:p>
              </table:table-cell>
              <table:table-cell office:value-type="float" office:value="38.2374">
                <text:p>38.23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">
                <text:p>63</text:p>
              </table:table-cell>
              <table:table-cell office:value-type="float" office:value="23.595">
                <text:p>23.595</text:p>
              </table:table-cell>
              <table:table-cell office:value-type="float" office:value="-16.6311">
                <text:p>-16.6311</text:p>
              </table:table-cell>
              <table:table-cell office:value-type="float" office:value="40.2261">
                <text:p>40.2261</text:p>
              </table:table-cell>
              <table:table-cell office:value-type="float" office:value="23.595">
                <text:p>23.595</text:p>
              </table:table-cell>
              <table:table-cell office:value-type="float" office:value="23.595">
                <text:p>23.5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8.11852">
                <text:p>8.11852</text:p>
              </table:table-cell>
              <table:table-cell office:value-type="float" office:value="-17.39888">
                <text:p>-17.39888</text:p>
              </table:table-cell>
              <table:table-cell office:value-type="float" office:value="25.5174">
                <text:p>25.5174</text:p>
              </table:table-cell>
              <table:table-cell office:value-type="float" office:value="8.11852">
                <text:p>8.11852</text:p>
              </table:table-cell>
              <table:table-cell office:value-type="float" office:value="8.11852">
                <text:p>8.118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709016">
                <text:p>0.709016</text:p>
              </table:table-cell>
              <table:table-cell office:value-type="float" office:value="-9.412584">
                <text:p>-9.412584</text:p>
              </table:table-cell>
              <table:table-cell office:value-type="float" office:value="10.1216">
                <text:p>10.1216</text:p>
              </table:table-cell>
              <table:table-cell office:value-type="float" office:value="0.709016">
                <text:p>0.709016</text:p>
              </table:table-cell>
              <table:table-cell office:value-type="float" office:value="0.709016">
                <text:p>0.7090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">
                <text:p>66</text:p>
              </table:table-cell>
              <table:table-cell office:value-type="float" office:value="0.143882">
                <text:p>0.143882</text:p>
              </table:table-cell>
              <table:table-cell office:value-type="float" office:value="-0.805367">
                <text:p>-0.805367</text:p>
              </table:table-cell>
              <table:table-cell office:value-type="float" office:value="0.949249">
                <text:p>0.949249</text:p>
              </table:table-cell>
              <table:table-cell office:value-type="float" office:value="0.143882">
                <text:p>0.143882</text:p>
              </table:table-cell>
              <table:table-cell office:value-type="float" office:value="0.143882">
                <text:p>0.1438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7">
                <text:p>67</text:p>
              </table:table-cell>
              <table:table-cell office:value-type="float" office:value="0.00567419">
                <text:p>0.00567419</text:p>
              </table:table-cell>
              <table:table-cell office:value-type="float" office:value="-0.18141781">
                <text:p>-0.18141781</text:p>
              </table:table-cell>
              <table:table-cell office:value-type="float" office:value="0.187092">
                <text:p>0.187092</text:p>
              </table:table-cell>
              <table:table-cell office:value-type="float" office:value="0.00567419">
                <text:p>0.00567419</text:p>
              </table:table-cell>
              <table:table-cell office:value-type="float" office:value="0.00567419">
                <text:p>0.005674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-0.0146605">
                <text:p>-0.0146605</text:p>
              </table:table-cell>
              <table:table-cell office:value-type="float" office:value="0.0146605">
                <text:p>0.0146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768cm" svg:height="14.935cm" xlink:href=".." xlink:type="simple" chart:class="chart:scatter" chart:style-name="ch1">
        <chart:title svg:x="7.792cm" svg:y="0.434cm" chart:style-name="ch2">
          <text:p>Doppler Fit frame 1</text:p>
        </chart:title>
        <chart:subtitle svg:x="8.726cm" svg:y="1.523cm" chart:style-name="ch3">
          <text:p>in chi2_cuda</text:p>
        </chart:subtitle>
        <chart:legend svg:x="1.207cm" svg:y="0.746cm" style:legend-expansion="custom" chartooo:width="2.695cm" chartooo:height="1.549cm" style:legend-expansion-aspect-ratio="1.73983214977405" chart:style-name="ch4"/>
        <chart:plot-area chart:style-name="ch5" table:cell-range-address="'Frame 1 Fit'.A34:'Frame 1 Fit'.D69 'Frame 0 Fit'.A1:'Frame 0 Fit'.A1" chart:data-source-has-labels="row" svg:x="0.395cm" svg:y="2.486cm" svg:width="18.978cm" svg:height="12.151cm">
          <chartooo:coordinate-region svg:x="1.161cm" svg:y="2.678cm" svg:width="17.927cm" svg:height="11.76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'Frame 1 Fit'.B34:'Frame 1 Fit'.B69" chart:label-cell-address="'Frame 0 Fit'.A1:'Frame 0 Fit'.A1" chart:class="chart:scatter">
            <chart:domain table:cell-range-address="'Frame 1 Fit'.A34:'Frame 1 Fit'.A69"/>
            <chart:data-point chart:repeated="36"/>
          </chart:series>
          <chart:series chart:style-name="ch9" chart:values-cell-range-address="'Frame 1 Fit'.C34:'Frame 1 Fit'.C69" chart:label-cell-address="'Frame 0 Fit'.A1:'Frame 0 Fit'.A1" chart:class="chart:scatter">
            <chart:data-point chart:repeated="36"/>
          </chart:series>
          <chart:series chart:style-name="ch10" chart:values-cell-range-address="'Frame 1 Fit'.D34:'Frame 1 Fit'.D69" chart:label-cell-address="'Frame 0 Fit'.A1:'Frame 0 Fit'.A1" chart:class="chart:scatter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el/idop </text:p>
                <draw:g>
                  <svg:desc>'Frame 0 Fit'.A1:'Frame 0 Fit'.A1</svg:desc>
                </draw:g>
              </table:table-cell>
              <table:table-cell office:value-type="string">
                <text:p>idel/idop </text:p>
                <draw:g>
                  <svg:desc>'Frame 0 Fit'.A1:'Frame 0 Fit'.A1</svg:desc>
                </draw:g>
              </table:table-cell>
              <table:table-cell office:value-type="string">
                <text:p>idel/idop </text:p>
                <draw:g>
                  <svg:desc>'Frame 0 Fit'.A1:'Frame 0 Fit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">
                <text:p>33</text:p>
                <draw:g>
                  <svg:desc>'Frame 1 Fit'.A34:'Frame 1 Fit'.A69</svg:desc>
                </draw:g>
              </table:table-cell>
              <table:table-cell office:value-type="float" office:value="0">
                <text:p>0</text:p>
                <draw:g>
                  <svg:desc>'Frame 1 Fit'.B34:'Frame 1 Fit'.B69</svg:desc>
                </draw:g>
              </table:table-cell>
              <table:table-cell office:value-type="float" office:value="0">
                <text:p>0</text:p>
                <draw:g>
                  <svg:desc>'Frame 1 Fit'.C34:'Frame 1 Fit'.C69</svg:desc>
                </draw:g>
              </table:table-cell>
              <table:table-cell office:value-type="float" office:value="0">
                <text:p>0</text:p>
                <draw:g>
                  <svg:desc>'Frame 1 Fit'.D34:'Frame 1 Fit'.D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0.021175">
                <text:p>0.021175</text:p>
              </table:table-cell>
              <table:table-cell office:value-type="float" office:value="0.0199293">
                <text:p>0.0199293</text:p>
              </table:table-cell>
              <table:table-cell office:value-type="float" office:value="-0.0012457">
                <text:p>-0.00124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0.220254">
                <text:p>0.220254</text:p>
              </table:table-cell>
              <table:table-cell office:value-type="float" office:value="0.207297">
                <text:p>0.207297</text:p>
              </table:table-cell>
              <table:table-cell office:value-type="float" office:value="-0.012957">
                <text:p>-0.0129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1.15066">
                <text:p>1.15066</text:p>
              </table:table-cell>
              <table:table-cell office:value-type="float" office:value="1.08297">
                <text:p>1.08297</text:p>
              </table:table-cell>
              <table:table-cell office:value-type="float" office:value="-0.06769">
                <text:p>-0.067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11.7263">
                <text:p>11.7263</text:p>
              </table:table-cell>
              <table:table-cell office:value-type="float" office:value="11.0364">
                <text:p>11.0364</text:p>
              </table:table-cell>
              <table:table-cell office:value-type="float" office:value="-0.6899">
                <text:p>-0.68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27.8489">
                <text:p>27.8489</text:p>
              </table:table-cell>
              <table:table-cell office:value-type="float" office:value="26.2107">
                <text:p>26.2107</text:p>
              </table:table-cell>
              <table:table-cell office:value-type="float" office:value="-1.6382">
                <text:p>-1.63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42.8983">
                <text:p>42.8983</text:p>
              </table:table-cell>
              <table:table-cell office:value-type="float" office:value="40.3748">
                <text:p>40.3748</text:p>
              </table:table-cell>
              <table:table-cell office:value-type="float" office:value="-2.5235">
                <text:p>-2.52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56.9396">
                <text:p>56.9396</text:p>
              </table:table-cell>
              <table:table-cell office:value-type="float" office:value="53.5901">
                <text:p>53.5901</text:p>
              </table:table-cell>
              <table:table-cell office:value-type="float" office:value="-3.3495">
                <text:p>-3.34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">
                <text:p>41</text:p>
              </table:table-cell>
              <table:table-cell office:value-type="float" office:value="69.6238">
                <text:p>69.6238</text:p>
              </table:table-cell>
              <table:table-cell office:value-type="float" office:value="65.5282">
                <text:p>65.5282</text:p>
              </table:table-cell>
              <table:table-cell office:value-type="float" office:value="-4.0956">
                <text:p>-4.09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">
                <text:p>42</text:p>
              </table:table-cell>
              <table:table-cell office:value-type="float" office:value="80.8709">
                <text:p>80.8709</text:p>
              </table:table-cell>
              <table:table-cell office:value-type="float" office:value="76.1136">
                <text:p>76.1136</text:p>
              </table:table-cell>
              <table:table-cell office:value-type="float" office:value="-4.7573">
                <text:p>-4.75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">
                <text:p>43</text:p>
              </table:table-cell>
              <table:table-cell office:value-type="float" office:value="90.9387">
                <text:p>90.9387</text:p>
              </table:table-cell>
              <table:table-cell office:value-type="float" office:value="85.5892">
                <text:p>85.5892</text:p>
              </table:table-cell>
              <table:table-cell office:value-type="float" office:value="-5.34949999999999">
                <text:p>-5.34949999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99.7797">
                <text:p>99.7797</text:p>
              </table:table-cell>
              <table:table-cell office:value-type="float" office:value="93.9102">
                <text:p>93.9102</text:p>
              </table:table-cell>
              <table:table-cell office:value-type="float" office:value="-5.8695">
                <text:p>-5.86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">
                <text:p>45</text:p>
              </table:table-cell>
              <table:table-cell office:value-type="float" office:value="107.214">
                <text:p>107.214</text:p>
              </table:table-cell>
              <table:table-cell office:value-type="float" office:value="100.907">
                <text:p>100.907</text:p>
              </table:table-cell>
              <table:table-cell office:value-type="float" office:value="-6.307">
                <text:p>-6.3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">
                <text:p>46</text:p>
              </table:table-cell>
              <table:table-cell office:value-type="float" office:value="113.502">
                <text:p>113.502</text:p>
              </table:table-cell>
              <table:table-cell office:value-type="float" office:value="106.825">
                <text:p>106.825</text:p>
              </table:table-cell>
              <table:table-cell office:value-type="float" office:value="-6.67699999999999">
                <text:p>-6.676999999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">
                <text:p>47</text:p>
              </table:table-cell>
              <table:table-cell office:value-type="float" office:value="118.556">
                <text:p>118.556</text:p>
              </table:table-cell>
              <table:table-cell office:value-type="float" office:value="111.582">
                <text:p>111.582</text:p>
              </table:table-cell>
              <table:table-cell office:value-type="float" office:value="-6.974">
                <text:p>-6.9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">
                <text:p>48</text:p>
              </table:table-cell>
              <table:table-cell office:value-type="float" office:value="122.488">
                <text:p>122.488</text:p>
              </table:table-cell>
              <table:table-cell office:value-type="float" office:value="115.283">
                <text:p>115.283</text:p>
              </table:table-cell>
              <table:table-cell office:value-type="float" office:value="-7.205">
                <text:p>-7.2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">
                <text:p>49</text:p>
              </table:table-cell>
              <table:table-cell office:value-type="float" office:value="125.121">
                <text:p>125.121</text:p>
              </table:table-cell>
              <table:table-cell office:value-type="float" office:value="117.761">
                <text:p>117.761</text:p>
              </table:table-cell>
              <table:table-cell office:value-type="float" office:value="-7.36">
                <text:p>-7.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126.356">
                <text:p>126.356</text:p>
              </table:table-cell>
              <table:table-cell office:value-type="float" office:value="118.923">
                <text:p>118.923</text:p>
              </table:table-cell>
              <table:table-cell office:value-type="float" office:value="-7.43299999999999">
                <text:p>-7.432999999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">
                <text:p>51</text:p>
              </table:table-cell>
              <table:table-cell office:value-type="float" office:value="126.477">
                <text:p>126.477</text:p>
              </table:table-cell>
              <table:table-cell office:value-type="float" office:value="119.037">
                <text:p>119.037</text:p>
              </table:table-cell>
              <table:table-cell office:value-type="float" office:value="-7.44">
                <text:p>-7.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">
                <text:p>52</text:p>
              </table:table-cell>
              <table:table-cell office:value-type="float" office:value="125.372">
                <text:p>125.372</text:p>
              </table:table-cell>
              <table:table-cell office:value-type="float" office:value="117.997">
                <text:p>117.997</text:p>
              </table:table-cell>
              <table:table-cell office:value-type="float" office:value="-7.375">
                <text:p>-7.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">
                <text:p>53</text:p>
              </table:table-cell>
              <table:table-cell office:value-type="float" office:value="122.877">
                <text:p>122.877</text:p>
              </table:table-cell>
              <table:table-cell office:value-type="float" office:value="115.649">
                <text:p>115.649</text:p>
              </table:table-cell>
              <table:table-cell office:value-type="float" office:value="-7.22799999999999">
                <text:p>-7.227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">
                <text:p>54</text:p>
              </table:table-cell>
              <table:table-cell office:value-type="float" office:value="119.064">
                <text:p>119.064</text:p>
              </table:table-cell>
              <table:table-cell office:value-type="float" office:value="112.06">
                <text:p>112.06</text:p>
              </table:table-cell>
              <table:table-cell office:value-type="float" office:value="-7.00399999999999">
                <text:p>-7.00399999999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">
                <text:p>55</text:p>
              </table:table-cell>
              <table:table-cell office:value-type="float" office:value="114.129">
                <text:p>114.129</text:p>
              </table:table-cell>
              <table:table-cell office:value-type="float" office:value="107.415">
                <text:p>107.415</text:p>
              </table:table-cell>
              <table:table-cell office:value-type="float" office:value="-6.714">
                <text:p>-6.7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107.934">
                <text:p>107.934</text:p>
              </table:table-cell>
              <table:table-cell office:value-type="float" office:value="101.585">
                <text:p>101.585</text:p>
              </table:table-cell>
              <table:table-cell office:value-type="float" office:value="-6.349">
                <text:p>-6.3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100.543">
                <text:p>100.543</text:p>
              </table:table-cell>
              <table:table-cell office:value-type="float" office:value="94.629">
                <text:p>94.629</text:p>
              </table:table-cell>
              <table:table-cell office:value-type="float" office:value="-5.914">
                <text:p>-5.9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">
                <text:p>58</text:p>
              </table:table-cell>
              <table:table-cell office:value-type="float" office:value="91.6728">
                <text:p>91.6728</text:p>
              </table:table-cell>
              <table:table-cell office:value-type="float" office:value="86.2801">
                <text:p>86.2801</text:p>
              </table:table-cell>
              <table:table-cell office:value-type="float" office:value="-5.39269999999999">
                <text:p>-5.3926999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">
                <text:p>59</text:p>
              </table:table-cell>
              <table:table-cell office:value-type="float" office:value="81.5188">
                <text:p>81.5188</text:p>
              </table:table-cell>
              <table:table-cell office:value-type="float" office:value="76.7234">
                <text:p>76.7234</text:p>
              </table:table-cell>
              <table:table-cell office:value-type="float" office:value="-4.7954">
                <text:p>-4.79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">
                <text:p>60</text:p>
              </table:table-cell>
              <table:table-cell office:value-type="float" office:value="70.1534">
                <text:p>70.1534</text:p>
              </table:table-cell>
              <table:table-cell office:value-type="float" office:value="66.0266">
                <text:p>66.0266</text:p>
              </table:table-cell>
              <table:table-cell office:value-type="float" office:value="-4.1268">
                <text:p>-4.12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1">
                <text:p>61</text:p>
              </table:table-cell>
              <table:table-cell office:value-type="float" office:value="57.4738">
                <text:p>57.4738</text:p>
              </table:table-cell>
              <table:table-cell office:value-type="float" office:value="54.0928">
                <text:p>54.0928</text:p>
              </table:table-cell>
              <table:table-cell office:value-type="float" office:value="-3.381">
                <text:p>-3.3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">
                <text:p>62</text:p>
              </table:table-cell>
              <table:table-cell office:value-type="float" office:value="43.3612">
                <text:p>43.3612</text:p>
              </table:table-cell>
              <table:table-cell office:value-type="float" office:value="40.8105">
                <text:p>40.8105</text:p>
              </table:table-cell>
              <table:table-cell office:value-type="float" office:value="-2.5507">
                <text:p>-2.55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">
                <text:p>63</text:p>
              </table:table-cell>
              <table:table-cell office:value-type="float" office:value="28.1116">
                <text:p>28.1116</text:p>
              </table:table-cell>
              <table:table-cell office:value-type="float" office:value="26.4579">
                <text:p>26.4579</text:p>
              </table:table-cell>
              <table:table-cell office:value-type="float" office:value="-1.6537">
                <text:p>-1.65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1.8094">
                <text:p>11.8094</text:p>
              </table:table-cell>
              <table:table-cell office:value-type="float" office:value="11.1147">
                <text:p>11.1147</text:p>
              </table:table-cell>
              <table:table-cell office:value-type="float" office:value="-0.694700000000001">
                <text:p>-0.694700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1.18257">
                <text:p>1.18257</text:p>
              </table:table-cell>
              <table:table-cell office:value-type="float" office:value="1.11301">
                <text:p>1.11301</text:p>
              </table:table-cell>
              <table:table-cell office:value-type="float" office:value="-0.0695600000000001">
                <text:p>-0.0695600000000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">
                <text:p>66</text:p>
              </table:table-cell>
              <table:table-cell office:value-type="float" office:value="0.22363">
                <text:p>0.22363</text:p>
              </table:table-cell>
              <table:table-cell office:value-type="float" office:value="0.210475">
                <text:p>0.210475</text:p>
              </table:table-cell>
              <table:table-cell office:value-type="float" office:value="-0.013155">
                <text:p>-0.0131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7">
                <text:p>67</text:p>
              </table:table-cell>
              <table:table-cell office:value-type="float" office:value="0.0218949">
                <text:p>0.0218949</text:p>
              </table:table-cell>
              <table:table-cell office:value-type="float" office:value="0.0206069">
                <text:p>0.0206069</text:p>
              </table:table-cell>
              <table:table-cell office:value-type="float" office:value="-0.001288">
                <text:p>-0.0012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752cm" svg:height="15.388cm" xlink:href=".." xlink:type="simple" chart:class="chart:scatter" chart:style-name="ch1">
        <chart:title svg:x="6.784cm" svg:y="0.443cm" chart:style-name="ch2">
          <text:p>Doppler Fit frame 3</text:p>
        </chart:title>
        <chart:subtitle svg:x="5.967cm" svg:y="1.541cm" chart:style-name="ch3">
          <text:p>in vary_params/objective/mnbrak</text:p>
        </chart:subtitle>
        <chart:legend svg:x="1.135cm" svg:y="0.531cm" style:legend-expansion="custom" chartooo:width="2.148cm" chartooo:height="1.405cm" style:legend-expansion-aspect-ratio="1.5288256227758" chart:style-name="ch4"/>
        <chart:plot-area chart:style-name="ch5" table:cell-range-address="'Frame 3 Fit'.A33:'Frame 3 Fit'.A70 'Frame 0 Fit'.A1:'Frame 0 Fit'.A1 'Frame 3 Fit'.E33:'Frame 3 Fit'.I70" chart:data-source-has-labels="row" svg:x="0.355cm" svg:y="2.513cm" svg:width="17.042cm" svg:height="12.568cm">
          <chartooo:coordinate-region svg:x="1.121cm" svg:y="2.706cm" svg:width="15.992cm" svg:height="12.184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'Frame 3 Fit'.E33:'Frame 3 Fit'.E70" chart:label-cell-address="'Frame 0 Fit'.A1:'Frame 0 Fit'.A1" chart:class="chart:scatter">
            <chart:domain table:cell-range-address="'Frame 3 Fit'.A33:'Frame 3 Fit'.A70"/>
            <chart:data-point chart:repeated="38"/>
          </chart:series>
          <chart:series chart:style-name="ch9" chart:values-cell-range-address="'Frame 3 Fit'.I33:'Frame 3 Fit'.I70" chart:label-cell-address="'Frame 0 Fit'.A1:'Frame 0 Fit'.A1" chart:class="chart:scatter">
            <chart:data-point chart:repeated="38"/>
          </chart:series>
          <chart:series chart:style-name="ch10" chart:values-cell-range-address="'Frame 3 Fit'.F33:'Frame 3 Fit'.F70" chart:label-cell-address="'Frame 0 Fit'.A1:'Frame 0 Fit'.A1" chart:class="chart:scatter">
            <chart:data-point chart:repeated="38"/>
          </chart:series>
          <chart:series chart:style-name="ch11" chart:values-cell-range-address="'Frame 3 Fit'.G33:'Frame 3 Fit'.G70" chart:label-cell-address="'Frame 0 Fit'.A1:'Frame 0 Fit'.A1" chart:class="chart:scatter">
            <chart:data-point chart:repeated="38"/>
          </chart:series>
          <chart:series chart:style-name="ch12" chart:values-cell-range-address="'Frame 3 Fit'.H33:'Frame 3 Fit'.H70" chart:label-cell-address="'Frame 0 Fit'.A1:'Frame 0 Fit'.A1" chart:class="chart:scatter">
            <chart:data-point chart:repeated="3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el/idop </text:p>
                <draw:g>
                  <svg:desc>'Frame 0 Fit'.A1:'Frame 0 Fit'.A1</svg:desc>
                </draw:g>
              </table:table-cell>
              <table:table-cell office:value-type="string">
                <text:p>idel/idop </text:p>
                <draw:g>
                  <svg:desc>'Frame 0 Fit'.A1:'Frame 0 Fit'.A1</svg:desc>
                </draw:g>
              </table:table-cell>
              <table:table-cell office:value-type="string">
                <text:p>idel/idop </text:p>
                <draw:g>
                  <svg:desc>'Frame 0 Fit'.A1:'Frame 0 Fit'.A1</svg:desc>
                </draw:g>
              </table:table-cell>
              <table:table-cell office:value-type="string">
                <text:p>idel/idop </text:p>
                <draw:g>
                  <svg:desc>'Frame 0 Fit'.A1:'Frame 0 Fit'.A1</svg:desc>
                </draw:g>
              </table:table-cell>
              <table:table-cell office:value-type="string">
                <text:p>idel/idop </text:p>
                <draw:g>
                  <svg:desc>'Frame 0 Fit'.A1:'Frame 0 Fit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'Frame 3 Fit'.A33:'Frame 3 Fit'.A70</svg:desc>
                </draw:g>
              </table:table-cell>
              <table:table-cell office:value-type="float" office:value="0">
                <text:p>0</text:p>
                <draw:g>
                  <svg:desc>'Frame 3 Fit'.E33:'Frame 3 Fit'.E70</svg:desc>
                </draw:g>
              </table:table-cell>
              <table:table-cell office:value-type="float" office:value="0">
                <text:p>0</text:p>
                <draw:g>
                  <svg:desc>'Frame 3 Fit'.I33:'Frame 3 Fit'.I70</svg:desc>
                </draw:g>
              </table:table-cell>
              <table:table-cell office:value-type="float" office:value="0">
                <text:p>0</text:p>
                <draw:g>
                  <svg:desc>'Frame 3 Fit'.F33:'Frame 3 Fit'.F70</svg:desc>
                </draw:g>
              </table:table-cell>
              <table:table-cell office:value-type="float" office:value="0">
                <text:p>0</text:p>
                <draw:g>
                  <svg:desc>'Frame 3 Fit'.G33:'Frame 3 Fit'.G70</svg:desc>
                </draw:g>
              </table:table-cell>
              <table:table-cell office:value-type="float" office:value="0">
                <text:p>0</text:p>
                <draw:g>
                  <svg:desc>'Frame 3 Fit'.H33:'Frame 3 Fit'.H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-0.0682258">
                <text:p>-0.0682258</text:p>
              </table:table-cell>
              <table:table-cell office:value-type="float" office:value="0.0682258">
                <text:p>0.0682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0.0471359">
                <text:p>0.0471359</text:p>
              </table:table-cell>
              <table:table-cell office:value-type="float" office:value="-0.3445271">
                <text:p>-0.3445271</text:p>
              </table:table-cell>
              <table:table-cell office:value-type="float" office:value="0.391663">
                <text:p>0.391663</text:p>
              </table:table-cell>
              <table:table-cell office:value-type="float" office:value="0.0471359">
                <text:p>0.0471359</text:p>
              </table:table-cell>
              <table:table-cell office:value-type="float" office:value="0.0471359">
                <text:p>0.04713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0.308595">
                <text:p>0.308595</text:p>
              </table:table-cell>
              <table:table-cell office:value-type="float" office:value="-2.825085">
                <text:p>-2.825085</text:p>
              </table:table-cell>
              <table:table-cell office:value-type="float" office:value="3.13368">
                <text:p>3.13368</text:p>
              </table:table-cell>
              <table:table-cell office:value-type="float" office:value="0.308595">
                <text:p>0.308595</text:p>
              </table:table-cell>
              <table:table-cell office:value-type="float" office:value="0.308595">
                <text:p>0.3085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1.98728">
                <text:p>1.98728</text:p>
              </table:table-cell>
              <table:table-cell office:value-type="float" office:value="-14.46082">
                <text:p>-14.46082</text:p>
              </table:table-cell>
              <table:table-cell office:value-type="float" office:value="16.4481">
                <text:p>16.4481</text:p>
              </table:table-cell>
              <table:table-cell office:value-type="float" office:value="1.98728">
                <text:p>1.98728</text:p>
              </table:table-cell>
              <table:table-cell office:value-type="float" office:value="1.98728">
                <text:p>1.987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13.9459">
                <text:p>13.9459</text:p>
              </table:table-cell>
              <table:table-cell office:value-type="float" office:value="-16.9205">
                <text:p>-16.9205</text:p>
              </table:table-cell>
              <table:table-cell office:value-type="float" office:value="30.8664">
                <text:p>30.8664</text:p>
              </table:table-cell>
              <table:table-cell office:value-type="float" office:value="13.9459">
                <text:p>13.9459</text:p>
              </table:table-cell>
              <table:table-cell office:value-type="float" office:value="13.9459">
                <text:p>13.94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28.5877">
                <text:p>28.5877</text:p>
              </table:table-cell>
              <table:table-cell office:value-type="float" office:value="-16.0601">
                <text:p>-16.0601</text:p>
              </table:table-cell>
              <table:table-cell office:value-type="float" office:value="44.6478">
                <text:p>44.6478</text:p>
              </table:table-cell>
              <table:table-cell office:value-type="float" office:value="28.5877">
                <text:p>28.5877</text:p>
              </table:table-cell>
              <table:table-cell office:value-type="float" office:value="28.5877">
                <text:p>28.58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">
                <text:p>39</text:p>
              </table:table-cell>
              <table:table-cell office:value-type="float" office:value="42.156">
                <text:p>42.156</text:p>
              </table:table-cell>
              <table:table-cell office:value-type="float" office:value="-15.1386">
                <text:p>-15.1386</text:p>
              </table:table-cell>
              <table:table-cell office:value-type="float" office:value="57.2946">
                <text:p>57.2946</text:p>
              </table:table-cell>
              <table:table-cell office:value-type="float" office:value="42.1559">
                <text:p>42.1559</text:p>
              </table:table-cell>
              <table:table-cell office:value-type="float" office:value="42.1559">
                <text:p>42.15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54.706">
                <text:p>54.706</text:p>
              </table:table-cell>
              <table:table-cell office:value-type="float" office:value="-14.1268">
                <text:p>-14.1268</text:p>
              </table:table-cell>
              <table:table-cell office:value-type="float" office:value="68.8328">
                <text:p>68.8328</text:p>
              </table:table-cell>
              <table:table-cell office:value-type="float" office:value="54.706">
                <text:p>54.706</text:p>
              </table:table-cell>
              <table:table-cell office:value-type="float" office:value="54.706">
                <text:p>54.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66.0619">
                <text:p>66.0619</text:p>
              </table:table-cell>
              <table:table-cell office:value-type="float" office:value="-13.2775">
                <text:p>-13.2775</text:p>
              </table:table-cell>
              <table:table-cell office:value-type="float" office:value="79.3394">
                <text:p>79.3394</text:p>
              </table:table-cell>
              <table:table-cell office:value-type="float" office:value="66.0619">
                <text:p>66.0619</text:p>
              </table:table-cell>
              <table:table-cell office:value-type="float" office:value="66.0619">
                <text:p>66.06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76.2041">
                <text:p>76.2041</text:p>
              </table:table-cell>
              <table:table-cell office:value-type="float" office:value="-12.5496">
                <text:p>-12.5496</text:p>
              </table:table-cell>
              <table:table-cell office:value-type="float" office:value="88.7537">
                <text:p>88.7537</text:p>
              </table:table-cell>
              <table:table-cell office:value-type="float" office:value="76.2041">
                <text:p>76.2041</text:p>
              </table:table-cell>
              <table:table-cell office:value-type="float" office:value="76.2041">
                <text:p>76.20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">
                <text:p>43</text:p>
              </table:table-cell>
              <table:table-cell office:value-type="float" office:value="85.2852">
                <text:p>85.2852</text:p>
              </table:table-cell>
              <table:table-cell office:value-type="float" office:value="-11.6412">
                <text:p>-11.6412</text:p>
              </table:table-cell>
              <table:table-cell office:value-type="float" office:value="96.9264">
                <text:p>96.9264</text:p>
              </table:table-cell>
              <table:table-cell office:value-type="float" office:value="85.2852">
                <text:p>85.2852</text:p>
              </table:table-cell>
              <table:table-cell office:value-type="float" office:value="85.2852">
                <text:p>85.28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93.1294">
                <text:p>93.1294</text:p>
              </table:table-cell>
              <table:table-cell office:value-type="float" office:value="-11.2276">
                <text:p>-11.2276</text:p>
              </table:table-cell>
              <table:table-cell office:value-type="float" office:value="104.357">
                <text:p>104.357</text:p>
              </table:table-cell>
              <table:table-cell office:value-type="float" office:value="93.1293">
                <text:p>93.1293</text:p>
              </table:table-cell>
              <table:table-cell office:value-type="float" office:value="93.1294">
                <text:p>93.12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">
                <text:p>45</text:p>
              </table:table-cell>
              <table:table-cell office:value-type="float" office:value="99.8884">
                <text:p>99.8884</text:p>
              </table:table-cell>
              <table:table-cell office:value-type="float" office:value="-10.8306">
                <text:p>-10.8306</text:p>
              </table:table-cell>
              <table:table-cell office:value-type="float" office:value="110.719">
                <text:p>110.719</text:p>
              </table:table-cell>
              <table:table-cell office:value-type="float" office:value="99.8884">
                <text:p>99.8884</text:p>
              </table:table-cell>
              <table:table-cell office:value-type="float" office:value="99.8884">
                <text:p>99.88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">
                <text:p>46</text:p>
              </table:table-cell>
              <table:table-cell office:value-type="float" office:value="105.531">
                <text:p>105.531</text:p>
              </table:table-cell>
              <table:table-cell office:value-type="float" office:value="-10.42">
                <text:p>-10.42</text:p>
              </table:table-cell>
              <table:table-cell office:value-type="float" office:value="115.951">
                <text:p>115.951</text:p>
              </table:table-cell>
              <table:table-cell office:value-type="float" office:value="105.531">
                <text:p>105.531</text:p>
              </table:table-cell>
              <table:table-cell office:value-type="float" office:value="105.531">
                <text:p>105.5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">
                <text:p>47</text:p>
              </table:table-cell>
              <table:table-cell office:value-type="float" office:value="110.069">
                <text:p>110.069</text:p>
              </table:table-cell>
              <table:table-cell office:value-type="float" office:value="-10.143">
                <text:p>-10.143</text:p>
              </table:table-cell>
              <table:table-cell office:value-type="float" office:value="120.212">
                <text:p>120.212</text:p>
              </table:table-cell>
              <table:table-cell office:value-type="float" office:value="110.069">
                <text:p>110.069</text:p>
              </table:table-cell>
              <table:table-cell office:value-type="float" office:value="110.069">
                <text:p>110.0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113.591">
                <text:p>113.591</text:p>
              </table:table-cell>
              <table:table-cell office:value-type="float" office:value="-9.819">
                <text:p>-9.819</text:p>
              </table:table-cell>
              <table:table-cell office:value-type="float" office:value="123.41">
                <text:p>123.41</text:p>
              </table:table-cell>
              <table:table-cell office:value-type="float" office:value="113.591">
                <text:p>113.591</text:p>
              </table:table-cell>
              <table:table-cell office:value-type="float" office:value="113.591">
                <text:p>113.5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115.954">
                <text:p>115.954</text:p>
              </table:table-cell>
              <table:table-cell office:value-type="float" office:value="-9.471">
                <text:p>-9.471</text:p>
              </table:table-cell>
              <table:table-cell office:value-type="float" office:value="125.425">
                <text:p>125.425</text:p>
              </table:table-cell>
              <table:table-cell office:value-type="float" office:value="115.954">
                <text:p>115.954</text:p>
              </table:table-cell>
              <table:table-cell office:value-type="float" office:value="115.954">
                <text:p>115.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117.084">
                <text:p>117.084</text:p>
              </table:table-cell>
              <table:table-cell office:value-type="float" office:value="-9.50099999999999">
                <text:p>-9.50099999999999</text:p>
              </table:table-cell>
              <table:table-cell office:value-type="float" office:value="126.585">
                <text:p>126.585</text:p>
              </table:table-cell>
              <table:table-cell office:value-type="float" office:value="117.084">
                <text:p>117.084</text:p>
              </table:table-cell>
              <table:table-cell office:value-type="float" office:value="117.084">
                <text:p>117.0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">
                <text:p>51</text:p>
              </table:table-cell>
              <table:table-cell office:value-type="float" office:value="117.214">
                <text:p>117.214</text:p>
              </table:table-cell>
              <table:table-cell office:value-type="float" office:value="-9.51300000000001">
                <text:p>-9.51300000000001</text:p>
              </table:table-cell>
              <table:table-cell office:value-type="float" office:value="126.727">
                <text:p>126.727</text:p>
              </table:table-cell>
              <table:table-cell office:value-type="float" office:value="117.214">
                <text:p>117.214</text:p>
              </table:table-cell>
              <table:table-cell office:value-type="float" office:value="117.214">
                <text:p>117.2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">
                <text:p>52</text:p>
              </table:table-cell>
              <table:table-cell office:value-type="float" office:value="116.204">
                <text:p>116.204</text:p>
              </table:table-cell>
              <table:table-cell office:value-type="float" office:value="-9.471">
                <text:p>-9.471</text:p>
              </table:table-cell>
              <table:table-cell office:value-type="float" office:value="125.675">
                <text:p>125.675</text:p>
              </table:table-cell>
              <table:table-cell office:value-type="float" office:value="116.204">
                <text:p>116.204</text:p>
              </table:table-cell>
              <table:table-cell office:value-type="float" office:value="116.204">
                <text:p>116.2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">
                <text:p>53</text:p>
              </table:table-cell>
              <table:table-cell office:value-type="float" office:value="113.974">
                <text:p>113.974</text:p>
              </table:table-cell>
              <table:table-cell office:value-type="float" office:value="-9.804">
                <text:p>-9.804</text:p>
              </table:table-cell>
              <table:table-cell office:value-type="float" office:value="123.778">
                <text:p>123.778</text:p>
              </table:table-cell>
              <table:table-cell office:value-type="float" office:value="113.974">
                <text:p>113.974</text:p>
              </table:table-cell>
              <table:table-cell office:value-type="float" office:value="113.974">
                <text:p>113.9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">
                <text:p>54</text:p>
              </table:table-cell>
              <table:table-cell office:value-type="float" office:value="110.553">
                <text:p>110.553</text:p>
              </table:table-cell>
              <table:table-cell office:value-type="float" office:value="-10.145">
                <text:p>-10.145</text:p>
              </table:table-cell>
              <table:table-cell office:value-type="float" office:value="120.698">
                <text:p>120.698</text:p>
              </table:table-cell>
              <table:table-cell office:value-type="float" office:value="110.553">
                <text:p>110.553</text:p>
              </table:table-cell>
              <table:table-cell office:value-type="float" office:value="110.553">
                <text:p>110.5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106.121">
                <text:p>106.121</text:p>
              </table:table-cell>
              <table:table-cell office:value-type="float" office:value="-10.434">
                <text:p>-10.434</text:p>
              </table:table-cell>
              <table:table-cell office:value-type="float" office:value="116.555">
                <text:p>116.555</text:p>
              </table:table-cell>
              <table:table-cell office:value-type="float" office:value="106.121">
                <text:p>106.121</text:p>
              </table:table-cell>
              <table:table-cell office:value-type="float" office:value="106.121">
                <text:p>106.1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">
                <text:p>56</text:p>
              </table:table-cell>
              <table:table-cell office:value-type="float" office:value="100.551">
                <text:p>100.551</text:p>
              </table:table-cell>
              <table:table-cell office:value-type="float" office:value="-10.847">
                <text:p>-10.847</text:p>
              </table:table-cell>
              <table:table-cell office:value-type="float" office:value="111.398">
                <text:p>111.398</text:p>
              </table:table-cell>
              <table:table-cell office:value-type="float" office:value="100.551">
                <text:p>100.551</text:p>
              </table:table-cell>
              <table:table-cell office:value-type="float" office:value="100.551">
                <text:p>100.5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">
                <text:p>57</text:p>
              </table:table-cell>
              <table:table-cell office:value-type="float" office:value="93.9177">
                <text:p>93.9177</text:p>
              </table:table-cell>
              <table:table-cell office:value-type="float" office:value="-11.2133">
                <text:p>-11.2133</text:p>
              </table:table-cell>
              <table:table-cell office:value-type="float" office:value="105.131">
                <text:p>105.131</text:p>
              </table:table-cell>
              <table:table-cell office:value-type="float" office:value="93.9177">
                <text:p>93.9177</text:p>
              </table:table-cell>
              <table:table-cell office:value-type="float" office:value="93.9177">
                <text:p>93.91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">
                <text:p>58</text:p>
              </table:table-cell>
              <table:table-cell office:value-type="float" office:value="85.9877">
                <text:p>85.9877</text:p>
              </table:table-cell>
              <table:table-cell office:value-type="float" office:value="-11.8078">
                <text:p>-11.8078</text:p>
              </table:table-cell>
              <table:table-cell office:value-type="float" office:value="97.7955">
                <text:p>97.7955</text:p>
              </table:table-cell>
              <table:table-cell office:value-type="float" office:value="85.9876">
                <text:p>85.9876</text:p>
              </table:table-cell>
              <table:table-cell office:value-type="float" office:value="85.9876">
                <text:p>85.98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">
                <text:p>59</text:p>
              </table:table-cell>
              <table:table-cell office:value-type="float" office:value="76.8219">
                <text:p>76.8219</text:p>
              </table:table-cell>
              <table:table-cell office:value-type="float" office:value="-12.6255">
                <text:p>-12.6255</text:p>
              </table:table-cell>
              <table:table-cell office:value-type="float" office:value="89.4474">
                <text:p>89.4474</text:p>
              </table:table-cell>
              <table:table-cell office:value-type="float" office:value="76.8219">
                <text:p>76.8219</text:p>
              </table:table-cell>
              <table:table-cell office:value-type="float" office:value="76.8219">
                <text:p>76.82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">
                <text:p>60</text:p>
              </table:table-cell>
              <table:table-cell office:value-type="float" office:value="66.6012">
                <text:p>66.6012</text:p>
              </table:table-cell>
              <table:table-cell office:value-type="float" office:value="-13.3794">
                <text:p>-13.3794</text:p>
              </table:table-cell>
              <table:table-cell office:value-type="float" office:value="79.9806">
                <text:p>79.9806</text:p>
              </table:table-cell>
              <table:table-cell office:value-type="float" office:value="66.6012">
                <text:p>66.6012</text:p>
              </table:table-cell>
              <table:table-cell office:value-type="float" office:value="66.6012">
                <text:p>66.60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">
                <text:p>61</text:p>
              </table:table-cell>
              <table:table-cell office:value-type="float" office:value="55.2073">
                <text:p>55.2073</text:p>
              </table:table-cell>
              <table:table-cell office:value-type="float" office:value="-14.1961">
                <text:p>-14.1961</text:p>
              </table:table-cell>
              <table:table-cell office:value-type="float" office:value="69.4034">
                <text:p>69.4034</text:p>
              </table:table-cell>
              <table:table-cell office:value-type="float" office:value="55.2073">
                <text:p>55.2073</text:p>
              </table:table-cell>
              <table:table-cell office:value-type="float" office:value="55.2073">
                <text:p>55.20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">
                <text:p>62</text:p>
              </table:table-cell>
              <table:table-cell office:value-type="float" office:value="42.5547">
                <text:p>42.5547</text:p>
              </table:table-cell>
              <table:table-cell office:value-type="float" office:value="-15.2781">
                <text:p>-15.2781</text:p>
              </table:table-cell>
              <table:table-cell office:value-type="float" office:value="57.8328">
                <text:p>57.8328</text:p>
              </table:table-cell>
              <table:table-cell office:value-type="float" office:value="42.5547">
                <text:p>42.5547</text:p>
              </table:table-cell>
              <table:table-cell office:value-type="float" office:value="42.5547">
                <text:p>42.55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28.7945">
                <text:p>28.7945</text:p>
              </table:table-cell>
              <table:table-cell office:value-type="float" office:value="-16.2629">
                <text:p>-16.2629</text:p>
              </table:table-cell>
              <table:table-cell office:value-type="float" office:value="45.0574">
                <text:p>45.0574</text:p>
              </table:table-cell>
              <table:table-cell office:value-type="float" office:value="28.7945">
                <text:p>28.7945</text:p>
              </table:table-cell>
              <table:table-cell office:value-type="float" office:value="28.7945">
                <text:p>28.79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">
                <text:p>64</text:p>
              </table:table-cell>
              <table:table-cell office:value-type="float" office:value="14.022">
                <text:p>14.022</text:p>
              </table:table-cell>
              <table:table-cell office:value-type="float" office:value="-17.0839">
                <text:p>-17.0839</text:p>
              </table:table-cell>
              <table:table-cell office:value-type="float" office:value="31.1059">
                <text:p>31.1059</text:p>
              </table:table-cell>
              <table:table-cell office:value-type="float" office:value="14.022">
                <text:p>14.022</text:p>
              </table:table-cell>
              <table:table-cell office:value-type="float" office:value="14.022">
                <text:p>14.0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">
                <text:p>65</text:p>
              </table:table-cell>
              <table:table-cell office:value-type="float" office:value="2.02668">
                <text:p>2.02668</text:p>
              </table:table-cell>
              <table:table-cell office:value-type="float" office:value="-14.52322">
                <text:p>-14.52322</text:p>
              </table:table-cell>
              <table:table-cell office:value-type="float" office:value="16.5499">
                <text:p>16.5499</text:p>
              </table:table-cell>
              <table:table-cell office:value-type="float" office:value="2.02668">
                <text:p>2.02668</text:p>
              </table:table-cell>
              <table:table-cell office:value-type="float" office:value="2.02668">
                <text:p>2.026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">
                <text:p>66</text:p>
              </table:table-cell>
              <table:table-cell office:value-type="float" office:value="0.310273">
                <text:p>0.310273</text:p>
              </table:table-cell>
              <table:table-cell office:value-type="float" office:value="-2.833917">
                <text:p>-2.833917</text:p>
              </table:table-cell>
              <table:table-cell office:value-type="float" office:value="3.14419">
                <text:p>3.14419</text:p>
              </table:table-cell>
              <table:table-cell office:value-type="float" office:value="0.310273">
                <text:p>0.310273</text:p>
              </table:table-cell>
              <table:table-cell office:value-type="float" office:value="0.310273">
                <text:p>0.3102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7">
                <text:p>67</text:p>
              </table:table-cell>
              <table:table-cell office:value-type="float" office:value="0.0474059">
                <text:p>0.0474059</text:p>
              </table:table-cell>
              <table:table-cell office:value-type="float" office:value="-0.3470431">
                <text:p>-0.3470431</text:p>
              </table:table-cell>
              <table:table-cell office:value-type="float" office:value="0.394449">
                <text:p>0.394449</text:p>
              </table:table-cell>
              <table:table-cell office:value-type="float" office:value="0.0474059">
                <text:p>0.0474059</text:p>
              </table:table-cell>
              <table:table-cell office:value-type="float" office:value="0.0474059">
                <text:p>0.04740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-0.0688379">
                <text:p>-0.0688379</text:p>
              </table:table-cell>
              <table:table-cell office:value-type="float" office:value="0.0688379">
                <text:p>0.0688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621cm" svg:height="14.618cm" xlink:href=".." xlink:type="simple" chart:class="chart:scatter" chart:style-name="ch1">
        <chart:legend svg:x="13.677cm" svg:y="0.637cm" style:legend-expansion="custom" chartooo:width="2.837cm" chartooo:height="1.549cm" style:legend-expansion-aspect-ratio="1.83150419625565" chart:style-name="ch2"/>
        <chart:plot-area chart:style-name="ch3" table:cell-range-address="'Chi2 Frame 3 Fit'.A1:'Chi2 Frame 3 Fit'.C101 'Chi2 Frame 3 Fit'.F1:'Chi2 Frame 3 Fit'.F101" chart:data-source-has-labels="row" svg:x="0.352cm" svg:y="0.292cm" svg:width="16.917cm" svg:height="14.034cm">
          <chartooo:coordinate-region svg:x="1.118cm" svg:y="0.484cm" svg:width="15.767cm" svg:height="13.6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hi2 Frame 3 Fit'.B2:'Chi2 Frame 3 Fit'.B101" chart:label-cell-address="'Chi2 Frame 3 Fit'.B1:'Chi2 Frame 3 Fit'.B1" chart:class="chart:scatter">
            <chart:domain table:cell-range-address="'Chi2 Frame 3 Fit'.A2:'Chi2 Frame 3 Fit'.A101"/>
            <chart:data-point chart:repeated="100"/>
          </chart:series>
          <chart:series chart:style-name="ch7" chart:values-cell-range-address="'Chi2 Frame 3 Fit'.C2:'Chi2 Frame 3 Fit'.C101" chart:label-cell-address="'Chi2 Frame 3 Fit'.C1:'Chi2 Frame 3 Fit'.C1" chart:class="chart:scatter">
            <chart:data-point chart:repeated="100"/>
          </chart:series>
          <chart:series chart:style-name="ch8" chart:values-cell-range-address="'Chi2 Frame 3 Fit'.F2:'Chi2 Frame 3 Fit'.F101" chart:label-cell-address="'Chi2 Frame 3 Fit'.F1:'Chi2 Frame 3 Fit'.F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andard</text:p>
                <draw:g>
                  <svg:desc>'Chi2 Frame 3 Fit'.B1:'Chi2 Frame 3 Fit'.B1</svg:desc>
                </draw:g>
              </table:table-cell>
              <table:table-cell office:value-type="string">
                <text:p>Cuda 1</text:p>
                <draw:g>
                  <svg:desc>'Chi2 Frame 3 Fit'.C1:'Chi2 Frame 3 Fit'.C1</svg:desc>
                </draw:g>
              </table:table-cell>
              <table:table-cell office:value-type="string">
                <text:p>Diff</text:p>
                <draw:g>
                  <svg:desc>'Chi2 Frame 3 Fit'.F1:'Chi2 Frame 3 Fit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hi2 Frame 3 Fit'.A2:'Chi2 Frame 3 Fit'.A101</svg:desc>
                </draw:g>
              </table:table-cell>
              <table:table-cell office:value-type="float" office:value="0">
                <text:p>0</text:p>
                <draw:g>
                  <svg:desc>'Chi2 Frame 3 Fit'.B2:'Chi2 Frame 3 Fit'.B101</svg:desc>
                </draw:g>
              </table:table-cell>
              <table:table-cell office:value-type="float" office:value="0">
                <text:p>0</text:p>
                <draw:g>
                  <svg:desc>'Chi2 Frame 3 Fit'.C2:'Chi2 Frame 3 Fit'.C101</svg:desc>
                </draw:g>
              </table:table-cell>
              <table:table-cell office:value-type="float" office:value="0">
                <text:p>0</text:p>
                <draw:g>
                  <svg:desc>'Chi2 Frame 3 Fit'.F2:'Chi2 Frame 3 Fit'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21175">
                <text:p>0.021175</text:p>
              </table:table-cell>
              <table:table-cell office:value-type="float" office:value="0.0471359">
                <text:p>0.0471359</text:p>
              </table:table-cell>
              <table:table-cell office:value-type="float" office:value="0.0259609">
                <text:p>0.02596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20254">
                <text:p>0.220254</text:p>
              </table:table-cell>
              <table:table-cell office:value-type="float" office:value="0.308595">
                <text:p>0.308595</text:p>
              </table:table-cell>
              <table:table-cell office:value-type="float" office:value="0.088341">
                <text:p>0.0883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15066">
                <text:p>1.15066</text:p>
              </table:table-cell>
              <table:table-cell office:value-type="float" office:value="1.98728">
                <text:p>1.98728</text:p>
              </table:table-cell>
              <table:table-cell office:value-type="float" office:value="0.83662">
                <text:p>0.836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1.7263">
                <text:p>11.7263</text:p>
              </table:table-cell>
              <table:table-cell office:value-type="float" office:value="13.9459">
                <text:p>13.9459</text:p>
              </table:table-cell>
              <table:table-cell office:value-type="float" office:value="2.2196">
                <text:p>2.21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7.8489">
                <text:p>27.8489</text:p>
              </table:table-cell>
              <table:table-cell office:value-type="float" office:value="28.5877">
                <text:p>28.5877</text:p>
              </table:table-cell>
              <table:table-cell office:value-type="float" office:value="0.738800000000001">
                <text:p>0.7388000000000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2.8983">
                <text:p>42.8983</text:p>
              </table:table-cell>
              <table:table-cell office:value-type="float" office:value="42.1559">
                <text:p>42.1559</text:p>
              </table:table-cell>
              <table:table-cell office:value-type="float" office:value="-0.742399999999996">
                <text:p>-0.7423999999999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6.9396">
                <text:p>56.9396</text:p>
              </table:table-cell>
              <table:table-cell office:value-type="float" office:value="54.706">
                <text:p>54.706</text:p>
              </table:table-cell>
              <table:table-cell office:value-type="float" office:value="-2.2336">
                <text:p>-2.23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9.6238">
                <text:p>69.6238</text:p>
              </table:table-cell>
              <table:table-cell office:value-type="float" office:value="66.0619">
                <text:p>66.0619</text:p>
              </table:table-cell>
              <table:table-cell office:value-type="float" office:value="-3.56190000000001">
                <text:p>-3.56190000000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0.8709">
                <text:p>80.8709</text:p>
              </table:table-cell>
              <table:table-cell office:value-type="float" office:value="76.2041">
                <text:p>76.2041</text:p>
              </table:table-cell>
              <table:table-cell office:value-type="float" office:value="-4.66680000000001">
                <text:p>-4.66680000000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90.9387">
                <text:p>90.9387</text:p>
              </table:table-cell>
              <table:table-cell office:value-type="float" office:value="85.2852">
                <text:p>85.2852</text:p>
              </table:table-cell>
              <table:table-cell office:value-type="float" office:value="-5.65349999999999">
                <text:p>-5.653499999999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9.7797">
                <text:p>99.7797</text:p>
              </table:table-cell>
              <table:table-cell office:value-type="float" office:value="93.1293">
                <text:p>93.1293</text:p>
              </table:table-cell>
              <table:table-cell office:value-type="float" office:value="-6.65040000000001">
                <text:p>-6.65040000000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07.214">
                <text:p>107.214</text:p>
              </table:table-cell>
              <table:table-cell office:value-type="float" office:value="99.8883">
                <text:p>99.8883</text:p>
              </table:table-cell>
              <table:table-cell office:value-type="float" office:value="-7.3257">
                <text:p>-7.32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13.502">
                <text:p>113.502</text:p>
              </table:table-cell>
              <table:table-cell office:value-type="float" office:value="105.531">
                <text:p>105.531</text:p>
              </table:table-cell>
              <table:table-cell office:value-type="float" office:value="-7.97099999999999">
                <text:p>-7.970999999999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18.556">
                <text:p>118.556</text:p>
              </table:table-cell>
              <table:table-cell office:value-type="float" office:value="110.069">
                <text:p>110.069</text:p>
              </table:table-cell>
              <table:table-cell office:value-type="float" office:value="-8.487">
                <text:p>-8.4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22.488">
                <text:p>122.488</text:p>
              </table:table-cell>
              <table:table-cell office:value-type="float" office:value="113.591">
                <text:p>113.591</text:p>
              </table:table-cell>
              <table:table-cell office:value-type="float" office:value="-8.89700000000001">
                <text:p>-8.89700000000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25.121">
                <text:p>125.121</text:p>
              </table:table-cell>
              <table:table-cell office:value-type="float" office:value="115.954">
                <text:p>115.954</text:p>
              </table:table-cell>
              <table:table-cell office:value-type="float" office:value="-9.167">
                <text:p>-9.1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26.356">
                <text:p>126.356</text:p>
              </table:table-cell>
              <table:table-cell office:value-type="float" office:value="117.084">
                <text:p>117.084</text:p>
              </table:table-cell>
              <table:table-cell office:value-type="float" office:value="-9.27199999999999">
                <text:p>-9.27199999999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26.477">
                <text:p>126.477</text:p>
              </table:table-cell>
              <table:table-cell office:value-type="float" office:value="117.214">
                <text:p>117.214</text:p>
              </table:table-cell>
              <table:table-cell office:value-type="float" office:value="-9.26300000000001">
                <text:p>-9.2630000000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25.372">
                <text:p>125.372</text:p>
              </table:table-cell>
              <table:table-cell office:value-type="float" office:value="116.204">
                <text:p>116.204</text:p>
              </table:table-cell>
              <table:table-cell office:value-type="float" office:value="-9.16800000000001">
                <text:p>-9.1680000000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22.877">
                <text:p>122.877</text:p>
              </table:table-cell>
              <table:table-cell office:value-type="float" office:value="113.974">
                <text:p>113.974</text:p>
              </table:table-cell>
              <table:table-cell office:value-type="float" office:value="-8.90299999999999">
                <text:p>-8.90299999999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19.064">
                <text:p>119.064</text:p>
              </table:table-cell>
              <table:table-cell office:value-type="float" office:value="110.553">
                <text:p>110.553</text:p>
              </table:table-cell>
              <table:table-cell office:value-type="float" office:value="-8.511">
                <text:p>-8.5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14.129">
                <text:p>114.129</text:p>
              </table:table-cell>
              <table:table-cell office:value-type="float" office:value="106.121">
                <text:p>106.121</text:p>
              </table:table-cell>
              <table:table-cell office:value-type="float" office:value="-8.00800000000001">
                <text:p>-8.008000000000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07.934">
                <text:p>107.934</text:p>
              </table:table-cell>
              <table:table-cell office:value-type="float" office:value="100.551">
                <text:p>100.551</text:p>
              </table:table-cell>
              <table:table-cell office:value-type="float" office:value="-7.383">
                <text:p>-7.3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00.543">
                <text:p>100.543</text:p>
              </table:table-cell>
              <table:table-cell office:value-type="float" office:value="93.9177">
                <text:p>93.9177</text:p>
              </table:table-cell>
              <table:table-cell office:value-type="float" office:value="-6.62530000000001">
                <text:p>-6.62530000000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91.6728">
                <text:p>91.6728</text:p>
              </table:table-cell>
              <table:table-cell office:value-type="float" office:value="85.9876">
                <text:p>85.9876</text:p>
              </table:table-cell>
              <table:table-cell office:value-type="float" office:value="-5.6852">
                <text:p>-5.68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1.5188">
                <text:p>81.5188</text:p>
              </table:table-cell>
              <table:table-cell office:value-type="float" office:value="76.8219">
                <text:p>76.8219</text:p>
              </table:table-cell>
              <table:table-cell office:value-type="float" office:value="-4.6969">
                <text:p>-4.69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0.1534">
                <text:p>70.1534</text:p>
              </table:table-cell>
              <table:table-cell office:value-type="float" office:value="66.6012">
                <text:p>66.6012</text:p>
              </table:table-cell>
              <table:table-cell office:value-type="float" office:value="-3.5522">
                <text:p>-3.55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7.4738">
                <text:p>57.4738</text:p>
              </table:table-cell>
              <table:table-cell office:value-type="float" office:value="55.2073">
                <text:p>55.2073</text:p>
              </table:table-cell>
              <table:table-cell office:value-type="float" office:value="-2.2665">
                <text:p>-2.26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43.3612">
                <text:p>43.3612</text:p>
              </table:table-cell>
              <table:table-cell office:value-type="float" office:value="42.5547">
                <text:p>42.5547</text:p>
              </table:table-cell>
              <table:table-cell office:value-type="float" office:value="-0.8065">
                <text:p>-0.80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8.1116">
                <text:p>28.1116</text:p>
              </table:table-cell>
              <table:table-cell office:value-type="float" office:value="28.7945">
                <text:p>28.7945</text:p>
              </table:table-cell>
              <table:table-cell office:value-type="float" office:value="0.6829">
                <text:p>0.68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1.8094">
                <text:p>11.8094</text:p>
              </table:table-cell>
              <table:table-cell office:value-type="float" office:value="14.022">
                <text:p>14.022</text:p>
              </table:table-cell>
              <table:table-cell office:value-type="float" office:value="2.2126">
                <text:p>2.21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18257">
                <text:p>1.18257</text:p>
              </table:table-cell>
              <table:table-cell office:value-type="float" office:value="2.02668">
                <text:p>2.02668</text:p>
              </table:table-cell>
              <table:table-cell office:value-type="float" office:value="0.84411">
                <text:p>0.844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22363">
                <text:p>0.22363</text:p>
              </table:table-cell>
              <table:table-cell office:value-type="float" office:value="0.310273">
                <text:p>0.310273</text:p>
              </table:table-cell>
              <table:table-cell office:value-type="float" office:value="0.0866429999999999">
                <text:p>0.0866429999999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218949">
                <text:p>0.0218949</text:p>
              </table:table-cell>
              <table:table-cell office:value-type="float" office:value="0.0474059">
                <text:p>0.0474059</text:p>
              </table:table-cell>
              <table:table-cell office:value-type="float" office:value="0.025511">
                <text:p>0.0255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